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715in" text:min-label-width="0.25in" text:list-level-position-and-space-mode="label-alignment">
          <style:list-level-label-alignment text:label-followed-by="listtab" fo:margin-left="2.0215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4.2326in" text:min-label-width="0.25in" text:list-level-position-and-space-mode="label-alignment">
          <style:list-level-label-alignment text:label-followed-by="listtab" fo:margin-left="4.4826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margin-left="0.5in" fo:text-indent="-0.25in">
        <style:tab-stops/>
      </style:paragraph-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background-color="#FFFF00"/>
    </style:style>
    <style:style style:name="T4" style:parent-style-name="Car.predefinitoparagrafo" style:family="text">
      <style:text-properties fo:background-color="#FFFF00"/>
    </style:style>
    <style:style style:name="T5" style:parent-style-name="Car.predefinitoparagrafo" style:family="text">
      <style:text-properties fo:background-color="#FFFF00"/>
    </style:style>
    <style:style style:name="T6" style:parent-style-name="Car.predefinitoparagrafo" style:family="text">
      <style:text-properties fo:font-weight="bold" style:font-weight-asian="bold" style:font-weight-complex="bold"/>
    </style:style>
    <style:style style:name="T7" style:parent-style-name="Car.predefinitoparagrafo" style:family="text">
      <style:text-properties fo:background-color="#FFFF00"/>
    </style:style>
    <style:style style:name="T8" style:parent-style-name="Car.predefinitoparagrafo" style:family="text">
      <style:text-properties fo:background-color="#FFFF00"/>
    </style:style>
    <style:style style:name="T9" style:parent-style-name="Car.predefinitoparagrafo" style:family="text">
      <style:text-properties fo:background-color="#FFFF00"/>
    </style:style>
    <style:style style:name="T10" style:parent-style-name="Car.predefinitoparagrafo" style:family="text">
      <style:text-properties fo:background-color="#FFFF00"/>
    </style:style>
    <style:style style:name="T11" style:parent-style-name="Car.predefinitoparagrafo" style:family="text">
      <style:text-properties fo:font-weight="bold" style:font-weight-asian="bold" style:font-weight-complex="bold"/>
    </style:style>
    <style:style style:name="T12" style:parent-style-name="Car.predefinitoparagrafo" style:family="text">
      <style:text-properties fo:background-color="#FFFF00"/>
    </style:style>
    <style:style style:name="T13" style:parent-style-name="Car.predefinitoparagrafo" style:family="text">
      <style:text-properties fo:background-color="#FFFF00"/>
    </style:style>
    <style:style style:name="T14" style:parent-style-name="Car.predefinitoparagrafo" style:family="text">
      <style:text-properties fo:background-color="#FFFF00"/>
    </style:style>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background-color="#FFFF00"/>
    </style:style>
    <style:style style:name="T17" style:parent-style-name="Car.predefinitoparagrafo" style:family="text">
      <style:text-properties fo:background-color="#FFFF00"/>
    </style:style>
    <style:style style:name="T18" style:parent-style-name="Car.predefinitoparagrafo" style:family="text">
      <style:text-properties fo:background-color="#FFFF00"/>
    </style:style>
    <style:style style:name="P19" style:parent-style-name="Normale" style:family="paragraph">
      <style:text-properties fo:font-weight="bold" style:font-weight-asian="bold" style:font-weight-complex="bold"/>
    </style:style>
    <style:style style:name="T20" style:parent-style-name="Car.predefinitoparagrafo" style:family="text">
      <style:text-properties fo:font-weight="bold" style:font-weight-asian="bold" style:font-weight-complex="bold"/>
    </style:style>
    <style:style style:name="T21" style:parent-style-name="Car.predefinitoparagrafo" style:family="text">
      <style:text-properties fo:font-weight="bold" style:font-weight-asian="bold" style:font-weight-complex="bold"/>
    </style:style>
    <style:style style:name="P22" style:parent-style-name="Normale" style:family="paragraph">
      <style:text-properties fo:font-weight="bold" style:font-weight-asian="bold" style:font-weight-complex="bold"/>
    </style:style>
    <style:style style:name="P23" style:parent-style-name="Paragrafoelenco" style:family="paragraph">
      <style:paragraph-properties fo:margin-left="0.75in">
        <style:tab-stops/>
      </style:paragraph-properties>
    </style:style>
    <style:style style:name="P24" style:parent-style-name="Paragrafoelenco" style:family="paragraph">
      <style:paragraph-properties fo:margin-left="0.75in">
        <style:tab-stops/>
      </style:paragraph-properties>
    </style:style>
    <style:style style:name="T25" style:parent-style-name="Car.predefinitoparagrafo" style:family="text">
      <style:text-properties fo:font-weight="bold" style:font-weight-asian="bold" style:font-weight-complex="bold"/>
    </style:style>
    <style:style style:name="P26" style:parent-style-name="Normale" style:family="paragraph">
      <style:text-properties fo:font-weight="bold" style:font-weight-asian="bold" style:font-weight-complex="bold"/>
    </style:style>
    <style:style style:name="T27" style:parent-style-name="Car.predefinitoparagrafo" style:family="text">
      <style:text-properties fo:font-weight="bold" style:font-weight-asian="bold" style:font-weight-complex="bold"/>
    </style:style>
    <style:style style:name="P28" style:parent-style-name="Paragrafoelenco" style:family="paragraph">
      <style:paragraph-properties fo:margin-left="1in">
        <style:tab-stops/>
      </style:paragraph-properties>
    </style:style>
    <style:style style:name="P29" style:parent-style-name="Paragrafoelenco" style:family="paragraph">
      <style:paragraph-properties fo:margin-left="1in">
        <style:tab-stops/>
      </style:paragraph-properties>
    </style:style>
    <style:style style:name="P30" style:parent-style-name="Paragrafoelenco" style:list-style-name="LFO1" style:family="paragraph">
      <style:text-properties fo:font-weight="bold" style:font-weight-asian="bold" style:font-weight-complex="bold"/>
    </style:style>
    <style:style style:name="P31" style:parent-style-name="Normale" style:family="paragraph">
      <style:paragraph-properties fo:margin-left="0.25in">
        <style:tab-stops/>
      </style:paragraph-properties>
    </style:style>
    <style:style style:name="T32" style:parent-style-name="Car.predefinitoparagrafo" style:family="text">
      <style:text-properties fo:font-weight="bold" style:font-weight-asian="bold" style:font-weight-complex="bold"/>
    </style:style>
    <style:style style:name="P33" style:parent-style-name="Normale" style:family="paragraph">
      <style:text-properties fo:font-weight="bold" style:font-weight-asian="bold" style:font-weight-complex="bold"/>
    </style:style>
    <style:style style:name="T34" style:parent-style-name="Car.predefinitoparagrafo" style:family="text">
      <style:text-properties fo:font-weight="bold" style:font-weight-asian="bold" style:font-weight-complex="bold"/>
    </style:style>
    <style:style style:name="P35" style:parent-style-name="Paragrafoelenco" style:family="paragraph">
      <style:paragraph-properties fo:margin-left="1in">
        <style:tab-stops/>
      </style:paragraph-properties>
    </style:style>
    <style:style style:name="P36" style:parent-style-name="Paragrafoelenco" style:family="paragraph">
      <style:paragraph-properties fo:margin-left="1in">
        <style:tab-stops/>
      </style:paragraph-properties>
    </style:style>
    <style:style style:name="T37" style:parent-style-name="Car.predefinitoparagrafo" style:family="text">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P39" style:parent-style-name="Normale" style:family="paragraph">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P41" style:parent-style-name="Normale" style:family="paragraph">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P43" style:parent-style-name="Paragrafoelenco" style:family="paragraph">
      <style:paragraph-properties fo:margin-left="1.25in">
        <style:tab-stops/>
      </style:paragraph-properties>
    </style:style>
    <style:style style:name="P44" style:parent-style-name="Paragrafoelenco" style:family="paragraph">
      <style:paragraph-properties fo:margin-left="1.25in">
        <style:tab-stops/>
      </style:paragraph-properties>
    </style:style>
    <style:style style:name="T45" style:parent-style-name="Car.predefinitoparagrafo" style:family="text">
      <style:text-properties fo:font-weight="bold" style:font-weight-asian="bold" style:font-weight-complex="bold"/>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P48" style:parent-style-name="Normale" style:family="paragraph">
      <style:paragraph-properties fo:margin-left="1.25in">
        <style:tab-stops/>
      </style:paragraph-properties>
    </style:style>
    <style:style style:name="P49" style:parent-style-name="Normale" style:family="paragraph">
      <style:paragraph-properties fo:margin-left="1.25in">
        <style:tab-stops/>
      </style:paragraph-properties>
    </style:style>
    <style:style style:name="T50" style:parent-style-name="Car.predefinitoparagrafo" style:family="text">
      <style:text-properties fo:font-weight="bold" style:font-weight-asian="bold" style:font-weight-complex="bold"/>
    </style:style>
    <style:style style:name="T51" style:parent-style-name="Car.predefinitoparagrafo" style:family="text">
      <style:text-properties fo:font-weight="bold" style:font-weight-asian="bold" style:font-weight-complex="bold"/>
    </style:style>
    <style:style style:name="T52" style:parent-style-name="Car.predefinitoparagrafo" style:family="text">
      <style:text-properties fo:font-weight="bold" style:font-weight-asian="bold" style:font-weight-complex="bold"/>
    </style:style>
    <style:style style:name="P53" style:parent-style-name="Paragrafoelenco" style:family="paragraph">
      <style:paragraph-properties fo:margin-left="1.5in">
        <style:tab-stops/>
      </style:paragraph-properties>
    </style:style>
    <style:style style:name="P54" style:parent-style-name="Paragrafoelenco" style:family="paragraph">
      <style:paragraph-properties fo:margin-left="1.5in">
        <style:tab-stops/>
      </style:paragraph-properties>
    </style:style>
    <style:style style:name="T55" style:parent-style-name="Car.predefinitoparagrafo" style:family="text">
      <style:text-properties fo:font-weight="bold" style:font-weight-asian="bold" style:font-weight-complex="bold"/>
    </style:style>
    <style:style style:name="T56" style:parent-style-name="Car.predefinitoparagrafo" style:family="text">
      <style:text-properties fo:font-weight="bold" style:font-weight-asian="bold" style:font-weight-complex="bold"/>
    </style:style>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weight="bold" style:font-weight-asian="bold" style:font-weight-complex="bold"/>
    </style:style>
    <style:style style:name="P59" style:parent-style-name="Paragrafoelenco" style:family="paragraph">
      <style:paragraph-properties fo:margin-left="1.5in">
        <style:tab-stops/>
      </style:paragraph-properties>
    </style:style>
    <style:style style:name="P60" style:parent-style-name="Paragrafoelenco" style:family="paragraph">
      <style:paragraph-properties fo:margin-left="1.5in">
        <style:tab-stops/>
      </style:paragraph-properties>
    </style:style>
    <style:style style:name="P61" style:parent-style-name="Normale" style:family="paragraph">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P64" style:parent-style-name="Paragrafoelenco" style:family="paragraph">
      <style:paragraph-properties fo:margin-left="1.75in">
        <style:tab-stops/>
      </style:paragraph-properties>
    </style:style>
    <style:style style:name="P65" style:parent-style-name="Paragrafoelenco" style:family="paragraph">
      <style:paragraph-properties fo:margin-left="1.75in">
        <style:tab-stops/>
      </style:paragraph-properties>
    </style:style>
    <style:style style:name="T66" style:parent-style-name="Car.predefinitoparagrafo" style:family="text">
      <style:text-properties fo:font-weight="bold" style:font-weight-asian="bold" style:font-weight-complex="bold"/>
    </style:style>
    <style:style style:name="T67" style:parent-style-name="Car.predefinitoparagrafo" style:family="text">
      <style:text-properties fo:font-weight="bold" style:font-weight-asian="bold" style:font-weight-complex="bold"/>
    </style:style>
    <style:style style:name="T68" style:parent-style-name="Car.predefinitoparagrafo" style:family="text">
      <style:text-properties fo:font-weight="bold" style:font-weight-asian="bold" style:font-weight-complex="bold"/>
    </style:style>
    <style:style style:name="T69" style:parent-style-name="Car.predefinitoparagrafo" style:family="text">
      <style:text-properties fo:font-weight="bold" style:font-weight-asian="bold" style:font-weight-complex="bold"/>
    </style:style>
    <style:style style:name="P70" style:parent-style-name="Paragrafoelenco" style:family="paragraph">
      <style:paragraph-properties fo:margin-left="2in">
        <style:tab-stops/>
      </style:paragraph-properties>
    </style:style>
    <style:style style:name="P71" style:parent-style-name="Paragrafoelenco" style:family="paragraph">
      <style:paragraph-properties fo:margin-left="2in">
        <style:tab-stops/>
      </style:paragraph-properties>
    </style:style>
    <style:style style:name="T72" style:parent-style-name="Car.predefinitoparagrafo" style:family="text">
      <style:text-properties fo:font-weight="bold" style:font-weight-asian="bold" style:font-weight-complex="bold"/>
    </style:style>
    <style:style style:name="T73" style:parent-style-name="Car.predefinitoparagrafo" style:family="text">
      <style:text-properties fo:font-weight="bold" style:font-weight-asian="bold" style:font-weight-complex="bold"/>
    </style:style>
    <style:style style:name="T74" style:parent-style-name="Car.predefinitoparagrafo" style:family="text">
      <style:text-properties fo:font-weight="bold" style:font-weight-asian="bold" style:font-weight-complex="bold"/>
    </style:style>
    <style:style style:name="P75" style:parent-style-name="Paragrafoelenco" style:family="paragraph">
      <style:paragraph-properties fo:margin-left="2.25in">
        <style:tab-stops/>
      </style:paragraph-properties>
    </style:style>
    <style:style style:name="P76" style:parent-style-name="Paragrafoelenco" style:family="paragraph">
      <style:paragraph-properties fo:margin-left="2.25in">
        <style:tab-stops/>
      </style:paragraph-properties>
    </style:style>
    <style:style style:name="P77" style:parent-style-name="Paragrafoelenco" style:family="paragraph">
      <style:paragraph-properties fo:margin-left="2.25in">
        <style:tab-stops/>
      </style:paragraph-properties>
    </style:style>
    <style:style style:name="T78" style:parent-style-name="Car.predefinitoparagrafo" style:family="text">
      <style:text-properties fo:font-weight="bold" style:font-weight-asian="bold" style:font-weight-complex="bold"/>
    </style:style>
    <style:style style:name="T79" style:parent-style-name="Car.predefinitoparagrafo" style:family="text">
      <style:text-properties fo:font-weight="bold" style:font-weight-asian="bold" style:font-weight-complex="bold"/>
    </style:style>
    <style:style style:name="T80" style:parent-style-name="Car.predefinitoparagrafo" style:family="text">
      <style:text-properties style:font-name="Symbol" style:font-name-asian="Symbol" style:font-name-complex="Symbol"/>
    </style:style>
    <style:style style:name="T81" style:parent-style-name="Car.predefinitoparagrafo" style:family="text">
      <style:text-properties style:font-name="Symbol" style:font-name-asian="Symbol" style:font-name-complex="Symbol"/>
    </style:style>
    <style:style style:name="T82" style:parent-style-name="Car.predefinitoparagrafo" style:family="text">
      <style:text-properties style:font-name="Symbol" style:font-name-asian="Symbol" style:font-name-complex="Symbol"/>
    </style:style>
    <style:style style:name="T83" style:parent-style-name="Car.predefinitoparagrafo" style:family="text">
      <style:text-properties fo:font-weight="bold" style:font-weight-asian="bold" style:font-weight-complex="bold"/>
    </style:style>
    <style:style style:name="P84" style:parent-style-name="Paragrafoelenco" style:family="paragraph">
      <style:paragraph-properties fo:margin-left="2.5in">
        <style:tab-stops/>
      </style:paragraph-properties>
    </style:style>
    <style:style style:name="P85" style:parent-style-name="Paragrafoelenco" style:family="paragraph">
      <style:paragraph-properties fo:margin-left="2.5in">
        <style:tab-stops/>
      </style:paragraph-properties>
    </style:style>
    <style:style style:name="T86" style:parent-style-name="Car.predefinitoparagrafo" style:family="text">
      <style:text-properties fo:font-weight="bold" style:font-weight-asian="bold" style:font-weight-complex="bold"/>
    </style:style>
    <style:style style:name="T87" style:parent-style-name="Car.predefinitoparagrafo" style:family="text">
      <style:text-properties fo:font-weight="bold" style:font-weight-asian="bold" style:font-weight-complex="bold"/>
    </style:style>
    <style:style style:name="T88" style:parent-style-name="Car.predefinitoparagrafo" style:family="text">
      <style:text-properties fo:font-weight="bold" style:font-weight-asian="bold" style:font-weight-complex="bold"/>
    </style:style>
    <style:style style:name="P89" style:parent-style-name="Paragrafoelenco" style:family="paragraph">
      <style:paragraph-properties fo:margin-left="2.75in">
        <style:tab-stops/>
      </style:paragraph-properties>
    </style:style>
    <style:style style:name="P90" style:parent-style-name="Paragrafoelenco" style:family="paragraph">
      <style:paragraph-properties fo:margin-left="2.75in">
        <style:tab-stops/>
      </style:paragraph-properties>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T93" style:parent-style-name="Car.predefinitoparagrafo" style:family="text">
      <style:text-properties fo:font-weight="bold" style:font-weight-asian="bold" style:font-weight-complex="bold"/>
    </style:style>
    <style:style style:name="P94" style:parent-style-name="Paragrafoelenco" style:family="paragraph">
      <style:paragraph-properties fo:margin-left="2.75in">
        <style:tab-stops/>
      </style:paragraph-properties>
    </style:style>
    <style:style style:name="P95" style:parent-style-name="Paragrafoelenco" style:family="paragraph">
      <style:paragraph-properties fo:margin-left="2.75in">
        <style:tab-stops/>
      </style:paragraph-properties>
    </style:style>
    <style:style style:name="P96" style:parent-style-name="Normale" style:family="paragraph">
      <style:text-properties fo:font-weight="bold" style:font-weight-asian="bold" style:font-weight-complex="bold"/>
    </style:style>
    <style:style style:name="T97" style:parent-style-name="Car.predefinitoparagrafo" style:family="text">
      <style:text-properties fo:font-weight="bold" style:font-weight-asian="bold" style:font-weight-complex="bold"/>
    </style:style>
    <style:style style:name="T98" style:parent-style-name="Car.predefinitoparagrafo" style:family="text">
      <style:text-properties fo:font-weight="bold" style:font-weight-asian="bold" style:font-weight-complex="bold"/>
    </style:style>
    <style:style style:name="P99" style:parent-style-name="Normale" style:family="paragraph">
      <style:text-properties fo:font-weight="bold" style:font-weight-asian="bold" style:font-weight-complex="bold"/>
    </style:style>
    <style:style style:name="P100" style:parent-style-name="Normale" style:family="paragraph">
      <style:paragraph-properties fo:margin-left="0.25in">
        <style:tab-stops/>
      </style:paragraph-properties>
    </style:style>
    <style:style style:name="T101" style:parent-style-name="Car.predefinitoparagrafo" style:family="text">
      <style:text-properties fo:font-weight="bold" style:font-weight-asian="bold" style:font-weight-complex="bold"/>
    </style:style>
    <style:style style:name="P102" style:parent-style-name="Normale" style:family="paragraph">
      <style:paragraph-properties fo:margin-left="0.25in">
        <style:tab-stops/>
      </style:paragraph-properties>
    </style:style>
    <style:style style:name="T103" style:parent-style-name="Car.predefinitoparagrafo" style:family="text">
      <style:text-properties fo:font-weight="bold" style:font-weight-asian="bold" style:font-weight-complex="bold"/>
    </style:style>
    <style:style style:name="T104" style:parent-style-name="Car.predefinitoparagrafo" style:family="text">
      <style:text-properties fo:font-weight="bold" style:font-weight-asian="bold" style:font-weight-complex="bold"/>
    </style:style>
    <style:style style:name="T105" style:parent-style-name="Car.predefinitoparagrafo" style:family="text">
      <style:text-properties fo:font-weight="bold" style:font-weight-asian="bold" style:font-weight-complex="bold"/>
    </style:style>
    <style:style style:name="T106" style:parent-style-name="Car.predefinitoparagrafo" style:family="text">
      <style:text-properties fo:font-weight="bold" style:font-weight-asian="bold" style:font-weight-complex="bold"/>
    </style:style>
    <style:style style:name="P107" style:parent-style-name="Normale" style:family="paragraph">
      <style:text-properties fo:font-weight="bold" style:font-weight-asian="bold" style:font-weight-complex="bold"/>
    </style:style>
    <style:style style:name="T108" style:parent-style-name="Car.predefinitoparagrafo" style:family="text">
      <style:text-properties fo:font-weight="bold" style:font-weight-asian="bold" style:font-weight-complex="bold"/>
    </style:style>
    <style:style style:name="P109" style:parent-style-name="Normale" style:family="paragraph">
      <style:paragraph-properties fo:margin-left="0.25in">
        <style:tab-stops/>
      </style:paragraph-properties>
    </style:style>
    <style:style style:name="T110" style:parent-style-name="Car.predefinitoparagrafo" style:family="text">
      <style:text-properties fo:font-weight="bold" style:font-weight-asian="bold" style:font-weight-complex="bold"/>
    </style:style>
    <style:style style:name="P111" style:parent-style-name="Normale" style:family="paragraph">
      <style:paragraph-properties fo:margin-left="0.25in">
        <style:tab-stops/>
      </style:paragraph-properties>
    </style:style>
    <style:style style:name="P112" style:parent-style-name="Normale" style:family="paragraph">
      <style:paragraph-properties fo:margin-left="0.25in">
        <style:tab-stops/>
      </style:paragraph-properties>
    </style:style>
    <style:style style:name="T113" style:parent-style-name="Car.predefinitoparagrafo" style:family="text">
      <style:text-properties fo:font-weight="bold" style:font-weight-asian="bold" style:font-weight-complex="bold"/>
    </style:style>
    <style:style style:name="P114" style:parent-style-name="Normale" style:family="paragraph">
      <style:paragraph-properties fo:margin-left="0.25in">
        <style:tab-stops/>
      </style:paragraph-properties>
    </style:style>
    <style:style style:name="P115" style:parent-style-name="Normale" style:family="paragraph">
      <style:paragraph-properties fo:margin-left="0.25in">
        <style:tab-stops/>
      </style:paragraph-properties>
    </style:style>
    <style:style style:name="P116" style:parent-style-name="Normale" style:family="paragraph">
      <style:paragraph-properties fo:margin-left="0.25in">
        <style:tab-stops/>
      </style:paragraph-properties>
    </style:style>
    <style:style style:name="P117" style:parent-style-name="Paragrafoelenco" style:list-style-name="LFO2" style:family="paragraph"/>
    <style:style style:name="T118" style:parent-style-name="Car.predefinitoparagrafo" style:family="text">
      <style:text-properties fo:font-weight="bold" style:font-weight-asian="bold" style:font-weight-complex="bold"/>
    </style:style>
    <style:style style:name="P119" style:parent-style-name="Normale" style:family="paragraph">
      <style:paragraph-properties fo:margin-left="0.25in">
        <style:tab-stops/>
      </style:paragraph-properties>
    </style:style>
    <style:style style:name="T120" style:parent-style-name="Car.predefinitoparagrafo" style:family="text">
      <style:text-properties fo:font-weight="bold" style:font-weight-asian="bold" style:font-weight-complex="bold"/>
    </style:style>
    <style:style style:name="P121" style:parent-style-name="Normale" style:family="paragraph">
      <style:paragraph-properties fo:margin-left="0.25in">
        <style:tab-stops/>
      </style:paragraph-properties>
      <style:text-properties fo:font-weight="bold" style:font-weight-asian="bold" style:font-weight-complex="bold"/>
    </style:style>
    <style:style style:name="P122" style:parent-style-name="Normale" style:family="paragraph">
      <style:paragraph-properties fo:margin-left="0.25in">
        <style:tab-stops/>
      </style:paragraph-properties>
    </style:style>
    <style:style style:name="P123" style:parent-style-name="Normale" style:family="paragraph">
      <style:paragraph-properties fo:margin-left="0.25in">
        <style:tab-stops/>
      </style:paragraph-properties>
      <style:text-properties fo:font-weight="bold" style:font-weight-asian="bold" style:font-weight-complex="bold"/>
    </style:style>
    <style:style style:name="P124" style:parent-style-name="Normale" style:family="paragraph">
      <style:paragraph-properties fo:margin-left="0.25in">
        <style:tab-stops/>
      </style:paragraph-properties>
    </style:style>
    <style:style style:name="P125" style:parent-style-name="Normale" style:family="paragraph">
      <style:paragraph-properties fo:margin-left="0.25in">
        <style:tab-stops/>
      </style:paragraph-properties>
    </style:style>
    <style:style style:name="P126" style:parent-style-name="Paragrafoelenco" style:list-style-name="LFO3" style:family="paragraph"/>
    <style:style style:name="T127" style:parent-style-name="Car.predefinitoparagrafo" style:family="text">
      <style:text-properties fo:font-weight="bold" style:font-weight-asian="bold" style:font-weight-complex="bold"/>
    </style:style>
    <style:style style:name="P128" style:parent-style-name="Normale" style:family="paragraph">
      <style:paragraph-properties fo:margin-left="0.25in">
        <style:tab-stops/>
      </style:paragraph-properties>
    </style:style>
    <style:style style:name="T129" style:parent-style-name="Car.predefinitoparagrafo" style:family="text">
      <style:text-properties fo:font-weight="bold" style:font-weight-asian="bold" style:font-weight-complex="bold"/>
    </style:style>
    <style:style style:name="P130" style:parent-style-name="Normale" style:family="paragraph">
      <style:paragraph-properties fo:margin-left="0.25in">
        <style:tab-stops/>
      </style:paragraph-properties>
    </style:style>
    <style:style style:name="P131" style:parent-style-name="Normale" style:family="paragraph">
      <style:paragraph-properties fo:margin-left="0.25in">
        <style:tab-stops/>
      </style:paragraph-properties>
    </style:style>
    <style:style style:name="T132" style:parent-style-name="Car.predefinitoparagrafo" style:family="text">
      <style:text-properties fo:font-weight="bold" style:font-weight-asian="bold" style:font-weight-complex="bold"/>
    </style:style>
    <style:style style:name="P133" style:parent-style-name="Normale" style:family="paragraph">
      <style:paragraph-properties fo:margin-left="0.25in">
        <style:tab-stops/>
      </style:paragraph-properties>
    </style:style>
    <style:style style:name="P134" style:parent-style-name="Normale" style:family="paragraph">
      <style:paragraph-properties fo:margin-left="0.25in">
        <style:tab-stops/>
      </style:paragraph-properties>
    </style:style>
    <style:style style:name="T135" style:parent-style-name="Car.predefinitoparagrafo" style:family="text">
      <style:text-properties fo:font-weight="bold" style:font-weight-asian="bold" style:font-weight-complex="bold"/>
    </style:style>
    <style:style style:name="T136" style:parent-style-name="Car.predefinitoparagrafo" style:family="text">
      <style:text-properties style:font-name="Symbol" style:font-name-asian="Symbol" style:font-name-complex="Symbol"/>
    </style:style>
    <style:style style:name="T137" style:parent-style-name="Car.predefinitoparagrafo" style:family="text">
      <style:text-properties style:font-name="Symbol" style:font-name-asian="Symbol" style:font-name-complex="Symbol"/>
    </style:style>
    <style:style style:name="T138" style:parent-style-name="Car.predefinitoparagrafo" style:family="text">
      <style:text-properties style:font-name="Symbol" style:font-name-asian="Symbol" style:font-name-complex="Symbol"/>
    </style:style>
    <style:style style:name="T139" style:parent-style-name="Car.predefinitoparagrafo" style:family="text">
      <style:text-properties style:font-name="Symbol" style:font-name-asian="Symbol" style:font-name-complex="Symbol"/>
    </style:style>
    <style:style style:name="T140" style:parent-style-name="Car.predefinitoparagrafo" style:family="text">
      <style:text-properties style:font-name="Symbol" style:font-name-asian="Symbol" style:font-name-complex="Symbol"/>
    </style:style>
    <style:style style:name="T141" style:parent-style-name="Car.predefinitoparagrafo" style:family="text">
      <style:text-properties style:font-name="Symbol" style:font-name-asian="Symbol" style:font-name-complex="Symbol"/>
    </style:style>
    <style:style style:name="T142" style:parent-style-name="Car.predefinitoparagrafo" style:family="text">
      <style:text-properties style:font-name="Symbol" style:font-name-asian="Symbol" style:font-name-complex="Symbol"/>
    </style:style>
    <style:style style:name="P143" style:parent-style-name="Normale" style:family="paragraph">
      <style:text-properties fo:font-weight="bold" style:font-weight-asian="bold" style:font-weight-complex="bold"/>
    </style:style>
    <style:style style:name="T144" style:parent-style-name="Car.predefinitoparagrafo" style:family="text">
      <style:text-properties fo:font-weight="bold" style:font-weight-asian="bold" style:font-weight-complex="bold"/>
    </style:style>
    <style:style style:name="T145" style:parent-style-name="Car.predefinitoparagrafo" style:family="text">
      <style:text-properties fo:font-weight="bold" style:font-weight-asian="bold" style:font-weight-complex="bold"/>
    </style:style>
    <style:style style:name="T146" style:parent-style-name="Car.predefinitoparagrafo" style:family="text">
      <style:text-properties style:font-name="Symbol" style:font-name-asian="Symbol" style:font-name-complex="Symbol"/>
    </style:style>
    <style:style style:name="T147" style:parent-style-name="Car.predefinitoparagrafo" style:family="text">
      <style:text-properties style:font-name="Symbol" style:font-name-asian="Symbol" style:font-name-complex="Symbol"/>
    </style:style>
    <style:style style:name="T148" style:parent-style-name="Car.predefinitoparagrafo" style:family="text">
      <style:text-properties style:font-name="Symbol" style:font-name-asian="Symbol" style:font-name-complex="Symbol"/>
    </style:style>
    <style:style style:name="T149" style:parent-style-name="Car.predefinitoparagrafo" style:family="text">
      <style:text-properties style:font-name="Symbol" style:font-name-asian="Symbol" style:font-name-complex="Symbol"/>
    </style:style>
    <style:style style:name="T150" style:parent-style-name="Car.predefinitoparagrafo" style:family="text">
      <style:text-properties style:font-name="Symbol" style:font-name-asian="Symbol" style:font-name-complex="Symbol"/>
    </style:style>
    <style:style style:name="T151" style:parent-style-name="Car.predefinitoparagrafo" style:family="text">
      <style:text-properties style:font-name="Symbol" style:font-name-asian="Symbol" style:font-name-complex="Symbol"/>
    </style:style>
    <style:style style:name="T152" style:parent-style-name="Car.predefinitoparagrafo" style:family="text">
      <style:text-properties style:font-name="Symbol" style:font-name-asian="Symbol" style:font-name-complex="Symbol"/>
    </style:style>
    <style:style style:name="T153" style:parent-style-name="Car.predefinitoparagrafo" style:family="text">
      <style:text-properties style:font-name="Symbol" style:font-name-asian="Symbol" style:font-name-complex="Symbol"/>
    </style:style>
    <style:style style:name="T154" style:parent-style-name="Car.predefinitoparagrafo" style:family="text">
      <style:text-properties style:font-name="Symbol" style:font-name-asian="Symbol" style:font-name-complex="Symbol"/>
    </style:style>
    <style:style style:name="T155" style:parent-style-name="Car.predefinitoparagrafo" style:family="text">
      <style:text-properties style:font-name="Symbol" style:font-name-asian="Symbol" style:font-name-complex="Symbol"/>
    </style:style>
    <style:style style:name="T156" style:parent-style-name="Car.predefinitoparagrafo" style:family="text">
      <style:text-properties style:font-name="Symbol" style:font-name-asian="Symbol" style:font-name-complex="Symbol"/>
    </style:style>
    <style:style style:name="T157" style:parent-style-name="Car.predefinitoparagrafo" style:family="text">
      <style:text-properties style:font-name="Symbol" style:font-name-asian="Symbol" style:font-name-complex="Symbol"/>
    </style:style>
    <style:style style:name="P158" style:parent-style-name="Normale" style:family="paragraph">
      <style:paragraph-properties fo:margin-left="1.75in">
        <style:tab-stops/>
      </style:paragraph-properties>
    </style:style>
    <style:style style:name="P159" style:parent-style-name="Normale" style:family="paragraph">
      <style:text-properties fo:font-weight="bold" style:font-weight-asian="bold" style:font-weight-complex="bold"/>
    </style:style>
    <style:style style:name="T160" style:parent-style-name="Car.predefinitoparagrafo" style:family="text">
      <style:text-properties style:font-name="Symbol" style:font-name-asian="Symbol" style:font-name-complex="Symbol"/>
    </style:style>
    <style:style style:name="T161" style:parent-style-name="Car.predefinitoparagrafo" style:family="text">
      <style:text-properties style:font-name="Symbol" style:font-name-asian="Symbol" style:font-name-complex="Symbol"/>
    </style:style>
    <style:style style:name="T162" style:parent-style-name="Car.predefinitoparagrafo" style:family="text">
      <style:text-properties style:font-name="Symbol" style:font-name-asian="Symbol" style:font-name-complex="Symbol"/>
    </style:style>
    <style:style style:name="T163" style:parent-style-name="Car.predefinitoparagrafo" style:family="text">
      <style:text-properties style:font-name="Symbol" style:font-name-asian="Symbol" style:font-name-complex="Symbol"/>
    </style:style>
    <style:style style:name="T164" style:parent-style-name="Car.predefinitoparagrafo" style:family="text">
      <style:text-properties fo:font-weight="bold" style:font-weight-asian="bold" style:font-weight-complex="bold"/>
    </style:style>
    <style:style style:name="P165" style:parent-style-name="Normale" style:family="paragraph">
      <style:text-properties fo:font-weight="bold" style:font-weight-asian="bold" style:font-weight-complex="bold"/>
    </style:style>
    <style:style style:name="T166" style:parent-style-name="Car.predefinitoparagrafo" style:family="text">
      <style:text-properties style:font-name="Symbol" style:font-name-asian="Symbol" style:font-name-complex="Symbol"/>
    </style:style>
    <style:style style:name="T167" style:parent-style-name="Car.predefinitoparagrafo" style:family="text">
      <style:text-properties style:font-name="Symbol" style:font-name-asian="Symbol" style:font-name-complex="Symbol"/>
    </style:style>
    <style:style style:name="T168" style:parent-style-name="Car.predefinitoparagrafo" style:family="text">
      <style:text-properties fo:font-weight="bold" style:font-weight-asian="bold" style:font-weight-complex="bold"/>
    </style:style>
    <style:style style:name="T169" style:parent-style-name="Car.predefinitoparagrafo" style:family="text">
      <style:text-properties fo:font-weight="bold" style:font-weight-asian="bold" style:font-weight-complex="bold"/>
    </style:style>
    <style:style style:name="T170" style:parent-style-name="Car.predefinitoparagrafo" style:family="text">
      <style:text-properties fo:font-weight="bold" style:font-weight-asian="bold" style:font-weight-complex="bold"/>
    </style:style>
    <style:style style:name="T171" style:parent-style-name="Car.predefinitoparagrafo" style:family="text">
      <style:text-properties fo:font-weight="bold" style:font-weight-asian="bold" style:font-weight-complex="bold"/>
    </style:style>
    <style:style style:name="T172" style:parent-style-name="Car.predefinitoparagrafo" style:family="text">
      <style:text-properties fo:font-weight="bold" style:font-weight-asian="bold" style:font-weight-complex="bold"/>
    </style:style>
    <style:style style:name="T173" style:parent-style-name="Car.predefinitoparagrafo" style:family="text">
      <style:text-properties fo:font-weight="bold" style:font-weight-asian="bold" style:font-weight-complex="bold"/>
    </style:style>
    <style:style style:name="P174" style:parent-style-name="Normale" style:family="paragraph">
      <style:paragraph-properties fo:margin-left="1.75in">
        <style:tab-stops/>
      </style:paragraph-properties>
    </style:style>
    <style:style style:name="P175" style:parent-style-name="Normale" style:family="paragraph">
      <style:paragraph-properties fo:margin-left="1.75in">
        <style:tab-stops/>
      </style:paragraph-properties>
    </style:style>
    <style:style style:name="T176" style:parent-style-name="Car.predefinitoparagrafo" style:family="text">
      <style:text-properties fo:font-weight="bold" style:font-weight-asian="bold" style:font-weight-complex="bold"/>
    </style:style>
    <style:style style:name="T177" style:parent-style-name="Car.predefinitoparagrafo" style:family="text">
      <style:text-properties fo:font-weight="bold" style:font-weight-asian="bold" style:font-weight-complex="bold"/>
    </style:style>
    <style:style style:name="T178" style:parent-style-name="Car.predefinitoparagrafo" style:family="text">
      <style:text-properties fo:font-weight="bold" style:font-weight-asian="bold" style:font-weight-complex="bold"/>
    </style:style>
    <style:style style:name="T179" style:parent-style-name="Car.predefinitoparagrafo" style:family="text">
      <style:text-properties fo:font-weight="bold" style:font-weight-asian="bold" style:font-weight-complex="bold"/>
    </style:style>
    <style:style style:name="T180" style:parent-style-name="Car.predefinitoparagrafo" style:family="text">
      <style:text-properties fo:font-weight="bold" style:font-weight-asian="bold" style:font-weight-complex="bold"/>
    </style:style>
    <style:style style:name="T181" style:parent-style-name="Car.predefinitoparagrafo" style:family="text">
      <style:text-properties fo:font-weight="bold" style:font-weight-asian="bold" style:font-weight-complex="bold"/>
    </style:style>
    <style:style style:name="P182" style:parent-style-name="Paragrafoelenco" style:list-style-name="LFO3" style:family="paragraph"/>
    <style:style style:name="T183" style:parent-style-name="Car.predefinitoparagrafo" style:family="text">
      <style:text-properties fo:font-weight="bold" style:font-weight-asian="bold" style:font-weight-complex="bold"/>
    </style:style>
    <style:style style:name="T184" style:parent-style-name="Car.predefinitoparagrafo" style:family="text">
      <style:text-properties fo:font-weight="bold" style:font-weight-asian="bold" style:font-weight-complex="bold"/>
    </style:style>
    <style:style style:name="T185" style:parent-style-name="Car.predefinitoparagrafo" style:family="text">
      <style:text-properties fo:font-weight="bold" style:font-weight-asian="bold" style:font-weight-complex="bold"/>
    </style:style>
    <style:style style:name="T186" style:parent-style-name="Car.predefinitoparagrafo" style:family="text">
      <style:text-properties fo:font-weight="bold" style:font-weight-asian="bold" style:font-weight-complex="bold"/>
    </style:style>
    <style:style style:name="T187" style:parent-style-name="Car.predefinitoparagrafo" style:family="text">
      <style:text-properties fo:font-weight="bold" style:font-weight-asian="bold" style:font-weight-complex="bold"/>
    </style:style>
    <style:style style:name="T188" style:parent-style-name="Car.predefinitoparagrafo" style:family="text">
      <style:text-properties fo:font-weight="bold" style:font-weight-asian="bold" style:font-weight-complex="bold"/>
    </style:style>
    <style:style style:name="T189" style:parent-style-name="Car.predefinitoparagrafo" style:family="text">
      <style:text-properties fo:font-weight="bold" style:font-weight-asian="bold" style:font-weight-complex="bold"/>
    </style:style>
    <style:style style:name="T190" style:parent-style-name="Car.predefinitoparagrafo" style:family="text">
      <style:text-properties fo:font-weight="bold" style:font-weight-asian="bold" style:font-weight-complex="bold"/>
    </style:style>
    <style:style style:name="T191" style:parent-style-name="Car.predefinitoparagrafo" style:family="text">
      <style:text-properties fo:font-weight="bold" style:font-weight-asian="bold" style:font-weight-complex="bold"/>
    </style:style>
    <style:style style:name="T192" style:parent-style-name="Car.predefinitoparagrafo" style:family="text">
      <style:text-properties fo:font-weight="bold" style:font-weight-asian="bold" style:font-weight-complex="bold"/>
    </style:style>
    <style:style style:name="T193" style:parent-style-name="Car.predefinitoparagrafo" style:family="text">
      <style:text-properties fo:font-weight="bold" style:font-weight-asian="bold" style:font-weight-complex="bold"/>
    </style:style>
    <style:style style:name="T194" style:parent-style-name="Car.predefinitoparagrafo" style:family="text">
      <style:text-properties style:font-name="Symbol" style:font-name-asian="Symbol" style:font-name-complex="Symbol"/>
    </style:style>
    <style:style style:name="T195" style:parent-style-name="Car.predefinitoparagrafo" style:family="text">
      <style:text-properties style:font-name="Symbol" style:font-name-asian="Symbol" style:font-name-complex="Symbol"/>
    </style:style>
    <style:style style:name="T196" style:parent-style-name="Car.predefinitoparagrafo" style:family="text">
      <style:text-properties style:font-name="Symbol" style:font-name-asian="Symbol" style:font-name-complex="Symbol"/>
    </style:style>
    <style:style style:name="T197" style:parent-style-name="Car.predefinitoparagrafo" style:family="text">
      <style:text-properties style:font-name="Symbol" style:font-name-asian="Symbol" style:font-name-complex="Symbol"/>
    </style:style>
    <style:style style:name="T198" style:parent-style-name="Car.predefinitoparagrafo" style:family="text">
      <style:text-properties fo:font-weight="bold" style:font-weight-asian="bold" style:font-weight-complex="bold"/>
    </style:style>
    <style:style style:name="P199" style:parent-style-name="Normale" style:family="paragraph">
      <style:text-properties fo:font-weight="bold" style:font-weight-asian="bold" style:font-weight-complex="bold"/>
    </style:style>
    <style:style style:name="T200" style:parent-style-name="Car.predefinitoparagrafo" style:family="text">
      <style:text-properties fo:font-weight="bold" style:font-weight-asian="bold" style:font-weight-complex="bold"/>
    </style:style>
    <style:style style:name="P201" style:parent-style-name="Normale" style:family="paragraph">
      <style:text-properties fo:font-weight="bold" style:font-weight-asian="bold" style:font-weight-complex="bold"/>
    </style:style>
    <style:style style:name="T202" style:parent-style-name="Car.predefinitoparagrafo" style:family="text">
      <style:text-properties fo:font-weight="bold" style:font-weight-asian="bold" style:font-weight-complex="bold"/>
    </style:style>
    <style:style style:name="P203" style:parent-style-name="Normale" style:family="paragraph">
      <style:text-properties fo:font-weight="bold" style:font-weight-asian="bold" style:font-weight-complex="bold"/>
    </style:style>
    <style:style style:name="P204" style:parent-style-name="Normale" style:family="paragraph">
      <style:text-properties fo:font-weight="bold" style:font-weight-asian="bold" style:font-weight-complex="bold"/>
    </style:style>
    <style:style style:name="T205" style:parent-style-name="Car.predefinitoparagrafo" style:family="text">
      <style:text-properties fo:font-weight="bold" style:font-weight-asian="bold" style:font-weight-complex="bold"/>
    </style:style>
    <style:style style:name="T206" style:parent-style-name="Car.predefinitoparagrafo" style:family="text">
      <style:text-properties fo:font-weight="bold" style:font-weight-asian="bold" style:font-weight-complex="bold"/>
    </style:style>
    <style:style style:name="T207" style:parent-style-name="Car.predefinitoparagrafo" style:family="text">
      <style:text-properties fo:font-weight="bold" style:font-weight-asian="bold" style:font-weight-complex="bold"/>
    </style:style>
    <style:style style:name="T208" style:parent-style-name="Car.predefinitoparagrafo" style:family="text">
      <style:text-properties fo:font-weight="bold" style:font-weight-asian="bold" style:font-weight-complex="bold"/>
    </style:style>
    <style:style style:name="T209" style:parent-style-name="Car.predefinitoparagrafo" style:family="text">
      <style:text-properties fo:font-weight="bold" style:font-weight-asian="bold" style:font-weight-complex="bold"/>
    </style:style>
    <style:style style:name="T210" style:parent-style-name="Car.predefinitoparagrafo" style:family="text">
      <style:text-properties fo:font-weight="bold" style:font-weight-asian="bold" style:font-weight-complex="bold"/>
    </style:style>
    <style:style style:name="P211" style:parent-style-name="Normale" style:family="paragraph">
      <style:text-properties fo:font-weight="bold" style:font-weight-asian="bold" style:font-weight-complex="bold"/>
    </style:style>
    <style:style style:name="T212" style:parent-style-name="Car.predefinitoparagrafo" style:family="text">
      <style:text-properties fo:font-weight="bold" style:font-weight-asian="bold" style:font-weight-complex="bold"/>
    </style:style>
    <style:style style:name="P213" style:parent-style-name="Normale" style:family="paragraph">
      <style:text-properties fo:font-weight="bold" style:font-weight-asian="bold" style:font-weight-complex="bold"/>
    </style:style>
    <style:style style:name="T214" style:parent-style-name="Car.predefinitoparagrafo" style:family="text">
      <style:text-properties fo:font-weight="bold" style:font-weight-asian="bold" style:font-weight-complex="bold"/>
    </style:style>
    <style:style style:name="T215" style:parent-style-name="Car.predefinitoparagrafo" style:family="text">
      <style:text-properties fo:font-weight="bold" style:font-weight-asian="bold" style:font-weight-complex="bold"/>
    </style:style>
    <style:style style:name="T216" style:parent-style-name="Car.predefinitoparagrafo" style:family="text">
      <style:text-properties fo:font-weight="bold" style:font-weight-asian="bold" style:font-weight-complex="bold"/>
    </style:style>
    <style:style style:name="T217" style:parent-style-name="Car.predefinitoparagrafo" style:family="text">
      <style:text-properties fo:font-weight="bold" style:font-weight-asian="bold" style:font-weight-complex="bold"/>
    </style:style>
    <style:style style:name="T218" style:parent-style-name="Car.predefinitoparagrafo" style:family="text">
      <style:text-properties fo:font-weight="bold" style:font-weight-asian="bold" style:font-weight-complex="bold"/>
    </style:style>
    <style:style style:name="T219" style:parent-style-name="Car.predefinitoparagrafo" style:family="text">
      <style:text-properties fo:font-weight="bold" style:font-weight-asian="bold" style:font-weight-complex="bold"/>
    </style:style>
    <style:style style:name="T220" style:parent-style-name="Car.predefinitoparagrafo" style:family="text">
      <style:text-properties fo:font-weight="bold" style:font-weight-asian="bold" style:font-weight-complex="bold"/>
    </style:style>
    <style:style style:name="T221" style:parent-style-name="Car.predefinitoparagrafo" style:family="text">
      <style:text-properties fo:font-weight="bold" style:font-weight-asian="bold" style:font-weight-complex="bold"/>
    </style:style>
    <style:style style:name="T222" style:parent-style-name="Car.predefinitoparagrafo" style:family="text">
      <style:text-properties fo:font-weight="bold" style:font-weight-asian="bold" style:font-weight-complex="bold"/>
    </style:style>
    <style:style style:name="T223" style:parent-style-name="Car.predefinitoparagrafo" style:family="text">
      <style:text-properties fo:font-weight="bold" style:font-weight-asian="bold" style:font-weight-complex="bold"/>
    </style:style>
    <style:style style:name="T224" style:parent-style-name="Car.predefinitoparagrafo" style:family="text">
      <style:text-properties fo:font-weight="bold" style:font-weight-asian="bold" style:font-weight-complex="bold"/>
    </style:style>
    <style:style style:name="P225" style:parent-style-name="Normale" style:family="paragraph">
      <style:text-properties fo:font-weight="bold" style:font-weight-asian="bold" style:font-weight-complex="bold"/>
    </style:style>
    <style:style style:name="T226" style:parent-style-name="Car.predefinitoparagrafo" style:family="text">
      <style:text-properties fo:font-weight="bold" style:font-weight-asian="bold" style:font-weight-complex="bold"/>
    </style:style>
    <style:style style:name="P227" style:parent-style-name="Normale" style:family="paragraph">
      <style:text-properties fo:font-weight="bold" style:font-weight-asian="bold" style:font-weight-complex="bold"/>
    </style:style>
    <style:style style:name="T228" style:parent-style-name="Car.predefinitoparagrafo" style:family="text">
      <style:text-properties fo:font-weight="bold" style:font-weight-asian="bold" style:font-weight-complex="bold"/>
    </style:style>
    <style:style style:name="T229" style:parent-style-name="Car.predefinitoparagrafo" style:family="text">
      <style:text-properties fo:font-weight="bold" style:font-weight-asian="bold" style:font-weight-complex="bold"/>
    </style:style>
    <style:style style:name="T230" style:parent-style-name="Car.predefinitoparagrafo" style:family="text">
      <style:text-properties fo:font-weight="bold" style:font-weight-asian="bold" style:font-weight-complex="bold"/>
    </style:style>
    <style:style style:name="P231" style:parent-style-name="Normale" style:family="paragraph">
      <style:text-properties fo:font-weight="bold" style:font-weight-asian="bold" style:font-weight-complex="bold"/>
    </style:style>
    <style:style style:name="T232" style:parent-style-name="Car.predefinitoparagrafo" style:family="text">
      <style:text-properties fo:font-weight="bold" style:font-weight-asian="bold" style:font-weight-complex="bold"/>
    </style:style>
    <style:style style:name="T233" style:parent-style-name="Car.predefinitoparagrafo" style:family="text">
      <style:text-properties fo:font-weight="bold" style:font-weight-asian="bold" style:font-weight-complex="bold"/>
    </style:style>
    <style:style style:name="T234" style:parent-style-name="Car.predefinitoparagrafo" style:family="text">
      <style:text-properties fo:font-weight="bold" style:font-weight-asian="bold" style:font-weight-complex="bold"/>
    </style:style>
    <style:style style:name="T235" style:parent-style-name="Car.predefinitoparagrafo" style:family="text">
      <style:text-properties fo:font-weight="bold" style:font-weight-asian="bold" style:font-weight-complex="bold"/>
    </style:style>
    <style:style style:name="T236" style:parent-style-name="Car.predefinitoparagrafo" style:family="text">
      <style:text-properties fo:font-weight="bold" style:font-weight-asian="bold" style:font-weight-complex="bold"/>
    </style:style>
    <style:style style:name="T237" style:parent-style-name="Car.predefinitoparagrafo" style:family="text">
      <style:text-properties fo:font-weight="bold" style:font-weight-asian="bold" style:font-weight-complex="bold"/>
    </style:style>
    <style:style style:name="T238" style:parent-style-name="Car.predefinitoparagrafo" style:family="text">
      <style:text-properties fo:font-weight="bold" style:font-weight-asian="bold" style:font-weight-complex="bold"/>
    </style:style>
    <style:style style:name="T239" style:parent-style-name="Car.predefinitoparagrafo" style:family="text">
      <style:text-properties fo:font-weight="bold" style:font-weight-asian="bold" style:font-weight-complex="bold"/>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fo:font-weight="bold" style:font-weight-asian="bold" style:font-weight-complex="bold"/>
    </style:style>
    <style:style style:name="T242" style:parent-style-name="Car.predefinitoparagrafo" style:family="text">
      <style:text-properties fo:font-weight="bold" style:font-weight-asian="bold" style:font-weight-complex="bold"/>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fo:font-weight="bold" style:font-weight-asian="bold" style:font-weight-complex="bold"/>
    </style:style>
    <style:style style:name="T245" style:parent-style-name="Car.predefinitoparagrafo" style:family="text">
      <style:text-properties fo:font-weight="bold" style:font-weight-asian="bold" style:font-weight-complex="bold"/>
    </style:style>
  </office:automatic-styles>
  <office:body>
    <office:text text:use-soft-page-breaks="true">
      <text:p text:style-name="P1">Lezione 8</text:p>
      <text:p text:style-name="Normale"><text:span text:style-name="T2">Le società di persone: nozione, tipologie e costituzione</text:span><text:s/></text:p>
      <text:p text:style-name="Normale"><text:span text:style-name="T3">La categoria delle società di persone è composta dalla società semplice, dalla società in nome collettivo, dalla società in accomandita semplice</text:span>. Le società di persone si caratterizzano per la mancanza di personalità giuridica (pur avendo esse una soggettività giuridica), che il legislatore riconosce espressamente alle sole società di capitali e per la responsabilità solidale e illimitata dei soci in relazione alle obbligazioni sociali. Il legislatore riconosce una parziale autonomia patrimoniale delle società di persone mediante la configurazione di un beneficio di preventiva escussione del patrimonio sociale, pur se variamente disciplinato nei diversi tipi di società di persone. La società semplice è disciplinata dal codice civile agli articoli 2251-2290 c.c. La società semplice può esercitare esclusivamente una attività non commerciale. La disciplina della società semplice è il paradigma giuridico dell’attività imprenditoriale non commerciale, nel caso in cui le parti non optino una determinata tipologia societaria. È inoltre il prototipo normativo delle società di persone; infatti, per espresso richiamo normativo, la disciplina della società semplice è applicabile anche alla società in nome collettivo ed alla società in accomandita semplice (artt. 2293 e 2315 c.c.). Per quanto concerne la costituzione di una società semplice, l’art. 2251 c.c. non richiede alcun requisito di forma, fatta eccezione per quello richiesto dalla natura dei beni conferiti. Con riguardo, invece, alla iscrizione al Registro delle Imprese, si osserva come nel sistema originario del 1942 il legislatore non avesse previsto l’assolvimento di alcun obbligo di registrazione per tale tipo di società. Per la validità della sua costituzione il legislatore non ha posto alcun requisito di iscrizione presso il Registro delle Imprese. A seguito della prima riforma del Registro delle Imprese è stata introdotta l’iscrizione delle società semplici (art. 8, quarto comma Legge 580/1993, ora art. 2 D.P.R. 558/1999). Paolo Revigliono - Le società di persone: disciplina generale Attenzione! Questo materiale didattico è per uso personale dello studente ed è coperto da copyright. Ne è severamente vietata la riproduzione o il riutilizzo anche parziale, ai sensi e per gli effetti della legge sul diritto d’autore (L. 22.04.1941/n. 633). 4 di 10 La legge 580/1993 stabiliva che l’iscrizione avvenisse nella sezione speciale e fosse priva di effetti giuridici dichiarativi, assolvendo alla sola funzione di certificazione anagrafica e pubblicità notizia. Il D. Lgs. n. 228/2001 ha invece innovato la norma citata, prevedendo che l’iscrizione al Registro delle Imprese di società semplici esercenti attività agricola assolva alla funzione di pubblicità legale (efficacia dichiarativa ex art. 2193 c.c.). Sussiste pertanto per tale tipo di società una disciplina relativa alla iscrizione del Registro delle Imprese a doppio binario.<text:s/><text:span text:style-name="T4">La società in nome collettivo (s.n.c.)</text:span><text:s/>è disciplinata dal codice civile agli articoli 2291-2312 c.c. Questo tipo di società può essere adottato sia per esercitare attività commerciale, sia non commerciale. La disciplina della società in nome collettivo costituisce il paradigma giuridico dell’attività imprenditoriale commerciale, nel caso in cui le parti non scelgano espressamente la tipologia societaria. Per quanto concerne la costituzione di una s.n.c. il codice prevede determinati requisiti di forma e di procedura relativa alla iscrizione presso il Registro delle Imprese (artt. 2295-2296 e 2297 c.c.). È necessario, infatti, che il contratto sociale, il cui contenuto minimo è indicato dall’art. 2295 c.c., abbia la forma dell’atto pubblico o della scrittura privata autenticata, poiché tale forma è necessaria per poter essere iscritto presso il Registro delle Imprese. La mancata iscrizione al Registro delle Imprese della s.n.c. o la mancata redazione dell’atto costitutivo (ferma l’applicazione dell’art. 2251 c.c.) non comporta l’inesistenza della società stessa, ma l’irregolarità della medesima e l’applicazione della disciplina dettata per la società semplice ai sensi dell’art. 2297 c.c. che, per alcuni aspetti è meno favorevole per i soci nei rapporti patrimoniali tra società e terzi. Il contenuto dell’atto costitutivo delle s.n.c. è dettato dall’art. 2295 c.c., il quale deve contenere espressamente: il cognome ed il nome dei soci, il luogo e la data di nascita, il domicilio e la cittadinanza, la ragione sociale, i soci ai quali è attribuita l’amministrazione e la Paolo Revigliono - Le società di persone: disciplina generale Attenzione! Questo materiale didattico è per uso personale dello studente ed è coperto da copyright. Ne è severamente vietata la riproduzione o il riutilizzo anche parziale, ai sensi e per gli effetti della legge sul diritto d’autore (L. 22.04.1941/n. 633). 5 di 10 rappresentanza della società, la sede legale della società e le eventuali sedi secondarie, l’oggetto sociale, i conferimenti di ciascun socio, il valore ad essi attribuito ed il modo di<text:s/><text:soft-page-break/>valutazione, le prestazioni a cui sono obbligati i soci di opera, le norme secondo le quali gli utili debbono essere ripartiti e la quota spettante a ciascun socio di utili e di perdite, la durata della società. Poiché per la costituzione di una società di persone non è necessario un atto a forma scritta, il perfezionamento del contratto sociale può avvenire anche per fatti concludenti. In tale caso la dottrina parla di società di fatto. La società di fatto se esercita attività non commerciale è regolata dalla disciplina delle società semplici, se esercita attività commerciale dalla disciplina delle s.n.c. irregolari. La società di fatto esercente attività commerciale è esposta al fallimento, che comporta altresì il fallimento dei soci palesi ed occulti, ovvero dei soci la cui esistenza è scoperta successivamente al fallimento. Un particolare caso applicativo che merita attenzione è la partecipazione di società di capitali a società di persone. Una società di capitali può diventare socio di una società di persone ai sensi dell’art. 2361 c.c., secondo comma, per il quale “l’assunzione di partecipazioni in altre imprese comportante una responsabilità illimitata per le obbligazioni delle medesime deve essere deliberata dall’assemblea; di tali partecipazioni gli amministratori danno specifica informazione nella notai integrativa del bilancio”, e art. 111-duodecies disp. Att. c.c. per il quale se i soci illimitatamente responsabili sono società di capitali (aventi quindi soggettività giuridica ed autonomia patrimoniale perfetta), le s.n.c. e le s.a.s. debbono redigere, se sussistono i presupposti di legge, il bilancio secondo le norme previste per le S.p.A. ed il bilancio consolidato.<text:s/><text:span text:style-name="T5">La società in accomandita semplice (s.a.s.) è disciplinata dagli articoli 2313-2314 c.c. trova la sua specificità nel fatto di avere due categorie di soci: il socio accomandatario ed il socio accomandante.</text:span><text:s/>I soci accomandatari rispondono illimitatamente e solidalmente con il loro patrimonio personale per le obbligazioni sociali. I soci accomandanti, invece, rispondono delle obbligazioni sociali limitatamente alla quota conferita. Paolo Revigliono - Le società di persone: disciplina generale Attenzione! Questo materiale didattico è per uso personale dello studente ed è coperto da copyright. Ne è severamente vietata la riproduzione o il riutilizzo anche parziale, ai sensi e per gli effetti della legge sul diritto d’autore (L. 22.04.1941/n. 633). 6 di 10 2.</text:p>
      <text:p text:style-name="Normale"><text:s/><text:span text:style-name="T6">I conferimenti</text:span><text:s/></text:p>
      <text:p text:style-name="Normale"><text:span text:style-name="T7">L’obbligo di conferimento è necessario per l’acquisto della qualità di socio</text:span>. I soci normalmente determinano contrattualmente i conferimenti dovuti da ciascuno, ma in caso di silenzio delle parti,<text:s/><text:span text:style-name="T8">si presume che debbano essere effettuati in denaro ed in parti uguali per l’ammontare necessario al conseguimento dell’oggetto sociale</text:span><text:s/>(ai sensi dell’art. 2342, primo comma c.c. e dell’art. 2253, secondo comma c.c.). Nelle società di persone il conferimento può avere ad<text:s/><text:span text:style-name="T9">oggetto qualsiasi entità suscettibile di valutazione economica</text:span><text:s/>ed utile per il conseguimento dell’oggetto sociale, che sia un bene, del denaro o l’attività lavorativa del socio, nonché dalla prestazione di garanzie a favore della società. Il conferimento può avere ad oggetto dei beni in proprietà. In tal caso, ai sensi dell’art. 2254, primo comma c.c., la garanzia dovuta dal socio e il passaggio dei rischi sono regolati dalle norme sulla vendita. Il socio è pertanto tenuto alla garanzia per vizi ed evizione della cosa (articoli 1490 e 1483-1484 c.c.). Si osserva, inoltre, come il perimento del bene oggetto del conferimento prima che questa sia passata in proprietà alla società, può comportare l’esclusione del socio (art. 2286, terzo comma c.c.). Per converso se il conferimento ha ad oggetto dei beni in godimento, ai sensi dell’art. 2254 secondo comma c.c., il rischio delle cose conferite in godimento restano ovviamente a carico del socio e le garanzie per il godimento delle stesse da parte della società sono disciplinate dalle norme sulla locazione. Se il bene conferito è un credito, ai sensi dell’art. 2255 c.c., il socio conferente risponde dell’insolvenza del creditore nel limite del valore del conferimento, in difetto può essere escluso dalla società. Come sopra accennato,<text:s/><text:span text:style-name="T10">il conferimento può avere ad oggetto la propria attività lavorativa</text:span>. Paolo Revigliono - Le società di persone: disciplina generale Attenzione! Questo materiale didattico è per uso personale dello studente ed è coperto da copyright. Ne è severamente vietata la riproduzione o il riutilizzo anche parziale, ai sensi e per gli effetti della legge sul diritto d’autore (L. 22.04.1941/n. 633). 7 di 10 Il socio d’opera non è lavoratore subordinato. L’attività lavorativa svolta viene ricompensata dalla partecipazione ai guadagni della società, sopportando il rischio di impresa, poiché il risultato economico dell’esercizio può consistere anche in una perdita. Inoltre, nel caso di impossibilità sopravvenuta che impedisca lo svolgimento dell’attività lavorativa, il socio può essere escluso dalla società<text:s/><text:soft-page-break/>(art. 2301, secondo comma c.c.). In caso di scioglimento della società, il socio d’opera è parificato al socio conferente servizi. È previsto che questi soci partecipino alla ripartizione dell’attivo patrimoniale rimanente dopo il rimborso del valore nominale delle quote dei soci conferenti beni, denaro e crediti. Discussa tra gli interpreti è la questione relativa all’imputabilità a capitale del valore del conferimento d’opera. Paolo Revigliono - Le società di persone: disciplina generale Attenzione! Questo materiale didattico è per uso personale dello studente ed è coperto da copyright. Ne è severamente vietata la riproduzione o il riutilizzo anche parziale, ai sensi e per gli effetti della legge sul diritto d’autore (L. 22.04.1941/n. 633). 8 di 10</text:p>
      <text:p text:style-name="Normale">3<text:span text:style-name="T11">. Il capitale sociale ed il diritto agli utili</text:span><text:s/></text:p>
      <text:p text:style-name="Normale"><text:span text:style-name="T12">Il capitale sociale è il valore monetario dei conferimenti apportati dai soci e si identifica all’inizio dell’esercizio d’impresa con il patrimonio sociale</text:span><text:s/>(che con il tempo si arricchirà di altri elementi finanziari attivi). Il capitale sociale è quindi vincolato all’esercizio dell’attività d’impresa, non potendone disporre i soci fino al momento dello scioglimento del contratto sociale. In particolare, la riduzione del capitale sociale ex art. 2306 c.c. non può avvenire prima dei tre mesi dall’iscrizione della deliberazione di riduzione di capitale presso il Registro delle Imprese; entro tale termine è attribuita la facoltà ai creditori sociali anteriori all’iscrizione della delibera di proporre opposizione. La riduzione di capitale sociale può avvenire attraverso il rimborso ai soci delle quote pagate o dalla liberazione dei soci dall’obbligo di effettuare ulteriori versamenti. Inoltre, nel caso in cui il risultato economico d’esercizio conseguito sia una perdita, di tale entità da intaccare il capitale sociale, allora il legislatore condiziona l’eventuale distribuzione di successivi utili alla reintegrazione od alla riduzione in misura corrispondente del capitale (art. 2303, secondo comma c.c.). Il legislatore prevede poi che la ripartizione di somme tra soci avvenga in caso di utili realmente conseguiti (art. 2303, primo comma c.c<text:span text:style-name="T13">.). L’articolo 2265 c.c. sanziona con la nullità qualsiasi patto con il quale uno o più soci siano esclusi da ogni partecipazione agli utili od alle perdite (patto leonino</text:span>). Questo è l’unico limite posto ai soci nella determinazione della ripartizione del risultato economico d’esercizio. In caso di nullità ex art. 2265 c.c., sopperisce alla invalidità della disciplina convenzionale l’applicazione dell’art. 2263 c.c., per il quale il criterio di ripartizione tra i soci del risultato economico d’esercizio - sia utile, sia perdita<text:s/><text:span text:style-name="T14">- si determina in maniera proporzionale ai conferimenti; se il valore di questi non è determinato, si presumono in parti uguali.</text:span><text:s/>Se<text:s/>il<text:s/>conferimento consiste nella prestazione di attività lavorativa, con valore non determinato nel contratto sociale, il giudice determina la quota spettante al socio d’opera secondo equità. Quanto invece al diritto di percepire gli utili, si osserva come generalmente il risultato economico d’esercizio, se utile o perdita, sia rilevato a seguito della redazione del bilancio d’esercizio che deve essere approvato. Per le società semplici il legislatore prevede nell’art. 2262 l’approvazione del rendiconto. In ogni caso, dall’approvazione del documento contabile dal quale risulti il risultato economico dell’esercizio, se positivo, i soci hanno diritto alla distribuzione dello stesso.</text:p>
      <text:p text:style-name="Paragrafoelenco"><text:s/></text:p>
      <text:p text:style-name="Paragrafoelenco">Lezione 9</text:p>
      <text:p text:style-name="Paragrafoelenco"><text:span text:style-name="T15">Caratteri generali</text:span><text:s/></text:p>
      <text:p text:style-name="Normale"><text:span text:style-name="T16">La società in accomandita semplice (artt. 231-2324 c.c.) è una società di persone che si caratterizza per la presenza di due categorie di soci: i soci accomandanti ed i soci accomandatari</text:span>.<text:s/><text:span text:style-name="T17">I soci accomandanti sono responsabili per le obbligazioni sociali limitatamente alla sola quota conferita.</text:span><text:s/>I creditori sociali non possono vantare pretese alcune invece circa la quota di conferimento promessa e mai versata dai soci accomandanti.<text:s/><text:span text:style-name="T18">I soci accomandatari, invece, sono responsabili solidalmente e illimitatamente con il proprio patrimonio personale per le obbligazioni sociali. E’ attribuita esclusivamente a questi l’amministrazione della società</text:span>. La funzione della società in accomandita semplice è quella di consentire la formazione di una società nella quale l’interesse di parte della compagine sociale (soci accomandatari) coincide con la gestione personale dell’impresa ed interesse di altra parte dei soci è quella di ottenere dal finanziamento dell’impresa una remunerazione del capitale investito (soci accomandanti), rischiando il solo la quota conferita e senza doversi occupare personalmente della gestione dell’impresa. Con tale tipo di società di persone è possibile<text:s/><text:soft-page-break/>esercitare attività commerciale esimendo però i soci accomandanti dalla procedura fallimentare. Si osserva innanzitutto come alle società in accomandita semplice (s.a.s.) sia applicabile la disciplina delle società in nome collettivo (artt. 2291-2312 c.c.) in quanto compatibili. L’atto costitutivo è soggetto alla iscrizione nel Registro delle Imprese. Con tale registrazione alla società è applicabile il regime legale proprio dettato dagli articoli 2313-2324 c.c., in difetto, invece, la società è irregolare e seppur validamente costituita delle obbligazioni sociali saranno ritenuti responsabili tutti i soci personalmente ed illimitatamente ai sensi dell’art. 2297 c.c. ad eccezione dei soci accomandanti i quali rispondono limitatamente alla loro quota, salvo abbiano partecipato alle operazioni sociali (art. 2317 c.c.). Paolo Revigliono - La società in accomandita semplice Attenzione! Questo materiale didattico è per uso personale dello studente ed è coperto da copyright. Ne è severamente vietata la riproduzione o il riutilizzo anche parziale, ai sensi e per gli effetti della legge sul diritto d’autore (L. 22.04.1941/n. 633). 4 di 9 In atto costitutivo devono essere indicati espressamente i soci accomandatari ed i soci accomandanti (art. 2316 c.c.). In particolare, il nome di almeno un socio accomandatario deve comparire nella ragione sociale della s.a.s.; non possono comparire nella ragione sociale della società i soci accomandanti, al fine di non indurre in errore i terzi che entrano in contatto con la società. Ai sensi dell’art. 2314 secondo comma c.c. il socio accomandante il quale consente che il suo nome sia inserito nella ragione sociale, risponde illimitatamente e solidalmente nei confronti dei terzi con i soci accomandatari per le obbligazioni sociali. Tale fatto non esplica invece effetti interni alla società, non comportando l’attribuzione dei poteri amministrativi al socio accomandante che dia l’assenso all’inserimento del proprio nome nella ragione sociale. I poteri amministrativi restano prerogativa dei soci accomandatari. Paolo Revigliono - La società in accomandita semplice Attenzione! Questo materiale didattico è per uso personale dello studente ed è coperto da copyright. Ne è severamente vietata la riproduzione o il riutilizzo anche parziale, ai sensi e per gli effetti della legge sul diritto d’autore (L. 22.04.1941/n. 633). 5 di 9</text:p>
      <text:p text:style-name="P19">L’amministrazione della società ed i poteri del socio accomandante</text:p>
      <text:p text:style-name="Normale"><text:span text:style-name="T20"><text:s/></text:span>Ai sensi dell’art. 2318, secondo comma c.c., l’amministrazione della s.a.s. può essere conferita esclusivamente ai soci accomandatari. La nomina degli amministratori può essere indicata in atto costitutivo o con atto successivo, in tale ultimo caso sono applicabili le norme dettate dal codice civile in tema di mandato. Nel caso di nomina con atto separato ed in ogni caso in difetto di nomina in atto costitutivo, l’art. 2319 c.c. prevede che per la nomina e la revoca degli amministratori sia necessario il consenso dei soci accomandatari e l’approvazione di tanti soci accomandanti che rappresentino la maggioranza del capitale sottoscritto da tale categoria di soci. È fatto divieto al socio accomandante di compiere atti di amministrazione, di trattare o concludere affari in nome della società, se non in forza di procura speciale per singoli affari. In difetto di tale astensione, il socio accomandante assume la responsabilità patrimoniale illimitata solidale verso i terzi per tutte le obbligazioni sociali. Tale fatto costituisce inoltre grave inadempienza delle obbligazioni che derivano dal contratto sociale, potendo determinare l’esclusione del socio dalla società ai sensi dell’art. 2286 c.c. Il divieto di immistione del socio accomandante nella gestione della società è temperato dalla previsione per la quale tale categoria di soci può: • prestare la propria opera sotto la direzione degli amministratori; è esclusa la possibilità che i soci accomandanti prestino la propria opera in autonomia; • solo se consentito dall’atto costitutivo: dare autorizzazioni e pareri per determinate operazioni, compiere atti di ispezione e di sorveglianza (art. 2320 secondo comma c.c.). Paolo Revigliono - La società in accomandita semplice Attenzione! Questo materiale didattico è per uso personale dello studente ed è coperto da copyright. Ne è severamente vietata la riproduzione o il riutilizzo anche parziale, ai sensi e per gli effetti della legge sul diritto d’autore (L. 22.04.1941/n. 633). 6 di 9 Ai sensi dell’art. 2320 terzo comma c.c. ai soci accomandanti è riconosciuto sempre il diritto: • avere comunicazione annuale del bilancio e del conto dei profitti e delle perdite; • di controllare l’esattezza dei documenti contabili citati al punto precedente, avvalendosi anche della consultazione dei libri e degli altri documenti della società. Carattere peculiare acquista la disciplina del trasferimento delle quote sociali di socio accomandante e di socio accomandatario. Il trasferimento della quota del socio accomandatario può avvenire con il solo<text:s/><text:soft-page-break/>consenso di tutti i soci costituenti la compagine sociale. In caso di trasmissione per morte del socio accomandatario sarà necessario il consenso dei soci superstiti ed il consenso degli eredi. Il trasferimento della quota del socio accomandante è invece subordinato negli atti tra vivi dal consenso di tutti i soci che rappresentano la maggioranza del capitale sociale, al contrario, negli atti mortis causa la quota del socio accomandante è liberamente trasferibile, e quindi non è necessario il consenso dei soci. Paolo Revigliono - La società in accomandita semplice Attenzione! Questo materiale didattico è per uso personale dello studente ed è coperto da copyright. Ne è severamente vietata la riproduzione o il riutilizzo anche parziale, ai sensi e per gli effetti della legge sul diritto d’autore (L. 22.04.1941/n. 633). 7 di<text:s/><text:span text:style-name="T21">9<text:s/></text:span></text:p>
      <text:p text:style-name="P22">Lo scioglimento della società in accomandita semplice e la società in accomandita irregolare</text:p>
      <text:p text:style-name="Normale"><text:s/>La disciplina delle cause di scioglimento della società in accomandita semplice è dettata dall’art. 2323 c.c. Tale articolo richiama espressamente quali cause di scioglimento della s.a.s. l’art. 2308 c.c., relativo alle cause di scioglimento della società in nome collettivo, il quale a sua volta richiama espressamente l’articolo 2272 c.c. In considerazione della necessaria sussistenza nella s.a.s. delle due categorie di socio accomandatario e di socio accomandante, il predetto articolo prevede che nel caso in cui la compagine sociale risulti formata solo da soci accomandatari o accomandanti, il contratto sociale si sciolga se entro sei mesi dal verificarsi di tale fatto non sia sostituito il socio della categoria venuta meno. In particolare, nel caso in cui vengano a mancare tutti gli accomandatari, per il periodo semestrale gli accomandanti nominano un amministratore provvisorio per il compimento degli atti di ordinaria amministrazione, tale amministratore non assume però la qualità di socio accomandatario. Da ciò consegue che non sarà responsabile per le obbligazioni sociali, eccetto nel caso in cui sia un socio accomandante e compia atti di straordinaria amministrazione. Nel caso in cui entro i sei mesi non sia ricostituita la categoria del socio mancante ed in difetto di messa in liquidazione della società, se la rimanente compagine sociale è formata da almeno due soci, la società diventa una società in nome collettivo irregolare. Per quanto concerne il procedimento di liquidazione e le modalità di cancellazione della società dal Registro delle Imprese, per espresso richiamo effettuato dall’art. 2315 c.c., è applicabile alla s.a.s. la disciplina dettata per le società in nome collettivo dagli articoli 2309-2312 c.c. Paolo Revigliono - La società in accomandita semplice Attenzione! Questo materiale didattico è per uso personale dello studente ed è coperto da copyright. Ne è severamente vietata la riproduzione o il riutilizzo anche parziale, ai sensi e per gli effetti della legge sul diritto d’autore (L. 22.04.1941/n. 633). 8 di 9 Si precisa però che ai sensi dell’art. 2312 c.c., una volta cancellata la società dal Registro delle Imprese, i creditori insoddisfatti potranno far valere i loro crediti nei confronti dei soci accomandanti nei limiti di quanto da questi ricevuto in liquidazione. La società in accomandita semplice il cui atto costitutivo non è stato iscritto nel Registro delle Imprese, è irregolare. Ai sensi dell’art. 2317 c.c., fino a quando la società non è iscritta nel Registro delle Imprese ed opera sotto una denominazione sociale che esplicita la scelta della forma organizzativa di s.a.s., ai rapporti tra la società ed i terzi si applica la disciplina prevista dall’art. 2297 c.c., resta salva la responsabilità patrimoniale limitata dei soci accomandanti alla quota conferita per l’adempimento delle obbligazioni sociali. I soci accomandanti diventano illimitatamente responsabili delle obbligazioni sociali nel solo caso in cui abbiano preso parte a tali operazioni. Il divieto di immistione del socio accomandante nella s.a.s. irregolare ha carattere assoluto. Nemmeno il rilascio di una procura speciale per singoli affari sarebbe in questo caso sufficiente ad esonerare l’accomandante dalla responsabilità illimitata verso i terzi per le obbligazioni sociali.</text:p>
      <text:p text:style-name="P23"/>
      <text:p text:style-name="P24">Lezione 10</text:p>
      <text:p text:style-name="Normale"><text:span text:style-name="T25">Nozioni e caratteristiche della società per azioni</text:span><text:s/></text:p>
      <text:p text:style-name="Normale">La società per azioni (S.p.A.) costituisce il paradigma della società di capitali. La S.p.A. è dotata di autonomia patrimoniale perfetta: delle obbligazioni sociali risponde esclusivamente la società con il proprio patrimonio. In ciò si distingue dalla società in accomandita per azioni, nella quale i soci accomandatari sono responsabili solidalmente e personalmente con la società per l’adempimento delle obbligazioni sociali. Nella<text:s/><text:soft-page-break/>S.p.A. la partecipazione sociale è costituita da azioni. In ciò si distingue dalle S.r.l., le cui partecipazioni sociali sono costituite da quote che in alcun modo possono essere rappresentate da azioni. I caratteri essenziali della S.p.A. si possono così sintetizzare: l’ordinamento le riconosce personalità giuridica, gode di autonomia patrimoniale perfetta e la responsabilità patrimoniale dei soci è circoscritta alla partecipazione societaria, ha una organizzazione corporativa, le quote di partecipazione sono costituite dalle azioni. La conseguenza immediata dell’attribuzione di personalità giuridica alla S.p.A. consiste nel distinguere la società dai suoi soci come soggetto di diritto. E’ la società ad essere qualificata come imprenditore, oggetto di applicazione del diritto di impresa, non i suoi soci. La società gode di autonomia patrimoniale perfetta: il patrimonio della società è esclusivo di questa ed il patrimonio personale dei soci non costituisce garanzia sussidiaria per l’adempimento delle obbligazioni sociali. Delle obbligazioni contratte dalla società è responsabile la S.p.A. medesima. Per quanto riguarda i soci, il rischio d’impresa grava esclusivamente sulle partecipazioni da loro possedute (azioni). Paolo Revigliono - La società per azioni: nozione e caratteri essenziali Attenzione! Questo materiale didattico è per uso personale dello studente ed è coperto da copyright. Ne è severamente vietata la riproduzione o il riutilizzo anche parziale, ai sensi e per gli effetti della legge sul diritto d’autore (L. 22.04.1941/n. 633). 4 di 9 In conseguenza del fatto che il patrimonio della S.p.A. costituisce l’unica garanzia per l’adempimento delle obbligazioni sociali, il legislatore ha predisposto una particolare disciplina per garantire la consistenza del patrimonio sociale, nonché puntuali norme relative alla informativa periodica patrimoniale ed economica della società. Il legislatore ha inoltre previsto che la S.p.A. abbia una struttura corporativa, vale a dire siano presenti necessariamente alcuni organi: l’assemblea, l’organo di gestione e l’organo di controllo. La distinzione tra tali organi della società e le persone dei soci permane; infatti, non essendo affidato ai soci alcun potere diretto amministrativo o di controllo, possono contribuire esclusivamente con l’esercizio del diritto di voto in assemblea alla designazione dei membri degli organi amministrativi e di controllo. I componenti di questi organi, che si ribadisce sono distinti dalle persone dei soci, sono responsabili personalmente – sia civilmente, sia penalmente -dei danni cagionati alla società a seguito della violazione dei doveri caratterizzanti l’esercizio delle rispettive funzioni. Ultimo dato giuridico tipico della S.p.A. è la partecipazione sociale costituita da azioni. L’art. 2348, primo comma c.c. enuncia il principio per il quale le azioni devono essere di uguale valore e conferiscono ai loro possessori uguali diritti (resta salvo quanto previsto dal secondo e terzo comma del medesimo articolo). La determinazione del numero di azioni avviene secondo la logica matematica per la quale il capitale sociale sottoscritto viene diviso per il valore predeterminato delle azioni. Astraendo le qualità dell’azione dalla persona del socio è garantita la libera trasferibilità del titolo e ne viene agevolata la circolazione, nel qual caso trova applicazione la disciplina dei titoli di credito. Si sottolinea inoltre come l’omogeneità delle azioni, che porta ad affermare il carattere fungibile del bene, fa sì che tale partecipazione sia particolarmente adatta ad essere trasferita nel mercato di borsa valori. Paolo Revigliono - La società per azioni: nozione e caratteri essenziali Attenzione! Questo materiale didattico è per uso personale dello studente ed è coperto da copyright. Ne è severamente vietata la riproduzione o il riutilizzo anche parziale, ai sensi e per gli effetti della legge sul diritto d’autore (L. 22.04.1941/n. 633). 5 di 9 2</text:p>
      <text:p text:style-name="P26">. I diversi modelli di società per azioni<text:s/></text:p>
      <text:p text:style-name="Normale">Alla luce di quanto fino ad ora osservato è evidente come la S.p.A. sia il modello organizzativo societario più adeguato per le imprese di grandi dimensioni. La S.p.A. infatti dà l’opportunità agli imprenditori di attrarre grandi quantità di capitali sul mercato, grazie anche agli investimenti dei piccoli risparmiatori, che sono incentivati ad investire in partecipazioni azionarie remunerativi e facilmente trasferibili sul mercato. Inoltre, è da sottolineare come il trasferimento delle partecipazioni azionarie da risparmiatore a risparmiatore non sia di detrimento agli interessi imprenditoriali della S.p.A., non influendo infatti sull’operatività dell’impresa. Nella pratica si riscontra però come le S.p.A. di grandi dimensioni che ricorrono al pubblico risparmio per la raccolta del capitale di rischio è una eccezione e non una regola. Nella maggior parte dei casi le S.p.A. che operano nel contesto economico hanno una ristretta base azionaria ed hanno dimensioni medio-piccole. Non si può affermare che si tratti di un fenomeno patologico o di abuso del modello legale, il legislatore<text:s/><text:soft-page-break/>consente tramite l’esercizio della autonomia statutaria di “cucire su misura” dell’azienda la società per azioni. Ciò comporta ovviamente l’utilizzazione di un modello legale per assolvere a esigenze economiche differenti con la conseguenza di rilevare problematiche peculiari per ciascuna situazione esaminata. Nelle S.p.A. a base azionaria ristretta la questione problematica ha ad oggetto la tutela dei soci di minoranza nonché dei creditori soggetti a possibili abusi dei soci che detengono la maggioranza del capitale, il cui voto sarà stato determinante per l’elezione degli amministratori. Nelle S.p.A. che invece fanno ricorso al pubblico risparmio la situazione che si presenta è rovesciata. Ci saranno infatti pochi azionisti imprenditori attivi e competenti a fronte di una massa di azionisti investitori detentori di partecipazioni parcellizzate. Paolo Revigliono - La società per azioni: nozione e caratteri essenziali Attenzione! Questo materiale didattico è per uso personale dello studente ed è coperto da copyright. Ne è severamente vietata la riproduzione o il riutilizzo anche parziale, ai sensi e per gli effetti della legge sul diritto d’autore (L. 22.04.1941/n. 633). 6 di 9 Questi ultimi azionisti sono generalmente disinteressati alla vita societaria, ne consegue che fisiologicamente vi sarà un gruppo minoritario di controllo, costituito dagli azionisti imprenditori, che saranno determinanti per la nomina degli organi necessari della società e costituiranno loro espressione. Non si può fare a meno di sottolineare come in un contesto così delineato, gli strumenti previsti dal legislatore di autotutela dei soci contro gli abusi della maggioranza, restano del tutto inoperativi in difetto di interesse da parte di chi dovrebbe azionarli. In tale contesto gli interessi da tutelare sono altresì di carattere pubblico: garantire il corretto funzionamento dell’intero mercato azionario e tutelare il pubblico indifferenziato dei potenziali investitori. Dopo la riforma avvenuta con il D. Lgs. 6/2003 la disciplina delle S.p.A. si può schematizzare con la vigenza di alcune regole valide per tutte le S.p.A., norme relative alle società chiuse (che non fanno ricorso al mercato del capitale di rischio), norme applicabili esclusivamente alle società che fanno ricorso al mercato di capitale di rischio (di conseguenza applicabili anche alle società non quotate con azionariato diffuso ed alle società quotate – ferma restando l’applicazione alternativa di leggi speciali), norme applicabili alle sole società quotate. In conseguenza della disciplina legislativa così delineata è possibile distinguere all’interno del tipo organizzativo societario S.p.A. tre sottotipi organizzativi: la società chiusa, la società che fa ricorso al mercato del capitale di rischio e la società quotata. La categoria delle società che fanno ricorso al mercato del capitale di rischio comprendono le società con azioni quotate e le società con azioni diffuse tra il pubblico in misura rilevante (ex art. 2325 bis c.c.). La ratio della differente disciplina dettata per questo tipo di S.p.A. è quella di agevolare la transizione da società chiusa a società che fa ricorso al mercato del capitale di rischio, che comporta la applicazione della disciplina del T.U.F., maggiormente rigorosa rispetto alla disciplina delle società non quotate. Paolo Revigliono - La società per azioni: nozione e caratteri essenziali Attenzione! Questo materiale didattico è per uso personale dello studente ed è coperto da copyright. Ne è severamente vietata la riproduzione o il riutilizzo anche parziale, ai sensi e per gli effetti della legge sul diritto d’autore (L. 22.04.1941/n. 633). 7 di 9<text:s/></text:p>
      <text:p text:style-name="Normale"><text:span text:style-name="T27">3. I principali interventi legislativi</text:span></text:p>
      <text:p text:style-name="Normale"><text:s/>La disciplina delle S.p.A. si è evoluta dalla concezione originaria del 1942 sia sulla spinta della necessità di colmare le lacune del codice stesso, sia per dare attuazione alle direttive comunitarie volte alla armonizzazione della disciplina nazionale delle società di capitali. Il primo intervento legislativo di rilievo è costituito dalla legge 216/1974 e successivi decreti delegati del 1975, con il quale è introdotta la società quotata, istituisce la CONSOB, organo di controllo pubblico alla quale è affidato il compito di garantire la completezza e la veridicità dell’informazione societaria e sulla scia del medesimo intento legislativo si introduce l’obbligo di certificazione del bilancio da parte di una società di revisione autonoma. Inoltre, a fronte della riconosciuta esistenza di categorie di investitori il cui obiettivo è ottenere un profitto disinteressandosi però delle vicende societarie, il legislatore introduce le azioni di risparmio, una categoria di azioni prive di diritto di voto e caratterizzate da una più alta remunerazione patrimoniale. Alla tutela degli azionisti investitori si affianca la consapevolezza da parte del legislatore di prevedere norme volte a garantire l’efficienza e la trasparenza del mercato di capitale di rischio. A partire dal 1983 vengono introdotti nell’ordinamento giuridico le S.I.M. (società di intermediazione mobiliare), organismi di investimento<text:s/><text:soft-page-break/>collettivo quali fondi comuni, fondi pensione, S.I.C.A.V. – società di investimento a capitale variabile - nonché peculiari norme relative alla offerta al pubblico di valori mobiliari e di trasferimento di partecipazioni di controllo di società quotate. È però nel 1998 che il legislatore introduce il Testo Unico delle disposizioni in materia di intermediazione finanziaria (T.U.F.) – D. Lg.s n. 58 del 24 febbraio 1998, entrato in vigore il primo luglio 1998, data dalla quale la previgente normativa in materia non è stata più applicata. L’obiettivo principale di tale riforma si può sintetizzare nello stimolare l’afflusso del risparmio gestito dagli investitori istituzionali nazionali ed esteri (quali fondi comuni, fondi pensione, società di assicurazione) che svolgono un ruolo di minoranza attiva nelle società partecipate attraverso l’esercizio di voto e degli altri diritti riconosciuti alle minoranze. Paolo Revigliono - La società per azioni: nozione e caratteri essenziali Attenzione! Questo materiale didattico è per uso personale dello studente ed è coperto da copyright. Ne è severamente vietata la riproduzione o il riutilizzo anche parziale, ai sensi e per gli effetti della legge sul diritto d’autore (L. 22.04.1941/n. 633). 8 di 9 Chiude – per il momento – l’escursus dell’evoluzione legislativa della materia in oggetto la riforma D. Lgs. n. 6 del 17 gennaio 2003, con il quale si è rinnovata la disciplina generale delle società di capitali. Obiettivo di tale riforma è stata la semplificazione della disciplina delle società di capitali e – dotando le stesse di una maggiore autonomia statutaria – rendere più competitive le imprese italiane favorendone anche l’accesso ai mercati nazionali ed internazionali di capitali. Tra le varie innovazioni apportate dal legislatore, si segnala in questa sede l’introduzione della S.p.A. unipersonale a responsabilità limitata, la previsione di nuove categorie speciali di azioni, la separazione del controllo sull’amministrazione dalla revisione legale dei conti.</text:p>
      <text:p text:style-name="P28"/>
      <text:p text:style-name="P29">Lezione 11</text:p>
      <text:list text:style-name="LFO1" text:continue-numbering="true">
        <text:list-item>
          <text:p text:style-name="P30">LA NULLITÀ DELLA SOCIETÀ PER AZIONI</text:p>
        </text:list-item>
      </text:list>
      <text:p text:style-name="P31"><text:s/>L’atto costitutivo della S.p.A. nella fase anteriore alla sua iscrizione nel Registro delle imprese e un contratto che produce effetti esclusivamente tra le parti e segue la disciplina generale dei contratti di diritto privato. In particolare, con riguardo ai casi di nullità dello stesso, trova applicazione la disciplina dettata dagli articoli 1418 ss. C.c., resta salva l’applicazione delle norme di cui agli articoli 1420 e 1446 c.c. Qualora il contratto affetto da nullità sia già stato iscritto nel Registro delle Imprese trova applicazione la specifica disciplina dettata dall’art. 2332 c.c., la quale sanziona tale invalidità con lo scioglimento della società (la quale, si ricorda, è venuta ad esistenza ed ha acquisito personalità giuridica con l’iscrizione presso il Registro delle Imprese). Le cause della nullità della società sono tipiche e consistono: - nella mancata stipulazione dell’atto costitutivo nella forma dell’atto pubblico; - nella illiceità dell’oggetto sociale; - nella mancanza nell’atto costitutivo di ogni indicazione riguardante la denominazione della società o i conferimenti o l’ammontare del capitale sociale o l’oggetto sociale. La nullità della società può essere dichiarata solamente in forza di provvedimento dell’autorità giudiziaria. La sentenza di dichiarazione della nullità della S.p.A. pregiudica l’efficacia degli atti compiuti in nome della stessa successivi all’iscrizione del provvedimento nel Registro delle Imprese. Non ha quindi effetto retroattivo. Opera esclusivamente per il futuro (ex nunc). Inoltre, i soci non sono liberati dall’obbligo di effettuare i conferimenti fino a quando i creditori sociali non sono soddisfatti. Paolo Revigliono “La società per azioni: nullità e conferimenti” La sentenza dichiarativa di nullità della S.p.A. nomina i liquidatori. Lo scioglimento della società segue poi la normale disciplina dello scioglimento della S.p.A. Ai sensi dell’art. 2332, quinto comma c.c. la nullità della S.p.A. è sanabile. Paolo Revigliono “La società per azioni: nullità e conferimenti”<text:s/></text:p>
      <text:p text:style-name="Normale"><text:span text:style-name="T32">2. I CONFERIMENTI: DEFINIZIONE GENERALE E CONFERIMENTI IN DENARO</text:span><text:s/></text:p>
      <text:p text:style-name="Normale">I conferimenti sono i contributi dei soci che costituiscono il patrimonio iniziale della società. La loro funzione è di fornire alla società l’iniziale patrimonio di rischio indispensabile allo svolgimento dell’attività d’impresa. La disciplina dei conferimenti nelle S.p.A. è stata elaborata dal legislatore con due obiettivi: garantire l’effettivo versamento dei conferimenti promesso dai soci e garantire che il valore assegnato dai soci ai<text:s/><text:soft-page-break/>conferimenti sia reale e veritiero e che non si concretizzi la situazione per la quale i conferimenti sono inferiori all’ammontare del capitale sociale. Tale situazione trarrebbe in inganno i creditori, per il quali il capitale sociale costituisce una garanzia primaria di adempimento delle obbligazioni assunte dalla S.p.A. Nel caso di conferimenti costituiti da somme di denaro, il legislatore dispone che dei conferimenti in denaro, prima della iscrizione della società nel Registro delle Imprese, sia versata una quota non inferiore al 25% degli stessi e, nel caso di società unipersonale, dell’intero ammontare. Ciò al fine di evitare che la società costituita disponga esclusivamente di crediti verso i soci. Si sottolinea poi come le azioni non interamente liberate siano trasferibili, a condizione che siano nominative e che dal titolo risultino i versamenti ancora dovuti (art. 2354 terzo comma n. 4 c.c.). In caso di trasferimento di tali titoli, l’obbligo di versamento dei conferimenti residui è a carico sia del cessionario che del cedente il titolo azionario (art. 2356 c.c.). La responsabilità del cedente è però sussidiaria e temporanea, permane infatti per tre anni dall’iscrizione del trasferimento nel libro dei soci. Paolo Revigliono “La società per azioni: nullità e conferimenti” Il legislatore prevede poi una particolare disciplina per il caso di mora del socio con riguardo al pagamento delle quote dovute. Ai sensi dell’art. 2344 c.c. la società può vendere coattivamente le azioni del socio moroso. La procedura inizia con la pubblicazione della diffida ad adempiere rivolta al socio moroso nella Gazzetta Ufficiale. Decorsi quindici giorni da tale pubblicazione, in difetto di adempimento del socio, gli amministratori offrono le azioni agli altri soci in proporzione della loro partecipazione e per un prezzo non inferiore ai conferimenti ancora dovuti. In mancanza di offerte le azioni possono essere vendute a rischio e per conto del socio, a mezzo di una banca o intermediario autorizzato alla negoziazione in mercati regolamentati. Se la vendita non ha esito positivo, gli amministratori possono dichiarare decaduto il socio, trattenendo le somme riscosse. Resta salvo il risarcimento di maggiori danni. Paolo Revigliono “La società per azioni: nullità e conferimenti”<text:s/></text:p>
      <text:p text:style-name="P33">I CONFERIMENTI DIVERSI DAL DENARO</text:p>
      <text:p text:style-name="Normale"><text:s/>La disciplina dei conferimenti nella S.p.A. si differenzia da quella delle società di persone in quanto non tutti i conferimenti diversi dal denaro sono ammessi. La ratio è da ricercare nel fatto che nella S.p.A. l’unica fonte di garanzia per gli adempimenti degli obblighi sociali è il patrimonio sociale. Non è possibile pertanto conferire nella S.p.A. la prestazione di opera e servizi. Per quanto riguarda invece il conferimento di beni in natura o di crediti, il legislatore richiede che le azioni corrispondenti a tali conferimenti siano integralmente liberate al momento della sottoscrizione (ex art. 2342 terzo comma c.c.). I conferimenti diversi dal denaro sono oggetto di un procedimento di valutazione, il quale ha la finalità di evitare che sia sopravvalutato il valore degli stessi, deve infatti essere attribuito loro il valore reale. E’ ha carico del socio conferente un bene diverso dal denaro l’obbligo di presentare una relazione giurata di stima, elaborata da un esperto designato dal tribunale nel cui circondario ha sede la società. L’esperto ha il compito di attestare che il valore dei beni conferiti è almeno pari a quello ad essi attribuito ai fini della determinazione del capitale sociale e dell’eventuale sopraprezzo. La relazione di stima deve essere allegata all’atto costitutivo, con il quale resta depositato presso il Registro delle Imprese. Entro centottanta giorni dalla costituzione della società, gli amministratori devono controllare le relazioni di stima e verificare il valore dei conferimenti. Se sussistono motivi fondati, gli amministratori debbono provvedere alla revisione della stima ed i titoli azionari corrispondenti non possono essere ceduti. Paolo Revigliono “La società per azioni: nullità e conferimenti” Si osserva però che, nel caso in cui il valore del conferimento in natura risulti già da altre fonti o criteri in modo attendibile, il procedimento di stima viene meno (art. 2343-ter c.c.) Un esempio ne è il conferimento di titoli quotati nel mercato dei capitali (azioni ed obbligazioni). Resta comunque salva la possibilità per gli amministratori di richiedere una nuova valutazione dei conferimenti in natura nel caso in cui ritengano inattendibile il valore a questi attribuito. Si pensi al caso dell’esperto che ha redatto la relazione di stima, ma non vantasse i requisiti di professionalità ed indipendenza necessari per redigere una relazione oggettiva. Paolo Revigliono “La società per azioni: nullità e conferimenti” 4.</text:p>
      <text:p text:style-name="Normale"><text:s/><text:span text:style-name="T34">GLI ACQUISTI PERICOLOSI</text:span></text:p>
      <text:soft-page-break/>
      <text:p text:style-name="Normale">Si è riscontrato nella pratica come l’acquisto da parte della società di beni appartenenti ad alcuni soggetti, in primis i soci, nascondesse in realtà il conferimento di beni diversi dal denaro con un meccanismo giuridico elusivo del procedimento di stima. Attualmente è in vigore una particolare procedura di autorizzazione relativa agli acquisti della società di beni o crediti appartenenti a promotori, fondatori, soci ed amministratori. E’ infatti necessario che il corrispettivo pattuito sia pari o superiore al decimo del capitale sociale e che l’acquisto sia compiuto nei due anni dall’iscrizione della società nel Registro delle Imprese. L’acquisto è sottoposto alla preventiva autorizzazione della assemblea ordinaria. Il cedente deve presentare inoltre una relazione o la documentazione che comprovi il fatto che il bene non ha un valore inferiore al corrispettivo pattuito, evitando così il pericolo di sopravvalutazione del bene. La delibera, alla quale è allegata la relazione di stima o documentazione alternativa, è sopposta al regime di pubblicità legale. La disciplina appena descritta non è applicabile in alcuni casi specifici di esenzione. Il primo caso di esenzione è costitutivo dagli acquisti che si compiono sui mercati regolamentati o sotto il controllo della autorità giudiziaria o amministrativa, va da se’ infatti che in tali casi il prezzo di acquisto è quello ufficiale ed in ogni caso sottoposto a controllo. Vi è esenzione altresì nel caso di acquisti effettuati a condizioni normali nell’ambito delle operazioni correnti della società, eseguite cioè nella gestione ordinaria dell’impresa. Ai sensi dell’art. 2345 c.c. l’atto costitutivo della società può prevedere l’obbligo per i soci di effettuare prestazioni accessorie e diverse dall’apporto in denaro. Paolo Revigliono “La società per azioni: nullità e conferimenti” La prestazione accessoria può avere ad oggetto la prestazione di attività lavorativa o professionale, l’obbligo di effettuare forniture periodiche di materie o di merci. Dalla peculiarità di tali prestazioni consegue che le relative azioni con prestazioni accessorie sono nominative e non possono essere cedute in difetto del consenso degli amministratori. Salva diversa previsione statutaria, gli obblighi accessori possono essere modificati esclusivamente con il consenso unanime dei soci. Gli interpreti ritengono che l’adempimento di tali prestazioni accessorie si risolva nell’adempimento di obbligazioni sociali, con l’applicazione della relativa disciplina (per esempio l’art. 2344 c.c.).</text:p>
      <text:p text:style-name="P35"/>
      <text:p text:style-name="P36">Lezione 12</text:p>
      <text:p text:style-name="Normale"><text:span text:style-name="T37">LE AZIONI: NOZIONE, CARATTERI ESSENZIALI E VALORE</text:span><text:s/></text:p>
      <text:p text:style-name="Normale">La quota di partecipazione dei soci nella S.p.A. consiste nelle azioni. Il capitale sociale delle S.p.A. è costituito da un numero predeterminato di azioni, le quali hanno identico valore economico e sono dotate di identici diritti patrimoniali ed amministrativi attribuiti ai soci nei confronti della società. L’azione è indivisibile. Ai sensi dell’art. 2347 c.c. l’azione può essere oggetto di comproprietà, ma i comproprietari devono eleggere un rappresentante comune legittimato ad esercitare i diritti derivanti dalla partecipazione sociale. Si osserva poi come ogni singola azione attribuisca al titolare della stessa un nucleo di diritti patrimoniale ed amministrativi che possono essere esercitati nei confronti della società. L’azionista che sottoscriva più azioni è titolare quindi dei diritti derivanti dalla sottoscrizione di ogni singola azione e non di una singola quota di partecipazione sociale. Ogni singola azione è liberamente ed autonomamente trasferibile. Il principio per il quale le azioni devono essere di uguale valore e conferiscono uguali diritti è fissato dall’art. 2348, primo comma c.c. Nelle azioni può essere indicato o meno il valore nominale. Il valore nominale delle azioni è la frazione di capitale sociale rappresentata ed espressa in valore monetario. Ai sensi dell’art. 2328 secondo comma n. 5 c.c., lo statuto deve prevedere in caso di azioni con valore nominale il capitale sottoscritto, le modalità di emissione e circolazione. Una modifica del valore nominale di tale tipo di azioni può richiede la modificazione dell’atto costitutivo. Paolo Revigliono “Le azioni” In caso di azioni che non contengono il valore nominale, lo statuto indica il solo capitale sottoscritto ed il numero delle azioni emesse. Il capitale sociale da ciascuna rappresentato è comunque individuabile dal risultato espresso in percentuale della divisione del capitale sociale ed il numero di azioni. Ai sensi dell’art. 2346 terzo comma c.c., infatti, in mancanza di indicazione del valore nominale delle azioni, le disposizioni che a questo si riferiscono si applicano con riguardo al loro numero in rapporto al totale delle azioni emesse. Alle azioni, inoltre, è attribuibile un valore di bilancio, calcolabile dividendo il patrimonio netto della società per il<text:s/><text:soft-page-break/>numero di azioni, di conseguenza è sottoposto al variare nel tempo. Il valore di mercato, invece, è quello che risulta dai listini ufficiali dei mercati regolamentati nel caso in cui le azioni siano quotate. Paolo Revigliono “Le azioni” 2<text:span text:style-name="T38">.</text:span></text:p>
      <text:p text:style-name="P39"><text:s/>INDIVISIBILITÀ ED AUTONOMIA DELLE AZIONI</text:p>
      <text:p text:style-name="Normale"><text:s/>L’azione è l’unità minima di partecipazione della S.p.A. pertanto è indivisibile. Come si è già avuto modo di osservare, nel caso di comproprietà azionaria di una sola azione, deve essere eletto ai sensi dell’art. 2347 c.c. un rappresentante comune, al fine di prevenire eventuali pregiudizi alla società. In difetto di nomina del rappresentante comune, il legislatore prevede che le dichiarazioni fatte dalla società ad uno dei comproprietari siano efficaci nei confronti di tutti. Per converso, gli interpreti ritengono che in tale situazione sia precluso l’esercizio dei diritti sociali attribuiti dall’azione. Ai sensi dell’ultimo comma dell’art. 2347 c.c., i comproprietari dell’azione rispondono solidalmente della obbligazioni da essa derivanti. Paolo Revigliono “Le azioni” 3<text:span text:style-name="T40">.</text:span></text:p>
      <text:p text:style-name="P41"><text:s/>IL PRINCIPIO DI UGUAGLIANZA DELLE AZIONI</text:p>
      <text:p text:style-name="Normale"><text:span text:style-name="T42"><text:s/></text:span>Ciascuna azione attribuisce al suo titolare diritti amministrativi, diritti patrimoniali e diritti complessi. Tra i diritti amministrativi possono essere annoverati a titolo esemplificativo: il diritto di intervento e di voto nelle assemblee, il diritto di impugnare le delibere assembleari invalide ed il diritto di esaminare determinati libri sociali. Tra i diritti patrimoniali possono essere annoverati a titolo esemplificativo: il diritto agli utili ed il diritto alla quota di liquidazione. I diritti complessi hanno un contenuto sia amministrativo sia patrimoniale, si possono annoverare a titolo esemplificativo: il diritto di opzione, il diritto alla assegnazione di azioni gratuite ed il diritto di recesso. Il principio di uguaglianza dei diritti attribuiti dalle azioni è affermato dal primo comma dell’art. 2348 c.c. Ne è un principio complementare l’uguaglianza del valore delle azioni. Nell’ottica di delineare la disciplina generale delle azioni, è necessario però tenere in considerazione quanto disposto dall’art. 2348 secondo comma c.c., il quale permette la creazione di categorie fornite di diritti diversi. Tale previsione si coordina con quanto fino ad ora descritto osservando come l’uguaglianza di diritti attribuiti dalle azioni e l’uguaglianza del valore delle stesse debbano essere criteri rispettati per ciascuna categoria di azioni. Si può parlare in tal caso di uguaglianza relativa. Coesistono pertanto azioni ordinarie e azioni di categoria o speciali. L’uguaglianza assume inoltre carattere oggettivo e non soggettivo poiché omogenei sono i diritti che ciascuna azione attribuisce, il punto di vista non è quindi alla totalità dei diritti dei Paolo Revigliono “Le azioni” quali dispone un soggetto in conseguenza della titolarità delle diverse azioni costituenti la partecipazione azionaria globale.</text:p>
      <text:p text:style-name="P43"/>
      <text:p text:style-name="P44">Lezione 13</text:p>
      <text:p text:style-name="Normale"><text:span text:style-name="T45">PRINCIPI REGOLATORI IL TRASFERIMENTO DELLE AZIONI</text:span><text:s/></text:p>
      <text:p text:style-name="Normale">Le azioni possono essere nominative o al portatore. Vige nel nostro ordinamento la nominatività obbligatoria dei titoli azionari (R.d.L. n. 1148/1941), fatta eccezione per le azioni di risparmio, le società di investimento a capitale variabile, la società di investimento a capitale fisso, infatti in questi le azioni possono essere nominative o al portatore a scelta dell’azionista. La circolazione delle azioni nominative è disciplinata dal R.d.L. n. 1148/1941 e dal successivo regolamento emanato con R.D. n. 239/1942 c.c. Il codice civile disciplina altresì i titoli di credito nominativi ex articoli 2021-2027. Si da atto del fatto che il legislatore ha avuto modo di aggiornare la disciplina con alcuni interventi legislativi. Innanzitutto le azioni nominative sono intestate ad una persona fisica o giuridica e deve risultare dal libro dei soci, tenuto dalla società emittente. Il trasferimento del titolo nominativo può avvenire con due modalità, la prima è il transfert, poco utilizzata nella pratica poiché più onerosa rispetto alla seconda modalità: il trasferimento mediante girata. Con il trasferimento mediante girata l’alienante annota il trasferimento sul titolo, mentre l’annotazione da eseguirsi sul libro dei soci è effettuata dall’acquirente solo quando voglia esercitare i diritti sociali. Pertanto prima dell’annotazione sul libro dei soci il titolo può essere trasferito innumerevoli volte. La girata per<text:s/><text:soft-page-break/>essere valida deve contenere la data, il nome del giratario (non può essere fatta in bianco), se l’azione non è interamente liberata deve essere sottoscritta da un garante ed anche dal giratario. Paolo Revigliono “Le modalità di circolazione delle azioni” La girata deve essere poi autenticata dal Notaio o da un agente di cambio o da una banca autorizzata o da una S.I.M. Si osserva poi come l’evoluzione della disciplina abbia portato il legislatore a prevedere che la preventiva annotazione nel libro dei soci non sia può necessaria al fine di esercitare i diritti sociali derivanti dai titoli azionari se il giratario dimostra di essere possessore in base ad una serie continua di girate. La S.p.A. è comunque obbligata ad aggiornare il libro dei soci, alla cui compilazione è attribuito un mero valore informativo. Il trasferimento delle azioni al portatore, invece, avviene mediante semplice consegna del titolo all’acquirente, il quale è legittimato ad esercitare i relativi diritti a fronte della presentazione del titolo alla S.p.A. L’evoluzione della tecnologia ha però portato al fenomeno della cosiddetta dematerializzazione dei titoli: l’azione abbandona la forma del documento cartaceo e si trasforma in una informazione contabile che viene scambiata sul mercato per mezzo di registrazioni informatiche contabili. La disciplina relativa alla dematerializzazione dei titoli azionari e delle modalità di circolazione è contenuta nel T.U.F. ed oggetto di regolamentazione da parte della CONSOB e della Banca d’Italia. In ogni caso è applicabile la disciplina codicistica relativa ai titoli di credito. Le azioni possono inoltre essere oggetto di usufrutto, pegno, misure cautelari ed esecutive, quali sequestro giudiziario o conservativo e pignoramento). Ai sensi dell’art. 3 primo comma del R.D. 239/1942 la costituzione di pegno o usufrutto su azioni nominative si concretizza nella annotazione del vincolo sul titolo e nel libro dei soci, a cura della società emittente. Paolo Revigliono “Le modalità di circolazione delle azioni” Il pegno può altresì costituirsi mediante consegna del titolo girato con clausola “in garanzia”, ma in difetto di annotazione sul libro dei soci non è opponibile alla società. Ai sensi dell’art. 2352 c.c. se l’azione è oggetto di pegno o usufrutto, il diritto di voto spetta al creditore pignoratizio o all’usufruttuario, salvo pattuizione contraria. Qualora le azioni oggetto di usufrutto o pegno attribuiscano un diritto di opzione, questo spetta al socio. In caso di aumento di capitale sociale ex art. 2442 c.c. pegno ed usufrutto si estendono anche alle azioni di nuova emissione. I diritti amministrativi diversi da quelli previsti dall’art. 2352 c.c spettano nel caso di pegno ed usufrutto sia al socio sia al creditore pignoratizio o all’usufruttuario. Paolo Revigliono “Le modalità di circolazione delle azioni” 2.</text:p>
      <text:p text:style-name="Normale"><text:s/><text:span text:style-name="T46">I LIMITI ALLA CIRCOLAZIONE DELLE AZIONI</text:span></text:p>
      <text:p text:style-name="Normale"><text:s/>L’ordinamento sancisce la libera trasferibilità delle azioni. Vi sono però alcune eccezioni a tale regola, previste espressamente dal legislatore: - Ai sensi dell’art. 2343 terzo comma c.c. le azioni liberate con conferimenti diversi dal denaro non possono essere trasferite prima del controllo della valutazione; - Ai sensi dell’art. 2345 secondo comma c.c. le azioni con prestazioni accessorie non sono trasferibili senza il consenso del C.D.A.; - Ai sensi dell’art. 3 secondo comma Lg. 1966/1939 le azioni delle società fiduciarie e di revisione non sono trasferibili in difetto del consenso del C.D.A.; - Una disciplina particolare è dettata con riferimento al trasferimento delle partecipazioni rilevanti o di controllo. Oltre ai limiti legali possono esservi limiti convenzionali, pattuiti dai soci e possono risultare o dall’atto costitutivo o da patti parasociali (al di fuori dell’atto costitutivo). L’art. 2355 bis c.c. legittima la pattuizione di un limite al trasferimento o vietare lo stesso con riguardo alle azioni nominative e quelle non emesse, valevole per un periodo non superiore ai cinque anni dalla costituzione della società o dal momento in cui il divieto viene introdotto. Può essere altresì introdotta una clausola di prelazione: si obbliga il socio cedente ad offrire le azioni preventivamente agli altri soci e di preferirli a parità di condizioni. Un altro tipo di clausola che può essere introdotta è la clausola di gradimento. Il gradimento può essere legato al possesso di determinati requisiti da parte del socio cessionario oppure al placet di un organo sociale (solitamente il C.D.A.); in caso di mero gradimento la clausola Paolo Revigliono “Le modalità di circolazione delle azioni” è ammissibile a condizione che venga previsto il diritto di recesso o un obbligo di acquisto delle azioni a carico della società o dei soci. Ai sensi dell’art. 2437 sexies c.c. è legittimata la previsione statutaria per la quale è attribuito alla società o ad alcuni soci un potere di riscatto dei titoli azionari al verificarsi di alcuni eventi (quale ad esempio la morte di un socio). L’introduzione o la soppressione delle clausole sopra citate avviene mediante delibera dell’assemblea<text:s/><text:soft-page-break/>straordinaria. Se nulla prevede lo statuto, in questo caso ai soci che non hanno concorso alla approvazione della delibera è riconosciuto il diritto di recesso (art. 2347 secondo comma lett. b). Paolo Revigliono “Le modalità di circolazione delle azioni” 3.</text:p>
      <text:p text:style-name="Normale"><text:s/><text:span text:style-name="T47">L’ACQUISTO DELLE AZIONI PROPRIE</text:span><text:s/></text:p>
      <text:p text:style-name="Normale">L’acquisto delle azioni da parte della società emittente è una operazione che può realizzare nella pratica una riduzione del capitale sociale sottratta all’applicazione dell’art. 2445 c.c. Per altro verso l’acquisto di azioni proprie può concretizzarsi nell’investimento delle eccedenze patrimoniali disponibili della società e se la società è quotata in borsa, tale operazione può influire positivamente sul valore economico del titolo azionario ed evitare operazioni speculative. Il legislatore richiede però il rispetto di alcune condizioni per l’acquisto delle azioni proprie: - Le somme utilizzate nell’acquisto non possono superare l’importo degli utili distribuibili e delle riserve disponibili risultanti dall’ultimo bilancio approvato; - Le azioni da acquistare devono essere interamente liberate; - L’acquisto deve essere autorizzato dall’assemblea ordinaria; - il valore nominale delle azioni acquistate non può eccedere il quinto del capitale sociale, tenuto conto anche delle azioni possedute da società controllate, tale condizione è richiesta per la sola società che fa ricorso al mercato del capitale di rischio. Le società con azioni quotate in borsa devono altresì rispettare le ulteriori norme relative all’acquisto di azioni proprie fissate dalla CONSOB, nonché dalla normativa comunitaria. Nel caso in cui la società proceda all’acquisto delle azioni proprie in violazione della normativa, le operazioni di acquisto sono valide, ma devono essere cedute entro un anno ed in difetto la società deve procedere sollecitamente al loro annullamento ed alla relativa riduzione di capitale sociale. Paolo Revigliono “Le modalità di circolazione delle azioni” E’ attribuita la responsabilità penale agli amministratori che abbiano proceduto all’acquisto di azioni proprie in difetto delle condizioni sopra citate (ex art. 2628 primo comma c.c. e 172 T.U.F.). Il legislatore prevede poi dei casi nei quali non trova applicazione l’art. 2357 c.c. Tali casi sono indicati dall’art. 2357 bis c.c., ovvero quando l’acquisto di azioni proprie avvenga: - in esecuzione di una deliberazione dell’assemblea di riduzione del capitale sociale da attuarsi mediante riscatto e annullamento di azioni; - a titolo gratuito, nel caso di azioni interamente liberate; - per effetto di successione universale o di fusione o di scissione; - in occasione di esecuzione forzata per il soddisfacimento di un credito della società, sempre che si tratti di azioni interamente liberate. Si osserva poi come ai sensi dell’art. 2361 primo comma c.c. l’assunzione di partecipazioni in altre imprese non è consentita, nonostante lo statuto lo preveda, se, per la misura e per l’oggetto della partecipazione ne risulta sostanzialmente modificato l’oggetto sociale determinato dallo statuto. Ai sensi dell’art. 2362 secondo comma c.c. l’assunzione di partecipazioni in altre imprese comportante una responsabilità illimitata per le obbligazioni delle stesse deve essere deliberata dall’assemblea; di tali partecipazioni gli amministratori danno specifica informazione nella nota integrativa del bilancio.</text:p>
      <text:p text:style-name="P48"/>
      <text:p text:style-name="P49">Lezione 14</text:p>
      <text:p text:style-name="Normale"><text:span text:style-name="T50">GLI ORGANI DELLA S.P.A. E LA NOZIONE DI ASSEMBLEA</text:span><text:s/></text:p>
      <text:p text:style-name="Normale">La S.p.A. ha un carattere corporativo in quanto per il suo funzionamento necessita della compresenza di tre organi: l’assemblea dei soci, la cui funzione è deliberativa, l’organo amministrativo, la cui funzione è di gestire l’impresa, e l’organo di controllo interno, la cui funzione è di controllare sulla amministrazione della società. A tale modello si aggiunge il cosiddetto sistema dualistico ed il sistema monistico. Nel sistema dualistico l’amministrazione ed il controllo sono esercitati da un consiglio di sorveglianza, nominato dall’assemblea, e da un consiglio di gestione, nominato dal consiglio di sorveglianza. Nel sistema monistico l’amministrazione è affidata al C.D.A. (nominato dall’assemblea) ed il controllo è affidato al comitato per il controllo sulla gestione. Il controllo contabile esterno è previsto sia per il sistema dualistico, sia per il sistema monistico. I soci della società costituiscono l’organo denominato assemblea. L’assemblea può essere ordinaria o straordinaria. L’assemblea ordinaria assolve ai seguenti compiti: - Approva il bilancio; - Nomina e<text:s/><text:soft-page-break/>revoca gli amministratori, i sindaci ed il presidente del collegio sindacale, se previsto anche il soggetto a cui è stata affidata la revisione legale dei conti; - Determina il compenso degli amministratori e dei sindaci; - Delibera sulla responsabilità degli amministratori e dei sindaci; Paolo Revigliono “L’assemblea: nozione, convocazione e costituzione” - Delibera in merito alle materia attribuita dalla legge alla competenza dell’assemblea e sulle autorizzazioni richieste dallo statuto per il compimento degli atti da parte degli amministratori; - Ai sensi dell’art. 2364 primo comma c.c. approva il regolamento dei lavori assembleari se previsto. Il codice civile prevede espressamente le diverse competenze dell’assemblea ordinaria nelle società prive di consiglio di sorveglianza ex art. 2364 c.c. e nelle società con consiglio di sorveglianza ex art. 2364 bis c.c. Inoltre, si osserva come si delinei la competenza residuale della assemblea ordinaria per tutte le materie per le quali non è espressamente prevista dal legislatore la deliberazione dell’assemblea straordinaria. Ai sensi dell’art. 2365 primo comma c.c., l’assemblea straordinaria ha competenza a deliberare sulle modificazioni dello statuto; sulla nomina, sostituzione e poteri dei liquidatori, e su ogni altra materia espressamente attribuita dalla legge alla sua competenza. Si osserva come nel caso in cui la società abbia emesso solamente azioni ordinarie, l’assemblea sarà unica e generale. Nel caso in cui, invece, la società abbia emesso differenti categorie di azioni alla assemblea generale si affiancheranno tante assemblee speciali quante sono le categorie di azioni non ordinarie emesse. Se non è stata prevista convenzionalmente una disciplina per le assemblee speciali, nel caso di società non quotate si applicherà la disciplina legale prevista per l’assemblea straordinaria, nel caso di società quotata si applicherà invece la disciplina legale dell’assemblea degli azionisti di risparmio. Paolo Revigliono “L’assemblea: nozione, convocazione e costituzione”<text:s/></text:p>
      <text:p text:style-name="Normale">2<text:span text:style-name="T51">. LA CONVOCAZIONE DELL’ASSEMBLEA</text:span><text:s/></text:p>
      <text:p text:style-name="Normale">Ai sensi dell’art. 2366 primo comma c.c. l’assemblea è convocata dall’amministratore unico o dal C.D.A. (previa deliberazione) o dal consiglio di gestione mediante avviso contenente l’indicazione del giorno, dell’ora e del luogo dell’adunanza e l’elenco delle materie da trattare. Il legislatore prevede poi alcune materie per le quali l’assemblea deve essere convocata obbligatoriamente: - L’acquisto di azioni proprie ex art. 2357 c.c.; - Nomina e revoca degli organi della società ex art. 2364 secondo comma c.c.; - Su richiesta dei soci che rappresentano la percentuale del capitale sociale ex art. 2367 primo comma c.c. (previsione la cui ratio sta nella tutela delle minoranze); - Se all’assemblea ordinaria in prima convocazione non si raggiunge il quorum costitutivo ex art. 2369 primo comma c.c.; - Se viene meno la maggioranza degli amministratori nominati dall’assemblea, quelli rimasti in carica devono convocare l’assemblea perché provveda alla sostituzione dei mancanti ex art. 2386 secondo comma c.c.; - In caso di nomina di nuovi sindaci per completare il collegio sindacale ai sensi dell’art. 2401 terzo comma c.c.; - In caso di diminuzione del capitale sociale di oltre un terzo dello stesso ex art. 2446 primo comma c.c.; - In caso di riduzione del capitale sociale al di sotto del limite legale ex art. 2447 c.c. Ai sensi dell’art. 2363 c.c. l’assemblea è convocata nel comune in cui ha sede la società, salvo diversa disposizione statutaria. Le modalità di convocazione ed il contenuto dell’avviso di convocazione cambiano a seconda che la società faccia ricorso al mercato del capitale di rischio o meno. Paolo Revigliono “L’assemblea: nozione, convocazione e costituzione” Ai sensi dell’art. 2366 secondo comma c.c. le società non quotate devono pubblicare l’avviso di convocazione nella Gazzetta Ufficiale della Repubblica o in almeno un quotidiano indicato nello statuto almeno quindici giorni prima di quello fissato per l’assemblea; se i quotidiani indicati nello statuto hanno cessato le pubblicazioni l’avviso deve essere pubblicato nella Gazzetta Ufficiale. Nelle società che fanno ricorso al mercato di rischio le modalità di pubblicazione dell’avviso sono definite dalle leggi speciali. In questa sede è sufficiente osservare come i termini previsti per la pubblicazione dell’avviso di convocazione delle società che fanno ricorso al mercato di capitale di rischio siano generalmente più ampi (trenta giorni di preavviso) e l’avviso di convocazione non venga pubblicato in Gazzetta Ufficiale, bensì sul sito internet della società, salvo altri termini e modalità indicate dalla Consob. I temi da trattare nell’assemblea sono riassunti nel cosiddetto ordine del giorno. L’ordine del giorno ha una sua valenza giuridica precipua: individua l’oggetto della competenza di deliberazione dell’assemblea, alla quale in quel giorno sarà sottratta la<text:s/><text:soft-page-break/>possibilità di deliberare su temi diversi da quelli indicati. Gli interpreti ritengono sia consentito deliberare su temi strettamente correlati in quanto accessori a quelli indicati in ordine del giorno. Ai sensi dell’art. 2366 quarto comma c.c., in mancanza delle formalità previste per la convocazione, l’assemblea è considerata regolarmente costituita quando è rappresentato l’intero capitale sociale e partecipa all’assemblea la maggioranza dei componenti degli organi amministrativi e di controllo. Si tratta della cosiddetta assemblea totalitaria. In tale ipotesi ciascuno dei partecipanti può opporsi alla discussione degli argomenti sui quali non si ritenga sufficientemente informato. Paolo Revigliono “L’assemblea: nozione, convocazione e costituzione”</text:p>
      <text:p text:style-name="Normale"><text:s/><text:span text:style-name="T52">3. LA COSTITUZIONE DELL’ASSEMBLEA</text:span></text:p>
      <text:p text:style-name="Normale"><text:s/>L’assemblea è validamente costituita se sono presenti nel giorno fissato per la convocazione i soci che rappresentano una determinata quota del capitale sociale. L’assemblea assume una delibera valida se votano a favore del tema proposto dall’ordine del giorno i soci che rappresentano una determinata quota del capitale sociale. Per quanto concerne il calcolo del quorum costitutivo sono escluse dal computo le azioni prive di diritto di voto, sono computate invece le azioni il cui voto sia occasionalmente sospeso. Per quanto concerne il calcolo del quorum deliberativo non sono computate le azioni il cui voto sia occasionalmente sospeso e neppure le azioni di chi versi in una situazione di conflitto di interessi ed abbia dichiarato di astenersi dal voto. Nel caso di azioni a voto maggiorato, le stesse sono computate sia per quanto concerne i quorum, sia per il calcolo del capitale sociale rappresentato. Con riguardo all’assemblea ordinaria in prima convocazione il quorum costitutivo è raggiunto con la presenza dei soci che rappresentano almeno la metà del capitale sociale con diritto di voto nella stessa assemblea. Il relativo quorum deliberativo è della maggioranza assoluta (la metà più uno) delle azioni che hanno preso parte alla votazione. Con riguardo all’assemblea ordinaria in seconda convocazione non è richiesto il raggiungimento di un quorum costitutivo e le delibere sono adottate con la maggioranza delle azioni i cui soci hanno preso parte alla votazione. Per quanto concerne l’assemblea straordinaria, i quorum variano a seconda che si tratti di società che fanno ricorso al mercato di capitale di rischio o no. Paolo Revigliono “L’assemblea: nozione, convocazione e costituzione” In prima convocazione l’assemblea straordinaria delibera con il voto favorevole dei soci che rappresentano più della metà del capitale sociale. In seconda convocazione l’assemblea straordinaria è regolarmente costituita con la partecipazione di oltre un terzo del capitale sociale e delibera con il con il voto favorevole degli azionisti rappresentanti i due terzi del capitale sociale rappresentato in assemblea (ex art. 2369 terzo comma c.c.). Per quanto concerne invece le società che fanno ricorso al mercato del capitale di rischio, il quorum costitutivo in prima convocazione ha come limite inferiore almeno la metà del capitale sociale, in seconda convocazione più di un terzo. Il quorum deliberativo per quanto riguarda l’assemblea straordinaria è del voto favorevole espresso da almeno due terzi del capitale rappresentato in assemblea, sia in prima sia in seconda convocazione. Si osserva come lo statuto possa modificare solo in aumento le maggioranze previste per l’assemblea ordinaria (prima convocazione) e straordinaria. Lo statuto, inoltre, può stabilire norme speciali per la nomina di cariche sociali. Se lo statuto prevede convocazioni successive dell’assemblea ordinaria o straordinaria (dalla terza in avanti) si applicano le disposizioni della seconda convocazione. Qualora le convocazioni dell’assemblea straordinaria successive siano previste per S.p.A. che fanno ricorso al mercato dei capitali di rischio, il legislatore prevede che il quorum costitutivo scenda ad almeno un quinto del capitale sociale, invariato è invece il quorum deliberativo. Si dà atto però del fatto che nelle S.p.A. che fanno ricorso al mercato dei capitali di rischio è un’opzione l’adozione del sistema di maggioranze a pluralità di convocazioni. Paolo Revigliono “L’assemblea: nozione, convocazione e costituzione” Salvo diversa opzione statutaria, infatti, il modello legale prevede che le assemblee in questione si svolgano in unica convocazione alla quale è applicata la maggioranza più bassa prevista dal sistema con più convocazioni, consistenti nelle maggioranze richieste per l’assemblea ordinaria in seconda convocazione e per quella straordinaria nelle convocazioni successive alla seconda, fatte salve le previsioni legali e statutarie che richiedono l’applicazione di maggioranze più elevate per l’approvazione di particolari deliberazioni.</text:p>
      <text:p text:style-name="P53"/>
      <text:p text:style-name="P54">Lezione 15</text:p>
      <text:p text:style-name="Normale"><text:span text:style-name="T55">STRUTTURA E FUNZIONI DELL’ORGANO AMMINISTRATIVO</text:span><text:s/></text:p>
      <text:p text:style-name="Normale">L’organo amministrativo nel sistema tradizionale in caso di S.p.A. non quotata può avere un amministratore unico o un consiglio di amministrazione. Le società quotate, invece, debbono avere un amministratore plurisoggettivo in quanto deve essere nominato almeno un amministratore da parte dei soci di minoranza ed un amministratore indipendente. Il C.D.A. può prevedere al suo interno la creazione del comitato esecutivo e degli amministratori delegati, potendo adeguare pertanto l’organizzazione alle necessità dell’attività d’impresa. Agli amministratori spetta in via esclusiva la gestione dell’impresa sociale e compiono le operazioni necessarie per attuare l’oggetto sociale ex art. 2380 bis c.c. Il rapporto tra amministratori e assemblea è delineato dal combinato disposto degli articoli 2364 n. 5 e 2380 bis primo comma c.c. Mentre l’assemblea dei soci è competente a prendere decisioni solo ed esclusivamente per le materie indicate dalla legge, gli amministratori hanno una competenza gestoria generale comprendente tutti gli atti che non siano oggetto di competenza assembleare. Paolo Revigliono “L’organo amministrativo nelle società per azioni: funzione e modalità di nomina<text:span text:style-name="T56">”</text:span></text:p>
      <text:p text:style-name="Normale"><text:span text:style-name="T57"><text:s/>2. NOMINA DEGLI AMMINISTRATORI</text:span><text:s/></text:p>
      <text:p text:style-name="Normale">L’atto costitutivo prevede la nomina dei primi amministratori. La nomina dei successivi amministratori spetta all’assemblea ordinaria. Ai sensi dell’art. 2368 primo comma c.c. per la nomina delle cariche sociali lo statuto può stabilire norme particolari. Il codice civile ex art. 2369 quarto comma c.c. fa espresso divieto di prevedere statutariamente un quorum deliberativo maggiore rispetto a quello normale stabilito per l’assemblea ordinaria di seconda convocazione. E’ legittima la clausola statutaria che prevede un quorum deliberativo inferiore alla norma. Si è affermato nella pratica il cosiddetto voto di lista. Due o più liste di candidati sono presentate ed ogni socio può votare per una sola lista. I posti nel C.D.A. sono distribuiti in proporzione ai voti riportati da ciascuna lista secondo l’ordine di preferenza dei candidati. Nelle società quotate, con il fine di garantire agli azionisti di minoranza qualcuno che li rappresenti nel C.D.A., il legislatore ha previsto espressamente il voto di lista ed almeno un componente del C.D.A. deve essere un rappresentante della lista di minoranza che abbia ottenuto il maggior numero di voti. Dal luglio 2012 il legislatore richiede il rispetto della cosiddetta quota rosa nel C.D.A. delle società quotate, garantendo una rappresentanza femminile seppur minima in tale organo. E’ però lo statuto che fissa il numero degli amministratori. Ai sensi dell’art. 2380 bis comma quarto c.c. se lo statuto non stabilisce il numero degli amministratori, ma ne indica solo il numero massimo e minimo, la determinazione spetta alla assemblea. Paolo Revigliono “L’organo amministrativo nelle società per azioni: funzione e modalità di nomina”</text:p>
      <text:p text:style-name="Normale"><text:span text:style-name="T58">3. REQUISITI DEGLI AMMINISTRATORI E CAUSE DI INELEGGIBILITÀ</text:span><text:s/></text:p>
      <text:p text:style-name="Normale">Ai sensi dell’art. 2387 c.c. lo statuto può subordinare l’assunzione della carica di amministratore al possesso di speciali requisiti di onorabilità, professionalità ed indipendenza. Le cause di ineleggibilità e di decadenza sono tipiche e sono indicate dall’art. 2382 c.c. Ai sensi del predetto articolo, non può essere nominato amministratore e se nominato decade dal suo ufficio: - L’interdetto - L’inabilitato - Il fallito - Chi è condannato ad una pena che importa l’interdizione anche temporanea dai pubblici uffici o l’incapacità ad esercitare uffici direttivi. Gli amministratori non possono essere nominati per un periodo superiore a tre esercizi e scadono alla data dell’assemblea convocata per l’approvazione del bilancio relativo all’ultimo esercizio della loro carica (art. 2383 secondo comma c.c.). Se l’atto costitutivo non dispone diversamente sono rieleggibili. Oltre alla scadenza del termine del mandato vi sono altre cause di cessazione dalla carica: - La revoca assembleare; - La rinuncia da parte dell’amministratore; - La decadenza dell’ufficio; - La morte. Ai sensi dell’art. 2385 secondo comma c.c. la cessazione degli amministratori per scadenza del termine ha effetto solo dal momento in cui l’organo amministrativo è stato ricostituito. Si verifica pertanto la cosiddetta prorogatio, per la quale gli amministratori rimangono in Paolo Revigliono “L’organo amministrativo nelle<text:s/><text:soft-page-break/>società per azioni: funzione e modalità di nomina” carica sino all’accettazione della nomina da parte dei nuovi amministratori. Ai sensi dell’art. 2386 primo comma c.c., se nel corso dell’esercizio vengono a mancare uno o più amministratori, gli altri provvedono a sostituirli con deliberazione approvata dal collegio sindacale, purché la maggioranza sia sempre costituita da amministratori nominati dall’assemblea. Gli amministratori così nominati restano in carica fino alla prossima assemblea. L’art. 2386 quarto comma c.c. legittima la clausola statutaria “simul stabunt, simul cadent”, per la quale a seguito della cessazione di taluni amministratori cessa l’intero C.D.A. In tal caso l’assemblea per la nomina del nuovo consiglio è convocata d’urgenza dagli amministratori rimasti in carica; lo statuto può, in tal caso, prevedere quanto disposto dall’art. 2386, quinto comma c.c.. Nel caso di cessazione dall’incarico dall’amministratore unico o di tutti i componenti del C.D.A., l’assemblea per la nomina dell’amministratore o dell’intero consiglio debba essere convocata d’urgenza dal collegio sindacale, il quale può nel frattempo compiere gli atti di ordinaria amministrazione.</text:p>
      <text:p text:style-name="P59"/>
      <text:p text:style-name="P60">Lezione 16</text:p>
      <text:p text:style-name="P61">CARATTERI TIPICI DEL SISTEMA DUALISTICO E CONSIGLIO DI SORVEGLIANZA</text:p>
      <text:p text:style-name="Normale"><text:s/>Il sistema tradizionale di amministrazione e controllo è uno dei tre sistemi che la S.p.A. può adottare con il sistema dualistico ed il sistema monistico. La S.p.A. può però scegliere in sede di costituzione o con modifica allo statuto l’adozione del sistema dualistico o di quello monistico. In difetto di espressa menzione il modello adottato sarà quello tradizionale. Il sistema dualistico (artt. 2409 octies-2409 quinquiesdecies c.c.) è caratterizzato dalla presenza di un consiglio di gestione e di un consiglio di sorveglianza. La revisione legale dei conti è affidata ad un revisore esterno. Il consiglio di gestione è l’organo corrispondente al consiglio di amministrazione del sistema tradizionale. Il consiglio di sorveglianza invece è caratterizzato dalla attribuzione di funzioni che sono proprie del collegio sindacale nonché di alcune funzioni che sono proprie dell’assemblea dei soci: la nomina e la revoca dei consiglieri di gestione, l’approvazione del bilancio di esercizio. L’assemblea ordinaria ha una competenza ridotta rispetto a quella attribuitale dal sistema tradizionale. Ai sensi dell’art. 2364 bis primo comma c.c. infatti: - Nomina e revoca i consiglieri di sorveglianza - Determina il compenso a questi spettante se non è stabilito nello statuto - Delibera sulla responsabilità dei consiglieri di sorveglianza - Delibera sulla distribuzione degli utili - Nomina il soggetto incaricato di effettuare la revisione. Paolo Revigliono “Sistemi alternativi di amministrazione e controllo: il sistema dualistico ed il sistema monistico” E’ fatta salve dall’art. 2364 bis secondo comma c.c. la possibilità di restringere la competenza dell’assemblea ordinaria attribuendo alcune funzioni agli altri organi societari. Il consiglio di sorveglianza ai sensi dell’art. 2409 duodecies c.c. si compone di un numero di componenti anche non soci non inferiore a tre, salvo un maggio numero previsto dallo statuo. Il sesto comma dell’art. 2409 duodecies c.c. prevede che lo statuto possa subordinare l’assunzione della carica al possesso di particolari requisiti di onorabilità, professionalità e indipendenza, fatta salve l’applicazione delle leggi speciali. La nomina di uno dei consiglieri di sorveglianza può essere: - Riservata dalla legge o dallo statuto allo Stato o ad enti pubblici purché abbiano partecipazioni nella società; - Riservata dallo statuto ai possessori di strumenti finanziari partecipativi (art. 2351 quinto comma c.c.). Inoltre nelle società quotate almeno un componente deve essere eletto dalla minoranza con il sistema di voto di lista fissato secondo le modalità della CONSOB. Ai sensi dell’art. 2409 duodecies terzo comma c.c. almeno un componente effettivo del consiglio di sorveglianza deve essere scelto tra i revisori legali iscritti nell’apposito registro. Inoltre ai sensi del predetto articolo, comma decimo, non possono essere eletti alla carica di componente del consiglio di sorveglianza e se eletti decadono dall’ufficio: - Coloro che si trovano nelle condizioni previste dall’art. 2383 c.c. - I componenti del consiglio di gestione - Coloro che sono legati alla società o alle società da questa controllate o a quelle sottoposte a comune controllo da un rapporto di lavoro o da un rapporto continuativo di consulenza o di prestazione d’opera retribuita che ne compromettono l’indipendenza. Paolo Revigliono “Sistemi alternativi di amministrazione e controllo: il sistema dualistico ed il sistema monistico” Lo statuto può prevedere altre cause di ineleggibilità o decadenza, cause di incompatibilità e limiti e criteri<text:s/><text:soft-page-break/>per il cumulo degli incarichi. I componenti del consiglio di sorveglianza restano in carica per tre esercizi e scadono alla data della successiva assemblea prevista dal secondo comma ex art. 2364 bis c.c. La cessazione per scadenza ha effetto dal momento in cui il consiglio di sorveglianza è stato ricostituito. I componenti del consiglio di sorveglianza sono rieleggibili, salvo diversa disposizione statutaria. Sono revocabili dall’assemblea in qualsiasi momento con deliberazione adottata con la maggioranza prevista dal quinto comma dell’art. 2393 c.c. Se la revoca avviene senza giusta causa è fatto salve il risarcimento dei danni. Le competenze del consiglio di sorveglianza sono determinate dall’art. 2409 terdecies c.c., ai sensi del quale a tale organo spetta: - La nomina e la revoca dei componenti del consiglio di gestione e la determinazione del relativo compenso, salvo determinazione assembleare - L’approvazione del bilancio di esercizio e se redatto del bilancio consolidato - Vigilare sull’osservanza della legge e dello statuto, sul rispetto dei principi di corretta amministrazione e sull’adeguatezza dell’assetto organizzativo, amministrativo e contabile adottato dalla società e sul suo corretto funzionamento; - Promuovere l’esercizio dell’azione di responsabilità nei confronti dei componenti del consigli di gestione; - Presentare la denunzia la tribunale ex art. 2409 c.c. - Almeno una volta l’anno riferire all’assemblea sull’attività di vigilanza svolta, sulle omissioni, sui fatti censurabili rilevanti; Paolo Revigliono “Sistemi alternativi di amministrazione e controllo: il sistema dualistico ed il sistema monistico” - Se previsto dallo statuto deliberare in ordine alle operazioni strategiche ed ai piani industriali e finanziari della società predisposti dal consiglio di gestione. I componenti del Consiglio di Sorveglianza possono assistere alle adunanze del consiglio di gestione e devono partecipare alle assemblee. La diligenza con la quale devono operare i consiglieri di sorveglianza ha carattere professionale (adeguata alla natura dell’incarico). Essi sono responsabili solidalmente con i componenti del consiglio di gestione per i fatti o le omissioni di questi se il danno non si sarebbe prodotto se avessero vigilato in conformità agli obblighi derivanti dalla natura del loro incarico. Paolo Revigliono “Sistemi alternativi di amministrazione e controllo: il sistema dualistico ed il sistema monistico”</text:p>
      <text:p text:style-name="Normale"><text:s/><text:span text:style-name="T62">2. IL CONSIGLIO DI GESTIONE</text:span><text:s/></text:p>
      <text:p text:style-name="Normale">Il consiglio di gestione è l’organo al quale sono attribuite le funzioni del consiglio di amministrazione del sistema tradizionale (art. 2409 novies c.c.). Il legislatore fa espresso richiamo alle norme dettate per il C.D.A. ex art. 2409 undecies c.c. E’ un organo plurisoggettivo in quanto non può essere costituito da un numero inferiore a due consiglieri. Con l’atto costitutivo sono nominati i primi consiglieri e successivamente la loro nomina spetta al consiglio di sorveglianza, salvo la nomina sia attribuita statutariamente all’assemblea. Ai sensi dell’art. 2409 decies c.c. l’azione di responsabilità contro i consiglieri di gestione è promossa dalla società o dai soci ai sensi dell’art. 2393 e 2393 bis c.c.; legittimato è altresì il consiglio di sorveglianza entro i cinque anni dalla cessazione del consigliere in carica. Nel caso sia deliberato l’esercizio dell’azione di responsabilità con la maggioranza dei due terzi dei componenti del consiglio di sorveglianza, i consiglieri di gestione contro i quali verrà proposta l’azione decadono dall’ufficio. Il consiglio di sorveglianza può rinunciare all’esercizio dell’azione di responsabilità e può transigerla se sussistono contemporaneamente tali requisiti: - Vi sia l’approvazione della maggioranza assoluta dei componenti di tale organo - Non si opponga una percentuale di soci di cui all’art. 2393 ultimo comma c.c. Paolo Revigliono “Sistemi alternativi di amministrazione e controllo: il sistema dualistico ed il sistema monistico”<text:s/></text:p>
      <text:p text:style-name="Normale"><text:span text:style-name="T63">3. IL SISTEMA MONISTICO</text:span><text:s/></text:p>
      <text:p text:style-name="Normale">Il sistema monistico è caratterizzato dalla mancanza del collegio sindacale. L’amministrazione ed il controllo sono funzioni svolte dal consiglio di amministrazione e dal comitato per il controllo sulla gestione, il quale si forme all’interno del C.D.A. ed ha le competenze proprie del collegio sindacale. La revisione legale dei conti è poi affidata ad un terzo. Ai sensi dell’art. 2409 noviesdecies c.c. si applicano al consiglio di amministrazione le norme relative agli amministratori del sistema tradizionale. In conseguenza del fatto che all’interno del C.D.A. deve essere costituito il comitato per il controllo sulla gestione, almeno un terzo dei componenti del C.D.A. deve avere i requisiti di indipendenza stabiliti per i sindaci e se richiesto dallo statuto quelli previsti dai codici di comportamento redatti da associazioni di categoria o da società di gestione dei<text:s/><text:soft-page-break/>mercati regolamentati (art. 2409 septiesdecies secondo comma c.c.). Il comitato per il controllo sulla gestione è disciplinato dall’art. 2409 octiesdecies c.c. Salvo diversa disposizione statutaria, la determinazione del numero e la nomina dei componenti di tale organo è attribuita al C.D.A., per le società che fanno ricorso al mercato del capitale di rischio non può essere inferiore a tre. Almeno uno dei componenti del comitato deve essere scelto fra i revisori legali iscritti nell’apposito registro. Ai sensi dell’art. 2409 octiesdecies quinto comma c.c., le funzioni attribuite a tale organo sono: - L’elezione del suo presidente Paolo Revigliono “Sistemi alternativi di amministrazione e controllo: il sistema dualistico ed il sistema monistico” - La vigilanza sull’adeguatezza della struttura organizzativa della società del sistema di controllo interno e del sistema amministrativo e contabile, nonché sulla idoneità di tale struttura e di tale sistema a rappresentare correttamente i fatti di gestione - Svolgere gli ulteriori compiti affidatigli dal C.D.A. con particolare riguardo ai rapporti con il soggetto incaricato di effettuare la revisione legale dei conti. In caso di morte, rinuncia, revoca o decadenza di un componente del comitato per il controllo sulla gestione è il C.D.A. a provvedere alla sua sostituzione.</text:p>
      <text:p text:style-name="P64"/>
      <text:p text:style-name="P65">Lezione 17</text:p>
      <text:p text:style-name="Normale"><text:span text:style-name="T66">CARATTERI TIPICI DEL SISTEMA DUALISTICO E CONSIGLIO DI SORVEGLIANZA</text:span><text:s/></text:p>
      <text:p text:style-name="Normale">Il sistema tradizionale di amministrazione e controllo è uno dei tre sistemi che la S.p.A. può adottare con il sistema dualistico ed il sistema monistico. La S.p.A. può però scegliere in sede di costituzione o con modifica allo statuto l’adozione del sistema dualistico o di quello monistico. In difetto di espressa menzione il modello adottato sarà quello tradizionale. Il sistema dualistico (artt. 2409 octies-2409 quinquiesdecies c.c.) è caratterizzato dalla presenza di un consiglio di gestione e di un consiglio di sorveglianza. La revisione legale dei conti è affidata ad un revisore esterno. Il consiglio di gestione è l’organo corrispondente al consiglio di amministrazione del sistema tradizionale. Il consiglio di sorveglianza invece è caratterizzato dalla attribuzione di funzioni che sono proprie del collegio sindacale nonché di alcune funzioni che sono proprie dell’assemblea dei soci: la nomina e la revoca dei consiglieri di gestione, l’approvazione del bilancio di esercizio. L’assemblea ordinaria ha una competenza ridotta rispetto a quella attribuitale dal sistema tradizionale. Ai sensi dell’art. 2364 bis primo comma c.c. infatti: - Nomina e revoca i consiglieri di sorveglianza - Determina il compenso a questi spettante se non è stabilito nello statuto - Delibera sulla responsabilità dei consiglieri di sorveglianza - Delibera sulla distribuzione degli utili - Nomina il soggetto incaricato di effettuare la revisione. Paolo Revigliono “Sistemi alternativi di amministrazione e controllo: il sistema dualistico ed il sistema monistico” E’ fatta salve dall’art. 2364 bis secondo comma c.c. la possibilità di restringere la competenza dell’assemblea ordinaria attribuendo alcune funzioni agli altri organi societari. Il consiglio di sorveglianza ai sensi dell’art. 2409 duodecies c.c. si compone di un numero di componenti anche non soci non inferiore a tre, salvo un maggio numero previsto dallo statuo. Il sesto comma dell’art. 2409 duodecies c.c. prevede che lo statuto possa subordinare l’assunzione della carica al possesso di particolari requisiti di onorabilità, professionalità e indipendenza, fatta salve l’applicazione delle leggi speciali. La nomina di uno dei consiglieri di sorveglianza può essere: - Riservata dalla legge o dallo statuto allo Stato o ad enti pubblici purché abbiano partecipazioni nella società; - Riservata dallo statuto ai possessori di strumenti finanziari partecipativi (art. 2351 quinto comma c.c.). Inoltre nelle società quotate almeno un componente deve essere eletto dalla minoranza con il sistema di voto di lista fissato secondo le modalità della CONSOB. Ai sensi dell’art. 2409 duodecies terzo comma c.c. almeno un componente effettivo del consiglio di sorveglianza deve essere scelto tra i revisori legali iscritti nell’apposito registro. Inoltre ai sensi del predetto articolo, comma decimo, non possono essere eletti alla carica di componente del consiglio di sorveglianza e se eletti decadono dall’ufficio: - Coloro che si trovano nelle condizioni previste dall’art. 2383 c.c. - I componenti del consiglio di gestione - Coloro che sono legati alla società o alle società da questa controllate o a quelle sottoposte a comune controllo da un rapporto di lavoro o da un rapporto continuativo di consulenza o di prestazione d’opera retribuita che ne compromettono l’indipendenza. Paolo Revigliono “Sistemi alternativi di amministrazione e controllo: il sistema dualistico ed il sistema monistico”<text:s/><text:soft-page-break/>Lo statuto può prevedere altre cause di ineleggibilità o decadenza, cause di incompatibilità e limiti e criteri per il cumulo degli incarichi. I componenti del consiglio di sorveglianza restano in carica per tre esercizi e scadono alla data della successiva assemblea prevista dal secondo comma ex art. 2364 bis c.c. La cessazione per scadenza ha effetto dal momento in cui il consiglio di sorveglianza è stato ricostituito. I componenti del consiglio di sorveglianza sono rieleggibili, salvo diversa disposizione statutaria. Sono revocabili dall’assemblea in qualsiasi momento con deliberazione adottata con la maggioranza prevista dal quinto comma dell’art. 2393 c.c. Se la revoca avviene senza giusta causa è fatto salve il risarcimento dei danni. Le competenze del consiglio di sorveglianza sono determinate dall’art. 2409 terdecies c.c., ai sensi del quale a tale organo spetta: - La nomina e la revoca dei componenti del consiglio di gestione e la determinazione del relativo compenso, salvo determinazione assembleare - L’approvazione del bilancio di esercizio e se redatto del bilancio consolidato - Vigilare sull’osservanza della legge e dello statuto, sul rispetto dei principi di corretta amministrazione e sull’adeguatezza dell’assetto organizzativo, amministrativo e contabile adottato dalla società e sul suo corretto funzionamento; - Promuovere l’esercizio dell’azione di responsabilità nei confronti dei componenti del consigli di gestione; - Presentare la denunzia la tribunale ex art. 2409 c.c. - Almeno una volta l’anno riferire all’assemblea sull’attività di vigilanza svolta, sulle omissioni, sui fatti censurabili rilevanti; Paolo Revigliono “Sistemi alternativi di amministrazione e controllo: il sistema dualistico ed il sistema monistico” - Se previsto dallo statuto deliberare in ordine alle operazioni strategiche ed ai piani industriali e finanziari della società predisposti dal consiglio di gestione. I componenti del Consiglio di Sorveglianza possono assistere alle adunanze del consiglio di gestione e devono partecipare alle assemblee. La diligenza con la quale devono operare i consiglieri di sorveglianza ha carattere professionale (adeguata alla natura dell’incarico). Essi sono responsabili solidalmente con i componenti del consiglio di gestione per i fatti o le omissioni di questi se il danno non si sarebbe prodotto se avessero vigilato in conformità agli obblighi derivanti dalla natura del loro incarico. Paolo Revigliono “Sistemi alternativi di amministrazione e controllo: il sistema dualistico ed il sistema monistico<text:span text:style-name="T67">”</text:span></text:p>
      <text:p text:style-name="Normale"><text:span text:style-name="T68"><text:s/>2. IL CONSIGLIO DI GESTIONE</text:span><text:s/></text:p>
      <text:p text:style-name="Normale">Il consiglio di gestione è l’organo al quale sono attribuite le funzioni del consiglio di amministrazione del sistema tradizionale (art. 2409 novies c.c.). Il legislatore fa espresso richiamo alle norme dettate per il C.D.A. ex art. 2409 undecies c.c. E’ un organo plurisoggettivo in quanto non può essere costituito da un numero inferiore a due consiglieri. Con l’atto costitutivo sono nominati i primi consiglieri e successivamente la loro nomina spetta al consiglio di sorveglianza, salvo la nomina sia attribuita statutariamente all’assemblea. Ai sensi dell’art. 2409 decies c.c. l’azione di responsabilità contro i consiglieri di gestione è promossa dalla società o dai soci ai sensi dell’art. 2393 e 2393 bis c.c.; legittimato è altresì il consiglio di sorveglianza entro i cinque anni dalla cessazione del consigliere in carica. Nel caso sia deliberato l’esercizio dell’azione di responsabilità con la maggioranza dei due terzi dei componenti del consiglio di sorveglianza, i consiglieri di gestione contro i quali verrà proposta l’azione decadono dall’ufficio. Il consiglio di sorveglianza può rinunciare all’esercizio dell’azione di responsabilità e può transigerla se sussistono contemporaneamente tali requisiti: - Vi sia l’approvazione della maggioranza assoluta dei componenti di tale organo - Non si opponga una percentuale di soci di cui all’art. 2393 ultimo comma c.c. Paolo Revigliono “Sistemi alternativi di amministrazione e controllo: il sistema dualistico ed il sistema monistico”</text:p>
      <text:p text:style-name="Normale"><text:s/><text:span text:style-name="T69">3. IL SISTEMA MONISTICO</text:span><text:s/></text:p>
      <text:p text:style-name="Normale">Il sistema monistico è caratterizzato dalla mancanza del collegio sindacale. L’amministrazione ed il controllo sono funzioni svolte dal consiglio di amministrazione e dal comitato per il controllo sulla gestione, il quale si forme all’interno del C.D.A. ed ha le competenze proprie del collegio sindacale. La revisione legale dei conti è poi affidata ad un terzo. Ai sensi dell’art. 2409 noviesdecies c.c. si applicano al consiglio di amministrazione le norme relative agli amministratori del sistema tradizionale. In conseguenza del fatto che all’interno del C.D.A. deve essere costituito il comitato per il controllo sulla gestione, almeno un terzo dei componenti del C.D.A. deve avere i requisiti di indipendenza stabiliti per i sindaci e se richiesto dallo statuto<text:s/><text:soft-page-break/>quelli previsti dai codici di comportamento redatti da associazioni di categoria o da società di gestione dei mercati regolamentati (art. 2409 septiesdecies secondo comma c.c.). Il comitato per il controllo sulla gestione è disciplinato dall’art. 2409 octiesdecies c.c. Salvo diversa disposizione statutaria, la determinazione del numero e la nomina dei componenti di tale organo è attribuita al C.D.A., per le società che fanno ricorso al mercato del capitale di rischio non può essere inferiore a tre. Almeno uno dei componenti del comitato deve essere scelto fra i revisori legali iscritti nell’apposito registro. Ai sensi dell’art. 2409 octiesdecies quinto comma c.c., le funzioni attribuite a tale organo sono: - L’elezione del suo presidente Paolo Revigliono “Sistemi alternativi di amministrazione e controllo: il sistema dualistico ed il sistema monistico” - La vigilanza sull’adeguatezza della struttura organizzativa della società del sistema di controllo interno e del sistema amministrativo e contabile, nonché sulla idoneità di tale struttura e di tale sistema a rappresentare correttamente i fatti di gestione - Svolgere gli ulteriori compiti affidatigli dal C.D.A. con particolare riguardo ai rapporti con il soggetto incaricato di effettuare la revisione legale dei conti. In caso di morte, rinuncia, revoca o decadenza di un componente del comitato per il controllo sulla gestione è il C.D.A. a provvedere alla sua sostituzione.</text:p>
      <text:p text:style-name="P70"/>
      <text:p text:style-name="P71">Lezione 18</text:p>
      <text:p text:style-name="Normale"><text:span text:style-name="T72">MODIFICAZIONI DELLO STATUTO: CARATTERI ESSENZIALI</text:span><text:s/></text:p>
      <text:p text:style-name="Normale">La modificazione dello statuto della S.p.A. avviene ogni qual volta viene inserita, modificata o soppressa una clausola contenuta nell’atto costitutivo o nello statuto. Gli interpreti distinguono nella teoria del diritto societario le modificazioni soggettive da quelle oggettive. Le modificazioni soggettive nelle S.p.A. avvengono in conseguenza del trasferimento della titolarità dell’azione e non influiscono sul contenuto del contratto sociale. La particolarità della S.p.A. consiste infatti nella possibilità di trasferire liberamente la titolarità della partecipazione senza dover apportare modifiche al contratto sociale. Le modificazioni oggettive, invece, sono oggetto di specifica disciplina legislativa poiché determinano un cambiamento influente sul contratto sociale. Ai sensi dell’art. 2365 c.c. la competenza a deliberare in merito alle modificazioni statutarie (oggettive) spetta all’assemblea straordinaria. Si osserva però come sia possibile statutariamente attribuire all’organo amministrativo la competenza a deliberare su alcuni fatti che comportano la modifica oggettiva del contratto sociale; si ricorda a titolo esemplificativo la deliberazione relativa ad alcuni casi di fusione, l’istituzione o la soppressione di sedi secondarie, l’aumento del capitale sociale a pagamento. Ai sensi dell’art. 2436 c.c. è affidato al Notaio il controllo circa la legittimità della modifica statutaria deliberata dall’assemblea e Paolo Revigliono “Caratteri essenziali delle modificazioni allo statuto e diritto di recesso” Attenzione! Questo materiale didattico è per uso personale dello studente ed è coperto da copyright. Ne è severamente vietata la riproduzione o il riutilizzo anche parziale, ai sensi e per gli effetti della legge sul diritto d’autore (L. 22.04.1941/n. 633) Pag. 4 di 10 provvede alla iscrizione della delibera presso il Registro delle Imprese entro trenta giorni dalla deliberazione. Il Registro delle Imprese provvede invece a verificare la regolarità formale della documentazione depositata. Ai sensi del terzo comma del citato articolo, se il Notaio non ritiene adempiute le condizioni stabilite dalla legge, deve darne comunicazione tempestiva agli amministratori. Gli amministratori, entro i trenta giorni successivi possono convocare l’assemblea per gli opportuni provvedimenti o ricorrere al Tribunale. Paolo Revigliono “Caratteri essenziali delle modificazioni allo statuto e diritto di recesso” Attenzione! Questo materiale didattico è per uso personale dello studente ed è coperto da copyright. Ne è severamente vietata la riproduzione o il riutilizzo anche parziale, ai sensi e per gli effetti della legge sul diritto d’autore (L. 22.04.1941/n. 633)</text:p>
      <text:p text:style-name="Normale"><text:s/><text:span text:style-name="T73">IL DIRITTO DI RECESSO: RATIO E CAUSE</text:span><text:s/></text:p>
      <text:p text:style-name="Normale">Il diritto di recesso è attribuito ai soci nel caso in cui le modificazioni del contratto sociale siano così importanti da snaturare il contratto per il quale questi avevano acconsentito ad aderirvi. Ai sensi dell’art. 2437 primo comma c.c. hanno diritto di recedere gli azionisti che non hanno concorso alle deliberazioni riguardanti: La modifica della clausola dell’oggetto sociale, quando consente un cambiamento significativo<text:s/><text:soft-page-break/>dell’attività della società, La trasformazione della società, Il trasferimento della sede sociale all’estero; La revoca dello stato di liquidazione; L’eliminazione di una o più cause di recesso previste dalla legge (in quanto derogabili) o dallo statuto; La modifica dei criteri di determinazione del valore dell’azione in caso di recesso; Le modificazioni dello statuto concernenti i diritti di voto o di partecipazione. Le cause appena elencate sono clausole inderogabili di recesso. Il legislatore indica due ulteriori cause di recesso che sono derogabili statutariamente, in quanto possono essere espressamente escluse dallo statuto; si tratta dell’attribuzione del diritto di recesso ai soci che non hanno concorso all’approvazione delle deliberazioni riguardanti: La proroga del termine (clausola derogabile statutariamente); L’introduzione o la rimozione di vincoli alla circolazione dei titoli azionari (clausola derogabile statutariamente). Paolo Revigliono “Caratteri essenziali delle modificazioni allo statuto e diritto di recesso” Attenzione! Questo materiale didattico è per uso personale dello studente ed è coperto da copyright. Ne è severamente vietata la riproduzione o il riutilizzo anche parziale, ai sensi e per gli effetti della legge sul diritto d’autore (L. 22.04.1941/n. 633) Pag. 6 di 10 Qualora la società sia costituita a tempo indeterminato e le relative azioni non sono quotate in un mercato regolamentato, il socio può sempre recedere con un preavviso di almeno centottanta giorni. Lo statuto può prevedere un termine maggiore, non superiore però ad un anno. Lo statuto delle società che non fanno ricorso al mercato del capitale di rischio può prevedere ulteriori cause di recesso. Il legislatore, come norma di chiusura, sanziona con la nullità ogni patto volto ad escludere o rendere più gravoso l’esercizio del diritto di recesso nelle ipotesi previste dal primo comma dell’art. 2436 c.c. Paolo Revigliono “Caratteri essenziali delle modificazioni allo statuto e diritto di recesso” Attenzione! Questo materiale didattico è per uso personale dello studente ed è coperto da copyright. Ne è severamente vietata la riproduzione o il riutilizzo anche parziale, ai sensi e per gli effetti della legge sul diritto d’autore (L. 22.04.1941/n. 633) Pag. 7 di 10</text:p>
      <text:p text:style-name="Normale"><text:s/><text:span text:style-name="T74">3. ESERCIZIO DEL DIRITTO DI RECESSO</text:span></text:p>
      <text:p text:style-name="Normale">Il diritto di recesso deve essere esercitato dal socio a mezzo di spedizione di lettera raccomandata entro quindici giorni dall’iscrizione nel Registro delle Imprese della delibera che lo legittima. Il termine è di trenta giorni dalla conoscenza del fatto se ciò che legittima il recesso non è costituito dalla deliberazione. Si osserva però come la perdita della qualità di socio avvenga non avvenga con la spedizione della lettera raccomandata, ma esclusivamente a seguito del rimborso delle azioni. I criteri per la determinazione del valore delle azioni sono indicati dall’art. 2437 ter c.c. Il legislatore afferma il principio per il quale il socio ha diritto alla liquidazione delle azioni per le quali esercita il recesso. Il valore di liquidazione delle azioni è determinato dagli amministratori, sentito il parere del collegio sindacale e del soggetto incaricato della revisione legale dei conti. Deve essere ovviamente considerata in tale valutazione la consistenza patrimoniale della società nonchè delle sue prospettive reddituali e dell’eventuale valore di mercato delle azioni. In tale caso il legislatore richiede che il valore di liquidazione così determinato sia conoscibile dai soci nei quindici giorni precedenti la data fissata per l’assemblea. Il valore di liquidazione delle azioni quotate in mercati regolamentati, invece, è determinato facendo riferimento alla media aritmetica dei prezzi di chiusura nei sei mesi che precedono la Paolo Revigliono “Caratteri essenziali delle modificazioni allo statuto e diritto di recesso” Attenzione! Questo materiale didattico è per uso personale dello studente ed è coperto da copyright. Ne è severamente vietata la riproduzione o il riutilizzo anche parziale, ai sensi e per gli effetti della legge sul diritto d’autore (L. 22.04.1941/n. 633) Pag. 8 di 10 pubblicazione ovvero ricezione dell’avviso di convocazione dell’assemblea le cui deliberazioni legittimano il recesso. Lo statuto può inoltre stabilire criteri differenti di determinazione del valore di liquidazione, indicando gli elementi dell’attivo e del passivo del bilancio che possono essere rettificati rispetto ai valori risultanti dal bilancio, unitamente ai criteri di rettifica, nonché altri elementi suscettibili di valutazione patrimoniale da tenere in considerazione. Lo statuto delle società con azioni quotate in mercati regolamentati può prevedere che il valore di liquidazione sia determinato come sopra descritto, fermo restando che in ogni caso il valore così determinato non possa essere inferiore al valore che sarebbe dovuto a fronte della media aritmetica dei prezzi di chiusura dei sei mesi che precedono la pubblicazione ovvero la ricezione dell’avviso di comunicazione sopra citato. Ai sensi dell’art. 2437 quater, gli amministratori offrono in opzione le azioni del socio recedente agli altri soci in<text:s/><text:soft-page-break/>proporzione al numero delle azioni possedute. Se vi sono obbligazioni convertibili, il diritto di opzione spetta anche ai possessori di queste sulla base del rapporto di cambio. Qualora i soci non acquistino in tutto o in parte le azioni del socio recedente, gli amministratori possono collocarle presso terzi; nel caso di azioni quotate in mercati regolamentati il loro collocamento avviene mediante offerta nei mercati regolamentati. Se la società non è quotata ed i soci non acquistano le azioni del socio recedente, le azioni vengono a questi rimborsate mediante l’acquisto da parte della società con le riserve disponibili anche in deroga a quanto previsto dal terzo comma dell’art. 2357 c.c. Paolo Revigliono “Caratteri essenziali delle modificazioni allo statuto e diritto di recesso” Attenzione! Questo materiale didattico è per uso personale dello studente ed è coperto da copyright. Ne è severamente vietata la riproduzione o il riutilizzo anche parziale, ai sensi e per gli effetti della legge sul diritto d’autore (L. 22.04.1941/n. 633) Pag. 9 di 10 In assenza di utili e riserve disponibili deve essere convocata l’assemblea straordinaria per deliberare la riduzione del capitale sociale (nel qual caso si applica l’art. 2445 secondo terzo e quarto comma c.c.) o lo scioglimento della società.</text:p>
      <text:p text:style-name="P75"/>
      <text:p text:style-name="P76">Lezione 19</text:p>
      <text:p text:style-name="P77"/>
      <text:p text:style-name="Normale"><text:span text:style-name="T78">I SINDACI</text:span><text:s/></text:p>
      <text:p text:style-name="Normale">Il collegio sindacale è l’organo di controllo interno delle S.p.A. nel sistema tradizionale. La sua funzione è quella di vigilare sull’amministrazione della società. La composizione di tale organo è differente a seconda che si prenda in esame una S.p.A. quotata o non quotata. Ai sensi dell’art. 2397 c.c. il collegio sindacale si compone di tre o cinque membri effettivi. Possono essere soci o non soci. Devono essere eletti inoltre due sindaci supplenti. Almeno un membro effettivo ed uno supplente debbono essere scelti tra i revisori legali iscritti nell’apposito registro. Nelle società quotate l’atto costitutivo può determinare liberamente il numero dei sindaci (ex art. 148 T.U.F.), in ogni caso l’organo deve essere pluripersonale ed i sindaci effettivi devono essere almeno tre e due supplenti. I primi sindaci sono nominati nell’atto costitutivo, successivamente sono nominati dall’assemblea ordinaria. La legge o lo statuto possono poi prevedere che la nomina di uno o più sindaci sia riservata allo stato o agli enti pubblici che abbiano partecipazioni nella società. È possibile riservare statutariamente la nomina di un sindaco ai possessori degli strumenti finanziari partecipativi ex art. 2351 quinto comma c.c. Si osserva come per le società quotate sia previsto che un membro effettivo del collegio sindacale debba essere eletto da parte Paolo Revigliono “I sindaci, la revisione legale dei conti ed il controllo giudiziario sulla gestione” Attenzione! Questo materiale didattico è per uso personale dello studente ed è coperto da copyright. Ne è severamente vietata la riproduzione o il riutilizzo anche parziale, ai sensi e per gli effetti della legge sul diritto d’autore (L. 22.04.1941/n. 633) Pag. 4 di 10 dei soci di minoranza con il sistema del voto di lista, secondo le regole fissate dalla CONSOB. Le norme che disciplinano la scelta dei sindaci sono ispirate dalla volontà di garantire la competenza professionale e l’indipendenza dei sindaci, nonché al tentare di limitare il fenomeno del cumulo di incarichi. Ai sensi dell’art. 2399 c.c., non possono essere eletti alla carica di sindaco e se eletti decadono da tale ufficio: chi si trova nella situazione di cui all’art. 2382 c.c. ovvero l’interdetto, l’inabilitato, il fallito, chi è stato condannato ad una pena che importi l’interdizione anche temporanea dai pubblici uffici o l’incapacità di esercitare uffici direttivi; il coniuge, i parenti e gli affini entro il quarto grado degli amministratori della società, gli amministratori, il coniuge, i parenti e gli affini entro il quarto grado degli amministratori delle società da questi controllate, delle società che la controllano e di quelle sottoposte a comune controllo; chi è legato alla società o alle società da questa controllate o alle società che la controllano o a quelle sottoposte a comune controllo da un rapporto di lavoro o da un rapporto continuativo di consulenza o di prestazione d’opera retribuita, ovvero da altri rapporti di natura patrimoniale che ne compromettano l’indipendenza. Lo statuto può prevedere ai sensi dell’art. 2399 ultimo comma c.c. ulteriori cause di ineleggibilità o decadenza, nonché cause di incompatibilità e limiti e criteri per il cumulo degli incarichi. Ai sensi dell’art. 2400, comma secondo, i sindaci restano in carica per tre esercizi e scadono alla data dell’assemblea convocata per l’approvazione del bilancio relativo al terzo esercizio della carica. Paolo Revigliono “I sindaci, la revisione legale dei conti ed il<text:s/><text:soft-page-break/>controllo giudiziario sulla gestione” Attenzione! Questo materiale didattico è per uso personale dello studente ed è coperto da copyright. Ne è severamente vietata la riproduzione o il riutilizzo anche parziale, ai sensi e per gli effetti della legge sul diritto d’autore (L. 22.04.1941/n. 633) Pag. 5 di 10 La cessazione dei sindaci per scadenza del termine ha effetto dal momento in il collegio è stato ricostituito. I sindaci possono essere revocati solo per giusta causa e la relativa deliberazione deve essere approvata con decreto dal Tribunale. La nomina e la cessazione dalla carica di sindaco debbono essere iscritte presso il Registro delle Imprese nel termine di trenta giorni a cura degli amministratori. Ai sensi dell’art. 2403 c.c., il collegio sindacale vigila sull’osservanza della legge e dello statuto, sul rispetto dei principi di corretta amministrazione e sull’adeguatezza dell’assetto organizzativo, amministrativo e contabile adottato dalla società e sul suo concreto funzionamento. Ai sensi dell’art. 2403 bis c.c., i sindaci possono procedere anche individualmente ad atti di ispezione e controllo; il collegio può chiedere agli amministratori notizie sull’andamento delle operazioni sociali o su determinati affari, anche con riferimento alle società controllate. Gli accertamenti eseguiti devono risultare dal libro delle adunanze e delle deliberazioni del collegio sindacale. Il legislatore prevede che il collegio sindacale si riunisca almeno ogni novanta giorni. È motivo di decadenza dall’ufficio la mancata partecipazione del sindaco a due riunioni nel medesimo esercizio sociale in difetto di giustificato motivo. I sindaci debbono assistere alle adunanze del C.D.A., alle assemblee ed alle riunioni del comitato esecutivo. Paolo Revigliono “I sindaci, la revisione legale dei conti ed il controllo giudiziario sulla gestione” Attenzione! Questo materiale didattico è per uso personale dello studente ed è coperto da copyright. Ne è severamente vietata la riproduzione o il riutilizzo anche parziale, ai sensi e per gli effetti della legge sul diritto d’autore (L. 22.04.1941/n. 633) Pag. 6 di 10 Ai sensi dell’art. 2406 primo comma c.c., in caso di omissione o di ingiustificato ritardo da parte degli amministratori, il collegio sindacale deve convocare l’assemblea ed eseguire le pubblicazioni prescritte dalla legge. I sindaci debbono adempiere i loro doveri con la professionalità e la diligenza richieste dalla natura dell’incarico. Sono responsabili della verità delle loro attestazioni e devono conservare il segreto sui fatti e sui documenti di cui hanno conoscenza per ragione del loro ufficio. Sono responsabili solidalmente con gli amministratori per i fatti o le omissioni di questi, quando il danno non si sarebbe prodotto se avessero vigilato in conformità degli obblighi della loro carica. All’azione di responsabilità contro i sindaci si applicano in quanto compatibili le disposizioni degli artt. 2393, 2393 bis, 2394, 2394 bis e 2395 c.c. Paolo Revigliono “I sindaci, la revisione legale dei conti ed il controllo giudiziario sulla gestione” Attenzione! Questo materiale didattico è per uso personale dello studente ed è coperto da copyright. Ne è severamente vietata la riproduzione o il riutilizzo anche parziale, ai sensi e per gli effetti della legge sul diritto d’autore (L. 22.04.1941/n. 633) Pag. 7 di 10</text:p>
      <text:p text:style-name="Normale"><text:s/><text:span text:style-name="T79">2. LA REVISIONE LEGALE DEI CONTI – CENNI</text:span><text:s/></text:p>
      <text:p text:style-name="Normale">La revisione legale dei conti, un tempo affidato al collegio sindacale, è oggi affidata a seguito della riforma del 2003 ad un revisore legale o ad una società di revisione (art. 2409 bis c.c.). Lo statuto può prevedere che la revisione legale dei conti sia affidata al collegio sindacale, nel qual caso tutti i membri dovranno essere iscritti nell’albo dei revisori legali. Tale clausola statutaria non può essere adottata:<text:s/><text:span text:style-name="T80"></text:span><text:s/>dalle società tenute a redigere il bilancio consolidato;<text:s/><text:span text:style-name="T81"></text:span><text:s/>dalle società qualificate come enti di interesse pubblico;<text:s/><text:span text:style-name="T82"></text:span><text:s/>dalle società che controllano o sono controllate o sono soggette a comune controllo con un ente di interesse pubblico. Il revisore legale dei conti ha la funzione di verificare che nel corso dell’esercizio la tenuta della contabilità e la rilevazione delle scritture contabili dei fatti di gestione siano corretti. Verifica inoltre che il bilancio d’esercizio ed il bilancio consolidato siano redatti conformemente alle norme che li disciplinano; l’esito viene riportato in una apposita relazione. Al fine di compiere alla sua funzione è necessario che abbia accesso alla documentazione aziendale. Il soggetto incaricato della revisione legale dei conti deve adempiere ai propri doveri con diligenza professionale. Paolo Revigliono “I sindaci, la revisione legale dei conti ed il controllo giudiziario sulla gestione” Attenzione! Questo materiale didattico è per uso personale dello studente ed è coperto da copyright. Ne è severamente vietata la riproduzione o il riutilizzo anche parziale, ai sensi e per gli effetti della legge sul diritto d’autore (L. 22.04.1941/n. 633) Pag. 8 di 10</text:p>
      <text:p text:style-name="Normale"><text:s/><text:span text:style-name="T83">3. IL CONTROLLO GIUDIZIARIO SULLA GESTIONE</text:span></text:p>
      <text:soft-page-break/>
      <text:p text:style-name="Normale"><text:s/>Ai sensi dell’art. 2409 primo comma c.c., qualora vi sia fondato sospetto che gli amministratori – in violazione dei loro doveri – abbiano compiuto gravi irregolarità nella gestione che possono arrecare danno alla società o a una o più società controllate, sono legittimati a farne denuncia al Tribunale, a mezzo di ricorso notificato anche alla società: i soci che rappresentano il decimo del capitale sociale; i soci che rappresentano il ventesimo del capitale sociale nelle società che fanno ricorso al mercato del capitale di rischio. Lo statuto può prevedere una percentuale minore per la legittimazione attiva dei soci. Si tratta pertanto di uno strumento di controllo dell’attività gestoria attribuito ai soci, indipendentemente dall’attività di controllo svolta dai sindaci. Il Tribunale può ordinare l’ispezione dell’amministrazione della società e se sussistono le violazioni denunciate dai soci potrà essere disposti i provvedimenti provvisori e la convocazione dell’assemblea affinché deliberi opportunamente. Nei casi più gravi può essere disposta la revoca degli amministratori e dei sindaci; il Tribunale provvederà a nominare un amministratore giudiziario, indicandone la durata d’incarico ed i relativi poteri. L’amministratore giudiziario deve rendere conto dell’attività svolta, convoca e presiede l’assemblea per la nomina dei nuovi amministratori e sindaci o per proporre eventualmente la messa in Paolo Revigliono “I sindaci, la revisione legale dei conti ed il controllo giudiziario sulla gestione” Attenzione! Questo materiale didattico è per uso personale dello studente ed è coperto da copyright. Ne è severamente vietata la riproduzione o il riutilizzo anche parziale, ai sensi e per gli effetti della legge sul diritto d’autore (L. 22.04.1941/n. 633) Pag. 9 di 10 liquidazione della società o la ammissione ad una procedura concorsuale. Il Tribunale non potrà provvedere all’ispezione e dovrà invece sospendere il procedimento se l’assemblea sostituisce gli amministratori ed i sindaci con soggetti di adeguata professionalità, che si attivano per accertare se le violazioni denunciate dai soci sussistono e nel caso eliminarle, riferendo al Tribunale sugli accertamenti e le attività compiute. Ai sensi dell’ultimo comma dell’art. 2409 c.c. possono adire altresì il Tribunale il collegio sindacale, il consiglio di sorveglianza o il comitato per il controllo sulla gestione e per le società che fanno ricorso al mercato dei capitali di rischio il pubblico ministero.</text:p>
      <text:p text:style-name="P84"/>
      <text:p text:style-name="P85">Lezione 20</text:p>
      <text:p text:style-name="Normale"><text:span text:style-name="T86">LE MODIFICAZIONI DEL CAPITALE SOCIALE E L’AUMENTO DI CAPITALE<text:s/></text:span></text:p>
      <text:p text:style-name="Normale">Il legislatore disciplina agli articoli 2438-2447 c.c. le modificazioni del contratto sociale relative al capitale sociale. Il capitale sociale può subire modificazioni in aumento o in diminuzione. In questa sede ci si occuperà dell’aumento del capitale sociale. Si possono distinguere due tipologie di aumento del capitale: reale o a pagamento, nominale o gratuito. Nel caso di aumento del capitale sociale a pagamento vengono apportati nuovi conferimenti nella società. Ai sensi dell’art. 2438 c.c. primo comma, l’aumento di capitale non può essere eseguito se le azioni emesse in precedenza non sono interamente liberate ovvero non sono stati versati i relativi conferimenti promessi. In caso di violazione di tale norma, gli amministratori sono solidalmente responsabili per i danni arrecati ai soci ed ai terzi. Restano salvi in ogni caso gli obblighi assunti con la sottoscrizione delle azioni emesse in violazione di tale norma. E’ competente a deliberare tale aumento l’assemblea straordinaria dei soci. Lo statuto può prevedere che tale competenza sia attribuita agli amministratori, ma in tale caso, ai sensi dell’art. 2443 c.c.: - Deve essere predeterminato il valore nominale massimo che può raggiungere il capitale sociale; - La delega agli amministratori per compiere la modifica in oggetto è conferita per un periodo massimo di cinque anni, salvo rinnovo. Paolo Revigliono “Le modificazioni del capitale sociale e l’aumento di capitale” Attenzione! Questo materiale didattico è per uso personale dello studente ed è coperto da copyright. Ne è severamente vietata la riproduzione o il riutilizzo anche parziale, ai sensi e per gli effetti della legge sul diritto d’autore (L. 22.04.1941/n. 633) Pag. 4 di 8 Ai sensi dell’art. 2439, secondo comma c.c., se l’aumento di capitale non è integralmente sottoscritto entro il termine nel quale le sottoscrizioni debbono essere raccolte, il capitale è aumentato di un importo pari alle sottoscrizioni raccolte soltanto se la deliberazione medesima abbia espressamente previsto il caso di raccolta parziale. Sottoscritte le nuove azioni, i soci debbono effettuare i conferimenti, che seguono le regole dettate per i conferimenti da effettuarsi nel momento della costituzione della società (ex art. 2440<text:s/><text:soft-page-break/>c.c.). I sottoscrittori delle azioni di nuova emissione devono versare alla società almeno il venticinque per cento del valore nominale delle azioni sottoscritte allo stesso momento della sottoscrizione. L’art. 2439 c.c. fa salve l’applicazione dell’art. 2342 comma quarto c.c. Se previsto un sopraprezzo deve essere interamente versato all’atto della sottoscrizione. L’art. 2346 c.c. dispone che il valore dei conferimenti non possa essere inferiore all’ammontare dell’aumento del capitale sociale deliberato. Paolo Revigliono “Le modificazioni del capitale sociale e l’aumento di capitale” Attenzione! Questo materiale didattico è per uso personale dello studente ed è coperto da copyright. Ne è severamente vietata la riproduzione o il riutilizzo anche parziale, ai sensi e per gli effetti della legge sul diritto d’autore (L. 22.04.1941/n. 633) Pag. 5 di 8</text:p>
      <text:p text:style-name="Normale"><text:s/><text:span text:style-name="T87">2. IL DIRITTO DI OPZIONE</text:span><text:s/></text:p>
      <text:p text:style-name="Normale">Il diritto di opzione è il diritto dei soci di essere preferiti ai terzi e di avere precedenza su questi ultimi sulla sottoscrizione dell’aumento di capitale reale. La sua funzione è di mantenere costante la proporzione con la quale ciascun socio partecipa alla società, nonché di mantenere inalterato il valore reale della partecipazione azionaria in presenza di riserve accumulate, che invece si ridurrebbe se le azioni fossero sottoscritte da terzi ad un prezzo inferiore al valore effettivo delle azioni precedentemente emesse. Ai sensi dell’art. 2441 c.c., le azioni di nuova emissione debbono essere offerte in opzione ai soci in proporzione al numero delle azioni possedute e se vi sono obbligazioni convertibili il diritto di opzione spetta anche ai possessori di queste, in concorso con i soci, sulla base del rapporto di cambio. L’offerta di opzione deve essere depositata presso l’ufficio del Registro delle Imprese e contestualmente resa nota mediante un avviso pubblicato sul sito internet della società, con modalità atte a garantire la sicurezza del sito medesimo, l’autenticità del documento e la certezza della data di pubblicazione; in mancanza mediante il deposito presso la sede della società. Per l’esercizio del diritto di opzione deve essere concesso un termine non inferiore a quindici giorni dalla pubblicazione dell’offerta. Le azioni non optate non sono liberamente trasferibili dagli amministratori. Il diritto d’opzione può essere oggetto di autonoma cessione ed acquista pertanto un proprio valore economico di scambio. Paolo Revigliono “Le modificazioni del capitale sociale e l’aumento di capitale” Attenzione! Questo materiale didattico è per uso personale dello studente ed è coperto da copyright. Ne è severamente vietata la riproduzione o il riutilizzo anche parziale, ai sensi e per gli effetti della legge sul diritto d’autore (L. 22.04.1941/n. 633) Pag. 6 di 8 Nel caso in cui la S.p.A. non sia quotata, chi ha esercitato il diritto di opzione ha diritto di prelazione nella sottoscrizione delle azioni non optate se ne è stata fatta richiesta all’atto di esercizio del diritto di opzione. Nel caso di società quotata, invece, i diritti di opzione non esercitati devono essere offerti sul mercato dagli amministratori per un determinato periodo di tempo ed il ricavato della vendita è attribuito a favore del patrimonio sociale. Le azioni di nuova emissione saranno liberamente collocabili se gli azionisti non si avvarranno per l’intero del diritto di prelazione o i diritti offerti nel mercato regolamentato restano invenduti. Il diritto di opzione non spetta per le azioni di nuova emissione che devono essere liberate mediante conferimenti in natura. Il diritto di opzione degli azionisti può essere escluso se sussiste un concreto interesse della società che deve essere protetto. Il diritto di opzione degli azionisti è inoltre escluso per legge quando le azioni devono essere liberate mediante conferimenti in natura. Il diritto di opzione può essere escluso o limitato con la delibera di aumento del capitale quando l’interesse della società lo esiga. Nei casi in cui opera l’esclusione l’emissione delle nuove azioni deve avvenire con sovraprezzo al fine di ridimensionare il pregiudizio patrimoniale degli azionisti. Paolo Revigliono “Le modificazioni del capitale sociale e l’aumento di capitale” Attenzione! Questo materiale didattico è per uso personale dello studente ed è coperto da copyright. Ne è severamente vietata la riproduzione o il riutilizzo anche parziale, ai sensi e per gli effetti della legge sul diritto d’autore (L. 22.04.1941/n. 633) Pag. 7 di 8</text:p>
      <text:p text:style-name="Normale"><text:s/><text:span text:style-name="T88">3. L’AUMENTO GRATUITO (NOMINALE) DEL CAPITALE SOCIALE</text:span><text:s/></text:p>
      <text:p text:style-name="Normale">Come si è avuto modo di accennare in precedenza, l’aumento gratuito o nominale del capitale sociale non dà luogo all’apporto di nuovi conferimenti. Ai sensi del primo comma dell’art. 2442 c.c., l’assemblea può aumentare il capitale imputando a capitale le riserve e gli altri fondi iscritti in bilancio in quanto disponibili.<text:s/><text:soft-page-break/>Si osserva come non sia possibile però utilizzare per tale tipo di aumento di capitale la riserva legale, eccetto per la parte eccedente il venti percento della stessa. Tale operazione ha come conseguenza il fatto di estendere sulle somme utilizzate per effettuare l’aumento di capitale gratuito il vincolo di indisponibilità che grava sul capitale sociale, pertanto non sarà possibile disporre a favore dei soci di tali somme (che originariamente erano invece disponibili). L’aumento nominale del capitale sociale si ottiene: - Mediante l’aumento del valore nominale delle azioni già in circolazione; - Mediante l’emissione di nuove azioni che avranno le medesime caratteristiche di quelle già in circolazione e che dovranno essere attribuite gratuitamente agli azionisti in proporzione del portafoglio azionario, al fine di mantenere gli equilibri azionari preesistenti</text:p>
      <text:p text:style-name="P89"/>
      <text:p text:style-name="P90">Lezione 21</text:p>
      <text:p text:style-name="Normale"><text:span text:style-name="T91">LA RIDUZIONE REALE DEL CAPITALE SOCIALE</text:span><text:s/></text:p>
      <text:p text:style-name="Normale">La riduzione del capitale sociale integra un caso di modifica del contratto sociale della S.p.A. La riduzione del capitale sociale può essere reale o nominale. Il caso di riduzione reale del capitale sociale è disciplinato dall’art. 2445 c.c. Sono diverse le modalità con le quali la riduzione del capitale sociale può avvenire: - Mediante liberazione dei soci dall’obbligo dei versamenti ancora dovuti; - Mediante rimborso del capitale ai soci nei limiti ammessi dagli articoli 2327 e 2413 c.c. - Acquisto da parte della società di azioni proprie e successivo annullamento (ex art. 2357 bis c.c. n. 1). Se la S.p.A. è quotata deve tener conto delle regole fissate dalla CONSOB in merito. La modalità di riduzione del capitale adottata deve comunque assicurare il principio di pari trattamento degli azionisti. Nel caso particolare dell’acquisto di azioni proprie e di successivo annullamento, le azioni da annullare devono essere sorteggiate e deve ovviamente essere rimborsato ai relativi azionisti il valore nominale delle azioni stesse. In considerazione del fatto che tale tipo di operazione può recare pregiudizio ai creditori sociali (nonché ai soci di minoranza) il legislatore ha disciplinato il procedimento di riduzione del capitale introducendo particolari cautele. Ai sensi dell’art. 2413 c.c. infatti se la società ha emesso obbligazioni, la riduzione reale del capitale sociale non può aver luogo se non è rispettato il limite legale all’emissione. Paolo Revigliono “La riduzione del capitale sociale” Attenzione! Questo materiale didattico è per uso personale dello studente ed è coperto da copyright. Ne è severamente vietata la riproduzione o il riutilizzo anche parziale, ai sensi e per gli effetti della legge sul diritto d’autore (L. 22.04.1941/n. 633) Pag. 4 di 9 Inoltre il capitale sociale non può essere ridotto sotto la soglia del minimo legale di euro 50.000,00 ovvero il capitale minimo per la costituzione della S.p.A. Il legislatore richiede inoltre che le ragioni e le modalità di riduzione siano indicate nell’avviso di convocazione dell’assemblea dei soci (art. 2445 secondo comma c.c.). A tutela dei creditori sociali è attribuita loro legittimazione attiva a proporre opposizione contro la delibera di riduzione. L’opposizione deve essere proposta entro il termine di novanta giorni dalla iscrizione nel Registro delle Imprese. La proposizione dell’opposizione ha l’effetto di sospendere l’esecuzione della delibera sino all’esito del giudizio. Paolo Revigliono “La riduzione del capitale sociale” Attenzione! Questo materiale didattico è per uso personale dello studente ed è coperto da copyright. Ne è severamente vietata la riproduzione o il riutilizzo anche parziale, ai sensi e per gli effetti della legge sul diritto d’autore (L. 22.04.1941/n. 633) Pag. 5 di 9<text:s/></text:p>
      <text:p text:style-name="Normale"><text:span text:style-name="T92">2. LA RIDUZIONE DEL CAPITALE SOCIALE PER PERDITE</text:span><text:s/></text:p>
      <text:p text:style-name="Normale">Il patrimonio reale della società è costituito dalle voci di bilancio componenti il patrimonio netto. Una delle voci che lo compongono è l’utile o la perdita d’esercizio. In alcuni casi le perdite possono assumere un carattere talmente grave da incidere sul capitale sociale della società. In tale caso l’operazione di riduzione del capitale sociale è un mero adeguamento del valore del capitale sociale stesso, in quanto il patrimonio netto contabilmente è già rappresentativo della grave perdita patrimoniale subita dalla società. Il grado di gravità della perdita dipende dal fatto di essere minore o uguale ad un terzo del capitale sociale (primo caso) oppure superiore ad un terzo del capitale sociale (secondo caso, nel quale si verifica che la perdita ha ovviamente superato il valore delle riserve). Nel primo caso infatti il legislatore prevede che la riduzione sia<text:s/><text:soft-page-break/>facoltativa e segue la disciplina generale delle modificazioni dell’atto costitutivo. Un limite alla mancata riduzione del capitale sociale facoltativa è dato dal disposto dell’art. 2433 comma terzo c.c. per il quale se si verifica una perdita del capitale sociale non può farsi luogo a ripartizione di utili fino a che il capitale non sia reintegrato o ridotto in misura corrispondente. Nel caso in cui la perdita sia superiore ad un terzo del capitale sociale, allora la riduzione del capitale sociale è obbligatoria. In tale caso è necessario distinguere se la perdita abbia determinato la riduzione o meno del capitale sociale al di sotto dell’importo minimo legale (euro 50.000,00). Paolo Revigliono “La riduzione del capitale sociale” Attenzione! Questo materiale didattico è per uso personale dello studente ed è coperto da copyright. Ne è severamente vietata la riproduzione o il riutilizzo anche parziale, ai sensi e per gli effetti della legge sul diritto d’autore (L. 22.04.1941/n. 633) Pag. 6 di 9 Se la perdita non ha determinato la riduzione del capitale sociale al di sotto del minimo legale, trova applicazione l’art. 2446 c.c. In tale caso gli amministratori hanno l’obbligo di convocare l’assemblea per l’adozione degli opportuni provvedimenti, previa presa visione della relazione nella quale è descritta la situazione patrimoniale della società. Se entro l’esercizio successivo la perdita non risulta diminuita al di sotto di un terzo del capitale sociale, l’organo competente alla approvazione del bilancio ha l’obbligo di ridurre il capitale in proporzione delle perdite accertate. In difetto gli amministratori e i sindaci o il consiglio di sorveglianza devono chiedere al Tribunale che venga disposta la riduzione anzidetta. Se la perdita invece riduce il capitale sociale al di sotto della soglia minima legale, ai sensi dell’art. 2447 c.c. deve essere convocata l’assemblea per deliberare la riduzione del capitale sociale ed il contemporaneo aumento dello stesso ad una cifra almeno pari a detto minimo oppure la trasformazione della società; in caso contrario la società si scioglie (art. 2484, 1° comma, n. 4). Paolo Revigliono “La riduzione del capitale sociale”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93">3. UTILI, RISERVE E DIVIDENDI</text:span></text:p>
      <text:p text:style-name="Normale">A deliberare sulla distribuzione degli utili ai soci è l’assemblea (ordinaria) che approva il bilancio. Se il sistema di amministrazione e controllo adottato dalla società è il dualistico, allora è competente a deliberare l’assemblea previa approvazione del bilancio da parte del consiglio di sorveglianza. Il legislatore però impone una destinazione specifica per una parte degli utili, diversa dalla distribuzione ai soci. E’ legittima inoltre la possibilità di prevedere statutariamente che parte degli utili conseguiti abbiano una destinazione diversa dalla distribuzione ai soci. Un limite legale alla distribuzione degli utili è stato ampiamente discusso in precedenza e riguarda la perdita incidente sul capitale sociale conseguita negli esercizi precedenti. L’art. 2430 c.c. disciplina la cosiddetta riserva legale, per la quale per ogni esercizio deve essere accantonato a tale riserva il 5% degli utili conseguiti, fino a quando la riserva abbia raggiunto l’importo pari al 20% del capitale sociale. E’ fatto obbligo del legislatore il reintegro della riserva legale nel caso in cui diminuisca per qualsiasi ragione. Lo statuto può istituire ulteriori riserve indisponibili, indicando la percentuale di utile da destinare alle stesse in ciascun esercizio. Il carattere indisponibile delle riserve statutarie ha come conseguenza il fatto che l’assemblea ordinaria non possa deliberare la distribuzione degli utili ivi accantonati. Ovviamente resta salva la possibilità della assemblea straordinaria di deliberare una modifica dello statuto con la quale si Paolo Revigliono “La riduzione del capitale sociale” Attenzione! Questo materiale didattico è per uso personale dello studente ed è coperto da copyright. Ne è severamente vietata la riproduzione o il riutilizzo anche parziale, ai sensi e per gli effetti della legge sul diritto d’autore (L. 22.04.1941/n. 633) Pag. 8 di 9 deroghi al carattere indisponibile di tale riserve e rendendo pertanto distribuibili gli utili accantonati ai soci. Possono essere istituite dall’assemblea ordinaria che approva il bilancio le cosiddette riserve facoltative, le quali sono prive del carattere di indisponibilità caratterizzanti invece le riserve legali e statutarie. L’articolo 2433 secondo comma c.c. è chiaro nell’affermare che non possono essere pagati dividendi sulle azioni, se non per utili realmente conseguiti e risultanti dal bilancio regolarmente approvato. Se gli utili non sono realmente conseguiti o non risultano dal bilancio regolarmente approvato, sono fittizi. I dividendi erogati in violazione di della predetta norma non sono<text:s/><text:soft-page-break/>ripetibili, se i soci li hanno riscossi in buona fede in base a bilancio regolarmente approvato, da cui risultano utili netti corrispondenti. Ai sensi dell’art. 2627 c.c., gli amministratori che ripartiscono utili o acconti su utili non effettivamente conseguiti o destinati per legge a riserva, ovvero che ripartiscono riserve indisponibili, sono puniti con l’arresto fino ad un anno, salvo che il fatto non costituisca un più grave reato. Il reato si estingue però se avviene la restituzione degli utili o la ricostituzione delle riserve prima del termine previsto per l’approvazione del bilancio.</text:p>
      <text:p text:style-name="P94"/>
      <text:p text:style-name="P95">Lezione 22</text:p>
      <text:p text:style-name="P96">Le obbligazioni</text:p>
      <text:p text:style-name="Normale">: nozione, caratteri fondamentali e limiti di emissione Le obbligazioni sono titoli di credito di massa in quanto rappresentano una frazione di un finanziamento richiesto dalla società a terzi a titolo di mutuo, la cui disciplina è pertanto applicabile salvo quanto disposto altrimenti dal legislatore. L’obbligazione si distingue dall’azione in quanto non attribuisce la qualità di socio. Più sfumata risulta essere la differenza con gli strumenti finanziari partecipativi, ma questi ultimi costituiscono una categoria residuale nella quale convergono i titoli non qualificabili come azioni o obbligazioni. Le obbligazioni attribuiscono il diritto al rimborso del capitale investito. Ai sensi dell’art. 2411 c.c. tale diritto può essere in tutto o in parte subordinato alla soddisfazione dei diritti di altri creditori alla società. I tempi e l’entità del pagamento degli interessi possono variare in dipendenza di parametri oggettivi anche relativi all’andamento economico della società. Tale disciplina è applicabile, inoltre, agli strumenti finanziari che condizionano i tempi e l’entità del rimborso del capitale all’andamento economico della società. Si possono annoverare diversi tipi di obbligazioni: • Le obbligazioni a premio, le quali attribuiscono agli obbligazionisti il diritto di partecipare alla assegnazione mediante sorteggio o altra modalità di una utilità (in natura o in denaro); • Le obbligazioni indicizzate, il cui tasso di remunerazione è collegato all’andamento del tasso di interesse o del valore di rimborso di un indice; • Le obbligazioni in valuta estera; • Le obbligazioni convertibili in azioni, le quali attribuiscono all’obbligazionista la facoltà di trasformare il credito vantato in partecipazione azionaria sia nella società finanziata, sia in una società a questa collegata; Paolo Revigliono - Le obbligazioni Attenzione! Questo materiale didattico è per uso personale dello studente ed è coperto da copyright. Ne è severamente vietata la riproduzione o il riutilizzo anche parziale, ai sensi e per gli effetti della legge sul diritto d’autore (L. 22.04.1941/n. 633). 4 di 10 • Le obbligazioni con warrant o con diritto di opzione su azioni, le quali attribuiscono all’obbligazionista il diritto ulteriore di sottoscrivere o acquistare azioni di una società, pur mantenendo la titolarità delle obbligazioni; • Le obbligazioni partecipative, nelle quali i tempi e l’entità degli interessi sono dipendenti dall’andamento economico della società (art. 2411 primo comma c.c.); • Le obbligazioni subordinate, il cui rimborso avviene solo dopo il soddisfacimento integrale degli altri creditori, ma comunque prima degli azionisti. Il codice civile detta una disciplina per le sole obbligazioni convertibili. L’art. 2412 c.c. prescrive i limiti relativi all’emissione del prestito obbligazionario. La società può emettere obbligazioni per una somma complessivamente non eccedente il doppio del capitale sociale, della riserva legale e delle riserve disponibili risultanti dall’ultimo bilancio approvato. A tale computo concorrono gli importi relativi alle garanzie comunque prestate dalla società per obbligazioni emesse da altre società. Tale limite può essere superato se le obbligazioni emesse in eccedenza sono destinate alla sottoscrizione da parte di investitori professionali soggetti a vigilanza prudenziale a norma delle leggi speciali. In caso di successiva circolazione delle obbligazioni, chi le trasferisce risponde della solvenza della società nei confronti degli acquirenti che non siano investitori professionali. Non è soggetto al limite anzidetto - e non vi rientra nel calcolo del medesimo – l’emissione di obbligazioni garantite da ipoteca di primo grado su immobili di proprietà della società sino a due terzi del valore degli immobili medesimi. Il limite anzidetto e la deroga relativa alle obbligazioni emesse eccedenti tale limite perché destinate alla sottoscrizione di investitori professionali soggetti a vigilanza prudenziale non trovano applicazione se le obbligazioni emesse sono destinate ad essere quotate nei mercati regolamentati o in sistemi multilaterali di negoziazione o di obbligazioni che danno il diritto di acquisire ovvero di sottoscrivere azioni (obbligazioni convertibili o con<text:s/><text:soft-page-break/>warrant). Paolo Revigliono - Le obbligazioni Attenzione! Questo materiale didattico è per uso personale dello studente ed è coperto da copyright. Ne è severamente vietata la riproduzione o il riutilizzo anche parziale, ai sensi e per gli effetti della legge sul diritto d’autore (L. 22.04.1941/n. 633). 5 di 10 La società può emettere legittimamente un prestito obbligazionario non osservando i limiti di cui all’art. 2412 c.c. se a ciò autorizzata dall’autorità governativa qualora ricorrano particolari ragioni che interessano l’economia nazionale. Resta salva l’applicazione delle norme contenute nelle leggi speciali, in particolare per quanto riguarda l’emissione di obbligazioni ad opera delle Banche, materia disciplinata quasi esclusivamente dal Testo Unico Bancario. Le vicende del prestito obbligazionario emesso dalla società sono influenti sulla eventuale delibera di riduzione del capitale sociale. Infatti, ai sensi dell’art. 2413 c.c., la società che ha emesso il prestito obbligazionario non può ridurre volontariamente il capitale sociale o distribuire riserve se rispetto all’ammontare delle obbligazioni ancora in circolazione il limite di cui al primo comma dell’art. 2412 c.c risulterebbe violato. Sono esclusi da tale computo i presiti obbligazionari di cui all’art. 2413 terzo, quarto e quinto comma c.c. Se la riduzione del capitale è obbligatoria o le riserve diminuiscono in conseguenza delle perdite, non possono distribuirsi utili fino a quando l’ammontare del capitale sociale, della riserva legale e delle riserve disponibili non raggiungano l’ammontare della metà del valore delle obbligazioni in circolazione. Paolo Revigliono - Le obbligazioni Attenzione! Questo materiale didattico è per uso personale dello studente ed è coperto da copyright. Ne è severamente vietata la riproduzione o il riutilizzo anche parziale, ai sensi e per gli effetti della legge sul diritto d’autore (L. 22.04.1941/n. 633). 6 di 10</text:p>
      <text:p text:style-name="Normale"><text:s/><text:span text:style-name="T97">2. Il procedimento di emissione<text:s/></text:span></text:p>
      <text:p text:style-name="Normale">Se la legge o lo statuto non dispongono diversamente, l’emissione delle obbligazioni è deliberata dagli amministratori (art. 2410 primo comma c.c.). In ogni caso la deliberazione di emissione deve risultare da verbale redatto da notaio e deve essere depositata ed iscritta presso il Registro delle Imprese a norma dell’art. 2436 c.c. Se ne ricorrono i presupposti, all’offerta sul mercato delle obbligazioni è applicabile la disciplina relativa alla offerta al pubblico di prodotti finanziari ex art. 94 ss. del Testo Unico Finanziario. Le modalità di sottoscrizione sono fissate dal bando di emissione. A seguito della sottoscrizione del titolo obbligazionario deve essere rilasciato il titolo (che però può essere anche dematerializzato), il quale può essere nominativo o al portatore, ma deve contenere quanto indicato dall’art. 2414 c.c. Il prezzo delle obbligazioni, salvo per quelle convertibili, può essere inferiore al valore nominale. Il procedimento di emissione delle obbligazioni convertibili in azioni è disciplinato dall’art. 2420 bis c.c., ai sensi del quale è competente a deliberare l’emissione di tale tipo di obbligazioni l’assemblea ordinaria. Contestualmente a tale deliberazione deve essere deliberato l’aumento di capitale sociale per un ammontare corrispondente alle azioni da attribuire in conversione (si applicano in quanto compatibili le disposizioni di cui all’art. 2346 secondo, terzo, quarto e quinto comma c.c.). La deliberazione non può essere adottata se il capitale sociale originariamente sottoscritto non è stato interamente versato. Le obbligazioni convertibili devono essere offerte in opzione agli azionisti ed ai possessori di obbligazioni convertibili anteriormente emesse ai sensi dell’art. 2441 primo comma c.c. Paolo Revigliono - Le obbligazioni Attenzione! Questo materiale didattico è per uso personale dello studente ed è coperto da copyright. Ne è severamente vietata la riproduzione o il riutilizzo anche parziale, ai sensi e per gli effetti della legge sul diritto d’autore (L. 22.04.1941/n. 633). 7 di 10 La delibera di emissione del prestito obbligazionario convertibile deve contenere: • Il rapporto di cambio tra obbligazione ed azione; • Il periodo e le modalità di conversione. Deve contestualmente deliberare l’aumento di capitale sociale per un ammontare corrispondente al valore nominale delle azioni attribuite in conversione. L’aumento di capitale deliberato sarà ad esecuzione differita e progressiva, poiché avverrà in conseguenza dell’esercizio del diritto di conversione. Non si può fare a meno di osservare come durante la pendenza del periodo di conversione debbano essere contemperati i diversi interessi della società ad operare liberamente e degli obbligazionisti titolari del diritto di conversione a non vedere alterato il valore del diritto di conversione. Come sopra ricordato, il legislatore ha pertanto previsto il diritto di opzione sulle obbligazioni convertibili di nuova emissione agli azionisti ed ai già titolari di obbligazioni convertibili (ex art. 2441 primo comma c.c.). On presenza di un aumento gratuito del capitale sociale o di una riduzione del<text:s/><text:soft-page-break/>capitale per perdite, il rapporto di cambio è automaticamente modificato in proporzione alla misura dell’aumento o della riduzione del capitale ai sensi dell’art. 2410 bis quinto comma c.c. Si ricorda poi come la società non possa deliberare la riduzione reale del capitale sociale, la fusione con altra società, la scissione o la modificazione delle disposizioni dell’atto costitutivo sulla ripartizione degli utili sino a quando i termini fissati per la conversione non siano scaduti. Il divieto può essere agevolmente superato grazie alla concessione da parte della società agli obbligazionisti di avvalersi della facoltà di conversione anticipata. Paolo Revigliono - Le obbligazioni Attenzione! Questo materiale didattico è per uso personale dello studente ed è coperto da copyright. Ne è severamente vietata la riproduzione o il riutilizzo anche parziale, ai sensi e per gli effetti della legge sul diritto d’autore (L. 22.04.1941/n. 633). 8 di 1</text:p>
      <text:p text:style-name="Normale"><text:s/><text:span text:style-name="T98">3. L’organizzazione degli obbligazionisti</text:span><text:s/></text:p>
      <text:p text:style-name="Normale">Il legislatore prevede che gli obbligazionisti abbiano un organo di rappresentanza: l’assemblea degli obbligazionisti (artt. 2415-2418 c.c.). Tale organo non è previsto in caso di emissione del prestito obbligazionario da parte dello Stato o di enti pubblici. Ai sensi dell’art. 2415 primo comma c.c. l’assemblea degli obbligazionisti delibera: • Sulla nomina e sulla revoca del rappresentante comune; • Sulle modificazioni delle condizioni del prestito; • Sulla proposta di amministrazione controllata e di concordato; • Sulla costituzione di un fondo per le spese necessarie alla tutela dei comuni interessi e sul rendiconto relativo; • Sugli altri oggetti d’interesse comune degli obbligazionisti. L’assemblea è convocata dal C.D.A., dal consiglio di gestione o dal rappresentante degli obbligazionisti quando lo ritengono necessario o quando ne è fatta richiesta da tanti obbligazionisti che rappresentano il ventesimo dei titoli emessi e non estinti. Si applicano a tale assemblea le disposizioni relative all’assemblea straordinaria dei soci e le sue deliberazioni sono iscritte, a cura del notaio che ha redatto il verbale nel Registro delle Imprese. Il rappresentante comune degli obbligazionisti è nominato dall’assemblea; se non è da questa nominato, ai sensi dell’art. 2417 comma secondo c.c. è nominato con decreto del Tribunale su domanda di uno o più obbligazionisti o degli amministratori della società. Dura in carica per un periodo non superiore a tre esercizi sociali e può essere rieletto. Entro trenta giorni dalla notizia della sua nomina deve richiederne l’iscrizione nel registro delle imprese. Ai sensi dell’art. 2418 c.c. il rappresentante comune deve provvedere all’esecuzione delle deliberazioni dell’assemblea degli obbligazionisti, tutelare gli interessi comuni di questi nei rapporti con la società e assistere alle operazioni di sorteggio delle obbligazioni. Ha diritto di assistere Paolo Revigliono - Le obbligazioni Attenzione! Questo materiale didattico è per uso personale dello studente ed è coperto da copyright. Ne è severamente vietata la riproduzione o il riutilizzo anche parziale, ai sensi e per gli effetti della legge sul diritto d’autore (L. 22.04.1941/n. 633). 9 di 10 all’assemblea dei soci. Ha la rappresentanza processuale degli obbligazionisti per la tutela degli interessi comuni anche nelle procedure concorsuali e nell’amministrazione straordinaria della società debitrice. L’organizzazione di gruppo non menoma il singolo obbligazionista del diritto di tutela del suo credito nei confronti della società. Ai sensi dell’art. 2419 c.c. si osserva però che la legittimazione ad agire individualmente viene meno se ciò è incompatibile con le deliberazioni assembleari ex art. 2415 c.c</text:p>
      <text:p text:style-name="Normale"/>
      <text:p text:style-name="Normale"><text:s text:c="65"/>Lezione 23</text:p>
      <text:p text:style-name="P99">IL BILANCIO: NOZIONE E PRINCIPI FONDAMENTALI</text:p>
      <text:p text:style-name="Normale"><text:s/>L’imprenditore che per legge è obbligato alla tenuta delle scritture contabili deve redigere per ogni anno di esercizio di attività il bilancio. Il bilancio è un documento di natura contabile ed informativa, sia per i soci sia per i terzi, che deve rappresentare in maniera chiara, veritiera e corretta la situazione patrimoniale e finanziaria della società, nonché il risultato economico dell’esercizio stesso (art. 2423 secondo comma c.c.). Il bilancio di esercizio ha la precisa funzione giuridica di individuare il momento dal quale trova applicazione la normativa posta a salvaguardia dell’integrità del patrimonio sociale; inoltre è il presupposto per l’adozione di alcune delibere assembleari. Il bilancio è redatto secondo dei criteri comuni, frutto del<text:s/><text:soft-page-break/>riassunto delle migliori prassi operative, che sono stati riassunti e raccolti dall’Organismo Italiano di Contabilità e sono stati denominati principi contabili nazionali. Non hanno valore regolamentare e non hanno valore vincolante, forniscono però indicazioni per la corretta applicazione delle norme relative al bilancio. Come sopra accennato, ai sensi dell’art. 2423 secondo comma c.c. il bilancio deve essere caratterizzato dalla chiarezza, che si esplica nelle norme relative alla struttura ed al contenuto del bilancio, dalla verità e dalla correttezza, che si esplicano nelle norme che fissano i criteri di valutazione dei cespiti patrimoniali. Tali caratteri costituiscono le cosiddette clausole generali che permeano l’intera disciplina normativa della redazione del bilancio. Paolo Revigliono “Il bilancio” Attenzione! Questo materiale didattico è per uso personale dello studente ed è coperto da copyright. Ne è severamente vietata la riproduzione o il riutilizzo anche parziale, ai sensi e per gli effetti della legge sul diritto d’autore (L. 22.04.1941/n. 633) Pag. 4 di 10 Altro criterio che deve essere tenuto in considerazione per la redazione del bilancio è la competenza rispetto all’esercizio dei ricavi e dei proventi finanziari, nonché degli oneri economici e finanziari, che non è sempre coincidente con il momento di incasso o di esborso di una somma di denaro. Il bilancio è infatti di competenza, non di cassa. Deve essere rispettato inoltre nella redazione del bilancio il principio della continuità per il quale devono essere adottati sempre i medesimi criteri redazionali, poiché la mutazione degli stessi renderebbe più difficile la comparazione dei bilanci nel tempo. Solo ed esclusivamente in casi eccezionali è data la possibilità di mutare i criteri redazionali del bilancio, in tale caso però gli amministratori debbono motivare tale cambiamento nel documento denominato nota integrativa e spiegare in che modo influenzi la redazione del bilancio. Paolo Revigliono “Il bilancio” Attenzione! Questo materiale didattico è per uso personale dello studente ed è coperto da copyright. Ne è severamente vietata la riproduzione o il riutilizzo anche parziale, ai sensi e per gli effetti della legge sul diritto d’autore (L. 22.04.1941/n. 633) Pag. 5 di 10</text:p>
      <text:p text:style-name="P100"><text:s/><text:span text:style-name="T101">LA STRUTTURA DEL BILANCIO</text:span></text:p>
      <text:p text:style-name="P102">Il bilancio è costituito da tre documenti, stato patrimoniale, conto economico e nota integrativa, al quale si è aggiunto un quarto documento con la riforma del 2015 ovvero il rendiconto finanziario. Tali documenti sono accompagnati da alcune relazioni che non costituiscono parte integrante del bilancio: la relazione sulla gestione degli amministratori, la relazione del collegio sindacale e dal revisore legale dei conti. Lo stato patrimoniale è la rappresentazione sintetica della composizione del patrimonio sociale. E’ una fotografia delle poste di carattere finanziario della società. Evidenzia inoltre le voci del patrimonio netto della società. Il contenuto dello stato patrimoniale è espressamente indicato all’articolo 2424 c.c., ai sensi del quale si struttura in due parti, una denominata attivo patrimoniale e l’altra passivo patrimoniale. Nelle voci dell’attivo patrimoniale compaiono, contrassegnati con le lettere dell’alfabeto in carattere maiuscolo: A) Crediti verso soci per versamenti ancora dovuti (con separata indicazione della parte già richiamata) B) Immobilizzazioni (suddivise in immateriali, materiali e finanziarie) C) Attivo circolante (nel quale si annoverano le rimanenze ed i crediti) D) Ratei e risconti Nelle voci del passivo patrimoniale compaiono, contrassegnati con le lettere dell’alfabeto in carattere maiuscolo: A) Patrimonio netto: è composto da I) capitale II) riserva da sovrapprezzo delle azioni III) riserve di Paolo Revigliono “Il bilancio” Attenzione! Questo materiale didattico è per uso personale dello studente ed è coperto da copyright. Ne è severamente vietata la riproduzione o il riutilizzo anche parziale, ai sensi e per gli effetti della legge sul diritto d’autore (L. 22.04.1941/n. 633) Pag. 6 di 10 rivalutazione IV) riserva legale V) riserve statutarie VI) riserva per azioni proprie in portafoglio VII) altre riserve distintamente indicate VIII) utili (perdite) portati a nuovo IX) utile (perdita) dell’esercizio B) Fondi per rischi ed oneri C) Trattamento di fine rapporto subordinato (TFRL) D) Debiti: tra le sottovoci compaiono le obbligazioni e le obbligazioni convertibili E) Ratei e risconti Il conto economico è il riassunto delle operazioni di tipo economico, costi e ricavi, sostenuti dalla società nel corso dell’anno d’esercizio ed evidenzia il conseguimento di un utile o di una perdita finale. Il conto economico è redatto secondo uno schema espositivo scalare indicato dall’art. 2425 c.c. nel quale si individuano alcune grandi voci: A) Valore della produzione B) Costi della produzione C) Proventi ed oneri finanziari<text:s/><text:soft-page-break/>D) Rettifiche di valori di attività finanziarie E) Proventi ed oneri straordinari Tali voci raggruppano altre sottovoci. La somma algebrica delle voci indicate con la lettera maiuscola individua contabilmente il risultato economico d’esercizio, che può essere un utile o una perdita. Paolo Revigliono “Il bilancio” Attenzione! Questo materiale didattico è per uso personale dello studente ed è coperto da copyright. Ne è severamente vietata la riproduzione o il riutilizzo anche parziale, ai sensi e per gli effetti della legge sul diritto d’autore (L. 22.04.1941/n. 633) Pag. 7 di 10 Il rendiconto finanziario è il documento informativo contabile, reso obbligatorio con la riforma del 2015 (D.Lgs. n. 139 del 18 agosto 2015), con il quale sono rappresentati i flussi finanziari della società. Ai sensi dell’art. 2425 ter c.c., dal rendiconto finanziario risultano, per l’esercizio a cui è riferito il bilancio e per quello precedente, l’ammontare e la composizione delle disponibilità liquide, all’inizio e alla fine dell’esercizio, ed i flussi finanziari dell’esercizio derivanti dall’attività operativa, da quella di investimento, da quella di finanziamento ivi comprese, con autonoma indicazione, le operazioni con i soci. La nota integrativa (artt. 2427 – 2427 bis c.c.), il cui contenuto è discorsivo, permette a chi consulta il bilancio di avere maggiori informazioni relative alle voci sinteticamente indicate. Dalla nota integrativa devono inoltre risultare i fatti di rilievo avvenuti dopo la chiusura dell’esercizio. Paolo Revigliono “Il bilancio” Attenzione! Questo materiale didattico è per uso personale dello studente ed è coperto da copyright. Ne è severamente vietata la riproduzione o il riutilizzo anche parziale, ai sensi e per gli effetti della legge sul diritto d’autore (L. 22.04.1941/n. 633) Pag. 8 di 10<text:s/></text:p>
      <text:p text:style-name="Normale"><text:span text:style-name="T103">3. IL PROCEDIMENTO DI FORMAZIONE DEL BILANCIO</text:span><text:s/></text:p>
      <text:p text:style-name="Normale">Nel procedimento di formazione del bilancio sono coinvolti, nel sistema tradizionale di amministrazione e controllo, tutti gli organi della società. Ai sensi dell’articolo 2364 comma secondo c.c., l’assemblea ordinaria deve essere convocata almeno una volta l’anno – per l’approvazione del bilancio - entro il termine stabilito dallo statuto e comunque non superiore a centoventi giorni dalla chiusura dell’esercizio sociale. Lo statuto può prevedere un maggior termine, non superiore a centottanta giorni, nel caso di società tenute alla redazione del bilancio consolidato ovvero quando lo richiedono particolari esigenze relative alla struttura ed all’oggetto della società. Sono gli amministratori a redigere il progetto di bilancio. Tale funzione non può essere delegata ne’ al comitato esecutivo, ne’ agli amministratori delegati. Il progetto di bilancio con i relativi allegati e le relazioni sopra citate devono essere depositati in copia nella sede della società durante i quindici giorni antecedenti l’assemblea e fino alla approvazione del bilancio, affinché i soci possano prenderne visione. L’assemblea ordinaria dei soci è competente a deliberare sulla approvazione del bilancio, pertanto può approvarlo o respingerlo. Il bilancio approvato deve essere pubblicato ai sensi dell’art. 2435 c.c. Entro trenta giorni dalla approvazione una copia del bilancio, corredata dalle relazioni di cui agli articolo 2428 e 2429 e dal verbale di approvazione deve essere a cura degli amministratori depositata Paolo Revigliono “Il bilancio” Attenzione! Questo materiale didattico è per uso personale dello studente ed è coperto da copyright. Ne è severamente vietata la riproduzione o il riutilizzo anche parziale, ai sensi e per gli effetti della legge sul diritto d’autore (L. 22.04.1941/n. 633) Pag. 9 di 10 presso l’Ufficio del Registro delle Imprese o spedita al medesimo ufficio a mezzo di lettera raccomandata. Ai sensi dell’art. 2434 bis c.c., le azioni previste dall’art. 2377 c.c. (annullabilità delle deliberazioni) e dall’art. 2379 c.c. (nullità delle deliberazioni) non possono essere proposte nei confronti delle deliberazioni di approvazione del bilancio dopo che è avvenuta l’approvazione dell’esercizio successivo, producendosi un effetto sanante. La legittimazione ad impugnare la deliberazione di approvazione del bilancio su ci il soggetto incaricato di effettuare la revisione legale dei conti ha emesso un giudizio privo di rilievi spetta a tanti soci che rappresentino almeno il cinque per cento del capitale sociale. Il bilancio dell’esercizio nel corso del quale viene dichiarata l’invalidità tiene conto delle ragioni di questa.</text:p>
      <text:p text:style-name="Normale"><text:s text:c="66"/>Lezione 24</text:p>
      <text:p text:style-name="Normale"><text:span text:style-name="T104">. LO SCIOGLIMENTO DELLA S.P.A. E LO STATO DI LIQUIDAZIONE</text:span></text:p>
      <text:soft-page-break/>
      <text:p text:style-name="Normale"><text:s/>Le cause di scioglimento della S.p.A., S.a.p.a. (società in accomandita per azioni) e s.r.l. sono indicate espressamente all’art. 2482 c.c. In particolare la società si scioglie: - Per il decorso del termine; - Per il conseguimento dell’oggetto sociale o per la sopravvenuta impossibilità di conseguirlo, salvo che l’assemblea appositamente convocata non deliberi le opportune modifiche statutarie; - Per l’impossibilità di funzionamento o per la continuata inattività dell’assemblea; - Per la riduzione del capitale sociale al di sotto del minimo legale, salvo quando disposto dagli artt. 2447 e 2482 ter c.c.; - Nelle ipotesi previste dagli articoli 2437 quater e 2437c.c., - Per deliberazione dell’assemblea; - Per le altre cause previste dall’atto costitutivo o dallo statuto. Ai sensi dell’art. 2485 primo comma c.c., gli amministratori devono senza indugio accertare il verificarsi di una causa di scioglimento e procedere agli adempimenti di cui all’art. 2484 terzo comma c.c. In caso di ritardo od omissione, gli amministratori sono personalmente e solidalmente responsabili per i danni subiti dalla società, dai soci, dai creditori sociali e dai terzi. Gli effetti dello scioglimento si determinano in conseguenza delle prime cinque ipotesi elencate dalla data di iscrizione presso l’Ufficio del Registro delle imprese della dichiarazione con cui gli Paolo Revigliono “Lo scioglimento della S.P.A. e la società in accomandita per azioni” Attenzione! Questo materiale didattico è per uso personale dello studente ed è coperto da copyright. Ne è severamente vietata la riproduzione o il riutilizzo anche parziale, ai sensi e per gli effetti della legge sul diritto d’autore (L. 22.04.1941/n. 633) Pag. 4 di 10 amministratori accertano la causa ed in caso di deliberazione assembleare dalla data dell’iscrizione di questa nel medesimo Ufficio. Al verificarsi di una delle cause di scioglimento della società non consegue l’immediata estinzione della società, la quale invece entra nella fase di liquidazione. Ai sensi dell’art. 2487 bis secondo comma c.c. alla denominazione sociale deve essere aggiunta l’indicazione di società in liquidazione. Lo stato di liquidazione ha la funzione di permettere alla società di organizzarsi e provvedere al pagamento dei creditori sociali ed alla ripartizione dell’eventuale residuo attivo tra i soci. Ai sensi dell’art. 2486 c.c. al verificarsi di una causa di scioglimento e fino al momento dell’iscrizione presso il Registro delle Imprese della nomina dei liquidatori e della consegna a questi dei libri contabili, gli amministratori conservano il potere di gestire la società ai soli fini della conservazione dell’integrità e del valore del patrimonio sociale. Gli amministratori sono personalmente e solidalmente responsabili dei danni arrecati alla società, ai soci, ai creditori sociali ed ai terzi, per atti od omissioni compiuti in tale fase. Lo stato di liquidazione della società si ripercuote anche sui poteri dell’assemblea dei soci. Alla questione “alcune delibere modificative dello statuto sono compatibili o meno con lo stato di liquidazione della società” gli interpreti non rispondono uniformemente. La risposta a tale questione è affermativa, fino a quando non sia iniziata la distribuzione dell’attivo, nel caso modifica del contratto sociale per fusione della società. Ai sensi dell’art. 2487 ter c.c. la società può in ogni momento revocare lo stato di liquidazione previa eliminazione della causa di scioglimento. Paolo Revigliono “Lo scioglimento della S.P.A. e la società in accomandita per azioni” Attenzione! Questo materiale didattico è per uso personale dello studente ed è coperto da copyright. Ne è severamente vietata la riproduzione o il riutilizzo anche parziale, ai sensi e per gli effetti della legge sul diritto d’autore (L. 22.04.1941/n. 633) Pag. 5 di 10 La revoca dello stato di liquidazione avviene con deliberazione dell’assemblea straordinaria ed ha effetto solo trascorsi sessanta giorni dall’iscrizione presso il Registro delle Imprese della relativa deliberazione, slavo che consti il consenso dei creditori della società o il pagamento dei creditori che non hanno dato il consenso. Qualora entro tale termine i creditori anteriori all’iscrizione abbiano proposto opposizione, è rimessa al Tribunale la competenza in merito alla decisione se debba procedersi o meno con la revoca. Ai sensi dell’art. 2437 primo comma lettera d) c.c. ai soci che non abbiano concorso alla deliberazione della revoca dello stato di liquidazione è attribuito il diritto di recesso dalla società. Paolo Revigliono “Lo scioglimento della S.P.A. e la società in accomandita per azioni” Attenzione! Questo materiale didattico è per uso personale dello studente ed è coperto da copyright. Ne è severamente vietata la riproduzione o il riutilizzo anche parziale, ai sensi e per gli effetti della legge sul diritto d’autore (L. 22.04.1941/n. 633) Pag. 6 di 10<text:s/></text:p>
      <text:p text:style-name="Normale"><text:span text:style-name="T105">2. IL PROCEDIMENTO DI LIQUIDAZIONE E LA CANCELLAZIONE DELLA SOCIETA’ DAL REGISTRO DELLE IMPRESE</text:span><text:s/></text:p>
      <text:soft-page-break/>
      <text:p text:style-name="Normale">Ai sensi dell’art. 2487 primo comma c.c., contestualmente all’accertamento della causa di scioglimento debbono convocare l’assemblea straordinaria dei soci affinchè deliberi: - Il numero dei liquidatori e le regole di funzionamento del collegio in caso di pluralità di liquidatori; - La nomina dei liquidatori, con indicazione di quelli cui spetta la rappresentanza della società; - I criteri in base ai quali si devono svolgere la liquidazione; i poteri dei liquidatori e gli atti necessari per la conservazione del valore dell’impresa, compreso il suo esercizio provvisorio in funzione del migliore realizzo. La convocazione dell’assemblea a tali fini non è necessaria se la causa di scioglimento verificata sia tra quelle di cui all’art. 2484, numeri 2) 4) 6) e vi abbia già provveduto l’assemblea oppure l’atto costitutivo o lo statuto non avessero già previsto in materia. I liquidatori possono essere revocati dall’assemblea o quando sussiste una giusta causa dal tribunale su istanza dei soci, dei sindaci o del pubblico ministero. Ai sensi dell’art. 2489 c.c. i liquidatori hanno il potere di compiere tutti gli atti utili per la liquidazione della società, salvo diversa disposizione statutaria ovvero adottata in sede di nomina. I liquidatori debbono adempiere i loro doveri con la professionalità e diligenza richieste dalla natura dell’incarico e la loro responsabilità Paolo Revigliono “Lo scioglimento della S.P.A. e la società in accomandita per azioni” Attenzione! Questo materiale didattico è per uso personale dello studente ed è coperto da copyright. Ne è severamente vietata la riproduzione o il riutilizzo anche parziale, ai sensi e per gli effetti della legge sul diritto d’autore (L. 22.04.1941/n. 633) Pag. 7 di 10 per i danni derivanti dall’inosservanza di tali doveri è disciplinata secondo le norme in tema di responsabilità degli amministratori. Ai sensi dell’art. 2491 c.c. se i fondi disponibili risultassero insufficienti per il pagamento dei debiti sociali, i liquidatori possono chiedere proporzionalmente ai soci i versamenti ancora dovuti. I liquidatori non possono ripartire tra i soci acconti sul risultato della liquidazione, salvo che dai bilanci risulti che la ripartizione non incide sulla disponibilità di somme idonee alla integrale e tempestiva soddisfazione dei creditori sociali; i liquidatori possono condizionare la ripartizione alla prestazione da parte del socio di idonee garanzie. I liquidatori sono personalmente e solidalmente responsabili per i danni cagionati ai creditori sociali con la violazione dei doveri di cui all’art. 2491 c.c. Ai sensi dell’art. 2492 c.c. compiuta la liquidazione i liquidatori debbono redigere il bilancio finale, indicando la parte spettante a ciascun socio o azione nella divisione dell’attivo. Il bilancio sottoscritto dai liquidatori, corredato dalle relazioni previste dalla legge, è depositato presso l’Ufficio del Registro delle Imprese. Ciascun socio è legittimato a proporre reclamo al Tribunale entro i novanta giorni successivi a tale deposito. La sentenza fa stato anche riguardo ai soci non intervenuti. Se il termine di novanta giorni è decorso senza la proposizione di reclami, ai sensi dell’art. 2493 c.c. il bilancio di liquidazione finale si intende approvato. I liquidatori sono liberati di fronte ai soci, salvo gli obblighi relativi alla distribuzione dell’attivo risultante da bilancio. Paolo Revigliono “Lo scioglimento della S.P.A. e la società in accomandita per azioni” Attenzione! Questo materiale didattico è per uso personale dello studente ed è coperto da copyright. Ne è severamente vietata la riproduzione o il riutilizzo anche parziale, ai sensi e per gli effetti della legge sul diritto d’autore (L. 22.04.1941/n. 633) Pag. 8 di 10 Inoltre la quietanza rilasciata senza riserve all’atto del pagamento dell’ultima quota di riparto comporta approvazione del bilancio indipendentemente dalla decorrenza del termine. Approvato il bilancio finale di liquidazione, i liquidatori devono chiedere la cancellazione della società dal Registro delle Imprese. L’art. 2495 secondo comma c.c. ferma restando l’estinzione della società, dopo la cancellazione i creditori sociali non soddisfatti possono far valere i loro crediti nei confronti dei soci, fino alla concorrenza delle somme da questi riscosse in base al bilancio finale di liquidazione e nei confronti dei liquidatori se il mancato pagamento è dipeso da colpa di questi. Si osserva poi come i creditori possano comunque chiedere il fallimento della società entro un anno dalla cancellazione della società dal Registro delle Imprese. Paolo Revigliono “Lo scioglimento della S.P.A. e la società in accomandita per azioni” Attenzione! Questo materiale didattico è per uso personale dello studente ed è coperto da copyright. Ne è severamente vietata la riproduzione o il riutilizzo anche parziale, ai sensi e per gli effetti della legge sul diritto d’autore (L. 22.04.1941/n. 633) Pag. 9 di 10<text:s/></text:p>
      <text:p text:style-name="Normale"><text:span text:style-name="T106">3. LA SOCIETÀ IN ACCOMDANDITA PER AZIONI</text:span></text:p>
      <text:soft-page-break/>
      <text:p text:style-name="Normale"><text:s/>La società in accomandita per azioni (s.a.p.a.) è disciplinata da codice civile agli articoli 2452-2461. Si caratterizza per la necessaria compresenza di due tipi di soci: il socio accomandate ed il socio accomandatario. Il socio accomandatario è illimitatamente responsabile per le obbligazioni sociali; il socio accomandate risponde esclusivamente per la quota di capitale sottoscritta. La partecipazione sociale è rappresentata da azioni. Il socio accomandatario è altresì di diritto amministratore della società ed in quanto tale è soggetto agli obblighi degli amministratori della S.p.A. Ai sensi dell’art. 2454 c.c. alla s.a.p.a. sono applicabili le norme relative alla S.p.A. in quanto compatibili. Ai sensi dell’art. 2455 c.c. l’atto costitutivo deve indicare i soci accomandatari ed ai sensi dell’art. 2453 c.c. la denominazione della società è costituita dal nome di almeno uno dei soci accomandatari, con l’indicazione di società in accomandita per azioni.</text:p>
      <text:p text:style-name="Normale"><text:s text:c="72"/>Lezione 25</text:p>
      <text:p text:style-name="P107">LA TRASFORMAZIONE: NOZIONE E CARATTERI ESSENZIALI</text:p>
      <text:p text:style-name="Normale"><text:s/>La trasformazione è il risultato di un procedimento per il quale una società che ha adottato un certo modello-tipo organizzativo sceglie successivamente di adottare un altro modello tipico di organizzazione societaria. Originariamente il codice civile del 1942 regolava esclusivamente la trasformazione di una s.n.c. nonché della s.a.s., ma il passaggio era consentito solo per le società lucrative. La società cooperativa non poteva trasformarsi in una società lucrativa, dovendosi pertanto estinguere il contratto societario per contrarne uno nuovo. La riforma del 2003 ha innovato la disciplina della trasformazione (artt. 2498 – 2500 novies c.c.), facendo cadere buona parte dei limiti previsti dal codice. Attualmente la disciplina in vigore prevede due tipi di trasformazione: quella omogenea e quella eterogenea. La trasformazione omogenea si ha quando la società passa da un tipi ad un altro di società lucrativa, il legislatore in tal caso non prevede sia estinta la società preesistente per costituirne una nuova, ma tratta la vicenda come una modifica del contratto sociale precedentemente concluso. Ai sensi dell’art. 2498 c.c. con la trasformazione l’ente trasformato conserva i diritti e gli obblighi e prosegue in tutti i rapporti anche processuali dell’ente che ha effettuato la trasformazione, verificandosi la cosiddetta continuità dei rapporti giuridici. Paolo Revigliono “La trasformazione” Attenzione! Questo materiale didattico è per uso personale dello studente ed è coperto da copyright. Ne è severamente vietata la riproduzione o il riutilizzo anche parziale, ai sensi e per gli effetti della legge sul diritto d’autore (L. 22.04.1941/n. 633) Pag. 4 di 10 La funzione della trasformazione consiste nella possibilità data ai soci di adeguare il modello organizzativo prescelto alle nuove esigenze riscontrate dalla attività imprenditoriale. L’art. 2500 ter c.c. disciplina la trasformazione da società di persone a società di capitali, l’art. 2500 sexies c.c. il caso inverso. La trasformazione di società con scopo mutualistico in società a scopo lucrativo comportano invece un mutamento della causa del contratto sociale. La legge speciale continua a vietare la trasformazione della società cooperativa a mutualità prevalente in società lucrativa. A seguito della riforma del 2003 invece è oggi possibile trasformare le altre società cooperative in società lucrative o consorzi (ex artt. 2545 decies-2545 undecies). Altri casi di trasformazione eterogenea, oltre a quelli appena citati, sono identificabili nella trasformazione di società di capitali in: cooperative, consorzi, società consortili, comunioni di azienda, associazioni non riconosciute, fondazioni e viceversa (art. 2500 septies c.c.). L’art. 2500 septies terzo comma c.c. richiede che la deliberazione della trasformazione eterogenea da società di capitali sia assunta con il voto favorevole dei due terzi degli aventi diritto e comunque con il consenso dei soci che si assumono la responsabilità illimitata. Ai sensi del secondo comma dell’art. 2500 septies c.c. è richiamata l’applicazione dell’art. 2500 sexies c.c. in quanto compatibile. Paolo Revigliono “La trasformazione” Attenzione! Questo materiale didattico è per uso personale dello studente ed è coperto da copyright. Ne è severamente vietata la riproduzione o il riutilizzo anche parziale, ai sensi e per gli effetti della legge sul diritto d’autore (L. 22.04.1941/n. 633) Pag. 5 di 10 L’art. 2500 octies c.c. disciplina invece la trasformazione eterogenea in società di capitali, ai sensi del quale la deliberazione di trasformazione deve essere assunta: - nei consorzi con il voto favorevole della maggioranza assoluta dei consorziati; - nelle comunioni di aziende alla unanimità; - nelle società consortili e nelle associazioni con la maggioranza richiesta dalla legge o dall’atto costitutivo per lo scioglimento anticipato. La trasformazione di<text:s/><text:soft-page-break/>associazioni in società di capitali può essere esclusa dall’atto costitutivo o per determinate categorie di associazioni dalla legge; non è comunque ammessa perle associazioni che abbiano ricevuto contributi pubblici oppure liberalità e oblazioni del pubblico (art. 2500 octies, comma terzo c.c.). Il capitale sociale della società risultante dalla trasformazione è diviso in parti uguali fra gli associati, salvo diverso accordo degli stessi. Ai sensi dell’ultimo comma dell’art. 2500 octies c.c., le trasformazioni di fondazioni in società di capitali è disposta dall’autorità governativa, su proposta dell’organo competente. Le azioni o quote sono assegnate secondo le disposizioni dell’atto di fondazione, o in mancanza dell’art. 31 c.c. Ai sensi dell’articolo 2500 novies c.c., la trasformazione eterogenea ha effetto dopo sessanta giorni dall’ultimo degli adempimenti pubblicitari previsti dal legislatore e salvo che vi sia il consenso dei creditori o il pagamento dei creditori che non hanno dato il consenso. Entro il predetto termine i creditori possono fare Paolo Revigliono “La trasformazione” Attenzione! Questo materiale didattico è per uso personale dello studente ed è coperto da copyright. Ne è severamente vietata la riproduzione o il riutilizzo anche parziale, ai sensi e per gli effetti della legge sul diritto d’autore (L. 22.04.1941/n. 633) Pag. 6 di 10 opposizione e sarà il Tribunale competente a decidere in merito all’opportunità della trasformazione. Autorevole dottrina sostiene che le trasformazioni eterogenee indicate dal legislatore siano le uniche possibili nel nostro ordinamento giuridico. Paolo Revigliono “La trasformazione” Attenzione! Questo materiale didattico è per uso personale dello studente ed è coperto da copyright. Ne è severamente vietata la riproduzione o il riutilizzo anche parziale, ai sensi e per gli effetti della legge sul diritto d’autore (L. 22.04.1941/n. 633) Pag. 7 di 10<text:s/><text:span text:style-name="T108">2.</text:span></text:p>
      <text:p text:style-name="P109"><text:span text:style-name="T110"><text:s/>LA TRAFORMAZIONE OMOGENEA: IL PROCEDIMENTO</text:span><text:s/></text:p>
      <text:p text:style-name="P111">Ai sensi dell’art. 2500 ter c.c. la trasformazione di società di persone in società di capitali è decisa con il consenso della maggioranza dei soci determinata secondo la parte attribuita a ciascuno negli utili, salvo diversamente disposto dal contratto sociale, in ogni caso però al socio che non ha concorso alla decisione spetta il diritto di recesso. La disciplina attualmente vigente si differenza alquanto rispetto a ciò che aveva previsto originariamente dal legislatore, il quale richiedeva per il compimento di tale operazione straordinaria il consenso di tutti i soci. Se la trasformazione riguarda una società di capitali è necessario che questa venga deliberata dall’assemblea straordinaria da adottare nelle S.p.A. non quotate con maggioranze rafforzate. Se la società di capitali è quotata, ai sensi dell’art. 2500 sexies c.c. il legislatore prevede che vi sia il consenso dei soci che a seguito della trasformazione diventano illimitatamente responsabili dell’adempimento delle obbligazioni sociali. La delibera di trasformazione, la cui finalità è quella di adattare l’organizzazione della società al nuovo modello giuridico adottato, deve rispondere ai requisiti di forma e di contenuto richiesti dal legislatore per il tipo di modello societario prescelto e rispettare gli adempimenti prescritti dalla legge per la regolare costituzione (art. 2500 c.c.). Ai sensi del secondo e terzo comma dell’art. 2500 c.c. l’atto di trasformazione è soggetto infatti alla disciplina prevista per il tipo Paolo Revigliono “La trasformazione” Attenzione! Questo materiale didattico è per uso personale dello studente ed è coperto da copyright. Ne è severamente vietata la riproduzione o il riutilizzo anche parziale, ai sensi e per gli effetti della legge sul diritto d’autore (L. 22.04.1941/n. 633) Pag. 8 di 10 adottato ed alle forme di pubblicità relative, nonché alla pubblicità richiesta per la cessazione dell’ente che effettua la trasformazione. La trasformazione ha effetto dall’ultimo degli adempimenti pubblicitari al cui adempimento si è obbligati. Con la riforma del 2003 il legislatore ha introdotto nel codice civile la disciplina della trasformazione regressiva: da società di capitali a società di persone (art. 2500 sexies c.c.). In tale caso, come già sopra è stato ricordato, il legislatore prevede che sia prestato il consenso a tale operazione da parte di tutti i soci che con la trasformazione assumeranno la responsabilità illimitata. E’ opportuno osservare che a seguito della trasformazione da società di capitali a società di persone, i soci che assumeranno la responsabilità illimitata delle obbligazioni sociali, saranno illimitatamente responsabili anche per quelle sorte anteriormente alla trasformazione. Paolo Revigliono “La trasformazione” Attenzione! Questo materiale didattico è per uso personale dello studente ed è coperto da copyright. Ne è severamente vietata la<text:s/><text:soft-page-break/>riproduzione o il riutilizzo anche parziale, ai sensi e per gli effetti della legge sul diritto d’autore (L. 22.04.1941/n. 633) Pag. 9 di 10<text:s/></text:p>
      <text:p text:style-name="P112"><text:span text:style-name="T113">LA RESPONSABILITÀ DEI SOCI</text:span><text:s/></text:p>
      <text:p text:style-name="P114">La trasformazione è una operazione straordinaria che può incidere sulla responsabilità patrimoniale dei soci. Nel caso disciplinato dall’art 2500 quinques c.c. infatti la trasformazione ha l’effetto di far venire meno la responsabilità patrimoniale personale illimitata dei soci. Il legislatore però ha previsto che tale restrizione di responsabilità operi solo per il futuro, rimanendo pertanto i soci illimitatamente responsabili per i crediti sociali sorti anteriormente alla trasformazione, a meno che i creditori sociali non abbiano dato il loro consenso alla trasformazione. Si presume inoltre che i creditori vi abbiano acconsentito se nel termine di sessanta giorni dalla comunicazione loro inviata con modalità tali da consentire di provare l’avvenuto ricevimento, non abbiano espresso il loro diniego alla trasformazione. In tale sede è opportuno osservare che, nel caso in cui a seguito della trasformazione permanga una responsabilità dei soci per le obbligazioni sociali sorte anteriormente alla operazione straordinaria di cui si discute, i soci sono passibili di fallimento se l’insolvenza è dovuta totalmente o parzialmente ad obbligazioni sorte anteriormente alla trasformazione. Nel caso, inverso, di trasformazione regressiva sopra citata, in conseguenza della quale la società di capitali si trasforma in società di persone (art. 2500 sexies c.c.), i soci assumono la responsabilità illimitata anche delle obbligazioni sociali sorte anteriormente alla trasformazione.</text:p>
      <text:p text:style-name="P115"><text:s text:c="33"/></text:p>
      <text:p text:style-name="P116"><text:s text:c="71"/>Lezione 26</text:p>
      <text:list text:style-name="LFO2" text:continue-numbering="true">
        <text:list-item>
          <text:p text:style-name="P117"><text:span text:style-name="T118">LA FUSIONE: NOZIONI E CARATTERI ESSENZIALI. IL PROGETTO DI FUSIONE</text:span><text:s/></text:p>
        </text:list-item>
      </text:list>
      <text:p text:style-name="P119">L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4 di 13 - Tipo, denominazione o ragione sociale, sede delle società partecipanti alla fusione; - Atto costitutivo della nuova società risultante dalla fusione o di quella incorporante, con le eventuali modificazioni derivanti dalla fusione; - Il rapporto di cambio delle azioni o quote, nonché l’eventuale conguaglio in denaro; - Le modalità di assegnazione delle azioni o delle quote della società che risulta dalla fusione o di quella incorporante; - La data dalla quale le azioni o quote partecipano agli utili; - La data a decorrere dalla quale le operazioni delle società partecipanti alla fusione sono imputate al bilancio della società che risulta dalla fusione o di quella incorporante; - Il trattamento eventualmente riservato a particolari categorie di soci e ai possessori di titoli diversi dalle azioni; - I vantaggi particolari eventualmente proposti a favore dei soggetti cui compete l’amministrazione delle società partecipanti alla fusione. Si osserva in particolare che il rapporto di cambio è il rapporto in base al quale saranno assegnate ai soci delle società fuse le azioni o le quote della nuova società. Ai sensi dell’art. 2501 quater c.c., l’organo amministrativo delle società partecipanti alla fusione redige la situazione patrimoniale delle società stesse riferita ad una data non anteriore di oltre centoventi giorni al giorno in cui il progetto di fusione è depositato nella sede della società ovvero pubblicato sul sito internet di questa. Oltre alla situazione patrimoniale l’organo amministrativo delle società partecipanti alla fusione deve predisporre una relazione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5 di 13 che illustri e giustifichi economicamente e giuridicamente il progetto di fusione ed in particolare il rapporto di cambio delle azioni o delle quote (ex art. 2501 quinquies c.c.). Tale relazione deve indicare i criteri di determinazione del rapporto di cambio e devono essere segnalate le eventuali difficoltà di valutazione. Ai sensi dell’art. 2501 sexies c.c. inoltre uno o più esperti<text:s/><text:soft-page-break/>per ciascuna società redigono una relazione avente ad oggetto la congruità del rapporto di cambio delle azioni o delle quote. Secondo quanto previsto dall’art. 2501 septies c.c., nella sede delle società partecipanti alla fusione devono restare depositati in copia ovvero pubblicati sul sito internet delle stesse durante il termine di trenta giorni che precedono la decisione in ordine alla fusione (salvo che i soci rinuncino al termine con consenso unanime) e finchè la fusione sia decisa: - Il progetto di fusione con le relazioni ove redatte indicate negli articoli 2501 quinquies e 2501 sexies c.c. - I bilanci degli ultimi tre esercizi delle società partecipanti alla fusione, con le relazioni dei soggetti cui compete l’amministrazione e la revisione legale; - Le situazioni patrimoniali delle società partecipanti alla fusione ove redatte a norma dell’art. 2501 quater c.c. I soci hanno diritto di prender visione di tali documenti e di ottenerne gratuitamente copia. Il progetto di fusione è depositato per l’iscrizione nel Registro delle Imprese del luogo dove hanno sede le società partecipanti alla fusione. In alternativa al deposito presso il Registro delle Imprese il progetto di fusione è pubblicato sul sito internet della società, con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6 di 13 modalità atte a garantire la sicurezza del sito medesimo, l’autenticità dei documenti e la certezza della data di pubblicazione. Tra l’iscrizione o la pubblicazione nel sito internet del progetto e la data fissata per la deliberazione in ordine alla fusione devono intercorrere almeno trenta giorni, salvo rinuncia dei soci con consenso unanime.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7 di 13 2<text:span text:style-name="T120">.</text:span></text:p>
      <text:p text:style-name="P121"><text:s/>IL PROGETTO DI FUSIONE E CENNI ALLA DISCIPLINA DELL’INVALIDITÀ</text:p>
      <text:p text:style-name="P122"><text:s/>Ai sensi dell’art. 2502 c.c. la fusione è decisa da ciascuna delle società che vi partecipano mediante approvazione del relativo progetto. Se l’atto costitutivo o lo statuto non dispongono diversamente, tale approvazione avviene: - nelle società di persone con il consenso della maggioranza dei soci determinata secondo la parte attribuita a ciascuno degli utili, slava la facoltà di recesso per il socio che non abbia consentito alla fusione; - nelle società di capitali secondo le norme previste per la modificazione dell’atto costitutivo o dello statuto. La decisione di fusione può apportare al progetto solo le modifiche che non incidono sul diritto dei soci o dei terzi. L’articolo 2503 c.c. prevede espressamente che la fusione possa essere attuata una volta trascorsi sessanta giorni dall’ultima delle iscrizioni previste dall’art. 2502 bis, a meno che: - non vi sia il consenso dei creditori delle società che vi partecipano anteriori all’iscrizione o alla pubblicazione ex art. 2501 ter terzo comma c.c.; - sia effettuato il pagamento dei creditori che non hanno dato il consenso o il deposito delle somme corrispondenti presso una banca tranne nel caso in cui la relazione degli esperti ex art. 2501 sexies c.c. sia redatta per tutte le società partecipanti alla fusione da una unica società di revisione la quale asseveri che la situazione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8 di 13 patrimoniale e finanziaria delle predette società renda non necessarie garanzie a tutela dei summenzionati creditori. Qualora non ricorra alcuna di tale eccezioni, i creditori possono proporre opposizione entro il termine di sessanta giorni. L’atto di fusione deve risultare da atto pubblico e deve essere depositato per l’iscrizione a cura del notaio o dei soggetti cui compete l’attività gestoria delle società risultante dalla fusione entro trenta giorni nell’Ufficio del Registro delle Imprese dei luoghi dove è posta la sede delle società partecipanti alla fusione e di quella che ne risulta (ex art .2504 c.c.). Gli effetti della fusione sono disciplinati dall’art. 2504 c.c., il quale conferma come la società che risulti dalla fusione assume e prosegue i rapporti delle società fuse anteriori alla fusione. Gli effetti si esplicano quando è stata eseguita l’ultima delle iscrizioni previste dall’art. 2504 c.c., ma nella fusione mediante<text:s/><text:soft-page-break/>incorporazione può essere stabilita una data successiva. Ai sensi dell’art. 2504 ultimo comma c.c., la fusione attuata mediante costituzione di una nuova società di capitali o mediante incorporazione di una società di capitali non libera i soci a responsabilità illimitata per le obbligazioni delle rispettive società partecipanti alla fusione anteriori all’ultima delle iscrizioni prescritte dall’art. 2504 c.c., se non risulta che i creditori vi abbiano dato consenso. L’art. 2504 quater c.c. prevede che una volta eseguite le iscrizioni dell’atto di fusione a norma del secondo comma dell’art. 2504 c.c., l’invalidità dell’atto di fusione non possa essere più pronunciata.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9 di 13 Resta salvo il diritto al risarcimento del danno eventualmente spettante ai soci ed ai terzi danneggiati dalla fusione.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10 di 13 3.<text:s/></text:p>
      <text:p text:style-name="P123">LA SCISSIONE</text:p>
      <text:p text:style-name="P124"><text:s/>Con la scissione una società assegna l’intero suo patrimonio (scissione totale) a più società, preesistenti o di nuova costituzione o parte del suo patrimonio (scissione parziale) anche ad una sola società e le relative azioni o quote ai suoi soci. Si osserva come nel caso di scissione totale la società si estingua senza liquidazione della stessa poiché l’attività continua a mezzo della società beneficiaria della scissione. Il progetto di scissione, elaborato dall’organo amministrativo delle società partecipanti la scissione, redige un progetto il cui contenuto ricalca quello del progetto di fusione per espresso richiamo legislativo, ma ai sensi dell’art. 2506 bis primo comma c.c. esso deve altresì indicare l’esatta descrizione degli elementi patrimoniali da assegnare a ciascuna delle società beneficiarie e dell’eventuale conguaglio in denaro. Dal progetto di scissione devono poi risultare i criteri di distribuzione delle azioni o quote delle società beneficiarie. Nel caso in cui il progetto preveda una attribuzione delle partecipazioni ai soci non proporzionale alla loro quota di partecipazione originaria, il progetto deve prevedere il diritto dei soci che non approvino la scissione di far acquistare le proprie partecipazioni per un corrispettivo determinato alla stregua dei criteri previsti per il recesso, indicando coloro a cui carico è posto l’obbligo di acquisto. L’organo amministrativo delle società partecipanti alla scissione redige la situazione patrimoniale e la relazione illustrativa Paolo Revigliono “La fusione e la scissione” Attenzione! Questo materiale didattico è per uso personale dello studente ed è coperto da copyright. Ne è severamente vietata la riproduzione o il riutilizzo anche parziale, ai sensi e per gli effetti della legge sul diritto d’autore (L. 22.04.1941/n. 633) Pag. 11 di 13 conformemente a quando indicato dagli artt. 2501-quater e 2501- quinquies. La relazione dell’organo amministrativo deve inoltre: - illustrare i criteri di distribuzione delle azioni o quote; - indicare il valore effettivo del patrimonio netto assegnato alle società beneficiarie e di quello che eventualmente rimanga nella società scissa. La predetta relazione non è l’unica che deve essere redatta ai sensi dell’art. 2506 ter c.c. In tale sede però si ritiene sufficiente osservare come, ai sensi dell’art. 2506 ter comma quarto c.c., con il consenso unanime dei soci e dei possessori di altri strumenti finanziari che danno diritto di voto nelle società partecipanti alla scissione l’organo amministrativo può essere esonerato dalla redazione dei documenti previsti dai commi precedenti del medesimo articolo. Ai sensi dell’art. 2506 quater primo comma c.c. la scissione ha effetto come regola generale dall’ultima delle iscrizioni dell’atto di scissione nell’ufficio del Registro delle Imprese in cui sono iscritte le società beneficiarie. Qualunque società beneficiaria può effettuare gli adempimenti pubblicitari (simili a quelli della fusione) relativi alla società stessa. Con riguardo al profilo delle responsabilità patrimoniali facenti capo alla società scissa, si osserva come degli elementi del passivo la cui destinazione non sia desumibile dal progetto: - nell’ipotesi di assegnazione dell’intero patrimonio della società scissa alle società beneficiarie rispondano in solido le società beneficiarie; Paolo Revigliono “La fusione e la scissione” Attenzione! Questo materiale didattico è per<text:s/><text:soft-page-break/>uso personale dello studente ed è coperto da copyright. Ne è severamente vietata la riproduzione o il riutilizzo anche parziale, ai sensi e per gli effetti della legge sul diritto d’autore (L. 22.04.1941/n. 633) Pag. 12 di 13 - nell’ipotesi di assegnazione parziale del patrimonio della società scissa, risponderanno la società scissa e le società beneficiarie. Si osserva però come ciascuna società sia solidalmente responsabile dei debiti della società scissa (non soddisfatti dalla società a cui fanno capo) nei limiti del valore effettivo del patrimonio netto ad essa assegnato</text:p>
      <text:p text:style-name="P125"><text:s text:c="54"/>Lezione 27</text:p>
      <text:list text:style-name="LFO3" text:continue-numbering="true">
        <text:list-item>
          <text:p text:style-name="P126"><text:span text:style-name="T127">Evoluzione storica della s.r.l. 1.1 Inquadramento</text:span><text:s/></text:p>
        </text:list-item>
      </text:list>
      <text:p text:style-name="P128">Il tipo sociale a responsabilità limitata è stato oggetto, nel corso degli anni, a numerosi provvedimenti legislativi che hanno contribuito a plasmare la sua struttura e le regole di disciplina che lo informano. Tutti questi interventi normativi sembrano, però, condividere talune finalità il cui raggiungimento pare, da sempre, essere un obiettivo del Legislatore nazionale. In via di prima approssimazione, infatti, sembra utile osservare che le regole di governo delineate dalla novella riformatrice, datata 2003, per il tipo in esame, lungi dal generare una “profonda frattura” con la normativa di riferimento ante riforma, pare, in una qualche misura, un “ritorno al passato” giacché si situa, dal punto di vista delle aspirazioni, nel solco tracciato dalle prime bozze di codici di commercio anteriori alla codificazione del 1942 nonché dei progetti riformatori degli di metà del XX° secolo. La legge di riforma, come osservato dalla dottrina, ha, quindi, dato deciso impulso al fenomeno, che era già in atto, di graduale allontanamento del tipo sociale a responsabilità limitata da quello azionario. Larga parte della dottrina, sulla scia dell’intento mai troppo celato del Legislatore, seguita dalla giurisprudenza più sensibile, aveva, già prima dell’entrata in vigore della legge di riforma, auspicato il distacco concettuale tra i due modelli societari, valorizzando l’effetto benefico, sotto il profilo operativo, di tale cesura concettuale. Anche lo sviluppo delle scienze comparatistiche ha dato il proprio contributo, come ben colto dalla dottrina di settore, all’incremento della portata del fenomeno a cui si è poc’anzi accennato.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4 di 16 Per questo motivo sembra utile fare precedere all’esame dell’influenza esercitata sul modello s.r.l. dalla legge di riforma una breve disamina storico-comparatistica tesa ad evidenziare i profili di continuità e quelli di discontinuità nella disciplina normativa del tipo. 1.2 L’introduzione della s.r.l. nel Codice Civile del 1942 Il modello a responsabilità limitata, introdotto nel 1942, era, in buona sostanza, caratterizzato: a) dalla volontà dei soci di adottare un regime di responsabilità limitata per le obbligazioni sociali; b) dall’impossibilità he la partecipazione sociale fosse rappresentata da azioni ossia che la medesima potesse essere incorporata in un titolo di credito; c) da un’organizzazione di stampo corporativo che, benché fosse informata alla distribuzione del potere decisionale e di quello gestorio tra assemblea dei soci e organo amministrativo, imponeva, ad ogni modo, ad entrambi gli organi l’agire collegiale. L’idea di fondo che trasversalmente dominava questo segmento del sapere giustcommercialistico era quella di fornire un modello societario utile a mandare ad effetto esigenze imprenditoriali di modeste dimensioni ove forti erano i legami tra i componenti della base sociale e intensi i rapporti di fiducia correnti tra i medesimi. A differenza dei modelli societari a base personalistica, tuttavia, il tipo societario a responsabilità limitata avrebbe risposto alle istanze di quanti, pur non volendo abdicare alla gestione personale e diretta dell’impresa, avessero voluto circoscrivere la propria responsabilità, per le obbligazioni sociali, al capitale investito nell’ente. Tale modello, dunque, lungi dall’incrinare l’antico rapporto corrente tra gestione e responsabilità, consentiva a quanti volessero intraprendere attività di impresa, in forma societaria, di accedere al beneficio della responsabilità limitata controbilanciando detto vantaggio con l’asservimento alle regole di disciplina proprie del tipo prescelto. Paolo Revigliono - La società a responsabilità limitata: nozione, profili generali ed atto costitutivo Attenzione! Questo materiale didattico è per uso personale dello studente ed è<text:s/><text:soft-page-break/>coperto da copyright. Ne è severamente vietata la riproduzione o il riutilizzo anche parziale, ai sensi e per gli effetti della legge sul diritto d’autore (L. 22.04.1941/n. 633). 5 di 16 L’archetipo societario in esame è passato, dunque, preso atto di quanto testé ricordato, da una fase di preliminare accostamento ai modelli personalistici (così era ipotizzato nei primi progetti di codici di commercio all’inizio del 19001 ) ad un graduale avvicinamento al tipo azionario2 . Tale processo di sviluppo è culminato, nel 1942, con la codificazione dell’idea per cui la società a responsabilità limitata si sarebbe dovuta atteggiare come una società azionaria “alleggerita” di talune formalità e connotata da una maggiore snellezza strutturale e regolamentare. Il fenomeno appena descritto portò parte della dottrina a discorrere di “piccola società per azioni senza azioni”. La svalutazione dell’autonomia strutturale e disciplinare del modello a responsabilità limitata rispetto a quello azionario ed il correlativo “appiattimento” regolamentare su quest’ultimo, si accentuò a tal punto, nel pensiero di taluni autori, da invocare una sostanziale omologia tra i due tipi societari. Questi ultimi, unificati dalla comune base del rischio limitato al capitale investito, si sarebbero, poi, caratterizzati, sulla scorta delle dimensioni dell’attività di impresa e della propensione di ciascuno al mercato del capitale di rischio, grazie ad innesti di regimi disciplinari speciali. 1 In merito pare opportuno, quantomeno, ricordare due esperimenti di inizio ‘900. Il primo fu quello elaborato dalla “Commissione Ministeriale per la riforma della legislazione commerciale” presieduta dal Prof. Vivante, la quale, nel 1921, delineò i confini della c.d. società a garanzia limitata. Tale modello societario, che non poteva avere più di 25 soci, si strutturava intorno ad un sistema di bilanciamento tra la concessione della responsabilità limitata e talune garanzie in favore dei terzi ossia: • il capitale sociale doveva avere un certo ammontare e doveva essere interamente versato al momento della costituzione della società; • tale incombenza era garantita dalla responsabilità personale dei soci fondatori; • era possibile, dietro conferimenti supplementari di capitale, emettere quote supplementari; • il bilancio doveva essere reso pubblico. Tale società, in estrema sintesi, si presentava come una forma associativa con tratti spiccatamente personalistici, connotata dalla responsabilità limitata e dotata di ampi margini di flessibilità. Il secondo progetto, invece, fu quello elaborato dalla “Commissione reale per la riforma dei codice – sottocommissione B” presieduta dal prof. D’Amelio, la quale, nel 1925, si propose di conservare la forma associativa a garanzia limitata, ma con lievi modifiche ispirate dalla novella legislativa che in Francia, in quel periodo, disciplinò detta fattispecie. 2 Al riguardo sembra opportuno ricordare la soluzione interpretativa accolta dal “progetto De Gregorio” che, nel 1966, cercò di rinnovare, in ottica sistematica, il modello societario a responsabilità limitata per come codificato nel 1942. Detto progetto di riforma, seppur in una peculiare logica di contingentamento della base associativa, anticipò, seguendo l’insegnamento impartito dal Prof. Vivante, molte delle linee di tendenza poi seguite da Legislatore riformista del 2003.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6 di 16 L’evoluzione storica ha smentito, tuttavia, tale impostazione teorica venendo, gradualmente, a delineare l’esistenza di una netta linea di demarcazione tra i vari modelli di governo del fenomeno associativo in àmbito di impresa. 1.3 L’evoluzione della disciplina della società a responsabilità limitata dal 1942 al 2003 Il rilancio del tipo societario a responsabilità limitata ha visto concorrere l’opera di tutti i formanti di cui, ad opinione di acuta dottrina, si compone il nostro ordinamento giuridico. Hanno “spinto” in tal senso le opinioni di quella parte della dottrina, seguita dalla giurisprudenza più sensibile al tema, che ha, da sempre, accentuato l’autonomia dei due modelli di organizzazione societaria dell’attività di impresa, valorizzando, tanto sotto il profilo strutturale quanto sotto quello regolamentare, le peculiarità dello schema s.r.l. Il contributo più significativo, però, è giunto dal Legislatore il quale ha provveduto a sottolineare, anche sotto il profilo applicativo, la distanza concettuale che corre tra i due modelli societari in esame. Prima di esaminare la portata innovativa della riforma del 2003 pare opportuno, invero, dedicare qualche accenno al contributo apportato dalle scienze comparatistiche al tema in commento. Il panorama societario che si è spiegato alla vista del Legislatore del 2003 era, sul punto,<text:s/><text:soft-page-break/>tanto variegato da consentire al medesimo di “edificare” un modello societario a responsabilità limitata attingendo dalle esperienze consolidatesi oltre i confini nazionali. Senza soffermarsi troppo diffusamente su tale aspetto sembra sufficiente ricordare come molti sistemi giuridici, di derivazione romanistica o germanica, conoscano modalità di ibridazione tese a combinare, in via concettuale, la limitazione della responsabilità (per le obbligazioni sociali al capitale investito nell’esercizio dell’attività di impresa) con tratti fisionomici dei modelli associativi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7 di 16 a vocazione personalistica, disegnando, per questa via, assetti societari soluzioni concrete a peculiari istanze provenienti dal mondo della piccola e media imprenditoria. 1.4 La società a responsabilità limitata nella riforma del diritto delle società di capitali L’articolato quadro normativo, tra sedimentazioni nazionali e spinte propulsive di matrice sovranazionale, è stato, come poc’anzi accennato, rimodulato in ossequio alla Legge 3 ottobre 2001, n. 366 con la quale il Parlamento ha delegato il Governo ad adottare, tra l’altro, ad adottare uno o più decreti legislativi recanti la riforma organica della disciplina delle società di capitali e cooperative entro un anno dalla data della sua entrata in vigore. 1.5 Il modello legale della s.r.l. alla luce della disciplina riformata Le direttive portanti di siffatta legge delega possono essere così sintetizzate: • autonomo ed organico corpus normativo per la s.r.l.; • incremento dei profili di autonomia, strutturale e disciplinare, tra il modello azionario e quello a responsabilità limitata; • rilevanza centrale del socio all’interno del modello; • valorizzazione dei legami contrattuali sorti tra i componenti dell’ente associativo; • incremento della flessibilità del tipo in ossequio al principio di libertà delle forme organizzative.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8<text:s/><text:span text:style-name="T129"><text:s/>2. Il modello vigente della s.r.l. e l’atto costitutivo</text:span><text:s/></text:p>
      <text:p text:style-name="P130">2.1 L’autonomia statutaria nella configurazione del modello s.r.l. La legge di riforma, attuando le direttive fissate dal Parlamento con la delega, assegna ampio margine operativo all’autonomia privata nell’edificazione del modello societario a responsabilità limitata che meglio risponda alle esigenze imprenditoriali dei soci. Tale autonomia può, in concreto, declinarsi nei modi che seguono: 1) può far tendere lo schema associativo verso le regole che informano le società a vocazione personalistica; 2) può, al contrario, fare assumere all’ente associativo una connotazione più marcatamente capitalistica di quanto non avesse immaginato il Legislatore predisponendo le regole suppletive; 3) può, nei limiti fissati inderogabilmente dalla legge (art. 2483 c.c.), aprire le porte sociali al mercato del capitale di credito; 4) può ampliare i contorni di figure normative predefinite oppure regolare aspetti di disciplina che il Legislatore abbia omesso di considerare; 5) può dare attuazione ad uno tra i molteplici messi a disposizione dalla normativa di settore; 6) può semplificare un procedimento oppure introdurre specificazioni al medesimo. 2.2 Considerazioni sull’utilizzazione della s.r.l. da parte degli operatori Quanto sin qui osservato in tema di concrete applicazioni dell’autonomia privata in àmbito societario non consente, però, ad opinione della migliore dottrina, di elevarla a valore assoluto e, come tale, di ritenere che la medesima non soffra limitazione alcuna.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9 di 16 La snellezza e la duttilità del modello in questione deve, di necessità, essere bilanciata con il riconoscimento della responsabilità limitata. Per questa ragione all’autonomia di cui i soci sono portatori risultano sottratte le materie che costituiscono il presupposto per il riconoscimento di tale regime di responsabilità. Per rendere maggiormente chiara l’asserzione può essere utile precisare, a titolo esemplificativo, che risultano insensibili alle scelte autonomistiche dei soci la disciplina della<text:s/><text:soft-page-break/>costituzione e, in parte significativa, quella dei conferimenti, le regole di formazione del capitale sociale, quelle di finanziamento dell’ente, quelle di tenuta delle scritture contabili e le norme afferenti alla pubblicità delle decisioni. 2.3 L’atto costitutivo: natura organizzativa Nelle società di capitali, di regola, si distingue tra atto costitutivo e statuto. Con il primo i soci/il socio, a seconda che l’ente sia uni o plurisoggettivo, possono predisporre un sistema multiforme di regole che costituiscono il patrimonio genetico della società, fissando, in termini documentali, la volontà dei privati di esercitare, in forma sociale, l’attività di impresa. Con il secondo, invece, si evoca il concetto di “insieme di pattuizioni volte a regolare l’organizzazione ed il funzionamento della società”. 2.4 Interpretazione dell’atto costitutivo In merito al suo contenuto la dottrina ha assunto opinioni differenziate. Parte di essa, adottando un atteggiamento sostanzialista, ritiene che l’atto costitutivo debba indicare solo gli elementi essenziali tipici, rimandando ad altro documento per la fissazione delle regole di funzionamento ed amministrazione della società che, unitamente al primo, darebbe luogo ad un unico documento complesso.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10 di 16 Altra parte della medesima, invece, adottando una soluzione letterale, ritiene che tutti gli elementi decritti dall’art. 2463 c.c. debbano essere contenuti nell’atto costitutivo posto che la loro ricomprensione in un diverso documento renderebbe patente un difetto di forma di quest’ultimo. 2.5 Lo statuto nella s.r.l. La lettera della norma in commento, se paragonata all’art. 2328 c.c. in materia di s.p.a., tradisce, preso atto di quanto sopra esposto, un particolare atteggiamento del Legislatore della riforma, il quale, per la s.r.l., pare, come precisato dal comma 2°, n. 7 della stessa disposizione, aver prediletto, per questo tipo sociale, l’unicità di contesto documentale tra le regole che ne informano la genesi e quelle che ne disciplinano la vita. La differente formulazione letterale tra le due norme non sembra, ad opinione della dottrina più diffusa, supportare una diversa scelta normativa sul punto, potendosi giustificare sulla scorta di valutazioni attinenti al diverso grado di scindibilità tra gli aspetti personalistici e quelli organizzativi nei due modelli societari di riferimento (maggiore nei modelli azionari e minore in quelli a responsabilità limitata). Per queste ragioni, quindi, lo schema unitario è da interpretarsi “suggerito” e non già “imposto” dal Legislatore di tal che i soci, mediante una apposita manifestazione di volontà, riescano a disarticolare le regole fondative dell’ente (atto costitutivo) da quelle relative al suo funzionamento interno (statuto). Esercitata quest’ultima opzione teorica i due documenti, dovendo essere tra loro equiparati, necessiteranno, entrambi, della forma pubblica e saranno, di conseguenza, soggetti agli incombenti notarili previsti dalla legge. Il tratto di disciplina maggiormente dubbio tra gli interpreti attiene all’applicazione, in via analogica, dell’art. 2328, ultimo comma, c.c. al caso in cui, disarticolato l’atto costitutivo, una norma contenuta nello statuto contrasti con il primo.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11 di 16 La dottrina maggioritaria, benché contro di essa si staglino le acute osservazioni di taluni importanti autori, opina nel senso favorevole all’operatività del fenomeno analogico atteso che una volta scelta una modalità di redazione analoga a quella tipizzata per le s.p.a. anche le regole interpretative ad essi applicabili dovrebbero conformarsi a tale opzione. Ogni altro aspetto relativo alla procedura di costituzione della s.r.l. è regolato attraverso un rinvio, effettuato dall’art. 2463, ultimo comma c.c., alle speculari norme in materia di s.p.a.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12 di 16</text:p>
      <text:p text:style-name="P131"><text:s/><text:span text:style-name="T132">3. Forma e contenuto dell’atto costitutivo</text:span><text:s/></text:p>
      <text:soft-page-break/>
      <text:p text:style-name="Normale">3.1 La forma dell’atto costitutivo L’art. 2463, comma 2°, c.c. impone, tanto che l’atto costitutivo abbia struttura contrattuale quanto che il medesimo abbia struttura unilaterale, la forma dell’atto pubblico ai fini della validità. Fissando tale forma ad substantiam il Legislatore ha messo fuori gioco, per il modello societario in questione, la modalità costitutiva, invece ammessa per i modelli azionari, per pubblica sottoscrizione, la quale, peraltro, secondo autorevole opinione dottrinale, sarebbe stata, ad ogni modo, impercorribile per le s.r.l. sulla scorta del divieto fissato dall’art. 2468, comma1° c.c. 3.2 Gli elementi essenziali dell’atto costitutivo Il Legislatore fissa, all’art. 2463 c.c., il contenuto minimo del medesimo che può essere reso nel modo che segue: 1) il cognome e il nome o la denominazione, la data e il luogo di nascita o lo Stato di costituzione, il domicilio o la sede, la cittadinanza di ciascun socio; 2) la denominazione, contenente l'indicazione di società a responsabilità limitata, e il Comune3 ove sono poste la sede della società e le eventuali sedi secondarie; 3) l'attività4 che costituisce l'oggetto sociale; 4) l'ammontare del capitale, non inferiore a diecimila euro5, sottoscritto e di quello versato; 3 Ciò significa che la sede della società è costituita solo dal Comune non rilevando l’indirizzo all’interno del medesimo. Non si applicherà, quindi, l’art. 111 ter delle disp. att. c.c. In caso di variazione: • dell’indirizzo all’interno del medesimo Comune basterà che gli amministratori comunichino la modifica al registro delle imprese; • del Comune sarà, invece, necessario l’espletamento della procedura tesa alla formale modifica dell’atto costitutivo. Nel modello s.r.l., a differenza di quanto accade nel tipo s.p.a., il trasferimento della sede sociale non può essere delegato all’organo gestorio posto che le modificazioni afferenti l’atto costitutivo sono inderogabilmente affidate alla decisione collegiale dei soci. 4 Detta formulazione (che si ritrova anche in materia di s.p.a.) sottende l’intento del Legislatore di prescrivere, in modo specifico, il programma imprenditoriale che i soci, mediante la forma associativa prescelta, si propongono di attuare.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13 di 16 5) i conferimenti di ciascun socio e il valore attribuito crediti e ai beni conferiti in natura; 6) la quota di partecipazione di ciascun socio; 7) le norme relative al funzionamento della società6, indicando quelle concernenti l'amministrazione, la rappresentanza7; 8) le persone cui è affidata l'amministrazione e l'eventuale soggetto incaricato di effettuare la revisione legale dei conti; 9) l'importo globale, almeno approssimativo, della spesa per la costituzione poste a carico della società. 3.3 La circolazione delle quote prima dell’iscrizione Il tema più spinoso sollecitato dal generico rinvio posto in essere dall’art. 2463, comma3°, c.c. attiene all’applicabilità della regola contenuta nell’ultimo comma dell’art. 2331 c.c. al modello s.r.l. posto che il divieto di emettere azioni prima della data di iscrizione nel Registro delle imprese mal si concilia con un modello societario in cui la partecipazione non può essere rappresentata da azioni. Le soluzioni interpretative astrattamente adottabili possono essere: • quella di ritenere che, prima dell’iscrizione, non sussistano partecipazioni sociali; • quella di opinare, al contrario, che essendo il divieto connesso all’emissione e non alla circolazione delle azioni si potrebbe immaginare un’estensione della regola al tipo s.r.l. di 5 L’elasticità del tipo societario in commento, in realtà, consente di rimanere entro il suo perimetro anche a fronte di conferimenti inferiori alla soglia ivi contemplata purché superiore ad 1 Euro e con il rispetto delle peculiari regole fissate dall’art. 2463, commi 4° e 5°, c.c. per come introdotti dal Decreto Legge 28 giugno 2013 n. 76 convertito in Legge 9 agosto 2013 n. 99. 6 Tale formulazione, atteso l’ampio margine concesso in materia all’autonomia privata, si presta ad accogliere molti elementi che posso arricchire il contenuto minimo dello statuto come, per esempio, l’indicazione della durata della società, le cause di scioglimento della medesima, l’emettibilità di titoli di debito, l’individuazione di diritti particolari per i soci, le modalità di assunzione delle decisioni e le materie rimesse alla competenza decisionale dei soci, l’enucleazione di ulteriori cause di recesso oltre a quelle legali, le regole afferenti la circolazione delle partecipazioni e l’adozione di modelli alternativi di amministrazione. 7 La dottrina non dubita, benché la formulazione normativa sia piuttosto vaga, che, anche nel modello s.r.l., occorra indicare i modelli gestori scelti dai soci, le regole afferenti la nomina, le competenze, le modalità di funzionamento dell’organo di amministrazione e i soggetti a cui compete la rappresentanza dell’ente. Se non sono individuate le persone<text:s/><text:soft-page-break/>cui compete il potere gestorio la lacuna non potrà essere colmata in via interpretativa, dovendo i soci o l’assemblea provvedere alla nomina con atto successivo. Se, invece, non viene indicato il riparto del potere di rappresentanza esso deve ritenersi conferito a tutti i titolari del potere gestorio.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14 di 16 tal che sarebbe cedibile prima della iscrizione, nel rispetto delle regole fissate dagli art. 1406 e ss. c.c., la posizione contrattuale di socio; • quella di ritenere, ancora, che la partecipazione sociale possa essere negoziata, prima dell’iscrizione, non già come bene immateriale presente, ma futuro, collegando, quindi, la sua efficacia, in coerenza con le regole fissate dal contratto sociale, al perfezionamento dell’iter di iscrizione presso il registro delle imprese competente. 3.4 Il controllo notarile sull’atto costitutivo Il predetto rinvio normativo, attuato dall’art. 2463, comma 3° c.c., riguarda anche l’art. 2330 c.c. e si completa con il precetto dell’art. 138 bis della legge 16 febbraio 1913 n. 89 dal cui combinato disposto emergono tanto i confini operativi quanto le regole sanzionatorie sottese all’intervento notarile nel processo di costituzione dell’ente in commento. In merito sembra sufficiente ricordare che, in passato, con il deposito presso il Registro delle imprese dell’atto costitutivo, si apriva la fase omologatoria del procedimento di costituzione della società. Il Tribunale del luogo n cui aveva sede la società, secondo l’opinione nettamente prevalente in dottrina ed in giurisprudenza, aveva il compito di effettuare un controllo di legittimità, anche sostanziale, teso ad accertare la conformità alla legge della costituenda società. Per esigenze di semplificazione tale giudizio di omologazione è stato soppresso nel novembre del 2000, sopravvivendo, come facoltativo, per le sole modifiche successive dell’atto costitutivo. Tale impianto normativo è stato confermato dalla legge di riforma. Da ciò discende che il controllo di legalità in sede costitutiva è rimesso, in toto, al notaio rogante. Paolo Revigliono - La società a responsabilità limitata: nozione, profili generali ed atto costitutivo Attenzione! Questo materiale didattico è per uso personale dello studente ed è coperto da copyright. Ne è severamente vietata la riproduzione o il riutilizzo anche parziale, ai sensi e per gli effetti della legge sul diritto d’autore (L. 22.04.1941/n. 633). 15 di 16 Anche in tale sede grava sul notaio, ad opinione della dottrina più diffusa, l’obbligo di verificare l’adempimento di tutte le condizioni previste dalla legge alla stregua di quanto accadeva in sede di omologazione giudiziaria. La dottrina non ha raggiunto soluzioni univoche in ordine all’ampiezza di tale controllo. L’opinione che sembra, ad oggi, prevalere tende a sovrapporre, quanto ad estensione, il controllo notarile a quello che era effettuato, vigente la normativa abrogata, dall’autorità giudiziaria in sede di omologa. L’area del controllo notarile si estenderà, in questa prospettiva, alla verifica della compatibilità ordinamentale dell’assetto organizzativo dell’ente per come disegnato dai soci.</text:p>
      <text:p text:style-name="P133"/>
      <text:p text:style-name="P134"><text:s text:c="56"/>Lezione 28</text:p>
      <text:p text:style-name="Normale"><text:span text:style-name="T135">Società a responsabilità limitata semplificata e a capitale ridotto: evoluzione normativa</text:span><text:s/></text:p>
      <text:p text:style-name="Normale">1.1 L’evoluzione normativa: l’originaria versione della società a responsabilità limitata semplificata e la società a capitale ridotto L’attuale modello di s.r.l.s. deriva dalla fusione concettuale tra il sottotipo originario della società semplificata e quello della società a capitale ridotto. La dottrina, infatti, rinviene nel dettato dell’art. 2463 bis c.c. tratti tipologici di entrambe i predetti modelli societari. In merito, a fini di chiarezza è bene distinguere:<text:s/><text:span text:style-name="T136"></text:span><text:s/>La “società a responsabilità limitata semplificata”. Nella sua originaria configurazione, risalente al D.L. 24 gennaio 2012 n. 1, poteva essere costituita da persone fisiche che non avessero compiuto i 35 anni di età mediante scrittura privata la quale doveva indicare, fra l'altro, il capitale minimo di un euro, da conferirsi in denaro, sottoscritto e interamente versato alla data della costituzione. Si prevedeva che laddove il socio perdesse il requisito anagrafico egli venisse escluso di diritto salvo che l'assemblea convocata senza indugio dagli amministratori non deliberasse la trasformazione della società; allo stesso modo la perdita, da parte di tutti i soci, del requisito anagrafico era causa di scioglimento della<text:s/><text:soft-page-break/>società. La completa attuazione della previsione normativa era, comunque, collegata ad un decreto ministeriale che doveva essere emanato entro sessanta giorni dalla data di entrata in vigore della legge di conversione, che avrebbe "tipizzato lo statuto standard della società" e individuato "i criteri di accertamento delle qualità soggettive dei soci". Per quanto non espressamente previsto nell'art. 2463 bis c.c., la norma rinviava, nei limiti della compatibilità, alla disciplina delle s.r.l.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4 di 14 In sede di conversione del D.L. 1/2012, ad opera della L. 24 marzo 2012, n. 27, la disciplina della società a responsabilità limitata semplificata venne pressoché integralmente riscritta, con la previsione della necessità della forma pubblica per l'atto costitutivo, da redigersi in conformità al modello standard tipizzato con decreto del Ministro della giustizia, di concerto con il Ministro dell'economia e delle finanze e con il Ministro dello sviluppo economico, da emanarsi entro sessanta giorni dalla legge di conversione. In questa "seconda versione" della s.r.l.s. permane il presupposto indefettibile che i soci non abbiano compiuto i 35 anni di età alla data della costituzione; il requisito di età rileva anche ai fini della cessione delle quote, essendo prevista espressamente la nullità del trasferimento della partecipazione a soggetti che ne siano privi. Gli amministratori devono essere scelti fra i soci. L'ammontare del capitale sociale deve essere pari almeno ad 1 euro e inferiore all'importo di 10.000 euro previsto per la s.r.l., e deve esser sottoscritto e interamente versato alla data della costituzione. Il conferimento deve farsi in denaro ed essere versato all'organo amministrativo. Vengono, inoltre, previste la non debenza degli onorari notarili ed altre agevolazioni Inoltre, si prevede che «il Consiglio nazionale del notariato vigila sulla corretta e tempestiva applicazione delle disposizioni del presente articolo da parte dei singoli notai e pubblica ogni anno i relativi dati sul proprio sito istituzionale». Anche in questa veste la completa attuazione della previsione normativa era rinviata alla definizione del modello standard da parte del Decreto Ministeriale.<text:s/><text:span text:style-name="T137"></text:span><text:s/>La “società a responsabilità limitata a capitale ridotto”. Nell'ambito delle s.r.l. che derogano al requisito del capitale minino di 10.000 euro, con l'obiettivo di estendere tale possibilità anche ad altri soggetti, alla disciplina della s.r.l.s. se ne affianca, nel giugno 2012, un'altra. L'art. 44 del D.L. 22 giugno 2012, n. 83, recante "Misure urgenti per la crescita del Paese", introduce nel nostro ordinamento la società a responsabilità limitata a capitale ridotto.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5 di 14 Solo che, anziché introdurre modifiche alla disciplina della società a responsabilità limitata semplificata, il Legislatore preferisce intervenire al di fuori del codice civile, prevedendo uno strumento che si affianca a quello contemplato dall'art. 2463 bis c.c. che pure è evocato, sin dall' incipit della nuova norma. Che si trattasse di una disciplina diversa emergeva dalla previsione per cui restava " Fermo quanto previsto dall'articolo 2463 bis ". Disciplina diversa e con destinatari diversi, almeno sino alla conversione del decreto: la società a responsabilità limitata semplificata era riservata a soggetti persone fisiche che non avessero compiuto i 35 anni di età alla data della sua costituzione; laddove la società a responsabilità limitata a capitale ridotto era invece riservata, nel testo originario, a persone fisiche che avessero compiuto i trentacinque anni di età alla data della costituzione, sebbene tale requisito anagrafico non fosse ribadito in alcun modo per le vicende circolatorie. In sede di conversione, con la legge 7 agosto 2012, n. 134, venne poi introdotta la previsione per cui "al fine di favorire l'accesso al credito dei giovani imprenditori, il Ministro dell'economia e delle finanze promuove un accordo con l'Associazione bancaria italiana per fornire credito a condizioni agevolate ai giovani di età inferiore a trentacinque anni, che intraprendono attività imprenditoriale attraverso la costituzione di una società a responsabilità limitata a capitale ridotto" (art. 44, comma 4 bis ). Disposizione che, secondo l'interpretazione data dal Ministero dello Sviluppo Economico del 30 agosto 2012, consentiva di ritenere possibile il ricorso alla società a capitale ridotto anche per le persone fisiche infra-trentacinquenni. Quanto all'atto costitutivo, l'art. 44 prevedeva il ricorso all'atto pubblico, senza tuttavia riferirsi a un modello<text:s/><text:soft-page-break/>standard tipizzato, che invece connota la società a responsabilità limitata semplificata, pur richiamando di quest'ultima alcuni elementi contenutistici, e cioè gli elementi di cui al secondo comma dell'articolo 2463- bis. In sostanza, della società a responsabilità limitata semplificata, la società a responsabilità limitata a capitale ridotto mutuava, come elemento qualificante, la regola per cui il capitale deve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6 di 14 essere pari almeno ad 1 euro e inferiore all'importo di 10.000 euro previsto all'articolo 2463 come capitale minimo per una s.r.l. " ordinaria "; nonché quella per cui il conferimento deve farsi necessariamente in denaro ed essere versato all'organo amministrativo (e non alla banca come per la s.r.l. " ordinaria "). Ma, a differenza della società a responsabilità limitata semplificata, gli amministratori non dovevano essere necessariamente soci e potevano essere scelti, quindi, tra soggetti estranei alla società. Non era, invece, previsto alcun richiamo alla disciplina dei commi 3 e 4 dell'art. 3 del D.L. 1/2012 e, quindi, doveva escludersi che per le società a responsabilità limitata a capitale ridotto "l 'atto costitutivo e l'iscrizione nel registro delle imprese sono esenti da diritto di bollo e di segreteria e non sono dovuti onorari notarili". Né era previsto che il Consiglio nazionale del notariato avesse uno specifico compito di vigilanza sulla corretta e tempestiva applicazione della nuova disciplina. 1.2 Le ragioni dell’introduzione dei nuovi sottotipi Sono ben note le ragioni addotte a giustificazione dell'intervento normativo collegate:<text:s/><text:span text:style-name="T138"></text:span><text:s/>alla necessità di consentire all'Italia di risalire dal 77° posto in cui si collocava all'interno dell'annuale rapporto della Banca Mondiale "Doing Business";<text:s/><text:span text:style-name="T139"></text:span><text:s/>alla volontà di incentivare il rinnovamento all’interno della imprenditoriale italiana consentendo ai giovani di avvicinarsi, senza grandi investimenti, al mondo degli affari;<text:s/><text:span text:style-name="T140"></text:span><text:s/>al desiderio di abbattere i costi di start up onde incentivare l’attività imprenditoriale giovanile;<text:s/><text:span text:style-name="T141"></text:span><text:s/>alla creazione di una piattaforma normativa sulla quale ricavare la disciplina delle start up innovative e degli incubatori di imprese certificati;<text:s/><text:span text:style-name="T142"></text:span><text:s/>alla volontà di svincolare, per le ragioni sopra evidenziate, il regime di responsabilità limitata dalla capitalizzazione, entro certi limiti, dell’ente.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7 di 14 1.3 Le caratteristiche della s.r.l.s. L’art. 2463 bis c.c., nella sua ultima versione, si connota, differenziando il modello in commento dalla s.r.l. “tradizionale”, per queste caratteristiche fondamentali: 1. i soci devono essere tutte persone fisiche; 2. l’atto costitutivo deve uniformarsi, senza possibilità di deroghe o modifiche, al contenuto del modello Ministeriale; 3. per quanto nel medesimo non contemplato si applicano le comuni regole previste per le s.r.l.; 4. capitale sociale di ammontare compreso tra 1 e 9.999 Euro; 5. abbattimento dei costi di costituzione; 6. denominazione di s.r.l. “semplificata”. Non costituiscono, invece, più elementi caratterizzanti ed esclusivi della s.r.l. semplificata né l'importo del capitale sociale (inferiore a 10.000 euro, ma almeno pari a 1 euro), né il regime dei conferimenti, i quali sono oggi previsti anche per le s.r.l. diverse da quelle semplificate per effetto delle modifiche apportate agli artt. 2463 e 2464 c.c. 1.4 La s.r.l.s. come sottotipo della s.r.l. In dottrina è sorto il dubbio se tale assetto societario fosse oppure no idoneo a delineare un tipo autonomo di società di capitali. La dottrina maggioritaria, benché non incontrastata, ha riscontrato l’inidoneità di siffatto assetto ad assurgere a tipo societario autonomo, riconducendo il medesimo entro l’alveo della s.r.l. e qualificandolo come “sottotipo” della s.r.l. tradizionale. Le peculiarità di disciplina, lungi dell’emancipare tale ipotesi dallo schema societario della s.r.l., si giustificano sulla scorta della ratio che è sottesa alla sua introduzione nell’ordinamento ossia quella di agevolare l’imprenditoria giovanile.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8 di 14 2</text:p>
      <text:p text:style-name="P143">. La costituzione della s.r.l.s</text:p>
      <text:soft-page-break/>
      <text:p text:style-name="Normale"><text:s/>2.1 Modalità di costituzione. Il modello di atto costitutivo e lo statuto standard La disciplina della s.r.l.s. è contenuta nell'art. 2463 bis c.c., il quale stabilisce che quando i soci sono tutti persone fisiche, essi possono costituire s.r.l. con capitale inferiore a 10.000 euro, ma superiore a 1, con contratto o atto unilaterale redatto per atto pubblico in conformità ad un modello standard tipizzato con decreto del Ministro della Giustizia. Il modello standard tipizzato, infatti, indica: 1) il cognome, il nome, la data, il luogo di nascita, il domicilio, la cittadinanza di ciascun socio; 2) la denominazione sociale contenente l'indicazione di società a responsabilità limitata semplificata e il comune ove sono poste la sede della società e le eventuali sedi secondarie; 3) l'ammontare del capitale sociale, pari almeno ad 1 euro e inferiore all'importo di 10.000 euro previsto all'articolo 2463, comma 2°, numero 4), sottoscritto e interamente versato alla data della costituzione. Il conferimento deve farsi in denaro ed essere versato all'organo amministrativo; 4) i requisiti previsti dai numeri 3), 6), 7) e 8) del secondo comma dell'articolo 2463; 5) luogo e data di sottoscrizione; 6) gli amministratori. Mancano, tuttavia, molte precisazioni utili al fine di una compiuta regolamentazione dell’ente come, per esempio, la previsione della durata della società o le regole afferenti la decorrenza dell'esercizio sociale.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9 di 14 2.2 L’esenzione dai costi di costituzione In presenza dei presupposti richiesti dall'art. 2463 bis c.c. (soci persone fisiche, capitale inferiore a 10.000 euro, atto costitutivo redatto mediante l'utilizzo di un modello standard tipizzato con regolamento ministeriale e denominazione comprendente l'aggettivo "semplificata"), il 3° comma dell'art. 3 del D.L. 1/2012 prevede che "l'atto costitutivo e l'iscrizione nel Registro delle imprese sono esenti da diritto di bollo e di segreteria e non sono dovuti onorari notarili". Sia l'esenzione da diritto di bollo e di segreteria sia la gratuità dell'intervento del notaio corrispondono alla finalità di abbattere i costi di avvio delle nuove imprese semplificate; e, con riferimento alla seconda, la scelta presupponeva necessariamente di ridurre quanto più possibile la prestazione professionale del notaio al solo controllo di legalità, appunto attraverso il ricorso ad un modulo. 2.3 Il regime pubblicitario L’art. 2463 bis, comma 3°, c.c. prevede che “La denominazione di società a responsabilità limitata semplificata, l'ammontare del capitale sottoscritto e versato, la sede della società e l'ufficio del registro delle imprese presso cui questa è iscritta devono essere indicati negli atti, nella corrispondenza della società e nello spazio elettronico destinato alla comunicazione collegato con la rete telematica ad accesso pubblico”. La ratio della disposizione è quella di rendere noto ai terzi quali siano i tratti tipologici della società con la quale entreranno in contatto. Tale regime pubblicitario coadiuva e non sostituisce quello ordinario di tal che dovranno, comunque, essere indicati anche il numero di iscrizione nel Registro delle imprese l’eventuale stato di liquidazione e l’eventuale presenza del socio unico.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10 di 14 2.4 L’immodificabilità del modello standard Una delle questioni più dibattute in materia ha riguardato la possibilità di integrare lo statuto standard tipizzato, il cui contenuto, definito nella tabella allegata al D.M. 138/2012, è stato oggetto di critiche da parte della dottrina a causa delle lacune che lo connotano. La questione va oggi esaminata tanto alla luce della espressa previsione della sua inderogabilità, introdotta dal D.L. 76/2013, quanto al delinearsi, attraverso la stratificazione delle norme, di una disciplina complessiva delle nuove s.r.l. che inizia ad avere una propria organicità. L'introduzione da parte del D.L. 76/2013 della previsione di cui al comma 3 dell'art. 2463 bis , c.c., secondo cui le clausole del modello standard tipizzato sono inderogabili, sembra escludere che l'atto costitutivo della s.r.l. semplificata possa avere un contenuto diverso da quello stabilito dall'art. 2463 bis , comma 2°, c.c. al quale deve conformarsi il modello standard di cui al regolamento ministeriale. Si potrebbe, invero, ipotizzare una diversa interpretazione, in base alla quale la previsione dell'inderogabilità riguardasse le sole clausole del modello tipizzato, la cui formulazione non potrebbe essere modificata, ma non il modello di atto costitutivo in sé, come se fosse, invece, possibile l'inserimento di pattuizioni ulteriori, aventi<text:s/><text:soft-page-break/>ad oggetto la regolamentazione di aspetti non disciplinati dalle clausole standard. Ma tale considerazione, fondata sul piano testuale, pare prestare il fianco a critiche sul piano sistematico di tal che la dottrina maggioritaria non apre dubitare che la norma in commento debba esser interpretata in senso restrittivo, in quanto norma eccezionale, non estensibile a fattispecie diverse rispetto a quella alla quale essa, in maniera espressa, si riferisce.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11 di<text:s/><text:span text:style-name="T144">14<text:s/></text:span></text:p>
      <text:p text:style-name="Normale"><text:span text:style-name="T145">3. I soci nella s.r.l.s., le loro decisioni, profili di amministrazione e rappresentanza della società<text:s/></text:span></text:p>
      <text:p text:style-name="Normale">3.1 I soci soltanto persone fisiche Elemento essenziale e caratterizzante tale configurazione societaria è che la base sociale può essere solo costituita da persone fisiche, non rilevando più, a differenza di quanto accadeva nel passato, che età anagrafica abbiano le medesime. Da ciò consegue che non possono prendere parte a tale società le persone giuridiche e gli enti posto che la finalità della norma è quella di consentire ai privati di fruire di uno strumento agile ed economico per svolgere attività di impresa e non per fare risparmiare soggetti già organizzati a tal fine. 3.2 Divieto di trasferimento a persone giuridiche Stante quanto osservato sopra la risposta al quesito postosi in dottrina non può che essere negativa onde evitare che una interpretazione strettamente letterale del dato positivo possa consentire il sostanziale aggiramento delle finalità che lo stesso mira a conseguire. L’eventuale trasferimento a persona non fisica della partecipazione societaria deve ritenersi, dunque, privo di efficacia in àmbito societario. Il divieto, è bene precisarlo, si estende a tutte le modalità con le quali una quota possa entrare nella titolarità una persona giuridica o di un ente come le operazioni sul capitale o le operazioni straordinarie.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12 di 14 3.3 Il punto 8 del modello standard L’art. 8 del modello standard di atto costitutivo e statuto statuisce che “L’assemblea dei soci, ove sia richiesta deliberazione assembleare per la decisione dei soci, è presieduta dall’amministratore unico o dal presidente del consiglio di amministrazione”. La disposizione, allorché letta in combinato disposto con il principio di inderogabilità del contenuto di tale modello, esprime quattro significati normativi ossia:<text:s/><text:span text:style-name="T146"></text:span><text:s/>il sistema previsto per l’adozione delle decisioni dei soci è quello assembleare;<text:s/><text:span text:style-name="T147"></text:span><text:s/>ove tale sistema non sia richiesto per l’assunzione della decisione dei soci, in quanto tali, possono esprimersi;<text:s/><text:span text:style-name="T148"></text:span><text:s/>il sistema assembleare non può essere oggetto di deroga convenzionale;<text:s/><text:span text:style-name="T149"></text:span><text:s/>l’assemblea è presieduta dall’amministratore unico o dal presidente del consiglio di amministrazione. Per il resto troveranno applicazione le regole che informano, nel modello s.r.l. “tradizionale”, la materia della decisione dei soci. 3.4 L’assemblea dei soci Sulla scorta di quanto sopra rilevato può ritenersi che:<text:s/><text:span text:style-name="T150"></text:span><text:s/>l’assemblea debba essere convocata ex art. 2479 bis, comma 1°, c.c.;<text:s/><text:span text:style-name="T151"></text:span><text:s/>essa si riunisca presso la sede sociale;<text:s/><text:span text:style-name="T152"></text:span><text:s/>i quorum assembleari siano solo quelli previsti dall’art. 2479 bis, comma 3°, c.c.;<text:s/><text:span text:style-name="T153"></text:span><text:s/>ai soci competono solo le decisioni di cui all’art. 2479, comma 2°, c.c.;<text:s/><text:span text:style-name="T154"></text:span><text:s/>non trovi applicazione l’art. 2479, comma 2°, n. 5 c.c.;<text:s/><text:span text:style-name="T155"></text:span><text:s/>trovino applicazione i commi 1° e 4° dell’art. 2479 c.c.;<text:s/><text:span text:style-name="T156"></text:span><text:s/>sia ammessa la possibilità per i soci di farsi rappresentare in assemblea;<text:s/><text:span text:style-name="T157"></text:span><text:s/>sia consentito l’assetto totalitario dell’adunanza. Paolo Revigliono - Società a responsabilità limitata semplificata e a capitale ridotto: profili generali Attenzione! Questo materiale didattico è per uso personale dello studente ed è coperto da copyright. Ne è severamente vietata la riproduzione o il riutilizzo anche parziale, ai sensi e per gli effetti della legge sul diritto d’autore (L. 22.04.1941/n. 633). 13 di 14 3.5 I sistemi di amministrazione consentiti alla luce del modello standard L’art. 5 del modello standard di atto costitutivo e statuto statuisce che “l’amministrazione della società è affidata a uno o più soci scelti con decisione dei soci” e dovrà, ai sensi dell’art. 6 dello stesso, essere da loro accettato l’incarico. Il divieto di integrazione di tale modello comporta che non possano esser adottate clausole idonee a predisporre un sistema di amministrazione diverso da quello fissato dalla legge ossia quello a struttura unisoggettiva ovvero quello a struttura plusisoggettiva necessariamente organizzato nella<text:s/><text:soft-page-break/>forma collegiale. 3.6 La rappresentanza L’art. 7 del modello standard di atto costitutivo e statuto prevede, inoltre, che “all’organo di amministrazione spetta la rappresentanza generale della società”. La disposizione presenta criticità nel caso in cui l’amministrazione spetti ad un consiglio all’uopo nominato in quanto non è chiaro se il potere rappresentativo spetti all’organo nel suo insieme oppure, come sembra preferibile, disgiuntamente ad ogni amministratore. Dubbia è, inoltre, la possibilità di concentrare il potere rappresentativo in capo ad amministratori delegati oppure al Presidente del consiglio di amministrazione. La dottrina maggioritaria, argomentando dall’art. 2475 bis, comma 2°, c.c., ritiene ammissibile tale possibilità specie in caso di disposizione contenuta nella nomina assembleare</text:p>
      <text:p text:style-name="P158">Lezione 29</text:p>
      <text:p text:style-name="P159">Start up innovativa: finalità e innovazione</text:p>
      <text:p text:style-name="Normale"><text:s/>1.1 Il D. L. 179/2012 convertito con modificazioni dalla Legge 221/2012 La letteratura economica è solita suddividere la genesi e il decollo delle iniziative imprenditoriali in quattro fasi ossia:<text:s/><text:span text:style-name="T160"></text:span><text:s/>discovery;<text:s/><text:span text:style-name="T161"></text:span><text:s/>validation;<text:s/><text:span text:style-name="T162"></text:span><text:s/>efficensy;<text:s/><text:span text:style-name="T163"></text:span><text:s/>scaling. Ognuna di queste fasi presenta delle criticità che, se non superate grazie ad un business plan efficace, rischiano di attentare alla vita della neonata impresa. Le statistiche mettono in luce un elevato “tasso di mortalità” dell’imprese italiane, essendo poche quelle che riescono a superare, con successo, tutte e quattro le fasi sopra indicate. Preso atto di questa tendenza il Legislatore, con il provvedimento normativo di cui in epigrafe, ha voluto offrire alle imprese uno strumento per strutturarsi e, di conseguenza, affermarsi sul mercato, disciplinando un fenomeno già noto alla prassi degli affari. L’intervento normativo in esame, tuttavia, non ha riguardato tutte le strutture societarie, ma solo quelle a vocazione capitalistica. Dal suo perimetro, quindi, restano escluse le società di persone. Dal corpus normativo di riferimento emerge, poi, un forte legame con l’innovazione tecnologica che mira a favorire l’instaurazione di una cultura dell’innovazione. Da ciò consegue che le società disciplinate dalla normativa in commento dovranno svolgere, in via principale o, comunque, prevalente, attività di ricerca, sviluppo, promozione e commercializzazione di prodotti o servizi ad alto valore aggiunto in àmbito tecnologico.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4 di 13 1.2 Start up innovativa: finalità L’art. 25, comma 1°, della Legge 17 dicembre 2012 n. 221 statuisce che: “Le presenti disposizioni sono dirette a favorire la crescita sostenibile, lo sviluppo tecnologico, la nuova imprenditorialità e l'occupazione, in particolare giovanile, con riguardo alle imprese start-up innovative, come definite al successivo comma 2 e coerentemente con quanto individuato nel Programma nazionale di riforma 2012, pubblicato in allegato al Documento di economia e finanza (DEF) del 2012 e con le raccomandazioni e gli orientamenti formulati dal Consiglio dei Ministri dell'Unione europea. Le disposizioni della presente sezione intendono contestualmente contribuire allo sviluppo di nuova cultura imprenditoriale, alla creazione di un contesto maggiormente favorevole all'innovazione, così come a promuovere maggiore mobilità sociale e ad attrarre in Italia talenti, imprese innovative e capitali dall'estero”. 1.3 Start up innovativa: definizione Dalla legislazione in commento si evince che con l’impiego dell’espressione «start-up innovativa» si è voluto assegnare una veste giuridica ad un concetto imprenditoriale sensibilizzando l’interesse pubblico e orientandolo verso le nuove imprese a vocazione innovativa. 1.4 Start up innovativa: i requisiti Dal quadro normativo di riferimento emerge che i requisiti affinché si possa discorrere di “start-up innovativa” possono suddividersi in “formali e sostanziali” a seconda che debbano essere tutti integrati oppure basti che ne sussista alternativamente uno In ordine ai primi, l’art. 25, comma 2°, del provvedimento legislativo in esame statuisce che la “start-up innovativa” sia “…la società di capitali”, costituita anche in forma cooperativa, di diritto italiano ovvero una Societas Europaea, residente in Italia ai sensi dell'articolo 73 del decreto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5 di 13 del Presidente della Repubblica 22 dicembre<text:s/><text:soft-page-break/>1986, n. 917, le cui azioni o quote rappresentative del capitale sociale non sono quotate su un mercato regolamentato o su un sistema multilaterale di negoziazione, che possiede i seguenti requisiti: a) i soci, persone fisiche, detengono al momento della costituzione e per i successivi ventiquattro mesi, la maggioranza delle quote o azioni rappresentative del capitale sociale e dei diritti di voto nell'assemblea ordinaria dei soci; b) è costituita e svolge attività d'impresa da non più di quarantotto mesi; c) ha la sede principale dei propri affari e interessi in Italia; d) a partire dal secondo anno di attività della start-up innovativa, il totale del valore della produzione annua, così come risultante dall'ultimo bilancio approvato entro sei mesi dalla chiusura dell'esercizio, non è superiore a 5 milioni di euro; e) non distribuisce, e non ha distribuito, utili; f) ha, quale oggetto sociale, esclusivo o prevalente, lo sviluppo la produzione e la commercializzazione di prodotti o servizi innovativi ad alto valore tecnologico; g) non è stata costituita da una fusione, scissione societaria o a seguito di cessione di azienda o di ramo di azienda. 1.5 Start up innovativa: il possesso del requisito di sui al punto h) n. 1 In merito ai secondi, invece, la medesima disposizione legislativa precisa, al punto h) che “start-up innovativa” possa essere definita la società, avente i predetti requisiti, a cui si aggiunga “almeno uno dei seguenti ulteriori requisiti…”. Il primo ad esse indicato come termine dell’alternativa è che “le spese in ricerca e sviluppo sono uguali o superiori al 20 per cento del maggiore valore fra costo e valore totale della produzione della start-up innovativa. Dal computo per le spese in ricerca e sviluppo sono escluse le spese per l'acquisto e la locazione di beni immobili. Ai fini di questo provvedimento, in aggiunta a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6 di 13 quanto previsto dai principi contabili, sono altresì da annoverarsi tra le spese in ricerca e sviluppo: le spese relative allo sviluppo precompetitivo e competitivo, quali sperimentazione, prototipazione e sviluppo del business plan, le spese relative ai servizi di incubazione forniti da incubatori certificati, i costi lordi di personale interno e consulenti esterni impiegati nelle attività di ricerca e sviluppo, inclusi soci ed amministratori, le spese legali per la registrazione e protezione di proprietà intellettuale, termini e licenze d'uso. Le spese risultano dall'ultimo bilancio approvato e sono descritte in nota integrativa. In assenza di bilancio nel primo anno di vita, la loro effettuazione è assunta tramite dichiarazione sottoscritta dal legale rappresentante della start-up innovativa”. 1.6 Start up innovativa: il possesso del requisito di sui al punto h) n. 2 Il secondo termine dell’alternativa invece è dato dall’“impiego come dipendenti o collaboratori a qualsiasi titolo, in percentuale uguale o superiore al terzo della forza lavoro complessiva, di personale in possesso di titolo di dottorato di ricerca o che sta svolgendo un dottorato di ricerca presso un'università italiana o straniera, oppure in possesso di laurea e che abbia svolto, da almeno tre anni, attività di ricerca certificata presso istituti di ricerca pubblici o privati, in Italia o all'estero”. 1.7 Start up innovativa: il possesso del requisito di sui al punto h) n. 3 Il terzo ed ultimo termine dell’alternativa è dato dall’essere “titolare o depositaria o licenziataria di almeno una privativa industriale relativa a una invenzione industriale, biotecnologica, a una topografia di prodotto a semiconduttori o a una nuova varietà vegetale direttamente afferenti all'oggetto sociale e all'attività di impresa”.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7 di 13 2<text:span text:style-name="T164">.</text:span></text:p>
      <text:p text:style-name="P165"><text:s/>Incubatore di start up innovative: finalità e definizione</text:p>
      <text:p text:style-name="Normale"><text:s/>2.1 L’incubatore di start up innovative nel D. L. 179/2012 convertito con modificazioni dalla Legge 221/2012 Onde mandare ad effetto le finalità della novella Legislativa compendiate nell’art. 25, comma 1°, della Legge 17 dicembre 2012 n. 221, il Legislatore ha promosso l’incubazione di tali attività imprenditoriali all’interno di strutture che possano migliorarne il grado di sviluppo e penetrazione nel mercato. 2.2 Incubatore di start up innovative: definizione Ai fini della disposizione in commento (art. 25, comma 5°) per «incubatore certificato» deve intendersi “una società di capitali, costituita anche in forma cooperativa, di diritto italiano<text:s/><text:soft-page-break/>ovvero una Societas Europaea, residente in Italia ai sensi dell'articolo 73 del decreto del Presidente della Repubblica 22 dicembre 1986, n. 917, che offre servizi per sostenere la nascita e lo sviluppo di startup innovative” ed è in possesso dei seguenti requisiti: a) dispone di strutture, anche immobiliari, adeguate ad accogliere start-up innovative, quali spazi riservati per poter installare attrezzature di prova, test, verifica o ricerca; b) dispone di attrezzature adeguate all'attività delle start-up innovative, quali sistemi di accesso in banda ultra-larga alla rete internet, sale riunioni, macchinari per test, prove o prototipi; c) è amministrato o diretto da persone di riconosciuta competenza in materia di impresa e innovazione e ha a disposizione una struttura tecnica e di consulenza manageriale permanente;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8 di 13 d) ha regolari rapporti di collaborazione con università, centri di ricerca, istituzioni pubbliche e partner finanziari che svolgono attività e progetti collegati a start-up innovative; e) ha adeguata e comprovata esperienza nell'attività di sostegno a start-up innovative, la cui sussistenza è valutata ai sensi del comma 7”. 2.3 Incubatore di start up innovative: l’autocertificazione dei requisiti I commi 6° e 7° dell’art. 25 della legge in esame fanno chiarezza in merito all’autocertificazione dei requisiti di cui sopra statuendo che:<text:s/><text:span text:style-name="T166"></text:span><text:s/>comma 6°: “Il possesso dei requisiti di cui alle lettere a), b), c), d) del comma 5° è autocertificato dall'incubatore di start-up innovative, mediante dichiarazione sottoscritta dal rappresentante legale, al momento dell'iscrizione alla sezione speciale del registro delle imprese di cui al comma 8, sulla base di indicatori e relativi valori minimi che sono stabiliti con decreto del Ministero dello sviluppo economico da adottarsi entro 60 giorni dalla data di entrata in vigore della legge di conversione del presente decreto”;<text:s/><text:span text:style-name="T167"></text:span><text:s/>comma 7°: “Il possesso del requisito di cui alla lettera e) del comma 5 è autocertificato dall'incubatore di start-up innovative, mediante dichiarazione sottoscritta dal rappresentante legale presentata al registro delle imprese, sulla base di valori minimi individuati con il medesimo decreto del Ministero dello sviluppo economico di cui al comma 6° con riferimento ai seguenti indicatori: a) numero di candidature di progetti di costituzione e/o incubazione di start-up innovative ricevute e valutate nel corso dell'anno; b) numero di start-up innovative avviate e ospitate nell'anno; c) numero di start-up innovative uscite nell'anno; d) numero complessivo di collaboratori e personale ospitato;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9 di 13 e) percentuale di variazione del numero complessivo degli occupati rispetto all'anno, precedente; f) tasso di crescita media del valore della produzione delle start-up innovative incubate; g) capitali di rischio ovvero finanziamenti, messi a disposizione dall'Unione europea, dallo Stato e dalle regioni, raccolti a favore delle start-up innovative incubate; h) numero di brevetti registrati dalle start-up innovative incubate, tenendo conto del relativo settore merceologico di appartenenza.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10 di 13 3.<text:s/></text:p>
      <text:p text:style-name="Normale"><text:span text:style-name="T168">Profili pubblicitari</text:span><text:s/></text:p>
      <text:p text:style-name="Normale">3.1 L’iscrizione nel Registro delle imprese della Start up innovativa Il comma 8° dell’art. 25 della predetta legge dispone che” Per le start-up innovative di cui ai commi 2 e 3 e per gli incubatori certificati di cui al comma 5, le Camere di commercio, industria, artigianato e agricoltura istituiscono una apposita sezione speciale del registro delle imprese di cui all'articolo 2188 del codice civile, a cui la start-up innovativa e l'incubatore certificato devono essere iscritti al fine di poter beneficiare della disciplina della presente sezione”. Il comma 12° della stessa disposizione normativa precisa, poi, che “La start-up innovativa è automaticamente iscritta alla sezione speciale del registro delle imprese di cui al comma 8, a seguito della compilazione e presentazione della domanda in formato elettronico, contenente le seguenti informazioni:<text:s/><text:soft-page-break/>a) data e luogo di costituzione, nome e indirizzo del notaio; b) sede principale ed eventuali sedi periferiche; c) oggetto sociale; d) breve descrizione dell'attività svolta, comprese l'attività e le spese in ricerca e sviluppo; e) elenco dei soci, con trasparenza rispetto a fiduciarie, holding, con autocertificazione di veridicità; f) elenco delle società partecipate; g) indicazione dei titoli di studio e delle esperienze professionali dei soci e del personale che lavora nella start-up innovativa, esclusi eventuali dati sensibili; h) indicazione dell'esistenza di relazioni professionali, di collaborazione o commerciali con incubatori certificati, investitori istituzionali e professionali, università e centri di ricerca; i) ultimo bilancio depositato, nello standard XBRL; j) elenco dei diritti di privativa su proprietà industriale e intellettuale”.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11 di 13 3.2 L’iscrizione nel Registro delle imprese dell’incubatore di Start up innovative Il comma 8° dell’art. 25 della predetta legge dispone che” Per le start-up innovative di cui ai commi 2 e 3 e per gli incubatori certificati di cui al comma 5, le Camere di commercio, industria, artigianato e agricoltura istituiscono una apposita sezione speciale del registro delle imprese di cui all'articolo 2188 del codice civile, a cui la start-up innovativa e l'incubatore certificato devono essere iscritti al fine di poter beneficiare della disciplina della presente sezione”. Il comma 13° della stessa disposizione normativa precisa, poi, che: “L'incubatore certificato è automaticamente iscritto alla sezione speciale del registro delle imprese di cui al comma 8, a seguito della compilazione e presentazione della domanda in formato elettronico, contenente le seguenti informazioni recanti i valori degli indicatori, di cui ai commi 6 e 7, conseguiti dall'incubatore certificato alla data di iscrizione: a) data e luogo di costituzione, nome e indirizzo del notaio; b) sede principale ed eventuali sedi periferiche; c) oggetto sociale; d) breve descrizione dell'attività svolta; e) elenco delle strutture e attrezzature disponibili per lo svolgimento della propria attività; f) indicazione delle esperienze professionali del personale che amministra e dirige l'incubatore certificato, esclusi eventuali dati sensibili; g) indicazione dell'esistenza di collaborazioni con università e centri di ricerca, istituzioni pubbliche e partner finanziari; h) indicazione dell'esperienza acquisita nell'attività di sostegno a start-up innovative”. Paolo Revigliono - Start-up innovativa ed incubatore certificato: profili generali Attenzione! Questo materiale didattico è per uso personale dello studente ed è coperto da copyright. Ne è severamente vietata la riproduzione o il riutilizzo anche parziale, ai sensi e per gli effetti della legge sul diritto d’autore (L. 22.04.1941/n. 633). 12 di 13 3.3 Art. 25, comma 15°, del D. L. 179/2012 convertito con modificazioni dalla Legge 221/2012 Tale previsione normativa si pone quale pendant dell’obbligo di autocertificazione dei requisiti di accesso alla disciplina di settore statuendo che: “Entro 30 giorni dall'approvazione del bilancio e comunque entro sei mesi dalla chiusura di ciascun esercizio, il rappresentante legale della start-up innovativa o dell'incubatore certificato attesta il mantenimento del possesso dei requisiti previsti rispettivamente dal comma 2 e dal comma 5 e deposita tale dichiarazione presso l'ufficio del registro delle imprese”</text:p>
      <text:p text:style-name="Normale"><text:s text:c="62"/></text:p>
      <text:p text:style-name="Normale"><text:s text:c="67"/>Lezione 30</text:p>
      <text:p text:style-name="Normale"><text:span text:style-name="T169">LE PROCEDURE CONCORSUALI</text:span><text:s/></text:p>
      <text:p text:style-name="Normale">Il diritto fallimentare è lo studio delle procedure concorsuali. In via preliminare, pertanto, occorre spiegare e capire cosa siano le procedure concorsuali, individuandone i caratteri generali e le funzioni assolte. In linea generale, le procedure concorsuali possono definirsi come procedure, disciplinate dalla legge, nelle quali, con la presenza di un’autorità pubblica, vengono regolati i rapporti giuridici tra un determinato debitore ed il complesso dei suoi creditori. Prima di esaminare più compiutamente le caratteristiche generali delle procedure concorsuali, occorre chiedersi per quale motivo il legislatore, italiano ma anche di tutti gli ordinamenti giuridici occidentali, ritiene di dettare una specifica disciplina che prevede l’intervento di un’autorità pubblica per disciplinare i rapporti, pur sempre di diritto privato, tra un debitore ed il complesso<text:s/><text:soft-page-break/>dei suoi creditori. La ragione risiede in ciò: le procedure concorsuali sono una risposta a: a) inadempimento del debitore; b) insufficienza del patrimonio del debitore; c) incapacità del debitore a restare sul mercato. Non necessariamente queste tre situazioni devono sussistere contemporaneamente e non necessariamente le procedure concorsuali devono essere una risposta congiunta a tutte e tre queste situazioni. Ad ogni modo, come è agevole rilevare, le tre potenziali situazioni rispetto alle quali le procedure concorsuali ambiscono a fornire una risposta sono tutte situazioni patologiche, nel senso di situazioni non ordinarie nell’ordinamento giuridico e nelle quali vi è un’attuale o potenziale lesione degli interessi di taluni dei soggetti giuridici. Pluralità di esigenze cui dare risposta cui corrisponde, ovviamente, Giacomo D’Attorre “Le procedure concorsuali” Attenzione! Questo materiale didattico è per uso personale dello studente ed è coperto da copyright. Ne è severamente vietata la riproduzione o il riutilizzo anche parziale, ai sensi e per gli effetti della legge sul diritto d’autore (L. 22.04.1941/n. 633) Pag. 4 di 7 una pluralità di possibili procedure concorsuali, differenti per funzioni, natura e caratteristiche. Un dato è, comunque, comune a tutte le procedure concorsuali. Si tratta di una risposta specifica dell’ordinamento ad una situazione debitoria del debitore, che si è già manifestata o che presumibilmente si manifesterà nell’inadempimento da parte del debitore stesso ad una o più delle sue obbligazioni verso terzi. Questo spiega perché le procedure concorsuali presuppongano sempre e comunque la presenza di almeno un debito e di uno o più creditori del soggetto che sarà sottoposto alla procedura stessa. In questa prospettiva, le procedure concorsuali sono un mezzo di attuazione della responsabilità patrimoniale del debitore, ovvero un mezzo attraverso il quale trova ingresso e realizzazione il principio generale del nostro ordinamento (ma, in verità, di tutti gli ordinamenti), secondo il quale il debitore rispondere dei propri debiti con i suoi beni presenti e futuri. Il mezzo classico per attuare in via coattiva la responsabilità patrimoniale del debitore, ossia per consentire al creditore di ottenere coattivamente quanto dovuto dal debitore, è rappresentato dall’azione esecutiva individuale. Ogni creditore che vanti un credito nei confronti del debitore può avviare un giudizio nei confronti dello stesso, ottenere un “titolo esecutivo” (inteso come titolo che legittima il creditore ad avviare l’azione esecutiva in danno del debitore) e poi, sulla base di questo titolo esecutivo, avviare l’esecuzione nei confronti del debitore, nelle forme del pignoramento immobiliare, pignoramento di beni mobili, pignoramento presso terzi ecc. L’azione esecutiva individuale presenta, tuttavia, talune criticità: Giacomo D’Attorre “Le procedure concorsuali” Attenzione! Questo materiale didattico è per uso personale dello studente ed è coperto da copyright. Ne è severamente vietata la riproduzione o il riutilizzo anche parziale, ai sensi e per gli effetti della legge sul diritto d’autore (L. 22.04.1941/n. 633) Pag. 5 di 7 a) Un eccessivo incremento di costi. Quando vi sono più creditori, vi è il rischio di una molteplicità di azioni in danno del debitore, ciascuna delle quali comporterà costi a carico dei creditori e del “sistema giustizia” nel suo complesso. b) Prevalenza dei creditori più abili. Nell’azione esecutiva individuale, i creditori che si muovono prima o che si muovono con maggiore abilità e vigore possono ottenere il soddisfacimento integrale dei propri crediti e lasciare del tutto insoddisfatti i creditori più lenti o meno abili; si rischia, quindi, di produrre un effetto contrario ai principi di eguaglianza e giustizia, nella misura in cui i creditori più forti prevalgono sui creditori più deboli. c) Rischio di dissoluzione del patrimonio dell’imprenditore. Il creditore è interessato unicamente ad ottenere, nel tempo più breve possibile, il soddisfacimento del proprio credito, così che non teme di distruggere o danneggiare l’azienda del debitore attraverso il pignoramento di un macchinario essenziale o di un credito. Il moltiplicarsi e l’assenza di coordinamento delle azioni esecutive può, quindi, portare, alla possibile dissoluzione dei complessi produttivi dell’imprenditore. Le procedure concorsuali, in presenza di determinati presupposti, diventano un mezzo per consentire di attuare coattivamente la responsabilità patrimoniale del debitore, ma evitando (o, comunque, riducendo, gli evidenziati rischi delle procedure esecutive individuali). In quale modo tali risultati vengono ottenuti? Lo strumento principale adottato dalle procedure concorsuali per raggiungere l’obiettivo dell’attuazione coattiva della Giacomo D’Attorre “Le procedure concorsuali” Attenzione! Questo materiale didattico è per uso personale dello studente ed è coperto da copyright. Ne è severamente vietata la riproduzione o il riutilizzo anche parziale, ai sensi e per gli effetti della legge sul diritto d’autore (L. 22.04.1941/n. 633) Pag. 6 di 7 responsabilità patrimoniale del debitore senza incorrere negli inconvenienti dell’azione esecutiva individuale è<text:s/><text:soft-page-break/>rappresentato dalla sostituzione dell’azione individuale con l’azione collettiva. In luogo di consentire a ciascun creditore di avviare e portare a termine la propria azione esecutiva, nelle procedure concorsuali si attua una tutela collettiva, nella quale è un unico organo ad agire nell’interesse di tutti i creditori. La sostituzione della tutela individuale dei singoli creditori con la tutela collettiva si attua attraverso, da un lato, l’apposizione di un vincolo (di intensità e natura diversa a seconda delle singole procedure) sul patrimonio del debitore, e, dall’altro lato, prevedendo un organo pubblico (o comunque nominato o controllato da un organo pubblico) che sostituisce o almeno affianca il debitore. Il vincolo sul patrimonio del debitore ha la funzione di impedire che il debitore possa continuare a disporne in pregiudizio dei creditori e, allo stesso tempo, che i creditori possano aggredire individualmente i beni in esso compresi. La presenza dell’organo pubblico consente (quantomeno nelle procedure di tipo liquidativo) di sostituire all’azione esecutiva individuale, l’azione esecutiva collettiva da parte dell’organo, che procede alla liquidazione dei beni ed alla ripartizione del ricavato tra i creditori secondo delle regole predeterminate. Il criterio attraverso il quale il ricavato della liquidazione dei beni del debitore o, comunque, il valore utile del patrimonio del debitore viene distribuito tra i creditori è rappresentato dalla cd. “par condicio creditorum”, ossia la regola secondo la quale, ferme le legittime cause di prelazione, i creditori hanno diritto di soddisfarsi in modo proporzionale all’ammontare dei propri crediti</text:p>
      <text:p text:style-name="Normale"/>
      <text:p text:style-name="Normale"><text:s text:c="67"/>Lezione 31</text:p>
      <text:p text:style-name="Normale"><text:span text:style-name="T170">LE CARATTERISTICHE COMUNI DELLE PROCEDURE CONCORSUALI</text:span><text:s/></text:p>
      <text:p text:style-name="Normale">Nel nostro ordinamento non esiste un’unica procedura concorsuale, ma una pluralità di procedure ciascuna con proprie caratteristiche, tanto con riferimento ai presupposti, quanto con riferimento alle finalità, agli organi, ai soggetti. Allo stato attuale, le procedure concorsuali esistenti nel nostro ordinamento sono le seguenti: - il fallimento; - il concordato preventivo; - la liquidazione coatta amministrativa; - l’amministrazione straordinaria delle grandi imprese insolventi; - le procedure di composizione delle crisi da sovraindebitamento. Le procedure concorsuali non sono disciplinate nel codice civile, ma in leggi speciali. La più importante è rappresentata dal r.d. 16 marzo 1942, n. 267 (cd. Legge Fallimentare), che è stata modificata in modo molto significativo negli ultimi anni. Questo legge disciplina il fallimento, il concordato preventivo e gli accordi di ristrutturazione dei debiti, la liquidazione coatta amministrativa. Per la liquidazione coatta amministrativa, è da sottolineare che le leggi che disciplinano determinate categorie d’imprese o imprese che esercitano una particolare attività sovente, dettano norme speciali che integrano o sostituiscono quelle contenute nella legge fallimentare. L’amministrazione straordinaria delle grandi imprese in crisi è disciplinata dal d.lgs. 8 luglio 1999, n. 270. Una variante dell’amministrazione straordinaria, applicabile solo alle imprese di Giacomo D’Attorre “Le caratteristiche comuni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4 di 8 dimensioni ancora maggiori, è rappresentata dalla “la ristrutturazione industriale di grandi imprese in stato di insolvenza” (d.l. 23 dicembre 2003, n. 247, conv. in l. 18 febbraio 2004, n. 39). La disciplina delle procedure di composizione della crisi da sovraindebitamento, è stata, infine, introdotta dalla l. 27 gennaio 2012 n. 3, così modificata dall’art. 18 del d.l. 18 ottobre 2012 n. 179, conv. in l. 17 dicembre 2012 n. 221. Poiché esiste, come visto, una pluralità di procedure, occorre disciplinarne i reciproci rapporti. Tali rapporti sono disciplinati – a seconda dei casi e delle procedure - dai seguenti criteri: - il principio dell’alternativa; - il principio della conversione; - il principio della successione (consecuzione). Principio dell’alternativa significa che la previsione dell’applicazione di una procedura impedisce che alla stessa impresa possano applicarsi altre procedure. In alcuni casi, tuttavia, un’impresa può essere sottoposta in astratto a due procedure e in questo caso opera il principio della prevenzione, per cui si applica la procedura che si apre per prima. Principio della conversione significa che, al verificarsi di determinati eventi o circostanze, una procedure che non possa essere<text:s/><text:soft-page-break/>utilmente proseguita si converte in altra procedura concorsuale. Questo avviene, ad esempio, nel caso di impossibilità dell’utile prosecuzione dell’amministrazione straordinaria, che si converte in fallimento. La conversione consente di tenere fermi gli effetti giuridici prodotti dal provvedimento che ha disposto la procedura non più applicabile e di mantenere ferme le limitazioni ai poteri di disposizione del debitore ed alle azioni dei creditori. Giacomo D’Attorre “Le caratteristiche comuni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5 di 8 Principio della successione significa che, in taluni casi, una procedura può succedere ad un’altra procedura, facendo in tal caso retroagire gli effetti della seconda procedura dal momento dell’apertura della prima procedura. Una prima distinzione che va operata tra le procedure è tra procedure giudiziarie e procedure amministrative. Le procedure giudiziarie sono disposte con provvedimento reso dall’autorità giudiziaria (il Tribunale), che nomina gli organi della procedura, ne definisce gli indirizzi e ne mantiene il controllo. Tra le procedure giudiziarie rientrano il fallimento, il concordato preventivo e le procedure di composizione delle crisi da sovraindebitamento. Le procedure amministrative sono disposte e gestite dall’autorità amministrativa, in persona del Ministro di volta in volta individuato dalle leggi speciali. Tra le procedure amministrative rientrano la liquidazione coatta amministrativa e l’amministrazione straordinaria, pur se quest’ultima è talvolta definita come procedura “mista”, perché vi sono compresi elementi anche giudiziari. Una seconda classificazione rilevante è tra procedure coattive e procedure volontarie. Le procedure coattive sono aperte anche contro la volontà del debitore; vi rientrano il fallimento, la liquidazione coatta amministrativa e l’amministrazione straordinaria. Le procedure volontarie si aprono, invece, solo su impulso del debitore e solo se il debitore lo richieda; vi rientrano il concordato preventivo, le procedure di composizione delle crisi da sovraindebitamento e la versione “speciale” dell’amministrazione straordinaria (la “ristrutturazione industriale di grandi imprese in stato di insolvenza”). Giacomo D’Attorre “Le caratteristiche comuni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6 di 8 Le procedure concorsuali presentano tutte alcune caratteristiche comuni: - universalità; - generalità; - officiosità: - stabilità. Universalità significa che la procedura riguarda tutti i beni che compongono il patrimonio del debitore (con alcune marginali eccezioni). Generalità sta a significare che la procedura riguarda tendenzialmente (salvo alcune eccezioni) tutti i creditori di quel determinato del debitore, i quali dovranno essere soddisfatti in concorso tra loro, in base ad un piano di riparto nel quale gli stessi sono compresi ed ordinati in successione, in conformità dei criteri legali. Officiosità significa che si aprono con provvedimento di un’autorità pubblica e proseguono su impulso o comunque sotto il controllo di un’autorità pubblica. Diversa è, ovviamente, l’intensità dell’intervento dell’autorità pubblica nelle diverse procedure. Stabilità significa, infine, che il soddisfacimento che il creditore ottiene nell’ambito della procedura concorsuale è stabile e non è soggetto a successive azioni di invalidità o inefficacia. Elemento caratterizzante di tutte le procedure concorsuali, sia pure con diverse declinazioni e modalità, è il principio della par condicio creditorum, che permea il concorso dei creditori. In forza del principio della par condicio creditorum, i creditori che vantino ragioni di credito nei confronti del debitore dovranno essere soddisfatti non già secondo un ordine di priorità temporale o cronologica, bensì Giacomo D’Attorre “Le caratteristiche comuni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7 di 8 secondo un principio di proporzionalità dell’ammontare del proprio credito rispetto all’ammontare complessivo dei crediti. Questo principio subisce delle deroghe e dei temperamenti, prevedendo comunque il legislatore che determinate categorie di crediti debbano essere soddisfatte prima di altri (i prededucibili prima di tutti, poi i privilegiati, infine i chirografari).</text:p>
      <text:p text:style-name="Normale"/>
      <text:soft-page-break/>
      <text:p text:style-name="Normale"><text:s text:c="64"/>Lezione 32</text:p>
      <text:p text:style-name="Normale"><text:span text:style-name="T171">LE FINALITÀ DELLE PROCEDURE CONCORSUALI</text:span><text:s/></text:p>
      <text:p text:style-name="Normale">E’ necessario individuare quali siano gli interessi tutelati dalle procedure concorsuali. Questo esame è utile non tanto per sterili classificazioni delle procedure, ma perché la conoscenza degli interessi tutelati e degli obiettivi perseguiti dal legislatore consente di meglio interpretare le norme. La pluralità delle procedure si traduce, ovviamente, in una pluralità anche degli obiettivi perseguiti da ciascuna di esse e delle finalità assegnate, così da non potersi compiere un discorso unitario ed omnicomprensivo. La finalità più è quella esecutivo-satisfattiva, che tende a soddisfare i creditori, attraverso il ricavato della liquidazione dei beni del debitore. Tale finalità ha come obiettivo primario la soddisfazione dei creditori, nel senso che tende a massimizzare la soddisfazione concessa ai creditori ed a minimizzare il tempo nel quale tale soddisfazione potrà essere ottenuta. Il fallimento è certamente una procedura con finalità esecutivosatisfattiva, attraverso la quale si procede, con forme diverse e varie, alla liquidazione del patrimonio da parte di un organo della procedura (il curatore) ed alla distribuzione del ricavato tra i creditori secondo la regola della par condicio creditorum. In tale procedura l’interesse prevalente è certamente quello dei creditori, al cui servizio è posta la procedura. Vero è che anche nel fallimento possono trovare ingresso e tutela altri interessi (tra i quali, principalmente, l’interesse dei lavoratori e l’interesse alla conservazione dei complessi produttivi), Giacomo D’Attorre “Le finalità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4 di 7 ma questi cedono il passo e sono comunque subordinati a quello dei creditori. Il concordato preventivo è una procedura satisfattiva, nel senso di procedura che tende anzitutto alla soddisfazione dell’interesse dei creditori, ma non è una procedura esecutiva, perché non necessariamente si procede alla liquidazione del patrimonio del debitore. Come meglio si avrà modo di spiegare quando si studierà più da vicino la procedura, basti qui rilevare come la soddisfazione dei creditori possa avvenire in qualsiasi forma e non richiede sempre ed in ogni caso la liquidazione dei beni, potendo avvenire anche attraverso i proventi derivanti dalla prosecuzione dell’attività. Non vi è dubbio, comunque, che nella procedura di concordato preventivo sia prevalente, centrale ed essenziale l’interesse dei creditori. D’altra parte, la proposta di concordato preventivo è sottoposta all’approvazione (a maggioranza) da parte dei creditori, così che sono i creditori ad essere arbitri nella scelta concordataria. La liquidazione coatta amministrativa ha una finalità estintiva dell’impresa, presentando come primaria finalità quella di eliminare l’impresa malata dal sistema nel quale opera, cercando, allo stesso tempo, di ricollocare essa, peraltro, tende a ricollocare l’azienda nel suo complesso. L’estinzione dell’impresa determina, ovviamente, la necessità di regolare i rapporti con i creditori ed i rapporti tra gli stessi, imponendo l’apertura del concorso, l’operare di organi pubblici e l’applicazione della regola della par condicio creditorum. A differenza di quanto avviene nel fallimento e nel concordato preventivo, l’interesse dei creditori non è centrale nella liquidazione coatta amministrativa, in quanto subordinato ad altri interessi ed obiettivi. Giacomo D’Attorre “Le finalità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5 di 7 L’amministrazione straordinaria ha la funzione primaria di consentire, se possibile, la conservazione dei complessi produttivi, attraverso la prosecuzione dell’attività da parte dello stesso debitore o la loro cessione in blocco. Anche in questa procedura non si può dire che l’interesse dei creditori sia centrale, essendo subordinato o comunque dovendosi coordinare con altri interessi di pari o maggiore rilevanza. Si è visto che l’interesse dei creditori costituisce interesse primario o, in ogni caso, rilevante nell’ambito di tutte le procedure concorsuali. Si afferma, pertanto, che l’interesse dei creditori rappresenti la “stella polare” delle procedure concorsuali (almeno di quelle giudiziali), l’obiettivo primario da perseguire ed in vista del quale vengono aperte. Quali sono gli strumenti attraverso i quali l'interesse dei creditori viene perseguito? Rinviando per approfondimenti allo studio degli specifici istituti, si può qui rilevare come gli strumenti per attuare<text:s/><text:soft-page-break/>l’interesse dei creditori sono: - lo spossessamento pieno o attenuato; - la sostituzione delle azioni individuali con l’azione collettiva; - le tecniche di redistribuzione dell’attivo tra i creditori. Accanto all’interesse dei creditori, le procedure concorsuali, sia pure con diverse modalità ed intensità, tutelano anche altri interessi, quali: - l’interesse ad evitare che l’impresa in crisi «contagi» le altre imprese; - l’interesse a consentire una allocazione più produttiva delle risorse economiche Giacomo D’Attorre “Le finalità delle procedure concorsuali” Attenzione! Questo materiale didattico è per uso personale dello studente ed è coperto da copyright. Ne è severamente vietata la riproduzione o il riutilizzo anche parziale, ai sensi e per gli effetti della legge sul diritto d’autore (L. 22.04.1941/n. 633) Pag. 6 di 7 - l’interesse dei lavoratori. Il problema, tuttavia, non è quello di individuare i vari e molteplici interessi che le procedure concorsuali, a differenza delle azioni esecutive individuali, sono in grado di tutelare. La difficoltà risiede, piuttosto, nell’individuare un criterio di risoluzione dei possibili conflitti che possono sorgere quando gli interessi entrano in conflitto e la tutela dell’uno presuppone il pregiudizio di altri. Si pensi all’ipotesi in cui si debba procedere alla vendita di un’azienda e vi siano due offerenti: l’uno offre un prezzo più alto, ma assicura la conservazione di un minor numero di posti di lavoro; l’altro offre un prezzo più basso, ma assicura la conservazione di un maggior numero di posti di lavoro. E’ chiaro che i creditori hanno interesse a che venga accettata la prima offerta, con la quale si massimizza il ricavato della vendita che sarà loro distribuito in sede di ripartizione dell’attivo; i lavoratori, invece, avranno interesse all’accettazione della seconda offerta. Nel fallimento e nel concordato preventivo prevale l’interesse dei creditori e, pertanto, dovrà accettarsi la prima offerta; più difficile è la soluzione nella liquidazione coatta amministrativa e nell’amministrazione straordinaria delle grandi imprese in stato di insolvenza, dove la gerarchia tra i vari interessi non è così chiaramente delineata.</text:p>
      <text:p text:style-name="Normale"/>
      <text:p text:style-name="Normale"><text:s text:c="66"/>Lezione 33</text:p>
      <text:p text:style-name="Normale"><text:span text:style-name="T172">IL PRESUPPOSTO SOGGETTIVO DEL FALLIMENTO</text:span><text:s/></text:p>
      <text:p text:style-name="Normale">La procedura concorsuale più diffusa – da un punto di vista numerico e quantitativo – è certamente rappresentata dal fallimento, che tradizionalmente è stata anche la prima procedura concorsuale emersa nel nostro come negli altri ordinamenti. Se il fallimento è la procedura concorsuale più diffusa, esso tuttavia non è l’unica procedura concorsuale, affiancandosi ad esso altre e distinte procedure concorsuali, differenti per presupposti, finalità, effetti e procedimento. Va, quindi, prestata attenzione a superare un equivoco in cui talvolta si cade: l’identificazione procedure concorsuali-fallimento non è corretta, perché il fallimento è solo una (per quanto più diffusa) delle procedure concorsuali. La disciplina del fallimento è posta dal r.d. 267/1942, comunemente definita “legge fallimentare”. Come si vede, l’attuale legge fallimentare è coeva al codice civile e vede la luce durante il regime fascista, prima dell’avvento dell’epoca repubblicana. La legge fallimentare risale al 1942 ma ciò non significa che l’attuale disciplina del fallimento sia ancora quella dettata all’epoca; la legge fallimentare ha, infatti, subito nel corso dei decenni numerose ed incisive modifiche, che ne hanno mutato in modo significativo i tratti essenziali e le stesse modalità procedimentali. Gli interventi di modifica sono diventati più frequenti proprio negli ultimi anni, e precisamente a partire dal 2005-2006, anni nei quali gli interventi di modifica sono stati così incisivi e strutturali da parlarsi di “Riforma della legge fallimentare” e, di conseguenza, di “legge fallimentare riformata”. Il movimento riformatore non si è, però, arrestato nel Giacomo D’Attorre “Il presupposto soggettivo del v fallimento” Attenzione! Questo materiale didattico è per uso personale dello studente ed è coperto da copyright. Ne è severamente vietata la riproduzione o il riutilizzo anche parziale, ai sensi e per gli effetti della legge sul diritto d’autore (L. 22.04.1941/n. 633) Pag. 4 di 8 2006, essendo il legislatore intervenuto nuovamente con ulteriori modifiche, dal carattere più o meno incisivo, quasi ogni anno (2007, 2012, 2014, 2015). Il fenomeno delle modifiche della legge fallimentare ha assunto, peraltro, tratti forse eccessivi, con fenomeni di disorientamento negli interpreti e, soprattutto, negli operatori pratici (magistrati, avvocati e commercialisti), che trovano difficile adeguarsi con velocità alle sempre più repentine modifiche. Lasciando da parte le valutazioni sul metodo del processo riformatore, occorre chiarire un punto che, forse, potrebbe creare confusione. Non vi è<text:s/><text:soft-page-break/>contraddizione tra l’affermazione che la disciplina della procedura fallimentare è posta dal r.d. 267/1942 e la precisazione che la disciplina è stata modificata numerose volte nel corso degli ultimi anni. La modifica legislativa si è, infatti, espressa attraverso la tecnica della cd. “novella legislativa”. Ciò significa che il legislatore della riforma ha abrogato taluni articoli contenuti nell’originaria legge fallimentare, sostituendoli con altri articoli aventi la stessa numerazione, ma contenuto diverso, oppure ha direttamente aggiunto nuovi articoli nella vecchia legge fallimentare. Per quanto formalmente, quindi, la disciplina della legge fallimentare è ancora contenuta in un testo legislativo del 1942, il contenuto sostanziale è stato modificato nel corso degli anni, così che può affermarsi, con formula imprecisa da un punto di vista tecnico ma semplice, che la “copertina” della legge fallimentare è rimasta ancora quella del 1942, ma le pagine interne sono state quasi completamente sostituite nel corso degli anni. Un’ultima precisazione va operata con riferimento alla legge fallimentare. La disciplina della procedura fallimentare in essa contenuta è particolarmente importante anche perché essa talvolta si Giacomo D’Attorre “Il presupposto soggettivo del v fallimento” Attenzione! Questo materiale didattico è per uso personale dello studente ed è coperto da copyright. Ne è severamente vietata la riproduzione o il riutilizzo anche parziale, ai sensi e per gli effetti della legge sul diritto d’autore (L. 22.04.1941/n. 633) Pag. 5 di 8 applica, per effetto di richiami o rinvii, anche alle altre procedure concorsuali. Non è infrequente, infatti, che la disciplina delle altre procedure concorsuali non sia completa, ma venga poi completata attraverso un richiamo alle disposizioni della procedura fallimentare, che per effetto di questo rinvio trovano applicazione anche per le altre procedure concorsuali. Per tale motivo, è essenziale conoscere in modo puntuale la disciplina del fallimento, in quanto ciò consente di conoscere anche parte della disciplina delle altre procedure concorsuali. Esaurita questa premessa “metodologica” sulla fonte della disciplina, passiamo all’esame dei presupposti, i quali indicano le condizioni in presenza delle quali può aprirsi la procedura fallimentare. I presupposti del fallimento sono due: soggettivo ed oggettivo. Il presupposto soggettivo individua i soggetti che possono essere soggetti al fallimento; esso risponde alla domanda: chi può essere dichiarato fallito? Il presupposto oggettivo individua la condizione fattuale che impone l’apertura del fallimento; esso risponde alla domanda: quando può essere dichiarato il fallimento? L’insieme del presupposto soggettivo e del presupposto oggettivo consente di delimitare compiutamente il campo di applicazione del fallimento, capendo quando ed in relazione a quali soggetti può essere dichiarato il fallimento. I presupposti, sia quello soggettivo che quello oggettivo, svolgono un ruolo centrale ed ineliminabile. Il fallimento, infatti, costituisce una deroga profonda alla ordinaria disciplina di diritto comune applicabile per tutti i soggetti giuridici e produce effetti significativi non solo sul debitore, ma anche sui creditori e sui terzi. E’ Giacomo D’Attorre “Il presupposto soggettivo del v fallimento” Attenzione! Questo materiale didattico è per uso personale dello studente ed è coperto da copyright. Ne è severamente vietata la riproduzione o il riutilizzo anche parziale, ai sensi e per gli effetti della legge sul diritto d’autore (L. 22.04.1941/n. 633) Pag. 6 di 8 proprio l’ampiezza degli effetti prodotti dal fallimento anche a carico di soggetti diversi dal solo debitore a dare conto della necessità di perimetrare con attenzione il campo di applicazione del fallimento, facendo in modo che esso si apra solo quando è essenziale per la tutela dell’interesse collettivo. Questa funzione di delimitazione del campo di applicazione del fallimento è svolta appunto dai presupposti. Avviamo il discorso partendo dal presupposto soggettivo. L’art. 1 l.fall. stabilisce che “sono soggetti alle disposizioni sul fallimento e sul concordato preventivo gli imprenditori che esercitano una attività commerciale, esclusi gli enti pubblici; il secondo comma esclude dal fallimento i piccoli imprenditori. Per espressa previsione legislativa, quindi, sono soggetti al fallimento gli imprenditori commerciali, con esclusione dei piccoli imprenditori e degli enti pubblici. Il presupposto soggettivo è così delimitato in positivo ed in negativo: si fallisce se, in positivo, è integrata la qualità di imprenditore commerciale e se, in negativo, non si è né piccolo imprenditore, né ente pubblico. Poiché la qualità di imprenditore commerciale è requisito essenziale per la fallibilità, ne consegue che tutti gli altri debitori “civili”, ossia i debitori che non siano imprenditori commerciali, non sono soggetti a fallimento. Restano così estranei al campo di applicazione del fallimento i consumatori, i professionisti, gli imprenditori agricoli, gli enti che non svolgono attività commerciale. Quale il motivo per cui il fallimento è riservato unicamente agli imprenditori commerciali. Una prima ragione è di ordine storico, atteso che<text:s/><text:soft-page-break/>originariamente il fallimento era parte dello ius mercatorum e riservato ai soli mercanti; gli imprenditori commerciali sono in qualche modo gli “eredi” dei mercanti, così che l’originaria limitazione del fallimento ai mercanti si è tradotta nell’attuale Giacomo D’Attorre “Il presupposto soggettivo del v fallimento” Attenzione! Questo materiale didattico è per uso personale dello studente ed è coperto da copyright. Ne è severamente vietata la riproduzione o il riutilizzo anche parziale, ai sensi e per gli effetti della legge sul diritto d’autore (L. 22.04.1941/n. 633) Pag. 7 di 8 limitazione del fallimento agli imprenditori commerciali. Ma la vera ragione è probabilmente un’altra. Si è visto sopra che il fallimento produce rilevanti effetti sul debitore, sui creditori e sui terzi. Si può aggiungere che la procedura fallimentare si svolge attraverso l’attività di un complesso di organi (tribunale fallimentare, giudice delegato, curatore, comitato dei creditori) che producono un costo; questo costo è giustificato quando l’insolvenza possa avere un impatto significativo sulla collettività, mentre appare ingiustificato quando si sia in presenza dell’insolvenza di un soggetto che abbia pochi e limitati rapporti di tipo economico con i terzi. Per quanto riguarda gli imprenditori commerciali, che operano sul mercato con un’organizzazione di persone e di beni, vi è una presunzione di rilevanza “collettiva” e “sociale” della crisi, tale da indurre il legislatore a prevederne l’assoggettamento alla procedura fallimentare.</text:p>
      <text:p text:style-name="Normale"/>
      <text:p text:style-name="Normale"><text:s text:c="54"/>Lezione 34</text:p>
      <text:p text:style-name="Normale"><text:span text:style-name="T173">GLI IMPRENDITORI SOGGETTI A FALLIMENTO</text:span><text:s/></text:p>
      <text:p text:style-name="Normale">Il presupposto soggettivo del fallimento è rappresentato, come noto, dalla qualità di imprenditore commerciale, con esclusione dei piccoli imprenditori e degli enti pubblici. Per definire compiutamente il perimetro applicativo del fallimento, è necessario pertanto delineare la nozione di imprenditore, prima, e quella di imprenditore commerciale, dopo. La definizione di imprenditore è posta dall’art. 2082 c.c., “È imprenditore chi esercita professionalmente un'attività economica organizzata al fine della produzione o dello scambio di beni o di servizi”. I requisiti per l’assunzione della qualità di imprenditore sono tre: (i) la professionalità; (ii) l’economicità; (iii) l’organizzazione. Tradizionalmente viene ravvisato un ulteriore requisito per l’acquisto della qualità di imprenditore, rappresentato dall’imputazione dell’attività d’impresa, nel senso di svolgimento dell’attività in nome proprio; da ciò l’esclusione, secondo dottrina e giurisprudenza prevalente, del fallimento per il cd. imprenditore occulto, inteso come imprenditore che svolge l’attività d’impresa attraverso l’attività di un imprenditore “apparente” o “prestanome” che agisce formalmente in nome proprio. L’imprenditore assoggettabile a fallimento può essere sia un imprenditore individuale, sia un imprenditore collettivo. Imprenditori individuali sono le persone fisiche, mentre imprenditori collettivi sono le società, ma anche altri enti collettivi non societari, quali le associazioni, gli enti no profit, i consorzi e le fondazioni, a condizione che esercitino effettivamente un’attività imprenditoriale commerciale. Giacomo D’Attorre “Gli imprenditori soggetti a fallimento” Attenzione! Questo materiale didattico è per uso personale dello studente ed è coperto da copyright. Ne è severamente vietata la riproduzione o il riutilizzo anche parziale, ai sensi e per gli effetti della legge sul diritto d’autore (L. 22.04.1941/n. 633) Pag. 4 di 9 Non è sufficiente essere imprenditore per rientrare nel perimetro dei soggetti fallibili, occorrendo anche che si tratti di imprenditore commerciale. La definizione di imprenditore commerciale è posta dall’art. 2195 c.c., che, nel descrivere le “imprese soggette a registrazione”, definisce appunto le imprese commerciali: “Sono soggetti all'obbligo dell'iscrizione nel registro delle imprese gli imprenditori che esercitano: 1) un'attività industriale diretta alla produzione di beni o di servizi; 2) un'attività intermediaria nella circolazione dei beni; 3) un'attività di trasporto per terra, per acqua o per aria; 4) un'attività bancaria o assicurativa; 5) altre attività ausiliarie delle precedenti. Le disposizioni della legge che fanno riferimento alle attività e alle imprese commerciali si applicano, se non risulta diversamente, a tutte le attività indicate in questo articolo e alle imprese che le esercitano”. Non rientra nella definizione di imprenditore commerciale e non è, pertanto, soggetto a fallimento l’imprenditore agricolo, la cui definizione si rinviene nell’art. 2135 c.c.: “È imprenditore agricolo chi esercita una delle seguenti attività: coltivazione del fondo, selvicoltura,<text:s/><text:soft-page-break/>allevamento di animali e attività connesse. Per coltivazione del fondo, per selvicoltura e per allevamento di animali si intendono le attività dirette alla cura ed allo sviluppo di un ciclo biologico o di una fase necessaria del ciclo stesso, di carattere vegetale o animale, che utilizzano o possono utilizzare il fondo, il bosco o le acque dolci, salmastre o marine.Si intendono comunque connesse le attività, esercitate dal medesimo imprenditore agricolo, dirette alla manipolazione, conservazione, trasformazione, commercializzazione e valorizzazione che abbiano ad oggetto prodotti ottenuti prevalentemente dalla coltivazione del fondo o del bosco o Giacomo D’Attorre “Gli imprenditori soggetti a fallimento” Attenzione! Questo materiale didattico è per uso personale dello studente ed è coperto da copyright. Ne è severamente vietata la riproduzione o il riutilizzo anche parziale, ai sensi e per gli effetti della legge sul diritto d’autore (L. 22.04.1941/n. 633) Pag. 5 di 9 dall'allevamento di animali, nonché le attività dirette alla fornitura di beni o servizi mediante l'utilizzazione prevalente di attrezzature o risorse dell'azienda normalmente impiegate nell'attività agricola esercitata, ivi comprese le attività di valorizzazione del territorio e del patrimonio rurale e forestale, ovvero di ricezione ed ospitalità come definite dalla legge”. La ragione dell’esclusione dal fallimento dell’imprenditore agricolo è duplice. Da un lato, si tratta di un portato della tradizione, che ha da sempre riservato le procedure concorsuali ai mercanti, poi divenuti imprenditori commerciali. Dall’altro lato, si ritiene che l’imprenditore agricolo sia soggetto al cd. “doppio rischio”, perché oltre ad essere soggetto al tradizionale rischio imprenditoriale è altresì soggetto al rischio climatico o biologico; la presenza di questo ulteriore profilo di rischio induce a non sottoporre a fallimento l’imprenditore agricolo. In tempi recenti, tuttavia, è cominciata ad emergere la consapevolezza del fatto che l’esclusione non solo dal fallimento, ma anche da tutte le procedure concorsuali, possa rappresentare un pregiudizio per l’imprenditore agricolo, privato della possibilità di accedere anche alle procedure volontarie con effetto esdebitatorio. Si è così prevista espressamente la possibilità anche per gli imprenditori agricoli di far ricorso agli accordi di ristrutturazione dei debiti ex art.182 bis l.fall. ed alla transazione fiscale ex art. 182 ter l.fall. (art. 23, comma 43, d.l. 98/2011 convertito in l. 111/2011), nonché la facoltà di accedere alle procedure di composizione delle crisi da sovraindebitamento previste dalla l. n. 3/2012. Giacomo D’Attorre “Gli imprenditori soggetti a fallimento” Attenzione! Questo materiale didattico è per uso personale dello studente ed è coperto da copyright. Ne è severamente vietata la riproduzione o il riutilizzo anche parziale, ai sensi e per gli effetti della legge sul diritto d’autore (L. 22.04.1941/n. 633) Pag. 6 di 9 Sono espressamente escluse dal fallimento le cd. “start up” innovative (art. 31 d.l. 179/2012, conv. in l. 221/2012). La definizione di start up innovativa è fornita dall’art. 25 del citato d.l. 179/20121. 1 La societa' di capitali, costituita anche in forma cooperativa, le cui azioni o quote rappresentative del capitale sociale non sono quotate su un mercato regolamentato o su un sistema multilaterale di negoziazione, che possiede i seguenti requisiti: b) e' costituita da non piu' di sessanta mesi; c) e' residente in Italia ai sensi dell' articolo 73 del decreto del Presidente della Repubblica 22 dicembre 1986, n. 917 , o in uno degli Stati membri dell'Unione europea o in Stati aderenti all'Accordo sullo spazio economico europeo, purche' abbia una sede produttiva o una filiale in Italia; d) a partire dal secondo anno di attivita' della start-up innovativa, il totale del valore della produzione annua, cosi' come risultante dall'ultimo bilancio approvato entro sei mesi dalla chiusura dell'esercizio, non e' superiore a 5 milioni di euro; e) non distribuisce, e non ha distribuito, utili; f) ha, quale oggetto sociale esclusivo o prevalente, lo sviluppo, la produzione e la commercializzazione di prodotti o servizi innovativi ad alto valore tecnologico; g) non e' stata costituita da una fusione, scissione societaria o a seguito di cessione di azienda o di ramo di azienda; h) possiede almeno uno dei seguenti ulteriori requisiti: 1) le spese in ricerca e sviluppo sono uguali o superiori al 15 per cento del maggiore valore fra costo e valore totale della produzione della start-up innovativa. Dal computo per le spese in ricerca e sviluppo sono escluse le spese per l'acquisto e la locazione di beni immobili. Ai fini di questo provvedimento, in aggiunta a quanto previsto dai princìpi contabili, sono altresì da annoverarsi tra le spese in ricerca e sviluppo: le spese relative allo sviluppo precompetitivo e competitivo, quali sperimentazione, prototipazione e sviluppo del business plan, le spese relative ai servizi di incubazione forniti da incubatori certificati, i costi lordi di personale interno e consulenti esterni impiegati nelle attività di ricerca e sviluppo, inclusi soci ed amministratori, le spese legali per la registrazione e protezione di proprietà intellettuale, termini e licenze d’uso. Le spese risultano dall'ultimo bilancio<text:s/><text:soft-page-break/>approvato e sono descritte in nota integrativa. In assenza di bilancio nel primo anno di vita, la loro effettuazione e' assunta tramite dichiarazione sottoscritta dal legale rappresentante della start-up innovativa; 2) impiego come dipendenti o collaboratori a qualsiasi titolo, in percentuale uguale o superiore al terzo della forza lavoro complessiva, di personale in possesso di titolo di dottorato di ricerca o che sta svolgendo un dottorato di ricerca presso un’università italiana o straniera, oppure in possesso di laurea e che abbia svolto, da almeno tre anni, attività di ricerca certificata presso istituti di ricerca pubblici o privati, in Italia o all'estero ", ovvero, in percentuale uguale o superiore a due terzi della forza lavoro complessiva, di personale in possesso di laurea magistrale ai sensi dell' articolo 3 del regolamento di cui al Giacomo D’Attorre “Gli imprenditori soggetti a fallimento” Attenzione! Questo materiale didattico è per uso personale dello studente ed è coperto da copyright. Ne è severamente vietata la riproduzione o il riutilizzo anche parziale, ai sensi e per gli effetti della legge sul diritto d’autore (L. 22.04.1941/n. 633) Pag. 7 di 9 E’ assoggettabile a fallimento anche l’imprenditore individuale defunto, entro un anno (è necessario che nel termine detto venga emessa la sentenza di fallimento) dalla morte, se l’insolvenza si è manifestata anteriormente alla medesima o entro l’anno successivo (art. 11 l. fall.); possono altresì essere dichiarati falliti, sia l’imprenditore individuale che l’imprenditore collettivo, entro un anno dalla cancellazione dal registro delle imprese, se l’insolvenza si è manifestata anteriormente alla medesima o entro l’anno successivo (art. 10). La legge consente che, in caso di impresa individuale o di cancellazione degli imprenditori collettivi dal registro delle imprese, eseguita di ufficio, i creditori o il pubblico ministero, abbiano la facoltà di dimostrare il momento della effettiva cessazione dell’attività, da cui far decorrere il termine annuale (art. 10, comma 2°, l. fall.). L’art. 147 l. fall. prevede che la sentenza che dichiara il fallimento delle società appartenenti ad uno dei tipi regolati nei capi III (s.n.c.), IV (s.a.s.) e VI (s.a.p.a.) del titolo V del codice civile produce anche il fallimento dei soci illimitatamente responsabili. Devono ritenersi compresi in questa previsione normativa: a) i soci di società di fatto, b) i soci di società in nome collettivo, c) gli accomandatari di società in accomandita semplice ed in accomandita per azioni, d) gli accomandanti di società in accomandita semplice che decreto del Ministro dell'istruzione, dell'università e della ricerca 22 ottobre 2004, n. 270; 3) sia titolare o depositaria o licenziataria di almeno una privativa industriale relativa a una invenzione industriale, biotecnologica, a una topografia di prodotto a semiconduttori o a una nuova varietà vegetale ovvero sia titolare dei diritti relativi ad un programma per elaboratore originario registrato presso il Registro pubblico speciale per i programmi per elaboratore, purchè tali privative siano direttamente afferenti all’oggetto sociale e all’attività di impresa. Giacomo D’Attorre “Gli imprenditori soggetti a fallimento” Attenzione! Questo materiale didattico è per uso personale dello studente ed è coperto da copyright. Ne è severamente vietata la riproduzione o il riutilizzo anche parziale, ai sensi e per gli effetti della legge sul diritto d’autore (L. 22.04.1941/n. 633) Pag. 8 di 9 perdono la limitazione della responsabilità ex artt. 2314 e 2320 c.c. Questa ipotesi di fallimento in estensione dei soci illimitatamente responsabili di società fallite è, all’evidenza, una deroga rispetto alla previsione generale, determinando l’assoggettamento a fallimento anche di soggetti privi della qualità di imprenditori commerciali</text:p>
      <text:p text:style-name="P174"/>
      <text:p text:style-name="P175">Lezione 35</text:p>
      <text:p text:style-name="Normale"><text:span text:style-name="T176">IL PICCOLO IMPRENDITORE</text:span><text:s/></text:p>
      <text:p text:style-name="Normale">Il piccolo imprenditore non è soggetto a procedura fallimentare e non rientra tra i soggetti fallibili. Tale esclusione è disposta sia dall’art. 1, comma 2, l.fall., sia dall’art. 2221 c.c. (“Gli imprenditori che esercitano un'attività commerciale, esclusi gli enti pubblici e i piccoli imprenditori, sono soggetti, in caso d'insolvenza, alle procedure del fallimento e del concordato preventivo, salve le disposizioni delle leggi speciali”). Chiarito che il piccolo imprenditore non è soggetto a fallimento, occorre capire quando si sia in presenza di un piccolo imprenditore. Una definizione è contenuta nell’art. 2083 cc., ai sensi del quale “Sono piccoli imprenditori i coltivatori diretti del fondo, gli artigiani, i piccoli commercianti e coloro che esercitano un'attività professionale organizzata prevalentemente con il lavoro proprio e dei componenti della famiglia”.<text:s/><text:soft-page-break/>Questa definizione codicistica di piccolo imprenditore, basata sul requisito della prevalenza, non è tuttavia applicabile ai fini fallimentare, nell’ambito del quale la definizione è autonoma. In altri termini, per capire se un debitore è piccolo imprenditore o meno ai fini dell’assoggettamento a fallimento, non si deve far riferimento alla definizione contenuta nell’art. 2083 c.c., ma occorre guardare unicamente alla disciplina posta dalla legge fallimentare. L’art. 1 l.fall. dispone che “Sono soggetti alle disposizioni sul fallimento e sul concordato preventivo gli imprenditori che esercitano una attivita' commerciale, esclusi gli enti pubblici. Non sono soggetti alle disposizioni sul fallimento e sul concordato preventivo gli imprenditori di cui al primo comma, i quali dimostrino il possesso congiunto dei seguenti requisiti: a) aver avuto, nei tre esercizi Giacomo D’Attorre “Il piccolo imprenditore” Attenzione! Questo materiale didattico è per uso personale dello studente ed è coperto da copyright. Ne è severamente vietata la riproduzione o il riutilizzo anche parziale, ai sensi e per gli effetti della legge sul diritto d’autore (L. 22.04.1941/n. 633) Pag. 4 di 6 antecedenti la data di deposito della istanza di fallimento o dall'inizio dell'attivita' se di durata inferiore, un attivo patrimoniale di ammontare complessivo annuo non superiore ad euro trecentomila; b) aver realizzato, in qualunque modo risulti, nei tre esercizi antecedenti la data di deposito dell'istanza di fallimento o dall'inizio dell'attivita' se di durata inferiore, ricavi lordi per un ammontare complessivo annuo non superiore ad euro duecentomila; c) avere un ammontare di debiti anche non scaduti non superiore ad euro cinquecentomila”. Al fine di conservare il rapporto oggi esistente tra limite numerario fissato dalla legge e valore economico, è prevista la possibilità di un aggiornamento delle cifre ogni tre anni in base ad indici rilevati dall’ISTAT. E’ da rilevare, inoltre, come sia espressamente esclusa la soggezione al fallimento, per il debitore che abbia debiti scaduti inferiori ad euro 30.000, e ciò anche laddove il debitore superi i parametri dimensionali ora descritti (art. 15, u.c., l.fall.). La nozione di piccolo imprenditore ai fini fallimentari non è basata, quindi, sul dato della “prevalenza”, come avviene nel codice civile, ma si basa su tre parametri dimensionali, di carattere numerico ed oggettivo. I suddetti parametri dimensionali pongono taluni profili problematici di interpretazione. Con riferimento all’attivo, premesso che la nozione di attivo richiama l’intero ammontare dell’attivo patrimoniale, composto da tutte le voci elencate nell’art. 2424 c.c., ci si è chiesto se debba farsi riferimento ai valori correnti o ai valori di bilancio di esercizio. Con riferimento a ricavi lordi, si ritiene che debba farsi riferimento a tutti i “ricavi delle vendite e delle prestazioni” ed a tutti Giacomo D’Attorre “Il piccolo imprenditore” Attenzione! Questo materiale didattico è per uso personale dello studente ed è coperto da copyright. Ne è severamente vietata la riproduzione o il riutilizzo anche parziale, ai sensi e per gli effetti della legge sul diritto d’autore (L. 22.04.1941/n. 633) Pag. 5 di 6 gli altri ricavi e proventi che nel loro insieme compongono il “valore della produzione” di cui all’art. 2425, comma 1, lett. a, c.c.. Con riferimento ai debiti, deve farsi riferimento a tutte le voci che compongono il “passivo dello stato patrimoniale” di cui all’art. 2424 c.c., con esclusione del “patrimonio netto”. E’ dubbio, tuttavia, se possano ricomprendersi nell’ammontare anche i debiti condizionali o solo potenziali. In generale, è controversa la possibilità di utilizzare, ai fini della prova del superamento dei parametri dimensionali, fonti di prova diverse ed ulteriori rispetto ai meri bilanci di esercizio. Resta, infine, del tutto aperto il problema della prova puntuale dei parametri dimensionali negli imprenditori individuali, che sono tenuti alle scritture contabili, ma non già alla redazione di un bilancio di esercizio secondo i criteri propri delle società di capitali. I parametri dimensionali non devono essere superati per poter essere esclusi dal fallimento. Se, quindi, è fornita la prova del possesso congiunto dei tre parametri dimensionali, si è esenti dal fallimento; se non è fornita la prova del possesso congiunto dei tre parametri dimensionali, si è assoggettati a fallimento. I tre parametri dimensionali devono sussistere congiuntamente, per cui è sufficiente il mancato possesso anche solo di uno dei tre parametri perché si sia soggetti a fallimento. L’onere della prova del possesso congiunto dei tre parametri dimensionali grava sul debitore. Va segnalato, tuttavia, che la Corte Costituzionale ha stabilito che il tribunale, d’ufficio, può accertare i requisiti dimensionali per l’assoggettamento o meno a fallimento (sent. N. 198/2009).</text:p>
      <text:p text:style-name="Normale"/>
      <text:p text:style-name="Normale"><text:s text:c="72"/>Lezione 36</text:p>
      <text:soft-page-break/>
      <text:p text:style-name="Normale"><text:span text:style-name="T177">IL PRESUPPOSTO OGGETTIVO</text:span><text:s/></text:p>
      <text:p text:style-name="Normale">Il presupposto oggettivo del fallimento è rappresentato dallo stato di insolvenza. L’art. 5, comma 1, l.fall. dispone che “l’imprenditore che si trova in stato d’insolvenza è dichiarato fallito”. Solo quando l’imprenditore commerciale versi in stato di insolvenza, pertanto, è possibile l’apertura della procedura fallimentare, con tutti gli effetti che alla stessa conseguono. Se è agevole stabilire quale sia il presupposto oggettivo del fallimento, molto meno agevole è capire cosa sia lo stato di insolvenza. La disciplina si rinviene, infatti, nell’art. 5, comma 2, l.fall., che tuttavia non fornisce una risposta esaustiva. La norma, infatti, più che dettare una nozione dello stato di insolvenza, indica le modalità con le quali questo si manifesta: “Lo stato di insolvenza si manifesta con inadempimenti o altri fatti esteriori, i quali dimostrino che il debitore non è più in grado di soddisfare regolarmente le proprie obbligazioni”. Il dato caratterizzante è rappresentato dalle manifestazioni esterne, dalle modalità attraverso le quali la situazione dell’imprenditore si manifesta e diventa percepibile sul mercato. In altri termini, il legislatore ha voluto chiarire in modo netto che lo stato di insolvenza è una situazione, la quale deve essere percepibile all’esterno della realtà aziendale, attraverso fenomeni dai quali emerga l’incapacità dell’imprenditore di adempiere le proprie obbligazioni alla loro scadenza, e con strumenti e modalità normali. Accertato questo profilo, ossia che l’insolvenza si deve manifestare all’esterno, occorre cercare di approfondirne il contenuto. La definizione fornita dall’art.5, comma 2, l.fall., per quanto non Giacomo D’Attore “Il presupposto oggettivo” Attenzione! Questo materiale didattico è per uso personale dello studente ed è coperto da copyright. Ne è severamente vietata la riproduzione o il riutilizzo anche parziale, ai sensi e per gli effetti della legge sul diritto d’autore (L. 22.04.1941/n. 633) Pag. 4 di 7 risolutiva, consente comunque di chiarire un profilo importante: l’insolvenza è l’incapacità di adempiere regolarmente le proprie obbligazioni. Si tratta, quindi, di un profilo finanziario, consistente nella cd. illiquidità, intesa come assenza di mezzi liquidi utilmente utilizzabili per far fronte alle obbligazioni scadute o in scadenza. L’insolvenza si manifesta normalmente attraverso l’inadempimento, ma non si identifica con l’inadempimento. Le due nozione, anche se di solito si affiancano, vanno differenziate: l’inadempimento è il fatto della mancata attuazione del rapporto obbligatorio; l’insolvenza è la situazione di illiquidità in cui si trova l’imprenditore; l’inadempimento attiene al profilo statico, mentre l’insolvenza attiene al profilo dinamico. Poiché insolvenza e inadempimento si differenziano, possono esserci casi in cui l’imprenditore è insolvente senza essere inadempiente, così come casi nei quali l’imprenditore è inadempiente senza essere insolvente. L’insolvenza senza inadempimento può esservi perché l’adempimento, per escludere l’insolvenza, deve essere regolare, ossia attuato con modi ordinari e nei tempi ordinari. Se l’adempimento avviene in modi non conformi alla prassi commerciale (es: datio in solutum; svendita delle merci o dei beni strumenti per procurarsi la liquidità), oppure se esistono situazioni che lascino presumere la sicura prossima incapacità di adempimento (es: i dati di bilancio della società, dove emergono debiti a breve a fronte di crediti a lungo termine), l’imprenditore sarà insolvente anche in mancanza di adempimento. Specularmente non è il semplice mancato adempimento di una obbligazione che configura necessariamente e di per sé lo stato di Giacomo D’Attore “Il presupposto oggettivo” Attenzione! Questo materiale didattico è per uso personale dello studente ed è coperto da copyright. Ne è severamente vietata la riproduzione o il riutilizzo anche parziale, ai sensi e per gli effetti della legge sul diritto d’autore (L. 22.04.1941/n. 633) Pag. 5 di 7 insolvenza, dovendosi verificare comunque se l’inadempimento sia manifestazione esteriore dell’insolvenza. Se è vero che è sufficiente anche il singolo inadempimento per poter configurare l’insolvenza, occorre comunque verificare la causa ed il motivo dell’inadempimento, onde poterne apprezzare la rilevanza ai fini della valutazione dello stato di insolvenza. Il problema si pone, in particolare, per il mancato pagamento dei crediti contestati, situazione che si verifica quando l’imprenditore giustifica l’inadempimento con la contestazione ed il mancato riconoscimento del debito stesso, asserendo che non paga non già perché non può, quanto perché non vuole, ritenendo illegittima la pretesa del creditore. Il mancato pagamento di crediti contestati configura un sintomo esteriore dello stato di insolvenza? Sul punto, occorre procedere con grande cautela, perché, da un lato, si deve evitare di “sanzionare” con la dichiarazione di fallimento la condotta del debitore che, sulla base di motivi fondati, ritenga illegittima la pretesa creditoria, dall’altro<text:s/><text:soft-page-break/>lato, non si deve consentire al debitore in mala fede di strumentalizzare la contestazione e di giustificare la propria incapacità di adempiere regolarmente le proprie obbligazioni con presunte ragioni di illegittimità della pretesa. Il compito di procedere ad un giusto ed equo contemperamento di interessi è affidato al Tribunale fallimentare investito della decisione sul ricorso di fallimento, che dovrà compiere un accertamento incidentale sul credito azionato dal creditore ricorrente (o, comunque, sul credito inadempiuto) e sulla contestazione del debitore. Se il Tribunale ritiene, sulla base di una delibazione necessariamente sommaria, che la contestazione possa ritenersi fondata, il mancato adempimento del debito contestato non verrà considerato sintomo esteriore dello stato di insolvenza; ai fini della Giacomo D’Attore “Il presupposto oggettivo” Attenzione! Questo materiale didattico è per uso personale dello studente ed è coperto da copyright. Ne è severamente vietata la riproduzione o il riutilizzo anche parziale, ai sensi e per gli effetti della legge sul diritto d’autore (L. 22.04.1941/n. 633) Pag. 6 di 7 dichiarazione di fallimento, la ragionevole contestazione dei crediti toglie all'inadempimento del debitore il significato indicativo dell'insolvenza. Se, al contrario, il Tribunale ritiene che la contestazione sia meramente abusiva e strumentale, formulata senza alcun fondamento ed al solo fine di celare la situazione di illiquidità del debitore, potrà considerare ingiustificato l’inadempimento del debito contestato e prenderlo in considerazione come manifestazione esteriore dello stato di insolvenza</text:p>
      <text:p text:style-name="Normale"/>
      <text:p text:style-name="Normale"><text:s text:c="64"/>Lezione 37 <text:s text:c="11"/></text:p>
      <text:p text:style-name="Normale"><text:span text:style-name="T178">PROFILI PROBLEMATICI DELL'INSOLVENZA</text:span><text:s/></text:p>
      <text:p text:style-name="Normale">L’insolvenza è la situazione di illiquidità in cui si trova l’imprenditore, tale da determinare l’incapacità di adempiere regolarmente le proprie obbligazioni. La valutazione dello stato di insolvenza si pone, pertanto, su un profilo finanziario, restando in larga parte irrilevante il dato patrimoniale del rapporto tra gli elementi attivi e gli elementi passivi del patrimonio sociale. Il profilo finanziario dell’insolvenza viene a differenziare la stessa dalla nozione di insufficienza patrimoniale, intesa come prevalenza del passivo sull’attivo patrimoniale. Poiché, come detto, l’insolvenza si pone su un piano finanziario ed attiene alla incapacità di adempiere regolarmente le proprie obbligazioni, non va confusa con l’insufficienza patrimoniale, che si pone sul diverso piano patrimoniale ed attiene al rapporto tra passivo ed attivo patrimoniale ed alla possibilità che gli elementi attivi del patrimonio sociale consentano di assicurare, sia pure in tempi non brevi, l’integrale soddisfazione dei creditori sociali. La distinzione tra insolvenza ed insufficienza patrimoniale è tale che vi possono essere casi in cui l’impresa sia insolvente pur avendo un attivo superiore al passivo, così come ipotesi nelle quali l’impresa non sia insolvente pur in presenza di una insufficienza patrimoniale. Vi può essere insolvenza pur in presenza di un attivo superiore al passivo quando l’attivo sia composto, ad esempio, di beni non agevolmente o velocemente liquidabili (es: immobili o macchinari), mentre il passivo si compone anche di debiti scaduti o di breve scadenza; in questi casi, la prevalenza dell’attivo sul passivo non è Giacomo D’Attorre “Profili problematici dell'insolvenza” Attenzione! Questo materiale didattico è per uso personale dello studente ed è coperto da copyright. Ne è severamente vietata la riproduzione o il riutilizzo anche parziale, ai sensi e per gli effetti della legge sul diritto d’autore (L. 22.04.1941/n. 633) Pag. 4 di 7 idonea ad escludere lo stato di insolvenza perché l’imprenditore non ha, comunque, liquidità sufficiente per pagare regolarmente i propri debiti e versa nella situazione di incapacità finanziaria che configura tipicamente il presupposto oggettivo del fallimento. Vi può essere squilibrio patrimoniale senza insolvenza quando, ad esempio, il passivo è composto in larga parte da debiti a medialunga scadenza, mentre l’attivo si compone in misura non secondaria di attivi liquidi o prontamente liquidabili, così essendo il debitore in grado di adempiere regolarmente le proprie obbligazioni. Ciò che interessa ai fini della valutazione del presupposto oggettivo è, infatti, la capacità finanziaria del debitore, la possibilità dello stesso di continuare ad operare sul mercato adempiendo regolarmente le proprie obbligazioni. La distinzione tra insolvenza ed insufficienza patrimoniale sfuma e viene superata nel caso in cui il debitore sia una società in fase di liquidazione. Al riguardo, è orientamento giurisprudenziale quello<text:s/><text:soft-page-break/>secondo cui quando la società è in liquidazione, la valutazione del giudice, ai fini dell'applicazione dell'art. 5 l.fall., deve essere diretta unicamente ad accertare se gli elementi attivi del patrimonio sociale consentano di assicurare l'eguale e integrale soddisfacimento dei creditori sociali, e ciò in quanto - non proponendosi l'impresa in liquidazione di restare sul mercato, ma avendo come esclusivo obiettivo quello di provvedere al soddisfacimento dei creditori sociali, previa realizzazione delle attività sociali, e alla distribuzione dell'eventuale residuo tra i soci - non è più richiesto che essa disponga, come invece la società in piena attività, di credito e di risorse, e quindi di liquidità, necessari per soddisfare le obbligazioni contratte. Orientamento, come si diceva, consolidato, ma che suscita Giacomo D’Attorre “Profili problematici dell'insolvenza” Attenzione! Questo materiale didattico è per uso personale dello studente ed è coperto da copyright. Ne è severamente vietata la riproduzione o il riutilizzo anche parziale, ai sensi e per gli effetti della legge sul diritto d’autore (L. 22.04.1941/n. 633) Pag. 5 di 7 talune perplessità, considerando che la fase di liquidazione potrebbe essere accompagnata dalla permanenza, sia pure temporanea, sul mercato in forza di eventuale esercizio provvisorio dell’impresa e che la stessa fase di liquidazione non è necessariamente definitiva ed irreversibile, potendo essere revocata dai soci. Passando ad un problema diverso, giova rilevare come l’art. 5 l.fall. individui le manifestazioni esteriori dello stato di insolvenza non solo nell’inadempimento, ma anche in “altri fatti esteriori”. Una elencazione di questi fatti esteriori si rinviene nell’art. 7 l.fall., ed è rappresentata dalla fuga, dalla irreperibilità o dalla latitanza dell'imprenditore, dalla chiusura dei locali dell'impresa, dal trafugamento, dalla sostituzione o dalla diminuzione fraudolenta dell'attivo da parte dell'imprenditore. Si tratta, comunque, di una elencazione non tassativa, potendo ricavarsi la manifestazione esteriore dello stato di insolvenza anche da altri fatti esteriori non tipizzati. Un accenno va compiuto con riferimento al profilo della causa dell’insolvenza. Sul punto, è opinione pacifica che risulti del tutto irrilevante la causa dell’insolvenza, dovendosi guardare esclusivamente al dato oggettivo dell’incapacità di adempiere regolarmente le proprie obbligazioni. Anche se lo squilibrio finanziario deriva da circostanze esterne ed imprevedibili, non si può escludere lo stato di insolvenza, se tali circostanze determinino comunque lo stato di oggettiva incapacità finanziaria. L’ultimo profilo da affrontare riguarda la valutazione dello stato di insolvenza nelle imprese appartenenti a gruppi di imprese. Sul punto, va ribadito che l’insolvenza deve essere accertata con Giacomo D’Attorre “Profili problematici dell'insolvenza” Attenzione! Questo materiale didattico è per uso personale dello studente ed è coperto da copyright. Ne è severamente vietata la riproduzione o il riutilizzo anche parziale, ai sensi e per gli effetti della legge sul diritto d’autore (L. 22.04.1941/n. 633) Pag. 6 di 7 riferimento alla situazione finanziaria delle singole imprese, senza poter essere valutata con riferimento all’intero gruppo.</text:p>
      <text:p text:style-name="Normale"/>
      <text:p text:style-name="Normale"><text:s text:c="56"/>Lezione 38</text:p>
      <text:p text:style-name="Normale"><text:span text:style-name="T179">GLI ORGANI DEL FALLIMENTO</text:span><text:s/></text:p>
      <text:p text:style-name="Normale">Le procedure concorsuali sono tutte caratterizzate dall’intervento, con modalità ed effetti diversi a seconda della tipologia di procedura, di un organo pubblico, al quale viene attribuito il compito di dirigere la procedura e di svolgere le funzioni ed i compiti attraverso i quali realizzare le finalità tipiche della procedura concorsuale. Proprio la presenza di questo organo pubblico, al quale viene attribuita anche una funzione di tutela collettiva dei creditori, viene a segnare una delle principali differenze tra le procedure esecutive individuali, nelle quali il singolo creditore agisce autonomamente, e le procedure concorsuali, dove si attua l’intervento collettivo attraverso l’organo pubblico. Il fallimento, quale tipica procedura concorsuale, non fa ovviamente eccezione a questa regola e vede la presenza di un complesso apparato di organi, ciascuno dei quali svolge compiti e funzioni strumentali al perseguimento della finalità esecutivosatisfattiva della procedura. Gli organi del fallimento sono quattro: il tribunale fallimentare, il giudice delegato, il curatore ed il comitato dei creditori. In termini generali, può dirsi che il tribunale fallimentare è chiamato a sovraintendere l’intera procedura, il giudice delegato controlla l’operato del curatore, questi svolge l’attività di amministrazione e gestione del patrimonio fallimentare, il comitato dei creditori integra i poteri del<text:s/><text:soft-page-break/>curatore. Le riforme che hanno interessato la procedura fallimentare hanno determinato, almeno nelle intenzioni del legislatore, una Giacomo D’Attorre “Gli organi del fallimento. Il tribunale ed il comitato dei creditori” Attenzione! Questo materiale didattico è per uso personale dello studente ed è coperto da copyright. Ne è severamente vietata la riproduzione o il riutilizzo anche parziale, ai sensi e per gli effetti della legge sul diritto d’autore (L. 22.04.1 941/n. 633) Pag. 4 di 9 tendenziale accentuazione del ruolo del curatore e del comitato dei creditori, con contestuale limitazione dei poteri del tribunale e del giudice delegato, limitati allo svolgimento di funzioni più strettamente connesse al profilo giudiziale. Tendenza ed aspirazione che, peraltro, non ha trovato piena corrispondenza nella prassi, ove si assiste ancora e comunque ad un ruolo centrale del giudice delegato. Poiché vi è una pluralità di organi, occorre delineare i rapporti tra gli stessi. Si ritiene comunemente e correttamente che gli organi, se pure non possono essere considerati organizzati in forma gerarchica, operano comunque in una struttura piramidale dove l’organo sovraordinato ha potere di controllo. Questo è certamente vero nei rapporti tra tribunale fallimentare e giudice delegato, da un lato, e curatore, dall’altro, dovendosi ritenere che, salvo casi eccezionali (art. 36 l.fall.), gli organi giudiziali non abbiano il potere di dare ordini al curatore e che questi non sia tenuto ad eseguire eventuali ordini o direttive impartite; il giudice delegato deve esercitare il controllo sull’operato del curatore e può sollecitarne la revoca da parte del tribunale, ma non può imporre le proprie scelte, né sostituirsi nel compimento di atti propri del curatore. Stesso discorso vale per quanto riguarda i rapporti tra comitato dei creditori e curatore, dove il potere di iniziativa e proposta spetta solo al curatore, dovendo il curatore integrare i poteri di questi con le prescritte autorizzazioni. Forse un rapporto gerarchico esiste invece, tra tribunale e giudice delegato, non già nell’esercizio delle funzioni decisorie di natura giurisdizionale attribuite al giudice delegato, ma con riferimento ai poteri amministrativi che allo stesso competono. Giacomo D’Attorre “Gli organi del fallimento. Il tribunale ed il comitato dei creditori” Attenzione! Questo materiale didattico è per uso personale dello studente ed è coperto da copyright. Ne è severamente vietata la riproduzione o il riutilizzo anche parziale, ai sensi e per gli effetti della legge sul diritto d’autore (L. 22.04.1 941/n. 633) Pag. 5 di 9 2<text:span text:style-name="T180">.</text:span></text:p>
      <text:p text:style-name="Normale"><text:span text:style-name="T181"><text:s/>IL TRIBUNALE FALLIMENTARE</text:span><text:s/></text:p>
      <text:list text:style-name="LFO3" text:continue-numbering="true">
        <text:list-item>
          <text:list>
            <text:list-item>
              <text:list>
                <text:list-item>
                  <text:list>
                    <text:list-item>
                      <text:p text:style-name="P182"/>
                    </text:list-item>
                  </text:list>
                </text:list-item>
              </text:list>
            </text:list-item>
          </text:list>
        </text:list-item>
      </text:list>
      <text:p text:style-name="Normale">Avviamo ora l’esame degli organi, partendo dal tribunale fallimentare. Tale organo non svolge, nell’esercizio di tale funzione, un’attività giurisdizionale civile contenziosa, bensì un’attività c.d. di volontaria giurisdizione ; il tribunale svolge, infatti, una funzione di natura essenzialmente gestoria di un procedimento. Se nel corso della procedura, tuttavia, vengono proposte azioni giudiziarie, che dalla stessa derivino, la medesima autorità giudiziaria assume la funzione giurisdizionale contenziosa. In particolare, il Tribunale è investito dell'intera procedura fallimentare; provvede alla nomina ed alla revoca o sostituzione, per giustificati motivi, degli organi della procedura, quando non è prevista la competenza del giudice delegato; può in ogni tempo sentire in camera di consiglio il curatore, il fallito e il comitato dei creditori; decide le controversie relative alla procedura stessa che non sono di competenza del giudice delegato, nonché i reclami contro i provvedimenti del giudice delegato. Il tribunale provvede normalmente a mezzo di decreto. Ai sensi dell’art. 24 l.fall., il tribunale fallimentare è competente a conoscere di tutte le azioni che ne derivano, qualunque ne sia il valore. La nozione di “azioni che derivano dal fallimento” non è pacifica; si ritiene che vi rientrino tutte le azioni giudiziali che possono essere proposte solo a seguito della dichiarazione di fallimento (es.: azioni revocatorie fallimentari) o che, comunque, mutino la propria struttura per effetto della sentenza di fallimento (es: azioni revocatorie ordinarie che, a seguito del fallimento, possono Giacomo D’Attorre “Gli organi del fallimento. Il tribunale ed il comitato dei creditori” Attenzione! Questo materiale didattico è per uso personale dello studente ed è coperto da copyright. Ne è severamente vietata la riproduzione o il riutilizzo anche parziale, ai sensi e per gli effetti della legge sul diritto d’autore (L. 22.04.1 941/n. 633) Pag. 6 di 9 essere proposte solo dal Curatore). In relazione a tali azioni, la competenza del tribunale fallimentare è funzionale ed inderogabile. Giacomo D’Attorre “Gli organi del fallimento. Il tribunale ed il comitato dei creditori” Attenzione! Questo materiale didattico è per uso personale dello studente ed è coperto da<text:s/><text:soft-page-break/>copyright. Ne è severamente vietata la riproduzione o il riutilizzo anche parziale, ai sensi e per gli effetti della legge sul diritto d’autore (L. 22.04.1 941/n. 633) Pag. 7 di 9 3.</text:p>
      <text:p text:style-name="Normale"><text:s/><text:span text:style-name="T183">IL COMITATO DEI CREDITORI</text:span><text:s/></text:p>
      <text:p text:style-name="Normale">Il comitato dei creditori è l’organo rappresentativo dell’interesse dei creditori. Il comitato dei creditori è nominato dal giudice delegato ed è composto di tre o cinque membri scelti tra i creditori, in modo da rappresentare in misura equilibrata quantità e qualità dei crediti ed avuto riguardo alla possibilità di soddisfacimento dei crediti stessi. Nella prassi, si tende ad inserire tra i componenti del comitato dei creditori sia creditori privilegiati che chirografari, sia creditori titolari di crediti di importo maggiore, che creditori titolari di importo minore. Il comitato, entro dieci giorni dalla nomina, provvede, su convocazione del curatore, a nominare a maggioranza il proprio presidente. Il componente del comitato che si trova in conflitto di interessi si astiene dalla votazione. Ad esempio, un conflitto d’interessi può manifestarsi quando il comitato si trova a dover esprimere il parere su un’azione da proporre nei confronti dello stesso componente. Il comitato dei creditori vigila sull'operato del curatore, ne autorizza gli atti ed esprime pareri nei casi previsti dalla legge, ovvero su richiesta del tribunale o del giudice delegato, succintamente motivando le proprie deliberazioni. Il presidente convoca il comitato per le deliberazioni di competenza o quando sia richiesto da un terzo dei suoi componenti. Le deliberazioni del comitato sono prese a maggioranza dei votanti, nel termine massimo di quindici giorni successivi a quello in cui la richiesta è pervenuta al presidente. Il voto può essere espresso Giacomo D’Attorre “Gli organi del fallimento. Il tribunale ed il comitato dei creditori” Attenzione! Questo materiale didattico è per uso personale dello studente ed è coperto da copyright. Ne è severamente vietata la riproduzione o il riutilizzo anche parziale, ai sensi e per gli effetti della legge sul diritto d’autore (L. 22.04.1 941/n. 633) Pag. 8 di 9 in riunioni collegiali ovvero per mezzo telefax o con altro mezzo elettronico o telematico, purché sia possibile conservare la prova della manifestazione di voto. In caso di inerzia, di impossibilità di costituzione per insufficienza di numero o indisponibilita' dei creditori, o di funzionamento del comitato o di urgenza, provvede il giudice delegato. Nella prassi avviene sovente che il comitato dei creditori non si formi, per l’indisponibilità dei creditori a farvi parte, così che il potere sostitutivo del giudice delegato si esercita più frequentemente di quanto immaginato nel disegno legislativo. I componenti del comitato hanno diritto al rimborso delle spese, oltre all'eventuale compenso. Ai componenti del comitato dei creditori si applica, in quanto compatibile, l'articolo 2407 primo e terzo comma, del codice civile, così parificandosi la loro responsabilità a quella dei sindaci di società per azioni. <text:s text:c="21"/></text:p>
      <text:p text:style-name="Normale"/>
      <text:p text:style-name="Normale"><text:s text:c="64"/>Lezione 39</text:p>
      <text:p text:style-name="Normale"><text:span text:style-name="T184">LE FUNZIONI</text:span><text:s/></text:p>
      <text:p text:style-name="Normale">Il giudice delegato è l’organo al quale spetta la funzione di vigilanza e controllo sulla regolarità della procedura, inteso come controllo sul rispetto delle norme di legge e sull’operato degli organi “operatori” (curatore e comitato dei creditori). Si tratta di un organo nominato dal tribunale in sede di sentenza di fallimento, che si pone in posizione intermedia tra il tribunale fallimentare, organo apicale, ed il curatore fallimentare, organo esecutivo. Va, comunque, sottolineato come il giudice delegato non possa ritenersi sottoposto gerarchicamente al tribunale fallimentare e, allo stesso tempo, non può ritenersi sovraordinato gerarchicamente rispetto al curatore fallimentare. Sotto quest’ultimo profilo, l’assenza di subordinazione gerarchica si apprezza per il fatto che il giudice delegato deve vigilare l’operato del curatore e, in taluni casi, autorizzarne gli atti, ma non può sostituirsi al curatore nel compimento di atti di competenza di quest’ultimo, né tantomeno imporgli ordini o direttive vincolanti. Sempre per quanto riguarda i rapporti del giudice delegato con il curatore, si rileva che è venuto meno il generale potere di direzione del giudice delegato sulla procedura, trasferito al curatore ed al comitato dei creditori, essendo rimasto il potere di controllo, se pure solo di legalità, sulle scelte che questi organi operano ed una competenza autorizzativa. I<text:s/><text:soft-page-break/>poteri del giudice delegato sono elencati nell’art. 25 l.fall.: riferisce al tribunale su ogni affare per il quale è richiesto un provvedimento del collegio; 2) emette o provoca dalle competenti autorità i provvedimenti urgenti per la conservazione del patrimonio, Giacomo D’Attorre “Il giudice delegato” Attenzione! Questo materiale didattico è per uso personale dello studente ed è coperto da copyright. Ne è severamente vietata la riproduzione o il riutilizzo anche parziale, ai sensi e per gli effetti della legge sul diritto d’autore (L. 22.04.1941/n. 633) Pag. 4 di 9 ad esclusione di quelli che incidono su diritti di terzi che rivendichino un proprio diritto incompatibile con l'acquisizione; 3) convoca il curatore e il comitato dei creditori nei casi prescritti dalla legge e ogni qualvolta lo ravvisi opportuno per il corretto e sollecito svolgimento della procedura; 4) su proposta del curatore, liquida i compensi e dispone l'eventuale revoca dell'incarico conferito alle persone la cui opera è stata richiesta dal medesimo curatore nell'interesse del fallimento; 5) provvede, nel termine di quindici giorni, sui reclami proposti contro gli atti del curatore e del comitato dei creditori; 6) autorizza per iscritto il curatore a stare in giudizio come attore o come convenuto; l'autorizzazione deve essere sempre data per atti determinati e per i giudizi deve essere rilasciata per ogni grado di essi; u proposta del curatore, liquida i compensi e dispone l'eventuale revoca dell'incarico conferito ai difensori nominati dal medesimo curatore; 7) su proposta del curatore, nomina gli arbitri, verificata la sussistenza dei requisiti previsti dalla legge; 8) procede all'accertamento dei crediti e dei diritti reali e personali vantati dai terzi. In generale, le attività del giudice delegato possono suddividersi in: a) attività processuali; b) attività autorizzative; c) altre attività. Giacomo D’Attorre “Il giudice delegato” Attenzione! Questo materiale didattico è per uso personale dello studente ed è coperto da copyright. Ne è severamente vietata la riproduzione o il riutilizzo anche parziale, ai sensi e per gli effetti della legge sul diritto d’autore (L. 22.04.1941/n. 633) Pag. 5 di 9 2<text:span text:style-name="T185">.</text:span></text:p>
      <text:p text:style-name="Normale"><text:span text:style-name="T186"><text:s/>LE ATTIVITÀ PROCESSUAL</text:span></text:p>
      <text:p text:style-name="Normale">I Tra le attività processuali, la più significativa è certamente quella in tema di accertamento dei crediti e dei diritti reali e personali, attraverso la quale si procede alla formazione ed all’esecutività dello stato passivo, base per la determinazione dei creditori aventi diritto a partecipare al concorso fallimentare. Giacomo D’Attorre “Il giudice delegato” Attenzione! Questo materiale didattico è per uso personale dello studente ed è coperto da copyright. Ne è severamente vietata la riproduzione o il riutilizzo anche parziale, ai sensi e per gli effetti della legge sul diritto d’autore (L. 22.04.1941/n. 633) Pag. 6 di 9<text:s/></text:p>
      <text:p text:style-name="Normale"><text:span text:style-name="T187"><text:s/>IL POTERE AUTORIZZATIVO</text:span><text:s/></text:p>
      <text:p text:style-name="Normale">Tra i poteri autorizzativi, oltre a quelli indicati dal richiamato art. 25 l.fall., rientrano anche l’au¬to¬rizza¬zione alla continuazione dell’esercizio dell’impresa (art. 104, comma 2°, l. fall.) ed all’affitto dell’azienda (art. 104 bis l. fall.), l’auto¬riz¬zazione all’ese¬cuzione degli atti conformi al programma di liquidazione (art. 104 ter l. fall.), la possibilità di sospendere le operazioni di vendita (art. 108 l. fall.). Giacomo D’Attorre “Il giudice delegato” Attenzione! Questo materiale didattico è per uso personale dello studente ed è coperto da copyright. Ne è severamente vietata la riproduzione o il riutilizzo anche parziale, ai sensi e per gli effetti della legge sul diritto d’autore (L. 22.04.1941/n. 633) Pag. 7 di 9 4<text:span text:style-name="T188">.</text:span></text:p>
      <text:p text:style-name="Normale"><text:span text:style-name="T189"><text:s/>GLI ALTRI POTERI</text:span><text:s/></text:p>
      <text:p text:style-name="Normale">Tra gli altri poteri del giudice delegato, rientrano quello di approvazione del rendiconto del curatore (art. 116 l.fall.) ed il potere di decidere sui reclami proposti dal fallito o da ogni altro interessato contro gli atti di amministrazione del curatore e del comitato dei creditori (art. 36 l.fall.). L’art. 36 l.fall. dispone che contro gli atti di amministrazione del curatore, contro le autorizzazioni o i dinieghi del comitato dei creditori e i relativi comportamenti omissivi, il fallito e ogni altro interessato possono proporre reclamo al giudice delegato per violazione di legge, entro otto giorni dalla conoscenza dell'atto o, in caso di omissione, dalla scadenza del termine indicato nella diffida a provvedere. Il giudice delegato, sentite le parti, decide con decreto motivato, omessa ogni formalità non indispensabile al contraddittorio. Contro il decreto del giudice delegato è ammesso ricorso al tribunale entro otto giorni dalla data della comunicazione del decreto medesimo. Il<text:s/><text:soft-page-break/>tribunale decide entro trenta giorni, sentito il curatore e il reclamante, omessa ogni formalità non essenziale al contraddittorio, con decreto motivato non soggetto a gravame. Se è accolto il reclamo concernente un comportamento omissivo del curatore, questi è tenuto a dare esecuzione al provvedimento della autorità giudiziaria. Se è accolto il reclamo concernente un comportamento omissivo del comitato dei creditori, il giudice delegato provvede in sostituzione di quest'ultimo con l'accoglimento del reclamo Tenendo conto della possibile doppia veste che può assumere il giudice delegato, sia re-sponsabile di un procedimento, sia giudice, l’art. 25, comma 2, l.fall. ha sancito che il giudice delegato non può essere giudice nei giudizi che egli abbia autorizzato (per es. nei giudizi Giacomo D’Attorre “Il giudice delegato” Attenzione! Questo materiale didattico è per uso personale dello studente ed è coperto da copyright. Ne è severamente vietata la riproduzione o il riutilizzo anche parziale, ai sensi e per gli effetti della legge sul diritto d’autore (L. 22.04.1941/n. 633) Pag. 8 di 9 di azione revocatoria da lui autorizzati) né può far parte del collegio (tribunale) che deve de¬cidere sul reclamo proposto contro i suoi atti o i suoi provvedimenti. I provvedimenti del giudice delegato sono adottati con decreto, come tale modificabile e revocabile da parte del medesimo giudice delegato che lo ha adottato<text:s text:c="10"/></text:p>
      <text:p text:style-name="Normale"/>
      <text:p text:style-name="Normale"><text:s text:c="76"/>Lezione 40</text:p>
      <text:p text:style-name="Normale"><text:span text:style-name="T190">NOMINA E CESSAZIONE</text:span><text:s/></text:p>
      <text:p text:style-name="Normale">Il curatore fallimentare è l’organo al quale spetta il compito di gestire, ricostruire e liquidare il patrimonio fallimentare, provvedendo poi a ripartire tra i creditori ammessi il risultato della liquidazione. Si tratta dell’organo esecutivo della procedura fallimentare, al quale è attribuito il compito di compiere tutte le attività necessarie alla gestione del patrimonio fallimentare destinato alla soddisfazione dei creditori. Discussa è la natura giuridica del curatore fallimentare. Si tratta di un organo che agisce nell’interesse della massa dei creditori, ma non può essere considerato un mero rappresentante dei creditori. Allo stesso modo, il curatore si sostituisce al fallito nei poteri di gestione e disposizione del patrimonio di questi, ma nemmeno può essere inquadrato in termini di sostituto del fallito. Non deve trascurarsi, peraltro, che il curatore, nell’esercizio delle su funzioni, è un pubblico ufficiale. Il curatore è nominato dal Tribunale fallimentare con la sentenza di fallimento. Nel caso di sostituzioni durante la procedura, il nuovo curatore è sempre nominato dal Tribunale fallimentare. Il legislatore detta una serie di requisiti per la nomina a curatore, al fine di assicurare che l’incarico sia svolto da soggetti dotati della necessaria competenza ed esperienza nello specifico settore. L’art. 28 l.fall. stabilisce che possono essere nominati curatori: a) avvocati, dottori commercialisti, ragionieri e ragionieri commercialisti; b) gli studi professionali associati e le società tra professionisti che abbiano le qualifiche professionali sopra richiamate; nel caso in cui la funzione venga attribuita a queste strutture Giacomo D’Attorre “Il curatore” Attenzione! Questo materiale didattico è per uso personale dello studente ed è coperto da copyright. Ne è severamente vietata la riproduzione o il riutilizzo anche parziale, ai sensi e per gli effetti della legge sul diritto d’autore (L. 22.04.1941/n. 633) Pag. 4 di 9 plurisoggettive, la struttura dovrà designare «la persona fisica responsabile della procedura»; c) coloro che abbiano svolto funzione di amministrazione, direzione e controllo in società per azioni, dando prova di adeguate capacità imprenditoriali. Deve ormai ritenersi superato il precedente principio dell’unipersonalità dell’incarico, per cui può considerarsi ammissibile la nomina di una pluralità di curatori, i quali vengono a costituire un organo pluripersonale; in tal caso, sarà il provvedimento di nomina, o successivo provvedimento sempre del Tribunale fallimentare, a determinare le modalità di funzionamento dell’organo pluripersonale, prevedendo l’operare della regola di maggioranza o dell’unanimità, i poteri di rappresentanza esterna e così via. La nomina di organi pluripersonali avviene ormai frequentemente nella prassi, soprattutto nel caso di procedure di medio-grandi dimensioni o complessità, e consente di acquisire all’interno della curatela fallimentare competenze diversificate, tali da consentire di affrontare in modo tempestivo ed efficace le plurime problematiche che possono sorgere dalla gestione della procedura fallimentare. Accanto ai requisiti “positivi” per la nomina, vi sono i requisiti “negativi” od “ostativi”, la cui<text:s/><text:soft-page-break/>presenza impedisce la nomina a curatore. Non possono essere nominati curatori: a) il coniuge, i parenti e gli affini fino al quarto grado del fallito; b) i creditori del fallito; c) chi abbia concorso nella provocazione del dissesto; d) chi si trova in conflitto d’interessi. Durante la procedura fallimentare, il curatore può cessare dall’incarico per i seguenti motivi: a) morte; b) dimissioni; c) revoca; d) sostituzione richiesta dai creditori. Soffermiamoci sulle ultime due cause di cessazione dall’incarico. La revoca è disposta dal Tribunale Giacomo D’Attorre “Il curatore” Attenzione! Questo materiale didattico è per uso personale dello studente ed è coperto da copyright. Ne è severamente vietata la riproduzione o il riutilizzo anche parziale, ai sensi e per gli effetti della legge sul diritto d’autore (L. 22.04.1941/n. 633) Pag. 5 di 9 fallimentare, quando il curatore non abbia adempiuto con diligenza ai propri doveri o quando sia comunque venuto meno il rapporto fiduciario che deve legare il curatore al Tribunale stesso ed al giudice delegato; è, quindi, possibile la revoca anche in mancanza di inadempimenti imputabili al curatore, se il rapporto fiduciario è cessato. La sostituzione può essere chiesta in sede di adunanza dei creditori per l’esame dello stato passivo dai creditori presenti, personalmente o per delega, i quali rappresentino la maggioranza dei crediti ammessi, indicando le ragioni della richiesta ed un nuovo nominativo. Il Tribunale ha il potere di valutare «le ragioni della richiesta» avanzata dai creditori. Se ritiene fondate tali ragioni ed il soggetto indicato ha i requisiti richiesti dall’art. 28 l. fall., dovrà provvedere in conformità alla richiesta. Diversamente, il Tribunale potrà non accogliere la richiesta se ritenga o illogici o non fondati i motivi della richiesta o se il soggetto indicato dai creditori manchi dei requisiti prescritti. Giacomo D’Attorre “Il curatore” Attenzione! Questo materiale didattico è per uso personale dello studente ed è coperto da copyright. Ne è severamente vietata la riproduzione o il riutilizzo anche parziale, ai sensi e per gli effetti della legge sul diritto d’autore (L. 22.04.1941/n. 633) Pag. 6 di 9<text:s/></text:p>
      <text:p text:style-name="Normale"><text:span text:style-name="T191">2. I COMPITI</text:span><text:s/></text:p>
      <text:p text:style-name="Normale">Il curatore esercita le personalmente le funzioni del proprio ufficio; resta inteso che tale principio è relativo nel caso in cui curatore sia stata nominata un’associazione professionale o una società di professionisti: in questo caso sarà sufficiente che operi uno degli appartenenti alla società o associazione. Resta ferma la possibilità per il curatore di poter nominare delegati, ai quali affidare specifiche attività, o coadiutori, che lo assistono nello svolgimento di compiti che richiedono specifiche e peculiari cognizioni tecniche. Al curatore spetta il compito di amministrare il patrimonio fallimentare, potendo compiere a tal fine tutti gli atti di ordinaria amministrazione e dovendo invece essere autorizzato dal comitato dei creditori per il compimento di atti di straordinaria amministrazione. Competono, altresì, al curatore compiti di rappresentanza processuale e sostanziale del fallito, avendo la legittimazione processuale attiva e passiva per tutte le controversie di natura patrimoniale relativa al fallito. Compito importante in capo al curatore è quello informativo, a beneficio soprattutto dei creditori e del giudice delegato. In particolare, il curatore, entro sessanta dall’avvio della procedura, deve informare il giudice delegato, attraverso una sua relazione, delle cause del dissesto (anche ai fini delle indagini preliminari in sede penale), di eventuali azioni, revocatorie o risarcitorie da proporre, e successivamente, ogni sei mesi, deve redigere un rapporto sull’attività svolta, da trasmettere al giudice delegato, al comitato dei creditori, nonché al registro delle imprese, ove evidentemente sarà oggetto di pubblicità informativa (art. 33 l. fall.). Giacomo D’Attorre “Il curatore” Attenzione! Questo materiale didattico è per uso personale dello studente ed è coperto da copyright. Ne è severamente vietata la riproduzione o il riutilizzo anche parziale, ai sensi e per gli effetti della legge sul diritto d’autore (L. 22.04.1941/n. 633) Pag. 7 di 9 Il curatore svolge importanti funzioni anche nella fase dell’accertamento del passivo, provvedendo al deposito del progetto di stato passivo, nella fase di liquidazione dell’attivo e di riparto dello stesso attivo tra i creditori. L’attività del curatore, anche riconducibile ad un munus publicum, non ha carattere gratuito ed il curatore vanta un diritto soggettivo alla percezione del compenso. Il compenso e le spese dovuti al curatore, anche se il fallimento si chiude con concordato, sono liquidati ad istanza del curatore con decreto del tribunale non soggetto a reclamo, su relazione del giudice delegato, secondo le norme stabilite con decreto dal Ministro della giustizia. La liquidazione del compenso è fatta dopo l’approvazione del rendiconto e, se del caso, dopo l’esecuzione del<text:s/><text:soft-page-break/>concordato. E’ in facoltà del tribunale di accordare al curatore acconti sul compenso per giustificati motivi. Se nell’incarico si sono succeduti più curatori, il compenso è stabilito secondo criteri di proporzionalità ed è liquidato, in ogni caso, al termine della procedura, salvi eventuali acconti. Giacomo D’Attorre “Il curatore” Attenzione! Questo materiale didattico è per uso personale dello studente ed è coperto da copyright. Ne è severamente vietata la riproduzione o il riutilizzo anche parziale, ai sensi e per gli effetti della legge sul diritto d’autore (L. 22.04.1941/n. 633) Pag. 8 di 9</text:p>
      <text:p text:style-name="Normale"><text:s/><text:span text:style-name="T192">3. RESPONSABILITÀ E RENDICONTO</text:span></text:p>
      <text:p text:style-name="Normale"><text:s/>L’articolo 39 l.fall. disciplina la responsabilità del curatore per il caso di inosservanza dei doveri ad esso imposti dalla legge o derivanti dal piano di liquidazione approvato. La norma dispone che il curatore deve adempiere ai propri doveri con la diligenza richiesta dalla natura dell’incarico; in caso di inosservanza di questi doveri, il curatore è responsabile dei danni provocati. L’azione di responsabilità avverso il curatore per i danni causati al fallimento, inteso come patrimonio fallimentare, può essere esercitata nel corso della procedura solo a seguito di revoca o di cessazione dall'incarico del curatore “negligente”. La legittimazione attiva è attribuita al nuovo curatore e l’esercizio dell'azione è subordinata all'autorizzazione del giudice delegato ovvero del comitato dei creditori. Soltanto al termine della procedura fallimentare, il fallito e creditori riacquistano la relativa legittimazione attiva.</text:p>
      <text:p text:style-name="Normale"/>
      <text:p text:style-name="Normale"><text:s text:c="74"/>Lezione 41</text:p>
      <text:p text:style-name="Normale"><text:span text:style-name="T193">GLI EFFETTI DEL FALLIMENTO IN GENERALE</text:span><text:s/></text:p>
      <text:p text:style-name="Normale">La sentenza di fallimento impatta in modo significativo sul fallito, sui creditori e sui terzi, limitando l’esercizio di alcuni diritti, riparametrando il contenuto di altri, modificando la disciplina contrattuale. Si tratta di effetti che, come accennato, si producono non solo in capo al fallito, ma anche in capo ad una più vasta platea di soggetti, che vengono in qualche modo influenzati dall’apertura della procedura concorsuale. Volendo schematizzare, gli effetti del fallimento si possono suddividere in tre grandi categorie:<text:s/><text:span text:style-name="T194"></text:span><text:s/>Effetti del fallimento nei confronti del fallito (artt. 42-49 l.fall.);<text:s/><text:span text:style-name="T195"></text:span><text:s/>Effetti del fallimento per i creditori (artt. 51- 63 l.fall.);<text:s/><text:span text:style-name="T196"></text:span><text:s/>Effetti del fallimento sugli atti pregiudizievoli ai creditori (artt. 64-70 l.fall.);<text:s/><text:span text:style-name="T197"></text:span><text:s/>Effetti del fallimento sui rapporti giuridici preesistenti (artt. 72-83 bis l.fall.). Gli effetti del fallimento nei confronti del fallito si distinguono, a loro volta, in effetti di tipo patrimoniale ed effetti di tipo personale. Il principale effetto patrimoniale del fallimento a carico del fallito è il cd. spossessamento: la sentenza che dichiara il fallimento, priva dalla sua data il fallito dell'amministrazione e della disponibilità dei suoi beni esistenti alla data di dichiarazione di fallimento (art. 42 l.fall.). La disponibilità e l’amministrazione dei beni sono sottratti al fallito e sono attribuiti al curatore fallimentare, che esercita tali poteri nell’interesse della massa dei creditori. Accanto allo spossessamento si pongono, quale necessario corollario, altri effetti patrimoniali, tra i Giacomo D’Attorre “Gli effetti del fallimento” Attenzione! Questo materiale didattico è per uso personale dello studente ed è coperto da copyright. Ne è severamente vietata la riproduzione o il riutilizzo anche parziale, ai sensi e per gli effetti della legge sul diritto d’autore (L. 22.04.1941/n. 633) Pag. 4 di 9 quali la perdita della legittimazione processuali per i rapporti di tipo patrimoniale. Distinti dagli effetti patrimoniali sono quelli aventi carattere personale, il cui novero è andato progressivamente riducendosi in parallelo con il progressivo superamento del carattere sanzionatorio della procedura fallimentare. I principali effetti nei confronti dei creditori sono rappresentati dall’apertura del concorso sostanziale e formale. Dal momento dell’apertura della procedura di fallimento, sono vietate le azioni esecutive e cautelari individuali da parte dei creditori nei confronti del fallito; specularmente, ogni credito ed ogni diritto reale o personale deve essere fatto valere esclusivamente nelle forme dell’accertamento del passivo. Gli effetti sugli atti pregiudizievoli ai creditori sono rappresentati dalla possibilità, per il curatore fallimentare, di esercitare la revocatoria fallimentare e la revocatoria ordinaria, attraverso le quali ottenere l’inefficacia di atti o pagamenti eseguiti dal fallito, prima della dichiarazione di fallimento, in pregiudizio delle ragioni dei<text:s/><text:soft-page-break/>creditori. Per quanto riguarda gli effetti del fallimento sui rapporti giuridici preesistenti, essi sono rappresentati dalla regola generale della sospensione del contratto, con attribuzione al curatore della facoltà di scegliere se subentrare nel contratto stesso o sciogliersi. Tale regola generale subisce, tuttavia, alcune eccezioni, essendo previsto per taluni contratti la regola dello scioglimento automatico e per altri la regola della prosecuzione. Giacomo D’Attorre “Gli effetti del fallimento” Attenzione! Questo materiale didattico è per uso personale dello studente ed è coperto da copyright. Ne è severamente vietata la riproduzione o il riutilizzo anche parziale, ai sensi e per gli effetti della legge sul diritto d’autore (L. 22.04.1941/n. 633) Pag. 5 di<text:s/><text:span text:style-name="T198">9</text:span></text:p>
      <text:p text:style-name="P199"><text:s/>2. GLI EFFETTI DEL FALLIMENTO SUI CREDITORI IN GENERALE</text:p>
      <text:p text:style-name="Normale">L’interesse primario che la disciplina fallimentare è diretta a garantire è quello dei creditori; finalità primaria è quella di garantire ai creditori la realizzazione più ampia possibile del proprio credito nel minor tempo possibile. Proprio in ragione di ciò, il legislatore ha progressivamente ampliato ed accresciuto il ruolo dei creditori nell’ambito della procedura. Da un lato, come detto, i singoli creditori sono privati della possibilità di iniziare o proseguire azioni esecutive individuali, sostituendosi la tutela collettiva del curatore alla tutela individuale, dall’altro lato, i creditori possono contribuire ad indirizzare l’operato degli organi della procedura ed assumere scelte fondamentali ai fini dell’evoluzione della procedura. La ragione alla base dell’attribuzione di tali poteri ai creditori è di agevole individuazione: i creditori concorrenti sono i primi beneficiari della procedura fallimentare e, allo stesso tempo, i diretti destinatari delle attività compiute dagli organi del fallimento. Gli atti posti in essere dagli organi, sia in tema di accertamento del passivo, sia in tema di liquidazione dell’attivo, sia in tema di ripartizione dell’attivo, producono direttamente effetti sulla sfera giuridica dei creditori, con riguardo al diritto di credito da essi vantato nei confronti del fallito. Varie sono le manifestazioni di questo “potere” dei creditori nell’ambito della procedura fallimentare. In particolare, due sono i profili centrali: il ruolo del comitato dei creditori ed il ruolo nel caso di presentazione di una proposta di concordato fallimentare. Giacomo D’Attorre “Gli effetti del fallimento” Attenzione! Questo materiale didattico è per uso personale dello studente ed è coperto da copyright. Ne è severamente vietata la riproduzione o il riutilizzo anche parziale, ai sensi e per gli effetti della legge sul diritto d’autore (L. 22.04.1941/n. 633) Pag. 6 di 9 Il comitato dei creditori, organo rappresentativo della platea dei creditori, ha il compito di autorizzare il curatore al compimento degli atti di straordinaria amministrazione, concorrendo ad integrarne i poteri; approva, altresì, il programma di liquidazione, che rappresenta l’atto di indirizzo fondamentale per quanto riguarda la liquidazione dei beni. Nell’ambito del concordato fallimentare, il ruolo dei creditori è centrale. Di ciò è espressione tanto la norma che attribuisce al parere del comitato dei creditori natura vincolante e condizionante ai fini della prosecuzione della procedura (art. 125, comma 2, l.fall.), quanto soprattutto la regola che sottopone l’omologazione della proposta al previo consenso (a maggioranza) espresso dai creditori mediante il voto (art. 127 l.fall.). Se i creditori non esprimono, secondo le regole dettate dal legislatore, il proprio voto favorevole alla proposta di concordato, all’esito evidentemente di una delibazione positiva circa la convenienza per essi della proposta, il procedimento si interrompe in via definitiva, senza la possibilità che la stessa autorità giudiziaria possa sostituirsi alla volontà collettiva dei creditori. Questo potere di “veto” attribuisce, indubbiamente, all’interesse dei creditori un rango primario rispetto agli altri interessi coinvolti nella definizione concordataria della crisi d’impresa Giacomo D’Attorre “Gli effetti del fallimento”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200">3. GLI EFFETTI DEL FALLIMENTO PERSONALI PER IL DEBITORE</text:span></text:p>
      <text:p text:style-name="Normale">Passiamo ad esaminare gli effetti del fallimento per il debitorefallito, partendo dagli effetti di tipo personale. Si parla di effetti personali per distinguerli dagli effetti patrimoniali, in quanto essi si risolvono in obblighi a carico del fallito o limitazioni di diritti su profili esterni al piano meramente patrimoniale. Gli effetti personali del fallimento per il debitore sono ormai molto limitati. Il legislatore ha progressivamente limitato<text:s/><text:soft-page-break/>questi effetti, in parallelo con il progressivo superamento di una considerazione sanzionatoria ed afflittiva del fallimento. Un primo obbligo attiene alla consegna della corrispondenza. Il fallito persona fisica e' tenuto a consegnare al curatore la propria corrispondenza di ogni genere, inclusa quella elettronica, riguardante i rapporti compresi nel fallimento. La corrispondenza diretta al fallito che non sia persona fisica e' consegnata al curatore. Un secondo obbligo riguarda la necessaria cooperazione con gli organi della procedura. L'imprenditore del quale sia stato dichiarato il fallimento, nonché gli amministratori o i liquidatori di società o enti soggetti alla procedura di fallimento sono tenuti a comunicare al curatore ogni cambiamento della propria residenza o del proprio domicilio. Se occorrono informazioni o chiarimenti ai fini della gestione della procedura, il fallito o gli amministratori o liquidatori della società/ente falliti devono presentarsi personalmente al giudice delegato, al curatore o al comitato dei creditori. In caso di legittimo impedimento o di altro giustificato motivo, il giudice può autorizzare Giacomo D’Attorre “Gli effetti del fallimento” Attenzione! Questo materiale didattico è per uso personale dello studente ed è coperto da copyright. Ne è severamente vietata la riproduzione o il riutilizzo anche parziale, ai sensi e per gli effetti della legge sul diritto d’autore (L. 22.04.1941/n. 633) Pag. 8 di 9 l'imprenditore o il legale rappresentante della società o enti soggetti alla procedura di fallimento a comparire per mezzo di mandatario.</text:p>
      <text:p text:style-name="Normale"/>
      <text:p text:style-name="Normale"><text:s text:c="88"/>Lezione 42</text:p>
      <text:p text:style-name="P201">LO SPOSSESSAMENTO<text:s/></text:p>
      <text:p text:style-name="Normale">La sentenza di fallimento determina, a carico del fallito, l’effetto patrimoniale del cd. spossessamento: la sentenza che dichiara il fallimento, priva dalla sua data il fallito dell'amministrazione e della disponibilità dei suoi beni esistenti alla data di dichiarazione di fallimento (art. 42 l.fall.). La disponibilità e l’amministrazione dei beni sono sottratti al fallito e sono attribuiti al curatore fallimentare, che esercita tali poteri nell’interesse della massa dei creditori. È importante individuare la natura giuridica dello “spossessamento”. Parte della dottrina riconduce lo spossessamento ad una incapacità del fallito, altra parte lo qualifica in termini di pignoramento generale, mentre secondo l’opinione prevalente, lo spossessamento del fallito costituirebbe un fenomeno di separazione patrimoniale, nel senso che la dichiarazione di fallimento determina la costituzione di un patrimonio “separato”, destinato esclusivamente al soddisfacimento dei creditori ed insensibile alle nuove eventuali obbligazioni assunte dal fallito. Di recente, tuttavia, sono diventate più numerose le voci di quanti ritengono inutile qualificare la natura giuridica dello spossessamento in presenza di una compiuta disciplina legislativa. Quale che sia la qualificazione giuridica che si ritenga preferibile, non vi è dubbio che la dichiarazione di fallimento imprima l’apposizione di un vincolo di destinazione sul patrimonio del fallito in favore dei creditori. Con l’apertura del concorso, l’intero patrimonio del fallito è destinato al soddisfacimento dei creditori, i quali, a loro volta, non possono avviare o proseguire azioni esecutive o cautelari, Giacomo D’Attorre “Gli effetti patrimoniali del fallimento per il debitore” Attenzione! Questo materiale didattico è per uso personale dello studente ed è coperto da copyright. Ne è severamente vietata la riproduzione o il riutilizzo anche parziale, ai sensi e per gli effetti della legge sul diritto d’autore (L. 22.04.1941/n. 633) Pag. 4 di 13 ma solo partecipare al concorso. Questo vincolo di destinazione impresso al patrimonio del fallito lo rende, quindi, insensibile tanto agli atti dispositivi posti in essere dal fallito dopo la dichiarazione di fallimento (art. 44 l.fall.), quanto alle azioni individuali intraprese dai creditori (art. 51 l.fall.). Ciò spiega perché il potere di disposizione e di amministrazione del patrimonio “vincolato” siano sottratti al fallito ed attribuiti al curatore fallimentare (art. 31 l.fall.), il quale eserciterà i diritti e le facoltà in precedenza spettanti al debitore al fine di realizzare lo scopo tipico della procedura fallimentare, ovvero il soddisfacimento dei creditori. È l’interesse dei creditori, pertanto, a giustificare lo spossessamento, che partecipa alla realizzazione degli scopi del concorso fallimentare. Lo spossessamento non è una sanzione imposta al debitore fallito, non è una sanzione accessoria a carico dell’insolvente, ma un istituto sostanziale-processuale funzionale all’attuazione della responsabilità patrimoniale del debitore nell’ambito del concorso, attraverso il quale il patrimonio del<text:s/><text:soft-page-break/>debitore può essere gestito e liquidato in modo da massimizzare l’interesse dei creditori. Questa strumentalità dello spossessamento rispetto all’interesse dei creditori, più che mere ragioni di ordine tecnico, costituisce il motivo per cui l’apertura della procedura fallimentare non determina la perdita del diritto di proprietà del fallito sui beni colpiti dal vincolo di destinazione. Poiché i creditori hanno diritto di soddisfarsi sul ricavato della liquidazione del patrimonio ad essi destinato e poiché lo spossessamento ha la funzione di consentire una efficace liquidazione del patrimonio, rendendolo insensibile agli atti del fallito e degli stessi creditori, non vi è motivo per privare il fallito Giacomo D’Attorre “Gli effetti patrimoniali del fallimento per il debitore” Attenzione! Questo materiale didattico è per uso personale dello studente ed è coperto da copyright. Ne è severamente vietata la riproduzione o il riutilizzo anche parziale, ai sensi e per gli effetti della legge sul diritto d’autore (L. 22.04.1941/n. 633) Pag. 5 di 13 della proprietà dei beni con l’apertura del concorso, essendo sufficiente sospenderne i poteri dispositivi, attribuendoli agli organi della procedura fallimentare. Il fallito non perde, quindi, immediatamente il diritto di proprietà sui propri beni, ma lo perde solo a seguito dell’eventuale liquidazione in sede fallimentare. Verifichiamo adesso quali sono i beni colpiti dallo spossessamento. La privazione della capacità di disporre e di amministrare colpisce i beni di titolarità del fallito esistenti alla data di dichiarazione di fallimento. Sono, tuttavia, compresi nel fallimento anche i beni che pervengono al fallito durante il fallimento, dedotte le passività incontrate per l'acquisto e la conservazione dei beni medesimi; al riguardo, il curatore, previa autorizzazione del comitato dei creditori, può rinunciare ad acquisire i beni che pervengono al fallito durante la procedura fallimentare qualora i costi da sostenere per il loro acquisto e la loro conservazione risultino superiori al presumibile valore di realizzo dei beni stessi. Taluni beni non sono compresi nello spossessamento. Non sono compresi nel fallimento: 1) i beni ed i diritti di natura strettamente personale; 2) gli assegni aventi carattere alimentare, gli stipendi, pensioni, salari e ciò che il fallito guadagna con la sua attività entro i limiti di quanto occorre per il mantenimento suo e della famiglia; 3) i frutti derivanti dall'usufrutto legale sui beni dei figli, i beni costituiti in fondo patrimoniale e i frutti di essi, salvo quanto è disposto dall'articolo 170 del codice civile; 4) le cose che non possono essere pignorate per disposizione di legge. Giacomo D’Attorre “Gli effetti patrimoniali del fallimento per il debitore” Attenzione! Questo materiale didattico è per uso personale dello studente ed è coperto da copyright. Ne è severamente vietata la riproduzione o il riutilizzo anche parziale, ai sensi e per gli effetti della legge sul diritto d’autore (L. 22.04.1941/n. 633) Pag. 6 di 13 2<text:span text:style-name="T202">.</text:span></text:p>
      <text:p text:style-name="P203"><text:s/>GLI ALTRI EFFETTI PER IL DEBITORE</text:p>
      <text:p text:style-name="Normale"><text:s/>La sentenza di fallimento produce a carico del fallito anche ulteriori effetti di tipo patrimoniale. Il fallito perde la capacità processuale per le controversie aventi natura patrimoniale. Nelle controversie, anche in corso, relative a rapporti di diritto patrimoniale del fallito compresi nel fallimento sta in giudizio il curatore. Il fallito può intervenire nel giudizio solo per le questioni dalle quali può dipendere un'imputazione di bancarotta a suo carico o se l'intervento è previsto dalla legge. L'apertura del fallimento determina l'interruzione del processo. Ai sensi dell’art. 44 l.fall., inoltre, tutti gli atti compiuti dal fallito e i pagamenti da lui eseguiti dopo la dichiarazione di fallimento sono inefficaci rispetto ai creditori. Sono egualmente inefficaci i pagamenti ricevuti dal fallito dopo la sentenza dichiarativa di fallimento. Fermo quanto previsto dall'articolo 42, secondo comma, l.fall., sono acquisite al fallimento tutte le utilità che il fallito consegue nel corso della procedura per effetto degli atti di cui al primo e secondo comma. Gli atti compiuti dal fallito dopo il fallimento, si badi, sono inefficaci rispetto ai creditori, ma non sono invalidi, nel senso che i terzi potranno far valere i diritti nascenti da suddetti atti nei confronti del fallito tornato in bonis. A completare la tutela dei creditori, è, infine, previsto che le formalità necessarie per rendere opponibili gli atti ai terzi, se compiute dopo la data della dichiarazione di fallimento, sono senza effetto rispetto ai creditori (art. 45 l.fall.). Giacomo D’Attorre “Gli effetti patrimoniali del fallimento per il debitore” Attenzione! Questo materiale didattico è per uso personale dello studente ed è coperto da copyright. Ne è severamente vietata la riproduzione o il riutilizzo anche parziale, ai sensi e per gli effetti della legge sul diritto d’autore (L. 22.04.1941/n. 633) Pag. 7 di 13<text:s/></text:p>
      <text:p text:style-name="P204">LA “DATA CERTA</text:p>
      <text:soft-page-break/>
      <text:p text:style-name="Normale">” Al fine di evitare che la massa dei creditori possa essere pregiudicata da condotte non “corrette” poste in essere dal fallito o dai terzi dopo la dichiarazione di fallimento, mediante la predisposizione di atti o documenti aventi “artatatemente” data antecedente il fallimento (es: un riconoscimento di debito firmato dal fallito in favore di un proprio congiunto dopo la dichiarazione di fallimento, ma con apposizione di data anteriore; una quietanza di pagamento rilasciata dal fallito dopo la dichiarazione di fallimento), è previsto che, ai fini dell’opponibilità di un atto o di un documento alla Curatela fallimentare è necessario che lo stesso abbia data certa anteriore al fallimento. La data certa deve essere accertata ai sensi dell’art. 2704 c.c.: “La data della scrittura privata della quale non è autenticata la sottoscrizione non è certa e computabile riguardo ai terzi, se non dal giorno in cui la scrittura è stata registrata o dal giorno della morte o della sopravvenuta impossibilità fisica di colui o di uno di coloro che l'hanno sottoscritta o dal giorno in cui il contenuto della scrittura è riprodotto in atti pubblici o, infine, dal giorno in cui si verifica un altro fatto che stabilisca in modo egualmente certo l'anteriorità della formazione del documento”. Nella pratica, la data certa di un documento si considera provata quando l’atto è redatto o autenticato da un Notaio o altro pubblico ufficiale, quando è iscritto in pubblici registri, quando è trasmesso a mezzo posta elettronica certificata, quando reca il timbro postale o quando è richiamato in altro atto avente a sua volta data certa.</text:p>
      <text:p text:style-name="Normale"/>
      <text:p text:style-name="Normale"><text:s text:c="76"/>Lezione 43</text:p>
      <text:p text:style-name="Normale"><text:span text:style-name="T205">I CREDITORI NEL FALLIMENTO</text:span><text:s/></text:p>
      <text:p text:style-name="Normale">Il fallimento è una procedura esecutivo-satisfattiva, finalizzata a soddisfare i creditori attraverso la liquidazione del patrimonio del debitore. Scopo del fallimento è di fornire una tutela alle ragioni dei creditori, in modo più efficace rispetto a quanto previsto dalle esecuzioni individuali ordinarie, delle quali ne condivide la funzione, ma se ne differenzia per caratteristiche e regole procedimentali. L’interesse primario che la disciplina fallimentare è diretta a garantire è, pertanto, quello dei creditori. Quale che sia l’interpretazione che si preferisce in ordine alla natura della procedura fallimentare ed al ruolo che al suo interno vi giocano i vari organi, non vi è dubbio che la finalità primaria sia quella di garantire ai creditori la realizzazione più ampia possibile del proprio credito nel minor tempo possibile. La finalità di tutela dei creditori accompagna la procedura fallimentare sin dalle sue origini storiche e trova ancora oggi solide basi normative. Espressione ne sono l’art. 51 l.fall., che introduce il divieto di iniziare o proseguire azioni esecutive individuali dal momento della dichiarazione di fallimento, e l’art. 118, comma 1, nn. 1 e 2, l.fall., nella parte in cui prevede la chiusura del fallimento nel caso di mancanza di creditori o di integrale pagamento degli stessi. Se la finalità primaria del fallimento non fosse la soddisfazione dei creditori, non si spiegherebbe perché le azioni individuali debbano cedere rispetto alla liquidazione fallimentare e, soprattutto, perché il fallimento si chiude se creditori concorrenti non ve ne siano o, ancor prima della integrale liquidazione della massa attiva, siano stati integralmente soddisfatti. Ciò a conferma della necessaria Giacomo D’Attorre “Gli effetti del fallimento sui creditori” Attenzione! Questo materiale didattico è per uso personale dello studente ed è coperto da copyright. Ne è severamente vietata la riproduzione o il riutilizzo anche parziale, ai sensi e per gli effetti della legge sul diritto d’autore (L. 22.04.1941/n. 633) Pag. 4 di 10 strumentalità della procedura fallimentare rispetto alla soddisfazione dell’interesse dei creditori, al quale si giunge finanche ad attribuire la consistenza di un vero e proprio diritto soggettivo. Può oggi discutersi se le procedure concorsuali debbano o possano perseguire, oltre agli interessi dei creditori, anche interessi diversi, individuati di volta in volta negli interessi dei lavoratori, dei fornitori, di particolari categorie di soggetti diversi dai creditori, dell’integrità dei complessi produttivi. In ogni caso, questi interessi, laddove rilevanti, possono al più coesistere con quello dei creditori, ma non possono sostituirlo o surrogarlo; in caso di conflitto, prevale, salvo eccezioni, l’interesse dei creditori. L’attuale tendenza a qualificare la procedura fallimentare quale strumento di regolazione della crisi d’impresa non può obliare quello che rimane il fine ultimo del fallimento, ovvero la tutela dei creditori, che trova un saldo fondamento positivo nelle sopra richiamate norme dettate dagli artt. 51 e 118 comma 1, nn. 1 e 2, l.fall.. Manifestazione di questo rilievo<text:s/><text:soft-page-break/>primario dell’interesse dei creditori è, altresì, l’art. 104, comma 1, l.fall., nella parte in cui pone il «pregiudizio dei creditori» quale limite al potere del tribunale di disporre l’esercizio provvisorio, in questo modo individuando un limite negativo al perseguimento di finalità ulteriori mediante l’esercizio provvisorio, rappresentato appunto dalla intangibilità dell’interesse dei creditori, al cui soddisfacimento è volta la procedura. I creditori concorrenti sono i primi beneficiari della procedura fallimentare e, allo stesso tempo, i diretti destinatari delle attività compiute dagli organi del fallimento. Gli atti posti in essere dagli organi, sia in tema di accertamento del passivo, sia in tema di liquidazione dell’attivo, sia in tema di ripartizione dell’attivo, Giacomo D’Attorre “Gli effetti del fallimento sui creditori” Attenzione! Questo materiale didattico è per uso personale dello studente ed è coperto da copyright. Ne è severamente vietata la riproduzione o il riutilizzo anche parziale, ai sensi e per gli effetti della legge sul diritto d’autore (L. 22.04.1941/n. 633) Pag. 5 di 10 producono direttamente effetti sulla sfera giuridica dei creditori, con riguardo al diritto di credito da essi vantato nei confronti del fallito. Ciò rende i creditori i diretti interessati, in positivo ed in negativo, alla procedura fallimentare ed al suo corretto svolgimento Giacomo D’Attorre “Gli effetti del fallimento sui creditori” Attenzione! Questo materiale didattico è per uso personale dello studente ed è coperto da copyright. Ne è severamente vietata la riproduzione o il riutilizzo anche parziale, ai sensi e per gli effetti della legge sul diritto d’autore (L. 22.04.1941/n. 633) Pag. 6 di 10<text:s/></text:p>
      <text:p text:style-name="Normale"><text:span text:style-name="T206">2. IL CONCORSO SOSTANZIALE</text:span><text:s/></text:p>
      <text:p text:style-name="Normale">La migliore tutela dei creditori nel fallimento è attuata attraverso l’operare di due regole fondamentali: il concorso sostanziale ed il concorso formale. La regola del concorso sostanziale è posta dall’art. 51 l.fall., a norma del quale dal giorno della dichiarazione di fallimento nessuna azione individuale esecutiva o cautelare, anche per crediti maturati durante il fallimento, può essere iniziata o proseguita sui beni compresi nel fallimento. La tutela individuale da parte dei singoli creditori viene, in tal modo, sostituita dalla tutela collettiva assicurata dal curatore, che procede alla liquidazione fallimentare. Il divieto di azioni esecutive e cautelari riguarda non solo i creditori anteriori rispetto alla dichiarazione di fallimento, ma anche i creditori posteriori, i quali, per quanto prededucibili, non possono comunque azionare coattivamente la propria pretesa nei confronti del fallito. Vi sono, tuttavia, delle limitate deroghe all’operatività del concorso sostanziale. Una deroga è posta dall’art. 53 l.fall. a norma del quale “I crediti garantiti da pegno o assistiti da privilegio a norma degli articoli 2756 e 2761 del codice civile possono essere realizzati anche durante il fallimento, dopo che sono stati ammessi al passivo con prelazione. Per essere autorizzato alla vendita il creditore fa istanza al giudice delegato, il quale, sentiti il curatore e il comitato dei creditori, stabilisce con decreto il tempo della vendita, determinandone le modalita' a norma dell'articolo 107 l.fall.. Il giudice delegato, sentito il comitato dei creditori, se è stato nominato, può anche autorizzare il curatore a riprendere le cose sottoposte a pegno o Giacomo D’Attorre “Gli effetti del fallimento sui creditori” Attenzione! Questo materiale didattico è per uso personale dello studente ed è coperto da copyright. Ne è severamente vietata la riproduzione o il riutilizzo anche parziale, ai sensi e per gli effetti della legge sul diritto d’autore (L. 22.04.1941/n. 633) Pag. 7 di 10 a privilegio, pagando il creditore, o ad eseguire la vendita nei modi stabiliti dal comma precedente”. Un’altra deroga è poi prevista per l’esecuzione dei crediti ipotecari nel caso di finanziamenti di credito fondiario. Giacomo D’Attorre “Gli effetti del fallimento sui creditori” Attenzione! Questo materiale didattico è per uso personale dello studente ed è coperto da copyright. Ne è severamente vietata la riproduzione o il riutilizzo anche parziale, ai sensi e per gli effetti della legge sul diritto d’autore (L. 22.04.1941/n. 633) Pag. 8 di 10<text:s/></text:p>
      <text:p text:style-name="Normale"><text:span text:style-name="T207">IL CONCORSO FORMALE</text:span><text:s/></text:p>
      <text:p text:style-name="Normale">Speculare al concorso sostanziale è il concorso formale, in forza del quale Ogni credito, anche se munito di diritto di prelazione o prededucibile, nonché ogni diritto reale o personale, mobiliare o immobiliare, deve essere accertato secondo le norme stabilite per l’ammissione al passivo, salvo diverse disposizioni della legge. La presentazione di una domanda di ammissione al passivo (o di una domanda di rivendica/restituzione nel caso di diritto reale o personale) costituisce, pertanto, l’unico modo per poter<text:s/><text:soft-page-break/>partecipare al concorso fallimentare e per poter far valere una pretesa nei confronti del fallito o del fallimento. Al di fuori dell’accertamento del passivo, nessuna pretesa può essere fatta valere, così che ogni eventuale azione di condanna nei confronti del fallito o del fallimento diventa improcedibile. Il concorso formale è più ampio anche dello stesso concorso sostanziale, operando, di norma e salvo diversa previsione di legge, anche per i crediti sottratti al concorso sostanziale (ad esempio, i creditori pignoratizi sono sottratti al concorso sostanziale ex art. 53 l.fall., ma sono soggetti al concorso formale). Anche per il concorso formale vi sono, comunque, delle deroghe. Un primo esempio è rappresentato dalla compensazione ex art. 56 l.fall., che consente al creditore, che sia anche debitore del fallito, di compensare il proprio credito, ottenendone per tale via una soddisfazione integrale senza necessità di presentare domanda di ammissione al passivo. Altro esempio è rappresentato dalle garanzie “reali” di strumenti finanziari disciplinate dal d.lgs. 170/2004, che consentono al creditore di escutere la garanzia senza nemmeno Giacomo D’Attorre “Gli effetti del fallimento sui creditori” Attenzione! Questo materiale didattico è per uso personale dello studente ed è coperto da copyright. Ne è severamente vietata la riproduzione o il riutilizzo anche parziale, ai sensi e per gli effetti della legge sul diritto d’autore (L. 22.04.1941/n. 633) Pag. 9 di 10 l’obbligo di presentare la domanda di ammissione al passivo (con ciò derogando anche alla disciplina generale del pegno ex art. 53 l.fall.).</text:p>
      <text:p text:style-name="Normale"/>
      <text:p text:style-name="Normale"><text:s text:c="69"/>Lezione 44</text:p>
      <text:p text:style-name="Normale"><text:span text:style-name="T208">GLI EFFETTI PREGIUDIZIEVOLI IN GENERALE</text:span><text:s/></text:p>
      <text:p text:style-name="Normale">La massa dei creditori può essere penalizzata dal compimento di atti da parte del debitore nel periodo precedente rispetto all’apertura della procedura fallimentare. Poiché lo spossessamento (la perdita della capacità di disporre ed amministrare i propri beni) colpisce i soli beni del fallito esistenti al momento della dichiarazione di fallimento (ed i beni sopravvenuti) e poiché il debitore è di solito il primo ad avvedersi del proprio stato di crisi e del rischio di un imminente fallimento, succede talvolta che il debitore, all’approssimarsi dell’apertura della procedura fallimentare, decida di disporre di taluni beni in favore di soggetti “conniventi” o comunque di sottrarre determinati beni o diritti al proprio patrimonio, al fine di sottrarre questi beni o diritti allo spossessamento fallimentare. Non è inusuale, pertanto, che il debitore compia atti pregiudizievoli per i propri creditori nel periodo precedente rispetto alla dichiarazione di fallimento. Il legislatore non può, ovviamente, ritenere inerte rispetto a tali condotte del debitore e prevede una disciplina specifica, che consente di tutelare le ragioni dei creditori concorsuali a fronte di atti compiuti dal debitore in pregiudizio delle ragioni della massa. Tale disciplina si articola in due diversi istituti: la revocatoria fallimentare e la revocatoria ordinaria. La revocatoria fallimentare è un istituto tipico ed esclusivo del fallimento, che può essere esercitato solo nel caso in cui venga dichiarato il fallimento. La revocatoria ordinaria, invece, è un istituto operante anche al di fuori del fallimento, utilizzabile da qualunque creditore nei confronti di atti distrattivi o dispositivi posti in essere dal debitore (anche non fallito o Giacomo D’Attorre “Gli effetti del fallimento sugli atti pregiudizievoli ai creditori e la revocatoria ordinaria” Attenzione! Questo materiale didattico è per uso personale dello studente ed è coperto da copyright. Ne è severamente vietata la riproduzione o il riutilizzo anche parziale, ai sensi e per gli effetti della legge sul diritto d’autore (L. 22.04.1941/n. 633) Pag. 4 di 9 fallibile); nondimeno, nel caso di fallimento del debitore, la legittimazione si trasferisce anch’essa al curatore fallimentare, rientrando in tal modo nel novero degli strumenti di tutela dei creditori concorsuali. Giacomo D’Attorre “Gli effetti del fallimento sugli atti pregiudizievoli ai creditori e la revocatoria ordinaria” Attenzione! Questo materiale didattico è per uso personale dello studente ed è coperto da copyright. Ne è severamente vietata la riproduzione o il riutilizzo anche parziale, ai sensi e per gli effetti della legge sul diritto d’autore (L. 22.04.1941/n. 633) Pag. 5 di 9</text:p>
      <text:p text:style-name="Normale"><text:s/><text:span text:style-name="T209">2. LA REVOCATORIA ORDINARIA</text:span><text:s/></text:p>
      <text:soft-page-break/>
      <text:p text:style-name="Normale">La disciplina della revocatoria ordinaria nel diritto comune è posta dall’art. 2901 c.c., a norma del quale: “Il creditore, anche se il credito è soggetto a condizione o a termine, può domandare che siano dichiarati inefficaci nei suoi confronti gli atti di disposizione del patrimonio coi quali il debitore rechi pregiudizio alle sue ragioni, quando concorrono le seguenti condizioni:1) che il debitore conoscesse il pregiudizio che l'atto arrecava alle ragioni del creditore o, trattandosi di atto anteriore al sorgere del credito, l'atto fosse dolosamente preordinato al fine di pregiudicarne il soddisfacimento; 2) che, inoltre, trattandosi di atto a titolo oneroso, il terzo fosse consapevole del pregiudizio e, nel caso di atto anteriore al sorgere del credito, fosse partecipe della dolosa preordinazione”. I presupposti dell’azione revocatoria ordinaria nel caso di atto a titolo oneroso sono, quindi, tre: l’eventus damni, la scientia damni, la consapevolezza del terzo acquirente circa il pregiudizio arrecato dall’atto. In ordine al presupposto oggettivo dell’azione (cd. eventus damni), secondo l’orientamento ormai consolidato esso ricorre non solo quando l’atto determini un danno effettivo, ma anche quando comporti un semplice pericolo di danno, inteso quale maggiore difficoltà, incertezza o dispendiosità nell’esazione coattiva del credito, non rilevando la valutazione circa la eventuale solvibilità del debitore. In ordine al requisito della scientia damni in capo al debitore, è necessaria e sufficiente la consapevolezza di arrecare pregiudizio agli interessi del creditore. Giacomo D’Attorre “Gli effetti del fallimento sugli atti pregiudizievoli ai creditori e la revocatoria ordinaria” Attenzione! Questo materiale didattico è per uso personale dello studente ed è coperto da copyright. Ne è severamente vietata la riproduzione o il riutilizzo anche parziale, ai sensi e per gli effetti della legge sul diritto d’autore (L. 22.04.1941/n. 633) Pag. 6 di 9 In ordine al terzo requisito, si ritiene comunemente che la consapevolezza dell’evento dannoso da parte del terzo contraente consiste nella generica conoscenza del pregiudizio che l’atto posto in essere dal debitore può arrecare alle ragioni dei creditori, non essendo necessaria la collusione tra terzo e debitore la consapevolezza, potendosi desumere tale consapevolezza anche da elementi presuntivi o indiziari (es: rapporti di parentela o amicizia tra il debitore ed il terzo). Non sono soggetti revocatoria ordinaria gli adempimenti di debiti scaduti. L’azione revocatoria ordinaria può colpire anche i terzi subacquirenti (i terzi che abbiano acquistato dal primo acquirente) a condizione che si riesca a provare la loro “mala fede”, intesa come consapevolezza della revocabilità del primo atto dispositivo. Nel caso di accoglimento dell’azione revocatoria, l’atto revocato è dichiarato inefficace. Ne consegue che il creditore, ottenuta la dichiarazione di inefficacia, può promuovere nei confronti dei terzi acquirenti le azioni esecutive o conservative sui beni che formano oggetto dell'atto impugnato. Il terzo contraente, che abbia verso il debitore ragioni di credito dipendenti dall'esercizio dell'azione revocatoria, non può concorrere sul ricavato dei beni che sono stati oggetto dell'atto dichiarato inefficace, se non dopo che il creditore è stato soddisfatto. Giacomo D’Attorre “Gli effetti del fallimento sugli atti pregiudizievoli ai creditori e la revocatoria ordinaria”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210">3. LA REVOCATORIA ORDINARIA NEL FALLIMENTO</text:span><text:s/></text:p>
      <text:p text:style-name="Normale">Quando venga dichiarato il fallimento del debitore che abbia compiuto l’atto revocabile, la legittimazione all’esercizio dell’azione revocatoria si trasferisce in capo al curatore fallimentare. I singoli creditori perdono, pertanto, la legittimazione ad esercitare l’azione revocatoria ordinaria, sostituendosi alla loro legittimazione quella esclusiva del curatore fallimentare, che diventa l’unico soggetto legittimato ad avviare o proseguire l’azione. Poiché l’azione revocatoria ordinaria viene esercitata solo dal curatore fallimentare, l’effetto utile dell’esperimento della revocatoria ordinaria va a beneficio dell’intera massa dei creditori. Si possono cogliere, pertanto, le due differenze principali tra l’azione revocatoria ordinaria esercitata fuori dal fallimento e l’azione revocatoria ordinaria esercitata nel fallimento. Fuori dal fallimento, la legittimazione all’esercizio dell’azione revocatoria spetta a qualunque creditore ed il beneficio dell’accoglimento dell’azione va a vantaggio solo del creditore agente, che è l’unico a poter sottoporre ad esecuzione i beni oggetto dell’atto impugnato. Nel corso del fallimento, invece, la legittimazione esclusiva all’esercizio dell’azione si trasferisce in capo al curatore e l’effetto utile dell’esperimento dell’azione va a vantaggio dell’intera massa<text:s/><text:soft-page-break/>dei creditori concorrenti. La revocatoria ordinaria rientra in tal modo tra le cd. azioni di massa, costituendo un’azione che, pur spettando ai creditori al di fuori del contesto del fallimento, possono essere esercitate dal solo curatore nel fallimento, in quanto volte ad incrementare il patrimonio fallimentare a beneficio dell’intera massa dei creditori concorsuali. Giacomo D’Attorre “Gli effetti del fallimento sugli atti pregiudizievoli ai creditori e la revocatoria ordinaria” Attenzione! Questo materiale didattico è per uso personale dello studente ed è coperto da copyright. Ne è severamente vietata la riproduzione o il riutilizzo anche parziale, ai sensi e per gli effetti della legge sul diritto d’autore (L. 22.04.1941/n. 633) Pag. 8 di 9 Anche laddove l’azione revocatoria ordinaria sia stata proposta dal singolo creditore prima della dichiarazione di fallimento e sia pendente al momento dell’apertura della procedura, viene meno la legittimazione del singolo creditore agente, così che il curatore può decidere di subentrare, in sostituzione del creditore, nell’azione già proposta. I presupposti per l’esercizio dell’azione revocatoria ordinaria da parte del Curatore sono tendenzialmente gli stessi operanti al di fuori della fallimento, pur dovendosi tenere conto delle peculiarità derivanti dall’apertura della procedura fallimentare. Al riguardo, la giurisprudenza ha chiarito che “Il curatore che promuove azione revocatoria ordinaria in sede fallimentare ex art. 66 l.fall., per dimostrare la sussistenza dell’eventus damni, ha l’onere di provare le seguenti circostanze: 1) la consistenza del credito vantato dai creditori ammessi al passivo nei confronti del fallito; 2) la preesistenza delle ragioni obbligatorie rispetto al compimento dell’atto pregiudizievole; 3) il mutamento qualitativo o quantitativo del patrimonio del debitore per effetto di tale atto”.</text:p>
      <text:p text:style-name="P211"/>
      <text:p text:style-name="Normale"><text:span text:style-name="T212"><text:s text:c="68"/></text:span>Lezione 45</text:p>
      <text:p text:style-name="P213">I RAPPORTI GIURIDICI PENDENTI</text:p>
      <text:p text:style-name="Normale"><text:s/>Il “rapporto giuridico pendente alla data di fallimento” può essere definito, ai sensi dell’art. 72, comma 1, l.fall., come un contratto “ancora ineseguito o non compiutamente eseguito da entrambe le parti quando, nei confronti di una di esse, è dichiarato il fallimento”. Se una delle parti di un contratto (ancora non eseguito) viene dichiarata fallita, la disciplina legale e convenzionale tipica di due controparti contrattuali in bonis viene deviata, trovando applicazione la disciplina prevista dagli artt. 72 e ss. l.fall. La regola generale, in caso di fallimento di una delle parti, è che il contratto resta “sospeso”, fino a quando il Curatore, debitamente autorizzato, non dichiara di voler subentrare o sciogliersi dal contratto. Tale soluzione mostra, ancora una volta, il chiaro favor del Legislatore verso il riconoscimento di un carattere di terzietà del Curatore fallimentare rispetto all’imprenditore fallito. La “sospensione” si applica all’esecuzione del contratto, che entra in una sorta di “limbo”. Tale soluzione è certamente la più conveniente che il Legislatore poteva trovare per la procedura fallimentare, sia sotto il profilo economico che organizzativo, atteso che, da un lato, è volta ad evitare il prodursi di eventuali costi della procedura (per definizione, in prededuzione), e dall’altro non costringe la Curatela ad eseguire rapporti contrattuali eventualmente non voluti o comunque non direttamente negoziati. Giacomo D’Attorre “Gli effetti del fallimento sui rapporti giuridici pendenti” Attenzione! Questo materiale didattico è per uso personale dello studente ed è coperto da copyright. Ne è severamente vietata la riproduzione o il riutilizzo anche parziale, ai sensi e per gli effetti della legge sul diritto d’autore (L. 22.04.1941/n. 633) Pag. 4 di 9 Se la “sospensione” è la regola, vi sono numerose eccezioni, disciplinate con lo scioglimento automatico e la prosecuzione automatica in caso di fallimento di una delle parti. Nei casi di scioglimento automatico del contratto, in linea generale, la ratio deve essere ravvisata nella ontologica incompatibilità del contratto con le esigenze liquidatorie della procedura fallimentare (come i contratti di mandato, di borsa, di associazione in partecipazione per fallimento dell’associante), mentre nei casi di prosecuzione automatica, il contratto è di sovente compatibile con una migliore realizzazione degli scopi liquidatori del fallimento (vedasi il contratto di affitto di azienda), e non astrattamente idoneo a recarne danno (vedasi il contratto di locazione di immobili), in un’ottica di tutela anche dei terzi cui l’Ordinamento ritiene di prestare particolare tutela (vedasi ad esempio il conduttore). Pertanto, in caso di fallimento di una delle parti, i contratti possono essere distinti in tre categorie: - i<text:s/><text:soft-page-break/>contratti sospesi; - i contratti che si sciolgono automaticamente; - i contratti che proseguono automaticamente. Giacomo D’Attorre “Gli effetti del fallimento sui rapporti giuridici pendenti” Attenzione! Questo materiale didattico è per uso personale dello studente ed è coperto da copyright. Ne è severamente vietata la riproduzione o il riutilizzo anche parziale, ai sensi e per gli effetti della legge sul diritto d’autore (L. 22.04.1941/n. 633) Pag. 5 di 9<text:s/></text:p>
      <text:p text:style-name="Normale"><text:span text:style-name="T214">2. IL CURATORE RISPETTO AI RAPPORTI PENDENTI</text:span><text:s/></text:p>
      <text:p text:style-name="Normale">Il Curatore, di norma, ha ampia scelta rispetto ai rapporti giuridici pendenti alla data della dichiarazione di fallimento, potendo optare per il subentro nel rapporto contrattuale, o per lo scioglimento. Se la scelta del Curatore può essere frutto di ampia discrezionalità, non può dirsi lo stesso per le conseguenze, atteso che, una volta effettuata la scelta, le conseguenze sono quelle previste dal contratto (se il Curatore subentra) e dalla legge (se si scioglie). Se il Curatore dichiara di voler subentrare nel contratto deve innanzitutto chiedere ed ottenere l’autorizzazione del Comitato dei Creditori (o del G.D. nei casi di cui all’art. 41, comma 3, l.fall.). Sotto il profilo delle conseguenze, con la dichiarazione di subentro (che si ritiene debba essere espressa) il Curatore assume, rispetto al contratto, la stessa posizione giuridica originariamente in capo al fallito, con la ulteriore conseguenza che le obbligazioni scaturenti dal contratto dovranno essere integralmente adempiute e pagate in prededuzione, nei modi e nei termini stabiliti, ed il Curatore non avrà alcuna possibilità di modificare il contenuto del contratto originario senza il consenso dell’altra parte. In alcuni tipi di rapporto (ad es.: i contratti ad esecuzione continuata o periodica), il subentro nel rapporto contrattuale impone al Curatore di pagare in prededuzione anche le prestazioni precedenti alla dichiarazione di fallimento, in espressa deroga alla par condicio creditorum. La scelta del subentro, quindi, è particolarmente delicata perché il Curatore, da un lato, resta esposto a tutti i rischi di inadempimento e non esatto adempimento a cui era esposto il fallito Giacomo D’Attorre “Gli effetti del fallimento sui rapporti giuridici pendenti” Attenzione! Questo materiale didattico è per uso personale dello studente ed è coperto da copyright. Ne è severamente vietata la riproduzione o il riutilizzo anche parziale, ai sensi e per gli effetti della legge sul diritto d’autore (L. 22.04.1941/n. 633) Pag. 6 di 9 in bonis, e dall’altro, per alcune tipologie di contratto, deve riconoscere il rango prededucibile a crediti sorti in data anteriore all’apertura del concorso. Il Curatore può anche optare per lo scioglimento del contratto. In questo caso, è dubbio se vi è o meno l’obbligo dell’autorizzazione, atteso che l’art. 72 l.fall. la richiede solo per la dichiarazione di subentro; probabilmente, una interpretazione sistematica dei poteri del Curatore rispetto agli atti di normale gestione, unita all’interpretazione letterale della norma, inducono a ritenere che se il Curatore intende sciogliersi dal contratto non dovrebbe chiedere l’autorizzazione. In ogni caso, una volta sciolto il contratto, sia la Curatela che il terzo non sono obbligati ad eseguire le prestazioni ancora non adempiute. Ai sensi dell’art. 72, comma 4, l.fall., in caso di scioglimento, il contraente non fallito ha diritto di far ammettere al passivo il suo credito conseguente al mancato adempimento “senza che gli sia riconosciuto il risarcimento del danno”. Qualora il Curatore non abbia un comportamento attivo rispetto ai contratti pendenti, l’altro contraente, ai sensi dell’art. 72, comma 2, l.fall., “può mettere in mora il curatore, facendogli assegnare dal giudice delegato un termine non superiore a sessanta giorni, decorso il quale il contratto si intende sciolto”. Giacomo D’Attorre “Gli effetti del fallimento sui rapporti giuridici pendenti”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215">3. LA CONTROPARTE CONTRATTUALE IN BONIS<text:s/></text:span></text:p>
      <text:p text:style-name="Normale">Rispetto alla Curatela, la controparte contrattuale in bonis ha limitate possibilità di scelta. In linea generale, come innanzi esposto, l’art. 72, comma 2, l.fall., riconosce alla controparte contrattuale non fallita la possibilità di mettere in mora il Curatore, facendosi assegnare dal Giudice Delegato un termine, che non potrà essere superiore a sessanta giorni, decorso il quale il contratto si intende sciolto, in assenza di una dichiarazione di subentro da parte del Curatore. In caso di scioglimento - sia per volontà del Curatore che a<text:s/><text:soft-page-break/>seguito dell’inutile decorso del termine concesso dal Giudice Delegato ai sensi dell’art. 72, comma 2, l.fall. -, l’altro contraente ha diritto di insinuare al passivo il suo credito conseguente al mancato adempimento, restando preclusa l’azione di risarcimento danni. Qualora la Curatela dichiara di subentrare nel contratto, come si è detto, il rapporto viene riequilibrato, e sia la Curatela che l’altro contraente avranno i medesimi diritti ed obblighi originariamente pattuiti: il contraente non fallito potrà quindi richiedere anche il risarcimento del danno in caso di inadempimento o non esatto adempimento della Curatela agli obblighi contrattuali, da far valere in prededuzione. Resta comunque fermo il divieto di azioni esecutive individuali e cautelari in danno del fallimento. Peculiare è la disciplina riguardo l’azione di risoluzione. Infatti: a) nel caso in cui non vi sia stato inadempimento da parte del fallito, in assenza della dichiarazione di subentro, il soggetto in bonis non avrà alcun potere di agire per ottenere l’esecuzione del contratto o Giacomo D’Attorre “Gli effetti del fallimento sui rapporti giuridici pendenti” Attenzione! Questo materiale didattico è per uso personale dello studente ed è coperto da copyright. Ne è severamente vietata la riproduzione o il riutilizzo anche parziale, ai sensi e per gli effetti della legge sul diritto d’autore (L. 22.04.1941/n. 633) Pag. 8 di 9 chiedere la risoluzione del contratto per inadempimento della Curatela, restando ovviamente salva la possibilità di cui all’art. 72, comma 2, l.fall.. b) Al contrario, se prima della dichiarazione di fallimento, il fallito era inadempiente, ed il contraente non fallito ha promosso l’azione di risoluzione del contratto prima del fallimento, la sentenza che accerta la risoluzione del contratto sarà opponibile alla Curatela, restando salva l’efficacia della trascrizione della domanda, qualora l’oggetto del giudizio richieda tale incombente. Per quanto concerne la competenza a decidere su tale azione, se la domanda giudiziale è relativa solo alla dichiarazione di risoluzione del contratto, l’azione prosegue dinanzi al giudice originariamente adìto. Diversamente, qualora nell’ambito del giudizio di risoluzione del contratto venga richiesta anche la restituzione di una somma di denaro o di un bene, ovvero il risarcimento dei danni eventualmente subiti, il giudizio si interrompe ai sensi dell’art. 43 l.fall. e le domande dovranno essere presentate nuovamente secondo le disposizioni relative all’accertamento dei crediti nel fallimento, stante la competenza esclusiva del Giudice Delegato riguardo all’accertamento dei crediti nel fallimento. In ultimo, va evidenziato che, ai sensi dell’art. 72, comma 6, l.fall., “sono inefficaci le clausole negoziali che fanno dipendere la risoluzione del contratto dal fallimento”.</text:p>
      <text:p text:style-name="Normale"/>
      <text:p text:style-name="Normale"><text:s text:c="70"/>Lezione 46</text:p>
      <text:p text:style-name="Normale"><text:span text:style-name="T216">LA VERIFICA DEI CREDITI</text:span><text:s/></text:p>
      <text:p text:style-name="Normale">L’accertamento del passivo è la fase della procedura fallimentare in cui si procede a verificare quali creditori hanno diritto a partecipare al concorso fallimentare, con quale credito e per quale importo. Si tratta di una fase centrale e caratterizzante, perché ogni pretesa di qualsivoglia creditore, avente ad oggetto somme di danaro o pretese di restituzione o rivendicazione di beni, deve essere fatta valere nell’ambito della fase dell’accertamento del passivo. Giacomo D’Attorre “L’accertamento del passivo. La fase iniziale” Attenzione! Questo materiale didattico è per uso personale dello studente ed è coperto da copyright. Ne è severamente vietata la riproduzione o il riutilizzo anche parziale, ai sensi e per gli effetti della legge sul diritto d’autore (L. 22.04.1941/n. 633) Pag. 4 di 9</text:p>
      <text:p text:style-name="Normale"><text:s/><text:span text:style-name="T217">2. LA DOMANDA DI AMMISSIONE</text:span><text:s/></text:p>
      <text:p text:style-name="Normale">La sentenza che dichiara il fallimento stabilisce – tra l’altro – il luogo, il giorno e l’ora dell’adunanza in cui si procederà all’esame dello stato passivo, entro il termine perentorio di non oltre centoventi giorni dal deposito della sentenza, ovvero centoottanta giorni in caso di particolare complessità della procedura, e assegna ai creditori ed ai terzi che vantano diritti reali o personali su cose in possesso del fallito il termine perentorio di trenta giorni prima dell’adunanza per la presentazione delle domande di insinuazione. Ai sensi dell’art. 92 l.fall., il curatore, esaminate le scritture dell'imprenditore ed altre fonti di informazione, comunica senza indugio ai creditori e ai titolari di diritti reali o personali su beni mobili e immobili di<text:s/><text:soft-page-break/>proprieta' o in possesso del fallito, a mezzo posta elettronica certificata se il relativo indirizzo del destinatario risulta dal registro delle imprese ovvero dall'Indice nazionale degli indirizzi di posta elettronica certificata delle imprese e dei professionisti e, in ogni altro caso, a mezzo lettera raccomandata o telefax presso la sede dell'impresa o la residenza del creditore: 1) che possono partecipare al concorso trasmettendo domanda con le modalita' indicate nell'articolo seguente; 2) la data fissata per l'esame dello stato passivo e quella entro cui vanno presentate le domande; 3) ogni utile informazione per agevolare la presentazione della domanda; 4) il suo indirizzo di posta elettronica certificata. Se il creditore ha sede o risiede all'estero, la comunicazione può essere effettuata al suo rappresentante in Italia, se esistente. La domanda di ammissione al passivo di un credito, di restituzione o rivendicazione di beni mobili e immobili, si propone con Giacomo D’Attorre “L’accertamento del passivo. La fase iniziale” Attenzione! Questo materiale didattico è per uso personale dello studente ed è coperto da copyright. Ne è severamente vietata la riproduzione o il riutilizzo anche parziale, ai sensi e per gli effetti della legge sul diritto d’autore (L. 22.04.1941/n. 633) Pag. 5 di 9 ricorso da trasmettere a norma del comma seguente almeno trenta giorni prima dell'udienza fissata per l'esame dello stato passivo. Il ricorso puo' essere sottoscritto anche personalmente dalla parte ed e' trasmesso all'indirizzo di posta elettronica certificata del curatore indicato nell'avviso di cui all'articolo 92 l.fall., unitamente ai documenti di cui al successivo sesto comma. L'originale del titolo di credito allegato al ricorso e' depositato presso la cancelleria del tribunale. Il ricorso contiene: 1) l'indicazione della procedura cui si intende partecipare e le generalità del creditore; 2) la determinazione della somma che si intende insinuare al passivo, ovvero la descrizione del bene di cui si chiede la restituzione o la rivendicazione; 3) la succinta esposizione dei fatti e degli elementi di diritto che costituiscono la ragione della domanda; 4) l'eventuale indicazione di un titolo di prelazione, nonché la descrizione del bene sul quale la prelazione si esercita, se questa ha carattere speciale; 5) l'indicazione dell'indirizzo di posta elettronica certificata, al quale ricevere tutte le comunicazioni relative alla procedura, le cui variazioni e' onere comunicare al curatore. Il ricorso è inammissibile se è omesso o assolutamente incerto uno dei requisiti di cui ai nn. 1), 2) o 3) del precedente comma. Se è omesso o assolutamente incerto il requisito di cui al n. 4), il credito è considerato chirografario. Giacomo D’Attorre “L’accertamento del passivo. La fase iniziale” Attenzione! Questo materiale didattico è per uso personale dello studente ed è coperto da copyright. Ne è severamente vietata la riproduzione o il riutilizzo anche parziale, ai sensi e per gli effetti della legge sul diritto d’autore (L. 22.04.1941/n. 633) Pag. 6 di 9 Al ricorso sono allegati i documenti dimostrativi del diritto del creditore ovvero del diritto del terzo che chiede la restituzione o rivendica il bene. La domanda di ammissione al passivo – si badi – può essere presentata anche dai creditori che non hanno ricevuto l’avviso ex art. 92 l.fall. da parte del curatore e produce in ogni caso La domanda di cui all'articolo 93 produce gli effetti della domanda giudiziale per tutto il corso del fallimento. Giacomo D’Attorre “L’accertamento del passivo. La fase iniziale”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218">3. IL PROGETTO DI STATO PASSIVO</text:span></text:p>
      <text:p text:style-name="Normale"><text:s/>Il curatore esamina le domande di ammissione al passivo e predispone elenchi separati dei creditori e dei titolari di diritti su beni mobili e immobili di proprietà o in possesso del fallito, rassegnando per ciascuno le sue motivate conclusioni: si tratta del progetto di stato passivo. Il curatore può eccepire i fatti estintivi, modificativi o impeditivi del diritto fatto valere, nonché l'inefficacia del titolo su cui sono fondati il credito o la prelazione, anche se è prescritta la relativa azione; in tale fase, infatti, il curatore è processualmente la “controparte” rispetto al creditore che presenta domanda di ammissione al passivo, avendo pertanto il compito di sollevare le eccezioni funzionali alla tutela della massa dei creditori, che potrebbe essere pregiudicata da un’ammissione al passivo avvenuta in mancanza dei presupposti. Il curatore deposita il progetto di stato passivo corredato dalle relative domande nella cancelleria del tribunale almeno quindici giorni prima dell'udienza fissata per l'esame dello stato passivo e nello stesso termine lo trasmette ai creditori e ai titolari di diritti sui beni all'indirizzo indicato nella domanda di ammissione al passivo. I<text:s/><text:soft-page-break/>creditori, i titolari di diritti sui beni ed il fallito possono esaminare il progetto e presentare al curatore, con le modalita' indicate dall'articolo 93, secondo comma, l.fall.. osservazioni scritte e documenti integrativi fino a cinque giorni prima dell'udienza.</text:p>
      <text:p text:style-name="Normale"/>
      <text:p text:style-name="Normale"><text:s text:c="67"/>Lezione 47</text:p>
      <text:p text:style-name="Normale"><text:span text:style-name="T219">LA FASE DELLA LIQUIDAZIONE</text:span></text:p>
      <text:p text:style-name="Normale"><text:s/>Il Legislatore ha regolato la fase di liquidazione dell’attivo secondo i principi sottesi alla riforma nel suo complesso. Essi possono essere sintetizzati come segue: (i) sempre più accentuata privatizzazione della gestione della crisi d’impresa, (ii) generale depotenziamento del ruolo del giudice delegato ed un simmetrico incremento dei poteri degli altri organi della procedura; (iii) conseguente parziale attenuazione dei vincoli e dei controlli demandati all’autorità giudiziaria. Giacomo D’Attorre “La Liquidazione dell’attivo” Attenzione! Questo materiale didattico è per uso personale dello studente ed è coperto da copyright. Ne è severamente vietata la riproduzione o il riutilizzo anche parziale, ai sensi e per gli effetti della legge sul diritto d’autore (L. 22.04.1941/n. 633) Pag. 4 di 10</text:p>
      <text:p text:style-name="Normale"><text:s/><text:span text:style-name="T220">2. IL PROGRAMMA DI LIQUIDAZIONE</text:span><text:s/></text:p>
      <text:p text:style-name="Normale">Assume un ruolo centrale nelle operazioni di liquidazione in programma di liquidazione, redatto dal curatore. Esso è predisposto entro sessanta giorni dalla redazione dell'inventario, e in ogni caso non oltre centottanta giorni dalla sentenza dichiarativa di fallimento, da parte del curatore ed è sottoposto alla approvazione del comitato dei creditori. L’ultimo correttivo alla riforma della legge fallimentare ha introdotto la disposizione secondo cui il mancato rispetto del termine di centottanta giorni di cui al primo periodo senza giustificato motivo è giusta causa di revoca del curatore. E’ evidente, dunque, che il programma di liquidazione assuma una rilevanza centrale rispetto all’impianto complessivo dell’attività del curatore fallimentare. Il programma costituisce l'atto di pianificazione e di indirizzo in ordine alle modalità e ai termini previsti per la realizzazione dell'attivo. Dall’esame dello stesso è possibile avere un quadro completo dell’attività che sarà svolta dal Curatore al fine di realizzare l’attivo. Giacomo D’Attorre “La Liquidazione dell’attivo” Attenzione! Questo materiale didattico è per uso personale dello studente ed è coperto da copyright. Ne è severamente vietata la riproduzione o il riutilizzo anche parziale, ai sensi e per gli effetti della legge sul diritto d’autore (L. 22.04.1941/n. 633) Pag. 5 di 10</text:p>
      <text:p text:style-name="Normale"><text:s/><text:span text:style-name="T221">3. IL CONTENUTO DEL PROGRAMMA DI LIQUIDAZIONE</text:span></text:p>
      <text:p text:style-name="Normale"><text:s/>Il Programma deve contenere: a) l'opportunità di disporre l'esercizio provvisorio dell'impresa, o di singoli rami di azienda, ai sensi dell'articolo 104, ovvero l'opportunità di autorizzare l'affitto dell'azienda, o di rami, a terzi ai sensi dell'articolo 104-bis; b) la sussistenza di proposte di concordato ed il loro contenuto; c) le azioni risarcitorie, recuperatorie o revocatorie da esercitare ed il loro possibile esito; d) le possibilita' di cessione unitaria dell'azienda, di singoli rami, di beni o di rapporti giuridici individuabili in blocco; e) le condizioni della vendita dei singoli cespiti. f) il termine entro il quale sara' completata la liquidazione dell'attivo. Oltre, dunque, alle indicazioni relative alle modalità e le condizioni della vendita dei cespiti acquisiti all’attivo fallimentare, il Curatore deve necessariamente specificare nel programma quali sono le azioni che intende esperire. In questo modo, dunque, è possibile valutare in modo unitario non solo la fondatezza delle azioni stesse, ma anche la loro utilità, connessa alla solvibilità o meno delle controparti. Il contenuto estremamente dettagliato del programma consente, altresì, un controllo più puntuale delle attività del Curatore. Particolare rilievo è stato dato ai termini di presentazione e di esecuzione del programma. Dei termini di presentazione, si è già scritto sopra, quanto, invece, ai termini di esecuzione, la norma Giacomo D’Attorre “La Liquidazione dell’attivo” Attenzione! Questo materiale didattico è per uso personale dello studente ed è coperto da copyright. Ne è severamente vietata la riproduzione o il riutilizzo anche parziale, ai sensi e per gli effetti della legge sul diritto d’autore (L. 22.04.1941/n. 633) Pag. 6 di 10<text:s/><text:soft-page-break/>prevede che lo stesso (la cui indicazione è obbligatoria ai sensi della lettera f) dell’art 104 ter l.fall) non possa eccedere due anni dal deposito della sentenza di fallimento. E’ possibile che la particolare complessità delle operazioni di liquidazione, la proposizione di giudizi dalla cui conclusione dipenda la chiusura della liquidazione, determini l’impossibilità di rispettare tale termine. In questo caso, il curatore è tenuto a motivare specificamente in ordine alle ragioni che giustificano tale maggior termine. Se, da un lato, come sopra rilevato, la riforma ha particolarmente accentuato la responsabilità del Curatore in merito alla corretta redazione ed esecuzione del programma, rendendo imperativo indicare tempi e modi della liquidazione, dall’altro ha reso meno formali le operazioni di vendita. Naturalmente restano fermi i principi di trasparenza e celerità delle stesse, ma oggi è possibile per il curatore chiedere di essere autorizzato dal giudice delegato ad affidare ad altri professionisti o societa' specializzate alcune incombenze della procedura di liquidazione dell'attivo. In sostanza, dunque, ciò che viene richiesto al Curatore è gestire e programmare le attività liquidatorie in modo dettagliato e celere, mentre per l’esecuzione delle stesse è oggi possibile affidarsi a soggetti specializzati che, grazie alla particolare esperienza possano garantire una migliore collocazione sul mercato dei beni. Giacomo D’Attorre “La Liquidazione dell’attivo” Attenzione! Questo materiale didattico è per uso personale dello studente ed è coperto da copyright. Ne è severamente vietata la riproduzione o il riutilizzo anche parziale, ai sensi e per gli effetti della legge sul diritto d’autore (L. 22.04.1941/n. 633) Pag. 7 di<text:s/><text:span text:style-name="T222">10<text:s/></text:span></text:p>
      <text:p text:style-name="Normale"><text:span text:style-name="T223">4. IL RUOLO DEL GIUDICE DELEGATO E DEL COMITATO DEI CREDITORI</text:span><text:s/></text:p>
      <text:p text:style-name="Normale">Del ruolo del curatore si è scritto in precedenza. E’ opportuno, dunque, illustrare quale sia il ruolo del comitato dei creditori e del giudice delegato con riferimento al programma di liquidazione. Assolutamente rilevante è il ruolo assegnato dalla riforma al comitato dei creditori. Esso, infatti, oltre ad approvare il programma, può proporre al curatore modifiche al programma presentato. In sostanza, dunque, non solo è riservato al comitato dei creditori il potere di approvare o meno il programma di liquidazione, ma è consentito allo stesso di formulare proposte di modifiche ed anche integrazioni al programma presentato. Naturalmente, specularmente alla possibilità per il comitato di proporre modifiche, è riconosciuto al curatore la possibilità di presentare un supplemento del piano di liquidazione. Tale possibilità è riconosciuta, tuttavia, ad una condizione: ovvero solo in ipotesi di “sopraggiunte” esigenze. L’intento della norma è quello di evitare che il Curatore possa redigere un programma palesemente insufficiente e manchevole con il mero scopo di rispettare solo formalmente i termini di legge, slavo poi integrarlo ed ampliarlo con successive istanze, vanificando, di fatto l’intento perseguito dalla riforma. Il Giudice delegato non approva il programma, ma autorizza gli assi ad esso conformi. In sostanza, l’autorizzazione del giudice delegato è necessaria per poter compiere effettivamente gli atti della Giacomo D’Attorre “La Liquidazione dell’attivo” Attenzione! Questo materiale didattico è per uso personale dello studente ed è coperto da copyright. Ne è severamente vietata la riproduzione o il riutilizzo anche parziale, ai sensi e per gli effetti della legge sul diritto d’autore (L. 22.04.1941/n. 633) Pag. 8 di 10 liquidazione, ma il controllo dallo stesso eseguito si limita (o dovrebbe limitarsi) ad un controllo di legittimità, non già di merito. Prima della approvazione del programma, il curatore può procedere alla liquidazione di beni, previa autorizzazione del giudice delegato, sentito il comitato dei creditori se già nominato, solo quando dal ritardo può derivare pregiudizio all'interesse dei creditori. Infine, deve evidenziarsi che il curatore, previa autorizzazione del comitato dei creditori, può non acquisire all'attivo o rinunciare a liquidare uno o più beni, se l'attività di liquidazione appaia manifestamente non conveniente. In questo caso, il curatore ne dà comunicazione ai creditori i quali, in deroga a quanto previsto nell'articolo 51, possono iniziare azioni esecutive o cautelari sui beni rimessi nella disponibilità del debitore.</text:p>
      <text:p text:style-name="Normale"/>
      <text:p text:style-name="Normale"><text:s text:c="67"/>Lezione 48</text:p>
      <text:p text:style-name="Normale"><text:span text:style-name="T224">LA FASE DI RIPARTO</text:span><text:s/></text:p>
      <text:soft-page-break/>
      <text:p text:style-name="Normale">La ripartizione dell’attivo è la fase della procedura fallimentare nella quale i creditori concorrono per il soddisfacimento dei loro diritti, nei limiti di quanto realizzato e nel rispetto delle legittime cause di prelazione. Si tratta di una fase che segue all’accertamento del passivo (nella quale sono accertati i crediti aventi diritto a partecipare al concorso) e che segue (o accompagna) la fase di liquidazione dell’attivo, nella quale i beni del fallito sono liquidati per ottenere la liquidità da distribuire tra i creditori nella fase del riparto. Si distingue tra riparti parziali, che devono avvenire nel corso della procedura fallimentare, e riparto finale, che avviene al termine della procedura. Giacomo D’Attorre “La ripartizione dell’attivo” Attenzione! Questo materiale didattico è per uso personale dello studente ed è coperto da copyright. Ne è severamente vietata la riproduzione o il riutilizzo anche parziale, ai sensi e per gli effetti della legge sul diritto d’autore (L. 22.04.1941/n. 633) Pag. 4 di 13<text:s/></text:p>
      <text:p text:style-name="P225">2. IL PROCEDIMENTO DI RIPARTIZIONE</text:p>
      <text:p text:style-name="Normale"><text:s/>I riparti parziali sono disciplinati dall’art. 110 l.fall., che intende assicurare riparti celeri e continui in favore dei creditori. Il curatore, ogni quattro mesi a partire dalla data del decreto di esecutività dello stato passivo o nel diverso termine stabilito dal giudice delegato, presenta un prospetto delle somme disponibili ed un progetto di ripartizione delle medesime, riservate quelle occorrenti per la procedura. Nel progetto sono collocati anche i crediti per i quali non si applica il divieto di azioni esecutive e cautelari. Il giudice ordina il deposito del progetto di ripartizione in cancelleria, disponendo che a tutti i creditori, compresi quelli per i quali e' in corso uno dei giudizi di cui all'art. 98 l.fall., ne sia data comunicazione mediante l'invio di copia a mezzo posta elettronica certificata. I creditori, entro il termine perentorio di quindici giorni dalla ricezione della comunicazione, possono proporre reclamo al giudice delegato contro il progetto di riparto ai sensi dell'art. 36 l.fall.. Decorso tale termine, il giudice delegato, su richiesta del curatore, dichiara esecutivo il progetto di ripartizione. Se sono proposti reclami, il progetto di ripartizione è dichiarato esecutivo con accantonamento delle somme corrispondenti ai crediti oggetto di contestazione. Il provvedimento che decide sul reclamo dispone in ordine alla destinazione delle somme accantonate Anche i creditori cd. tardivi, ossia i creditori ammessi all’esito delle domande tardive ex art. 101 l.fall., hanno diritto di partecipare ai riparti parziali, sia pure con alcune precisazioni e limiti. I creditori tardivi, infatti, concorrono soltanto alle ripartizioni posteriori alla loro ammissione in proporzione del rispettivo credito, salvo il diritto di prelevare le quote che sarebbero loro spettate nelle precedenti Giacomo D’Attorre “La ripartizione dell’attivo” Attenzione! Questo materiale didattico è per uso personale dello studente ed è coperto da copyright. Ne è severamente vietata la riproduzione o il riutilizzo anche parziale, ai sensi e per gli effetti della legge sul diritto d’autore (L. 22.04.1941/n. 633) Pag. 5 di 13 ripartizioni se assistiti da cause di prelazione o se il ritardo è dipeso da cause ad essi non imputabili. Tema particolarmente delicato nelle ripartizioni parziali è quello dei cd. accantonamenti, disciplinato dall’art. 113 l.fall.. Al fine di contemperare l’interesse dei creditori già definitivamente ammessi ad ottenere le somme al più presto con l’interesse dei creditori non definitivamente ammessi a non vedere frustrate le proprie aspettative, il legislatore dispone che nelle ripartizioni parziali, che non possono superare l'ottanta per cento delle somme da ripartire, devono essere trattenute e depositate, nei modi stabiliti dal giudice delegato, le quote assegnate:1) ai creditori ammessi con riserva; 2) ai creditori opponenti a favore dei quali sono state disposte misure cautelari; 3) ai creditori opponenti la cui domanda è stata accolta ma la sentenza non è passata in giudicato; 4) ai creditori nei cui confronti sono stati proposti i giudizi di impugnazione e di revocazione. Le somme ritenute necessarie per spese future, per soddisfare il compenso al curatore e ogni altro debito prededucibile devono essere trattenute; in questo caso, l'ammontare della quota da ripartire deve essere ridotta se la misura dell'ottanta per cento appare insufficiente. Devono essere altresì trattenute e depositate nei modi stabiliti dal giudice delegato le somme ricevute dalla procedura per effetto di provvedimenti provvisoriamente esecutivi e non ancora passati in giudicato. I pagamenti effettuati in esecuzione dei piani di riparto non possono essere ripetuti, salvo il caso dell'accoglimento di domande di revocazione. I creditori che hanno percepito pagamenti non dovuti, devono restituire le somme riscosse, oltre agli interessi legali dal momento del pagamento effettuato a loro favore. Giacomo D’Attorre “La<text:s/><text:soft-page-break/>ripartizione dell’attivo” Attenzione! Questo materiale didattico è per uso personale dello studente ed è coperto da copyright. Ne è severamente vietata la riproduzione o il riutilizzo anche parziale, ai sensi e per gli effetti della legge sul diritto d’autore (L. 22.04.1941/n. 633) Pag. 6 di<text:s/><text:span text:style-name="T226">13</text:span></text:p>
      <text:p text:style-name="P227"><text:s/>3. IL RIPARTO FINALE</text:p>
      <text:p text:style-name="Normale"><text:s/>Il riparto finale avviene dopo l’approvazione del rendiconto del curatore e la liquidazione del compenso del curatore. Le modalità procedimentali sono le stesse di quelle previste per i riparti parziali. Nel riparto finale vengono distribuiti anche gli accantonamenti precedentemente fatti. Tuttavia, se la condizione non si è ancora verificata ovvero se il provvedimento non è ancora passato in giudicato, la somma è depositata nei modi stabiliti dal giudice delegato, perché, verificatisi gli eventi indicati, possa essere versata ai creditori cui spetta o fatta oggetto di riparto supplementare fra gli altri creditori. Gli accantonamenti, ad ogni modo, non impediscono la chiusura della procedura. Talvolta succede che alcuni creditori siano “irreperibili”, nel senso che sia impossibile riuscire ad eseguire il pagamento loro dovuto, perché si è più in grado di comunicare con gli stessi (si tenga conto che, data la lunghezza delle procedure fallimentari, il riparto parziale può anche avvenire a distanza di decenni dall’ammissione al passivo). In tal caso, le somme dovute sono nuovamente depositate presso l'ufficio postale o la banca depositaria; decorsi cinque anni dal deposito, le somme non riscosse dagli aventi diritto e i relativi interessi, se non richieste da altri creditori, rimasti insoddisfatti, sono versate a cura del depositario all'entrata del bilancio dello Stato per essere riassegnate, con decreti del Ministro dell'economia e delle finanze, ad apposita unità previsionale di base dello stato di previsione del Ministero della giustizia.</text:p>
      <text:p text:style-name="Normale"/>
      <text:p text:style-name="Normale"><text:s text:c="69"/>Lezione 49</text:p>
      <text:p text:style-name="Normale"><text:span text:style-name="T228">LA DEFINIZIONE</text:span><text:s/></text:p>
      <text:p text:style-name="Normale">Il concordato preventivo è la procedura concorsuale basata sull’accordo tra debitore e creditori, sottoposto al controllo del tribunale, attraverso il quale il debitore propone il soddisfacimento dei crediti nella misura e con le modalità previste nella proposta. L’accordo tra debitore e creditori consente, da un lato, di superare la crisi d’impresa, dall’altro, di soddisfare i creditori non già attraverso le esecuzioni individuali o la liquidazione fallimentare, ma attraverso le modalità indicate nell’accordo. La procedura di concordato preventivo è una procedura concorsuale, ricorrendo tutti gli elementi che tradizionalmente caratterizzanti la concorsualità: a) il divieto di azioni esecutive individuali; b) la limitazione dei poteri del debitore; c) la nomina di organi della procedura. E’ una procedura concorsuale alternativa al fallimento, nel senso che attraverso il concordato preventivo il debitore vuole evitare il fallimento, ed a carattere giudiziale, in quanto viene dichiarata aperta con provvedimento del tribunale, viene omologata dal tribunale e si svolge sotto il controllo di organi nominati dal tribunale. Si tratta, inoltre, di una procedura a carattere volontaria, nel senso che solo ed esclusivamente il debitore può chiedere di essere ammesso al concordato; in mancanza della domanda del debitore, il tribunale non può disporre d’ufficio dell’apertura della procedura, né tantomeno creditori e pubblico ministero possono chiedere l’ammissione alla procedura del debitore. Vero è che i creditori possono presentare, a determinate condizioni, proposte di concordato concorrenti rispetto a quella del debitore, ma la legittimazione è subordinata, comunque, alla preventiva Giacomo D’Attorre “Il concordato preventivo. Nozione generale” Attenzione! Questo materiale didattico è per uso personale dello studente ed è coperto da copyright. Ne è severamente vietata la riproduzione o il riutilizzo anche parziale, ai sensi e per gli effetti della legge sul diritto d’autore (L. 22.04.1941/n. 633) Pag. 4 di 9 presentazione della domanda di concordato del debitore. In altri termini, i creditori possono inserirsi in una procedura di concordato già aperta su impulso del debitore, presentando una proposta concorrente, ma non possono determinare autonomamente l’apertura della procedura stessa. Giacomo D’Attorre “Il concordato preventivo. Nozione generale” Attenzione! Questo materiale didattico è per uso personale dello studente<text:s/><text:soft-page-break/>ed è coperto da copyright. Ne è severamente vietata la riproduzione o il riutilizzo anche parziale, ai sensi e per gli effetti della legge sul diritto d’autore (L. 22.04.1941/n. 633) Pag. 5 di<text:s/><text:span text:style-name="T229">9</text:span></text:p>
      <text:p text:style-name="Normale"><text:span text:style-name="T230"><text:s/>2. I TRATTI SALIENTI</text:span><text:s/></text:p>
      <text:p text:style-name="Normale">Può essere utile, salvo poi procedere a successivi aggiornamenti, delineare i tratti salienti della procedura di concordato. Un primo elemento caratterizzante è rappresentato dalla proposta di concordato. E’ il debitore (o anche, nel caso di proposte concorrenti, i creditori-proponenti) a sottoporre una proposta ai creditori, avente ad oggetto la ristrutturazione dei debiti e la soddisfazione dei crediti; il proponente offre ai creditori di soddisfare i rispettivi crediti mediante un pagamento in danaro o con modalità differenti. La proposta di concordato è sottoposta all’approvazione dei creditori. Sono i creditori, pertanto, a decidere se la crisi del debitore possa essere affrontata e superata attraverso la procedura concordataria, oppure con modalità diverse (fallimento o esecuzioni individuali); gli arbitri della decisione sono i creditori, la cui eventuale volontà negativa non può essere surrogata o superata. L’approvazione della proposta avviene a maggioranza. Non è necessaria, quindi, l’unanimità dei consensi, ma è sufficiente che la proposta riceva il voto favorevole dei creditori che rappresentano la maggioranza dei crediti ammessi al voto. In tal caso, il volere della maggioranza prevale sulla minoranza e si impone sulla stessa; anche i creditori dissenzienti devono subire la decisione di maggioranza, subendo gli effetti del concordato sui propri crediti pur senza il proprio concorso di volontà. L’incontro di volontà tra il proponente ed i creditori non è sufficiente affinchè il concordato possa acquisire efficacia giuridica. E’ Giacomo D’Attorre “Il concordato preventivo. Nozione generale” Attenzione! Questo materiale didattico è per uso personale dello studente ed è coperto da copyright. Ne è severamente vietata la riproduzione o il riutilizzo anche parziale, ai sensi e per gli effetti della legge sul diritto d’autore (L. 22.04.1941/n. 633) Pag. 6 di 9 richiesto un requisito ulteriore, rappresentato dal controllo di omologazione del tribunale, chiamato a valutare la conformità della proposta e della procedura ai parametri legali. Il controllo del tribunale, peraltro, si esercita durante tutta la procedura, a partire dal controllo iniziale di ammissibilità (cui è subordinato l’apertura della procedura) e fino all’omologazione. Effetto tipico del concordato è la cd. esdebitazione. L’adempimento degli obblighi concordatari consente al debitore di liberarsi di tutti i propri crediti anteriori. Anche se la proposta di concordato prevede un soddisfacimento solo parziale delle obbligazioni, il debitore è liberato della parte residua dei propri debiti. Per effetto del concordato, infatti, la pretesa creditoria viene conformata secondo i termini e le condizioni previsti nella proposta, venendo estinta (o, secondo altra prospettiva, divenendo inesigibile) nei confronti del debitore (art. 184 l.fall.), con conseguente liberazione del debitore stesso. Il concordato omologato, eseguito e non risolto porta sempre con sé un effetto integralmente liberatorio, «perché esso libera interamente il proponente in cambio di pagamenti, e prestazioni varie, che normalmente sono solo parzialmente satisfattive rispetto alle pretese dei creditori. Giacomo D’Attorre “Il concordato preventivo. Nozione generale” Attenzione! Questo materiale didattico è per uso personale dello studente ed è coperto da copyright. Ne è severamente vietata la riproduzione o il riutilizzo anche parziale, ai sensi e per gli effetti della legge sul diritto d’autore (L. 22.04.1941/n. 633) Pag. 7 di 9 3.<text:s/></text:p>
      <text:p text:style-name="P231">L’INTERESSE AL CONCORDATO</text:p>
      <text:p text:style-name="Normale"><text:s/>Verifichiamo adesso quali sono gli interessi perseguiti dai vari attori coinvolti della procedura di concordato. Per quanto riguarda il debitore, l’interesse perseguito attraverso la presentazione della domanda di concordato è quello di superare la propria crisi d’impresa evitando il fallimento (o le azioni esecutive individuali). Per quanto il presupposto oggettivo del concordato sia più ampia di quello del fallimento, potendo quindi accedere al concordato anche imprenditori non insolventi, è indubbio che l’accesso al concordato sia normalmente inteso dal debitore come l’extrema ratio per evitare il fallimento. Lo stigma sociale e reputazionale che normalmente si accompagna alla dichiarazione di fallimento è ciò che spinge il debitore a presentare la domanda di concordato, cercando di soddisfare i propri creditori senza l’apertura della procedura di fallimento. Per quanto riguarda i creditori chiamati a decidere sulla proposta, la valutazione è di norma basata su una comparazione tra la soddisfazione offerta in sede concordataria e la<text:s/><text:soft-page-break/>soddisfazione che potrebbero presumibilmente ricevere in sede fallimentare. Proprio la sfiducia che i creditori mostrano verso la liquidazione fallimentare ed i tempi della procedura di fallimento spinge sovente gli stessi ad esprimere voto favorevole alla proposta. I tempi delle procedure di fallimento, conseguenti alla verifica del passivo ed alle lungaggini delle liquidazioni fallimentari, spaventano i creditori e sono la molla per un voto favorevole. In senso speculare, tuttavia, la sfiducia dei creditori verso l’effettiva possibilità per il debitore di mantenere le Giacomo D’Attorre “Il concordato preventivo. Nozione generale” Attenzione! Questo materiale didattico è per uso personale dello studente ed è coperto da copyright. Ne è severamente vietata la riproduzione o il riutilizzo anche parziale, ai sensi e per gli effetti della legge sul diritto d’autore (L. 22.04.1941/n. 633) Pag. 8 di 9 promesse offerte in sede di proposta di concordato conduce i creditori ad un voto contrario</text:p>
      <text:p text:style-name="Normale"/>
      <text:p text:style-name="Normale"><text:s text:c="69"/>Lezione 50</text:p>
      <text:p text:style-name="Normale"><text:span text:style-name="T232">DOMANDA, PROPOSTA E PIANO</text:span><text:s/></text:p>
      <text:p text:style-name="Normale">Il concordato preventivo si apre su impulso del debitore, che presenta una domanda di concordato, con la quale formula una proposta ai creditori ed alla quale è allegato il piano. Pur se strettamente connessi tra di loro, la domanda, la proposta ed il piano di concordato vanno differenziati tra di loro. Come chiarito dalla Suprema Corte, si deve operare una separazione all’interno del modulo procedimentale che compone il concordato preventivo. La domanda di concordato è espressione della richiesta dell’imprenditore di non applicare il regime del fallimento (se l’impresa è insolvente) o dell’esecuzione forzata (se l’impresa è in crisi) e dunque oggetto del processo di omologazione del concordato è il potere del debitore di ottenere di regolare la crisi cono lo strumento dell’autonomia negoziale. La proposta, invece, delinea l’oggetto dell’impegno che l’imprenditore assume nei confronti dei creditori e, allo stesso tempo, il contenuto dell’obbligazione che assumeranno i creditori. Il piano, infine, rappresenta lo strumento operativo per formulare la proposta. Giacomo D’Attorre “La proposta di concordato preventivo” Attenzione! Questo materiale didattico è per uso personale dello studente ed è coperto da copyright. Ne è severamente vietata la riproduzione o il riutilizzo anche parziale, ai sensi e per gli effetti della legge sul diritto d’autore (L. 22.04.1941/n. 633) Pag. 4 di 9</text:p>
      <text:p text:style-name="Normale"><text:s/><text:span text:style-name="T233">2. IL CONTENUTO DELLA PROPOSTA</text:span></text:p>
      <text:p text:style-name="Normale"><text:s/>Il debitore che propone un concordato preventivo gode di un’ampia libertà nella determinazione del contenuto della proposta che intende sottoporre ai creditori. Questa libertà trova espresso riconoscimento nella flessibilità e atipicità delle possibili modalità di soddisfacimento dei crediti. Il debitore non è obbligato ad offrire necessariamente un pagamento in danaro, potendo provvedere anche alla soddisfazione con modalità ed in forme diverse dal danaro. Ancora, il debitore non è tenuto al rigoroso rispetto della par condicio creditorum, potendo suddividere i creditori in classi differenti, prevedendo soddisfacimenti diversi per i creditori delle diverse classi. Questa libertà del debitore non può tuttavia essere considerata assoluta, perché incontra comunque dei limiti invalicabili posti da norme imperative. Occorre, pertanto, individuare quali siano i limiti posti alla libera determinazione del contenuto della proposta di concordato preventivo e definirne con precisione portata ed effetti. Alcuni limiti sono posti espressamente dall’art. 160 l.fall., altri si ricavano da (veri o presunti) principi generali. Tra i limiti espressamente individuati dall’art. 160 l.fall., vi è il divieto di alterare l’ordine delle cause di prelazione (“il trattamento stabilito per ciascuna classe non puo' avere l'effetto di alterare l'ordine delle cause legittime di prelazione”). Se la vigenza del divieto di alterare l’ordine della cause di prelazione è indiscussa, problematica è la perimetrazione dell’effettivo contenuto della regola e dei limiti che da essa discendono in punto di rapporto tra creditori privilegiati e creditori chirografari. Secondo un orientamento, l’art. 160 l. fall., nella parte in cui stabilisce che il trattamento riservato a Giacomo D’Attorre “La proposta di concordato preventivo” Attenzione! Questo materiale didattico è per uso personale dello studente ed è coperto da copyright. Ne è severamente vietata la<text:s/><text:soft-page-break/>riproduzione o il riutilizzo anche parziale, ai sensi e per gli effetti della legge sul diritto d’autore (L. 22.04.1941/n. 633) Pag. 5 di 9 ciascuna classe non può avere l'effetto di alterare l'ordine delle cause legittime di prelazione, ha lo scopo di impedire la soddisfazione del creditore di grado successivo qualora non sia stato integralmente soddisfatto quello di grado precedente, salvo che siano utilizzate risorse finanziarie non provenienti dal patrimonio assoggettato al concorso e che costituiscano apporti "neutri" di terzi estranei. Secondo altro orientamento, invece, l’ordine delle cause di prelazione non impedisce il pagamento di creditori di rango inferiore anche in assenza di pagamento integrale dei creditori di rango superiore, a condizione che detto pagamento sia di misura inferiore. Altro limite legale è posto con riferimento al trattamento dei creditori privilegiati. Vero è che è stata concessa la possibilità di un pagamento (rectius: soddisfazione) non integrale dei creditori privilegiati, ma ciò a condizione che la proposta ne preveda la soddisfazione in misura non inferiore a quella realizzabile, in ragione della collocazione preferenziale, sul ricavato in caso di liquidazione dei beni oggetto della garanzia. Un limite posto anche dall’ultimo comma dell’art. 160 l.fall., nella parte in cui impone, nei concordati liquidatori, che la proposta debba assicurare il pagamento di almeno il venti per cento dell'ammontare dei crediti chirografari. Secondo alcuni, un limite all’autonomia del debitore nella determinazione del contenuto della proposta possa essere individuato anche nel principio della responsabilità patrimoniale del debitore sancito dall’art. 2740 c.c., secondo il quale il debitore risponde delle proprie obbligazioni con tutti i suoi beni presenti e futuri, e dall’art. 2910 c.c., che ne costituisce la proiezione in sede esecutiva.. Da ciò conseguirebbe la illegittimità di proposte di concordato preventivo che Giacomo D’Attorre “La proposta di concordato preventivo” Attenzione! Questo materiale didattico è per uso personale dello studente ed è coperto da copyright. Ne è severamente vietata la riproduzione o il riutilizzo anche parziale, ai sensi e per gli effetti della legge sul diritto d’autore (L. 22.04.1941/n. 633) Pag. 6 di 9 prevedano la destinazione solo parziale del patrimonio del debitore al soddisfacimento dei creditori. Giacomo D’Attorre “La proposta di concordato preventivo”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234">3. LA SODDISFAZIONE DEI CREDITI<text:s/></text:span></text:p>
      <text:p text:style-name="Normale">Fermo il rispetto dei limiti imperativi sopra individuati, per il resto il debitore è libero – in sede di proposta – di individuare le modalità di soddisfazione dei crediti. La proposta può prevedere, infatti, la ristrutturazione dei debiti e la soddisfazione dei crediti attraverso qualsiasi forma, non necessariamente in danaro. Nel caso in cui sia previsto il pagamento in danaro, sarà la proposta a determinare la percentuale di pagamento offerto, con il solo limite del pagamento minimo del 20% nei concordati liquidatori e del pagamento in misura non meramente simbolica nei concordati con continuità. Ancora, sarà la proposta a prevedere se il pagamento dovrà avvenire immediatamente al momento dell’omologa, oppure con dilazione, e in tal caso fissando la misura della dilazione stessa. In alternativa al pagamento in danaro, come detto, la proposta può prevedere modalità di soddisfacimento dei crediti differenti. Al riguardo, l’art. 160 l.fall. contiene una elencazione esemplificativa delle forme di soddisfacimento diverse rispetto al pagamento in danaro: cessione dei beni, accollo, o altre operazioni straordinarie, ivi compresa l'attribuzione ai creditori, nonché a società da questi partecipate, di azioni, quote, ovvero obbligazioni, anche convertibili in azioni, o altri strumenti finanziari e titoli di debito; l'attribuzione delle attività delle imprese interessate dalla proposta di concordato ad un assuntore; possono costituirsi come assuntori anche i creditori o società da questi partecipate o da costituire nel corso della procedura, le azioni delle quali siano destinate ad essere attribuite ai creditori per effetto del concordato. Si tratta di una mera elencazione a titolo Giacomo D’Attorre “La proposta di concordato preventivo” Attenzione! Questo materiale didattico è per uso personale dello studente ed è coperto da copyright. Ne è severamente vietata la riproduzione o il riutilizzo anche parziale, ai sensi e per gli effetti della legge sul diritto d’autore (L. 22.04.1941/n. 633) Pag. 8 di 9 esemplificativa, potendo il debitore prevedere anche ulteriori e diverse modalità di soddisfacimento diverso dal pagamento in danaro.</text:p>
      <text:p text:style-name="Normale"/>
      <text:p text:style-name="Normale"><text:s text:c="67"/>Lezione 51</text:p>
      <text:p text:style-name="Normale"><text:span text:style-name="T235">IL PIANO</text:span><text:s/></text:p>
      <text:p text:style-name="Normale">L’atto introduttivo della procedura di concordato viene presentato dal debitore e si compone di tre documenti principali: la domanda, la proposta ed il piano. Differenti sono le funzioni assolte da questi tre documenti e, ovviamente, differente è il contenuto degli stessi. Per quanto riguarda, in particolare, il piano di concordato, si tratta del documento nel quale il debitore illustra le modalità attraverso le quali intende adempiere gli obblighi concordatari. E’, quindi, un documento programmatico, funzionale a dare conto ed a rappresentare l’insieme delle attività e delle condotte che saranno poste in essere dal debitore (o da terzi) per consentire di rispettare la proposta di concordato. E’ il piano, quindi, a dover dimostrare la fattibilità della proposta di concordato, ossia a consentire di valutare prognosticamente se ed in che termini il debitore riuscirà a soddisfare i creditori con le modalità, la tempistica e la misura oggetto della proposta di concordato. Si è detto che il piano di concordato è un documento programmatico. Al pari degli altri “programmi” in ambito aziendale, il piano di concordato si compone di una base patrimoniale, di un profilo economico e di un profilo finanziario. La base patrimoniale del piano è rappresentato dalla situazione patrimoniale dell’impresa al momento della presentazione della domanda di concordato, ove sono indicate il complesso delle attività e delle passività, intese come debiti che devono essere adempiuti dal debitore in sede concordataria. Attraverso, poi, l’incrocio tra l’insieme della debitoria e la misura del soddisfacimento offerto a ciascun creditore nella proposta si calcola il cd. “fabbisogno concordataria”, che rappresenta l’insieme dell’esborso Giacomo D’Attorre “Il piano di concordato. Le tipologie di concordato” Attenzione! Questo materiale didattico è per uso personale dello studente ed è coperto da copyright. Ne è severamente vietata la riproduzione o il riutilizzo anche parziale, ai sensi e per gli effetti della legge sul diritto d’autore (L. 22.04.1941/n. 633) Pag. 4 di 8 (nel caso di pagamento in danaro) che il debitore dovrà sopportare per adempiere gli obblighi concordataria (es: se i creditori prededucibili ammontano ad € 200.000,00, i creditori privilegiati ammontano ad € 1.000.000,00, i creditori chirografari ammontano ad € 10.000.000,00, ed il debitore ha proposto il pagamento integrale di creditori prededucibili e privilegiati, ed il pagamento nella misura del 10%, il fabbisogno concordatario complessivo ammonta ad € 2.200.000,00). Una volta quantificato il fabbisogno concordatario, il piano deve presentare il profilo economico, ossia deve indicare quali risorse si otterranno ed in quale modo per poter sostenere il suddetto fabbisogno. Nel caso di concordato liquidatorio, quindi, il piano deve indicare quali beni si intende vendere o comunque liquidare, quale importo si ritiene di incassare dalla liquidazione ed in quanto tempo. Nei concordati con continuità, il piano deve contenere necessariamente anche un piano economico prospettico, con l’indicazione dei ricavi, dei costi e dei margini attesi dalla prosecuzione dell’attività d’impresa. Parte integrante di ogni piano di concordato è anche il profilo finanziario, diretto a dimostrare la tempistica con la quale i singoli creditori saranno soddisfatti e la capienza, in ogni periodo temporale, di risorse finanziarie sufficiente per eseguire i pagamenti previsti. Giacomo D’Attorre “Il piano di concordato. Le tipologie di concordato” Attenzione! Questo materiale didattico è per uso personale dello studente ed è coperto da copyright. Ne è severamente vietata la riproduzione o il riutilizzo anche parziale, ai sensi e per gli effetti della legge sul diritto d’autore (L. 22.04.1941/n. 633) Pag. 5 di 8<text:s/></text:p>
      <text:p text:style-name="Normale"><text:span text:style-name="T236">2. LE TIPOLOGIE DI CONCORDATI</text:span></text:p>
      <text:p text:style-name="Normale"><text:s/>Il contenuto del piano sarà differente a seconda della tipologia di concordati. Esistono, infatti, due tipologie di concordato: i concordati con continuità ed i concordati liquidatori. Si tratta di concordati che presentano un’accentuata diversità strutturale e funzionale trova ormai rilievo giuridico in ragione della diversa regolamentazione giuridica cui gli stessi sono sottoposti. I concordati con continuità aziendale, che trovano la loro disciplina giuridica nell’art. 186 bis l.fall., sono concordati nei quali è prevista la prosecuzione dell’attività d’impresa. I concordati liquidatori sono, invece, i concordati nei quali si prevede la cessazione dell’attività d’impresa e la liquidazione (in tutto o in parte) dei beni del debitore. Diverso nei due casi è,<text:s/><text:soft-page-break/>all’evidenza, il modo in cui ci si propone di ottenere le risorse necessarie per soddisfare i creditori anteriori alla domanda di concordato. Nei concordati con continuità le risorse necessarie al soddisfacimento dei creditori anteriori saranno conseguite attraverso la prosecuzione dell’attività d’impresa e l’auspicato risultato positivo conseguente a tale prosecuzione. Nei concordati liquidatori, invece, le risorse saranno ottenute attraverso il ricavato della liquidazione dei beni del debitore. Sono poi possibili concordati misti, nei quali si prevede la prosecuzione dell’attività d’impresa e, contestualmente, la liquidazione di alcuni beni del debitore non funzionali alla prosecuzione dell’attività. Volendo sintetizzare quanto detto con una formula, si può dire che nei concordati con continuità il soddisfacimento dei creditori anteriori avverrà mediante il patrimonio “futuro” del debitore (ossia il Giacomo D’Attorre “Il piano di concordato. Le tipologie di concordato” Attenzione! Questo materiale didattico è per uso personale dello studente ed è coperto da copyright. Ne è severamente vietata la riproduzione o il riutilizzo anche parziale, ai sensi e per gli effetti della legge sul diritto d’autore (L. 22.04.1941/n. 633) Pag. 6 di 8 patrimonio che si acquisirà dopo l’apertura della procedura e per effetto della prosecuzione dell’attività), mentre nei concordati liquidatori il soddisfacimento avviene attraverso il patrimonio “attuale” del debitore (ossia il patrimonio esistente al momento dell’apertura della procedura). Nei concordati misti, il soddisfacimento dei creditori anteriori avverrà sia attraverso parte del patrimonio attuale, sia parte attraverso il patrimonio futuro del debitore. La disciplina delle due diverse tipologie di concordato è andata progressivamente differenziandosi, prevedendo il legislatore alcune norme di favore destinate ai soli concordati con continuità. Si assiste, in tempi recenti, ad un atteggiamento del legislatore molto differente nei confronti delle due tipologie: un chiaro favore per i concordati con continuità ed un chiaro sfavore per i concordati liquidatori. Atteggiamento che si apprezza in termini di percentuale minima di pagamento dei creditori (prevista per i concordati liquidatori e non per quelli con continuità), di limiti di ammissibilità delle proposte concorrenti (più favorevoli per il debitore nel caso di concordati con continuità), di effetti del concordato sui contratti con le pubbliche amministrazioni (tutelati nei soli concordati con continuità). Giacomo D’Attorre “Il piano di concordato. Le tipologie di concordato” Attenzione! Questo materiale didattico è per uso personale dello studente ed è coperto da copyright. Ne è severamente vietata la riproduzione o il riutilizzo anche parziale, ai sensi e per gli effetti della legge sul diritto d’autore (L. 22.04.1941/n. 633) Pag. 7 di<text:s/><text:span text:style-name="T237">8<text:s/></text:span></text:p>
      <text:p text:style-name="Normale"><text:span text:style-name="T238">3. CESSIONE /CONTINUAZIONE</text:span><text:s/></text:p>
      <text:p text:style-name="Normale">ATTIVITÀ Anche le singole tipologie di concordati presentano differenze al loro interno. Per quanto riguarda i concordati con continuità aziendale, disciplinati espressamente dall’art. 186-bis l.fall., si distingue tra concordati nei quali l’attività d’impresa prosegue in capo al debitore (cd. concordati con continuità soggettiva) e concordati nei quali il piano prevede il trasferimento dell’azienda (a titolo di cessione o conferimento) ad un soggetto diverso dal debitore (cd. concordati con continuità oggettiva). Per quanto riguarda i concordati liquidatori, si distingue in base alla modalità della liquidazione dei beni, che può prevedere (come di solito avviene) la nomina di un liquidatore cui viene attribuito il potere di liquidare e distribuire il ricavato tra i creditori, ma che potrebbe prevedere anche l’attribuzione di una mandato a vendere direttamente ai creditori oppure il trasferimento diretto della proprietà di uno o più beni in capo ad uno o più creditori. Saranno la proposta ed il piano di concordato a delineare quale sia il contenuto effettivo delle modalità di liquidazione.</text:p>
      <text:p text:style-name="Normale"/>
      <text:p text:style-name="Normale"><text:s text:c="61"/>Lezione 52</text:p>
      <text:p text:style-name="Normale"><text:span text:style-name="T239">IL CONTROLLO DEL TRIBUNALE</text:span><text:s/></text:p>
      <text:p text:style-name="Normale">La domanda e la proposta di concordato sono soggette ad un controllo preventivo di ammissibilità da parte del tribunale. Questo controllo preventivo di ammissibilità è necessario perché l’apertura della procedura di concordato produce effetti non solo sul debitore ricorrente, ma anche sui creditori e sui terzi; ad evitare, pertanto, che questi effetti si producano pur in mancanza dei presupposti di legge, è previsto un controllo<text:s/><text:soft-page-break/>preventivo da parte del tribunale. Solo in caso di esito positivo di questo vaglio di ammissibilità, il tribunale dichiara aperta la procedura di concordato preventivo. In sede di ammissione, il tribunale deve anzitutto verificare la sussistenza del presupposto soggettivo (imprenditore commerciale non piccolo, con esclusione degli enti pubblici) e del presupposto oggettivo (lo stato di crisi), nonché il rispetto dei criteri di competenza territoriale. Il tribunale dovrà poi procedere ad un controllo sulla regolarità e completezza della documentazione allegata ed al rispetto delle regole formali che disciplinano la presentazione della domanda (delibera assunta in forma notarile ex artt. 152 e 161 l.fall.; patrocinio di un legale; sottoscrizione personale del debitore). Particolarmente penetrante deve essere il controllo del tribunale sulla correttezza dell’asseverazione, che deve esercitarsi in una verifica della completezza, congruità logica e coerenza complessiva della relazione stessa. Il profilo più importante che il tribunale dovrà valutare è rappresentato dalla cd. fattibilità giuridica, intesa come rispetto delle regole legali ed inderogabili che presiedono la determinazione del contenuto della proposta di concordato. In questo ambito, il tribunale Giacomo D’Attorre “L’ammissione al concordato” Attenzione! Questo materiale didattico è per uso personale dello studente ed è coperto da copyright. Ne è severamente vietata la riproduzione o il riutilizzo anche parziale, ai sensi e per gli effetti della legge sul diritto d’autore (L. 22.04.1941/n. 633) Pag. 4 di 7 dovrà, ad esempio, verificare che il trattamento dei creditori privilegiati sia conforme alle previsioni dell’art. 160 l.fall., che sia rispettato l’ordine delle cause di prelazione, che sia stato correttamente delimitato l’ambito dei beni destinati al soddisfacimento dei creditori, che siano state correttamente formate le classi di creditori, che sia assicurato – nell’ambito dei concordati liquidatori - un soddisfacimento dei creditori chirografari nella misura di almeno il venti per cento. In sintesi, “il sindacato del giudice in ordine al requisito di fattibilità giuridica del concordato deve essere esercitato sotto il duplice aspetto del controllo di legalità sui singoli atti in cui si articola la procedura, e della verifica della loro rispondenza alla causa del procedimento di concordato preventivo, la quale si sostanzia nella regolazione e nel superamento dello stato di crisi dell'imprenditore mediante il soddisfacimento delle ragioni dei creditori” (Cass., sez. un., 23 gennaio 2013, n. 1521). Il tribunale, invece, non può e non deve valutare la cd. fattibilità economica del debitore, ovvero la prognosi di realizzabilità delle previsioni di piano, atteso che, come sottolineato dalla Suprema Corte, “la fattibilità economica è intrisa di valutazioni prognostiche fisiologicamente opinabili e comportanti un margine di errore, nel che è insito anche un margine di rischio, del quale è ragionevole siano arbitri i soli creditori, in coerenza con l'impianto generale prevalentemente contrattualistico dell'istituto del concordato”. Allo stesso modo, il tribunale non deve valutare la convenienza della proposta di concordato, che rimane anch’essa rimessa all’esclusivo apprezzamento dei creditori. Giacomo D’Attorre “L’ammissione al concordato” Attenzione! Questo materiale didattico è per uso personale dello studente ed è coperto da copyright. Ne è severamente vietata la riproduzione o il riutilizzo anche parziale, ai sensi e per gli effetti della legge sul diritto d’autore (L. 22.04.1941/n. 633) Pag. 5 di 7</text:p>
      <text:p text:style-name="Normale"><text:s/><text:span text:style-name="T240">2. INAMMISSIBILITÀ DELLA PROPOSTA</text:span><text:s/></text:p>
      <text:p text:style-name="Normale">Il tribunale può concedere al debitore un termine non superiore a quindici giorni per apportare integrazioni al piano e produrre nuovi documenti. Se, all'esito del procedimento verifica che non ricorrono i presupposti e le altre condizioni di legge, il tribunale, sentito il debitore in camera di consiglio, con decreto non soggetto a reclamo dichiara inammissibile la proposta di concordato. In tali casi il tribunale, su istanza del creditore o su richiesta del pubblico ministero, accertati i presupposti soggettivi ed oggettivi, dichiara il fallimento del debitore. Contro la sentenza che dichiara il fallimento e' proponibile reclamo a norma dell'articolo 18 l.fall.. Con il reclamo possono farsi valere anche motivi attinenti all'ammissibilita' della proposta di concordato. Giacomo D’Attorre “L’ammissione al concordato” Attenzione! Questo materiale didattico è per uso personale dello studente ed è coperto da copyright. Ne è severamente vietata la riproduzione o il riutilizzo anche parziale, ai sensi e per gli effetti della legge sul diritto d’autore (L. 22.04.1941/n. 633) Pag. 6 di 7<text:s/></text:p>
      <text:p text:style-name="Normale"><text:span text:style-name="T241">3. AMMISSIONE ALLA PROCEDURA</text:span><text:s/></text:p>
      <text:soft-page-break/>
      <text:p text:style-name="Normale">Il tribunale, ove non abbia provveduto a norma dell'articolo 162, commi primo e secondo, con decreto non soggetto a reclamo, dichiara aperta la procedura di concordato preventivo;. Con il provvedimento di apertura, il tribunale: - delega un giudice alla procedura di concordato; - ordina la convocazione dei creditori non oltre centoventi giorni dalla data del provvedimento e stabilisce il termine per la comunicazione di questo ai creditori; - nomina il commissario giudiziale; - stabilisce il termine non superiore a quindici giorni entro il quale il ricorrente deve depositare nella cancelleria del tribunale la somma pari al 50 per cento delle spese che si presumono necessarie per l'intera procedura, ovvero la diversa minor somma, non inferiore al 20 per cento di tali spese, che sia determinata dal giudice. - ordina al ricorrente di consegnare al commissario giudiziale entro sette giorni copia informatica o su supporto analogico delle scritture contabili e fiscali obbligatorie.</text:p>
      <text:p text:style-name="Normale"/>
      <text:p text:style-name="Normale"><text:s text:c="71"/>Lezione 53</text:p>
      <text:p text:style-name="Normale"><text:span text:style-name="T242">GLI ORGANI DELLA PROCEDURA</text:span><text:s/></text:p>
      <text:p text:style-name="Normale">Gli organi della procedura di concordato preventivo per il periodo intercorrente tra la data dell’apertura e sino all’omologazione sono tre: il commissario giudiziale, il giudice delegato ed il tribunale. Il tribunale ha il compito di disporre l’ammissione alla procedura di concordato preventivo (o, nel caso in cui non sussistano i presupposti soggettivo ed oggettivo o le altre condizioni di legge), può provvedere alla revoca dell’ammissione alla procedura ai sensi dell’art. 173 l.fall. e decide il giudizio di omologazione che si apre a seguito dell’eventuale approvazione della proposta da parte dei creditori. Compito del tribunale è, inoltre, quello di procedere alla nomina del commissario giudiziale. Il giudice delegato svolge un ruolo centrale nell’ambito della procedura di concordato preventivo. Il compito primario è rappresentato dal controllo sull’operato del debitore, dovendo autorizzare il compimento degli atti di straordinaria amministrazione (art. 167 l.fall.) e l’eventuale scioglimento o sospensione dei contratti pendenti (art. 169 bis l.fall.). Tra i compiti principali del giudice delegato rientra anche quello in tema di ammissione dei creditori al voto, competendo al giudice delegato il potere di stabilire quali creditori siano ammessi al voto e per quale importo, ammettendo provvisoriamente in tutto o in parte i crediti contestati ai soli fini del voto e del calcolo delle maggioranze, senza che ciò pregiudichi le pronunzie definitive sulla sussistenza dei crediti stessi (art. 176 l.fall.). Il commissario giudiziale svolge ruoli complessi e variegati. Da un lato, vigila sull’operato del debitore, dovendo riferire al giudice delegato ed al tribunale per l’adozione dei provvedimenti di rispettiva Giacomo D’Attorre “Gli effetti dell’ammissione” Attenzione! Questo materiale didattico è per uso personale dello studente ed è coperto da copyright. Ne è severamente vietata la riproduzione o il riutilizzo anche parziale, ai sensi e per gli effetti della legge sul diritto d’autore (L. 22.04.1941/n. 633) Pag. 4 di 8 competenza. Dall’altro lato, il commissario giudiziale, attraverso l’esame della documentazione sociale e delle scritture contabili e fiscali obbligatorie, deve svolgere un’attività di verifica sia sulle condotte pregresse del debitore, sia sulla fattibilità della proposta di concordato. In particolare, il commissario giudiziale redige l’inventario del patrimonio del debitore ed una relazione particolareggiata sulle cause del dissesto, sulla condotta del debitore, sulle proposte di concordato e sulle garanzie offerte ai creditori, e la deposita in cancelleria almeno quarantacinque giorni prima dell’adunanza dei creditori (art. 172 l.fall.); nella relazione, il commissario deve illustrare le utilità che, in caso di fallimento, possono essere apportate dalle azioni risarcitorie, recuperatorie o revocatorie che potrebbero essere promosse nei confronti di terzi. Questa attività di verifica da parte del commissario giudiziale è volta a consentire un voto informato e consapevole da parte dei creditori; a tal fine è previsto che la relazione venga comunicata a mezzo pec ai creditori e che una relazione integrativa venga redatta qualora emergano informazioni che i creditori devono conoscere ai fini dell’espressione del voto. Proprio con riferimento all’espressione del diritto di voto, il commissario giudiziale svolge un’attività di supporto, provvedendo ad inoltrare la convocazione dei creditori ed a calcolare i voti espressi dagli stessi. L’ammissione alla procedura e l’apertura del concordato determina, a carico del debitore, l’effetto del cd. “spossessamento attenuato”. Durante la<text:s/><text:soft-page-break/>procedura di concordato, il debitore conserva, infatti, l'amministrazione dei suoi beni e l'esercizio dell'impresa, ma sotto sotto la vigilanza del commissario giudiziale (art. 167 l.fall.). Giacomo D’Attorre “Gli effetti dell’ammissione” Attenzione! Questo materiale didattico è per uso personale dello studente ed è coperto da copyright. Ne è severamente vietata la riproduzione o il riutilizzo anche parziale, ai sensi e per gli effetti della legge sul diritto d’autore (L. 22.04.1941/n. 633) Pag. 5 di 8 I mutui, anche sotto forma cambiaria, le transazioni, i compromessi, le alienazioni di beni immobili, le concessioni di ipoteche o di pegno, le fideiussioni, le rinunzie alle liti, le ricognizioni di diritti di terzi, le cancellazioni di ipoteche, le restituzioni di pegni, le accettazioni di eredità e di donazioni e in genere gli atti eccedenti la ordinaria amministrazione, compiuti senza l'autorizzazione scritta del giudice delegato, sono inefficaci rispetto ai creditori anteriori al concordato. La procedura di concordato preventivo determina anche l’operare della regola del cd. concorso sostanziale, operante – si badi – dal momento dell’iscrizione nel registro delle imprese della domanda di concordato e non dal momento dell’apertura della procedura. Dalla data della pubblicazione del ricorso nel registro delle imprese e fino al momento in cui il decreto di omologazione del concordato preventivo diventa definitivo, i creditori per titolo o causa anteriore non possono, sotto pena di nullità, iniziare o proseguire azioni esecutive e cautelari sul patrimonio del debitore (art. 168 l.fall.). Le prescrizioni che sarebbero state interrotte dagli atti predetti rimangono sospese, e le decadenze non si verificano. I creditori non possono acquistare diritti di prelazione con efficacia rispetto ai creditori concorrenti, salvo che vi sia autorizzazione del giudice nei casi previsti dall'articolo precedente. Le ipoteche giudiziali iscritte nei novanta giorni che precedono la data della pubblicazione del ricorso nel registro delle imprese sono inefficaci rispetto ai creditori anteriori al concordato. L’apertura della procedura di concordato determina, inoltre, l’applicazione anche della regola della sospensione del corso degli interessi per i crediti chirografari, nonché l’applicazione della regola della compensazione tra crediti nei confronti del debitore in Giacomo D’Attorre “Gli effetti dell’ammissione” Attenzione! Questo materiale didattico è per uso personale dello studente ed è coperto da copyright. Ne è severamente vietata la riproduzione o il riutilizzo anche parziale, ai sensi e per gli effetti della legge sul diritto d’autore (L. 22.04.1941/n. 633) Pag. 6 di 8 concordato e debiti nei confronti dello stesso, purchè ambedue anteriori alla procedura (art. 56 l.fall., applicabile al concordato in forza del rinvio operato dall’art. 169 l.fall.). Per quanto riguarda i contratti pendenti, l’apertura della procedura di concordato preventivo, a differenza del fallimento, non determina di per sé effetti, proseguendo essi regolarmente. Nondimeno, è attribuita al debitore la possibilità di chiedere lo scioglimento o la sospensione dei contratti pendenti (art. 169 bis l.fall.). Il debitore con il ricorso di cui all'articolo 161 o successivamente puo' chiedere che il Tribunale o, dopo il decreto di ammissione, il giudice delegato con decreto motivato sentito l'altro contraente, assunte, ove occorra, sommarie informazioni, lo autorizzi a sciogliersi dai contratti ancora ineseguiti o non compiutamente eseguiti alla data della presentazione del ricorso. Su richiesta del debitore puo' essere autorizzata la sospensione del contratto per non piu' di sessanta giorni, prorogabili una sola volta. Lo scioglimento o la sospensione del contratto hanno effetto dalla comunicazione del provvedimento autorizzativo all'altro contraente.In tali casi, il contraente ha diritto ad un indennizzo equivalente al risarcimento del danno conseguente al mancato adempimento. Tale credito e' soddisfatto come credito anteriore al concordato, ferma restando la prededuzione del credito conseguente ad eventuali prestazioni eseguite legalmente e in conformita' agli accordi o agli usi negoziali, dopo la pubblicazione della domanda di concordato. Queste disposizione non si applicano ai rapporti di lavoro subordinato. In caso di scioglimento del contratto di locazione finanziaria, il concedente ha diritto alla restituzione del bene ed e' tenuto a versare al debitore l'eventuale differenza fra la maggiore Giacomo D’Attorre “Gli effetti dell’ammissione” Attenzione! Questo materiale didattico è per uso personale dello studente ed è coperto da copyright. Ne è severamente vietata la riproduzione o il riutilizzo anche parziale, ai sensi e per gli effetti della legge sul diritto d’autore (L. 22.04.1941/n. 633) Pag. 7 di 8 somma ricavata dalla vendita o da altra collocazione del bene stesso avvenute a valori di mercato rispetto al credito residuo in linea capitale. La somma versata al debitore a norma del periodo precedente e' acquisita alla procedura. Il concedente ha diritto di far valere verso il debitore un credito determinato nella differenza tra il credito vantato alla data<text:s/><text:soft-page-break/>del deposito della domanda e quanto ricavato dalla nuova allocazione del bene. Tale credito e' soddisfatto come credito anteriore al concordato</text:p>
      <text:p text:style-name="Normale"/>
      <text:p text:style-name="Normale"><text:s text:c="75"/>Lezione 54</text:p>
      <text:p text:style-name="Normale"><text:span text:style-name="T243">L’EVOLUZIONE NORMATIVA</text:span><text:s/></text:p>
      <text:p text:style-name="Normale">Le procedure concorsuali sono state tradizionalmente riservate ad una sola categoria di debitori, inizialmente individuata nei “mercanti” ed oggi negli imprenditori commerciali non piccoli. Le ragioni alla base di questa scelta sono essenzialmente due: storica e funzionale. La ragione storica si collega direttamente alla nascita delle procedure concorsuali, che viene collocata nell’Italia dei Comuni nel periodo successivo all’anno mille nell’ambito delle comunità dei mercanti. Il fallimento (la prima procedura concorsuale) è una risposta della comunità dei mercanti all’inadempimento/insolvenza di uno dei membri della collettività dei mercanti e, pertanto, viene riservato unicamente ai mercanti stessi. Si tratta di un frammento dello ius mercatorum, ossia dell’insieme delle norme, regole ed istituti giuridici che, nella fase della vivace crescita economica del tardo medioevo, trova applicazione non già con riferimento a tutti i soggetti giuridici, ma solo ai mercanti. Questa limitazione del fallimento e poi delle altre procedure concorsuali è, quindi, esistente fin dall’emergere di questo istituto e continua ad accompagnarne lo sviluppo per tutti i secoli successivi, sino a giungere ai giorni nostri. Si può, quindi, dire che la limitazione delle procedure concorsuali ai soli imprenditori commerciali (che dei mercanti medievali sono l’espressione moderna) è nient’altro che il portato di un omaggio alla tradizione. E’ ovvio, comunque, che le sole ragioni storiche non potrebbero comunque giustificare una scelta così netta del nostro ordinamento, che fino a pochi anni orsono ha escluso i soggetti diversi dagli altri imprenditori commerciali dalla possibilità di accesso alle procedure concorsuali; alla base di questa scelta vi doveva essere Giacomo D’Attorre “Le procedure di composizione della crisi da sovraindebitamento. Caratteri generali” Attenzione! Questo materiale didattico è per uso personale dello studente ed è coperto da copyright. Ne è severamente vietata la riproduzione o il riutilizzo anche parziale, ai sensi e per gli effetti della legge sul diritto d’autore (L. 22.04.1941/n. 633) Pag. 4 di 9 necessariamente anche un’altra ragione di tipo funzionale. Questa ragione di tipo funzionale risiede nel fatto che le procedure concorsuali, con il loro apparato di organi della procedura, determinano degli ingenti costi, a carico delle parti e della collettività in genere. Tali costi sono più che giustificati quando l’insolvenza del debitore assume un rilievo sociale ed economico tale da giustificarli, ma possono apparire ingiustificati quando si sia in presenza dell’insolvenza o della crisi di soggetti non imprenditoriali. In questa prospettiva, il legislatore opera un presunzione, nel senso di presumere che la crisi/insolvenza dell’imprenditore commerciale possa determinare un impatto sulla collettività (intesa come insieme di creditori e di terzi) significativo e, quindi, tale da giustificare l’apertura della procedura concorsuale, mentre invece la crisi/insolvenza del debitore non imprenditore commerciale non determina un impatto significativo sulla collettività. La scelta di riservare l’accesso alle procedure concorsuali ai soli imprenditori commerciali non piccoli è, pertanto, espressione della volontà di limitare l’apertura della procedura, con il loro complesso apparato di organi anche pubblici, alle sole crisi/insolvenza di dimensioni significative. Giacomo D’Attorre “Le procedure di composizione della crisi da sovraindebitamento. Caratteri generali” Attenzione! Questo materiale didattico è per uso personale dello studente ed è coperto da copyright. Ne è severamente vietata la riproduzione o il riutilizzo anche parziale, ai sensi e per gli effetti della legge sul diritto d’autore (L. 22.04.1941/n. 633) Pag. 5 di 9<text:s/></text:p>
      <text:p text:style-name="Normale"><text:span text:style-name="T244">2. LE RAGIONI DELLA SVOLTA<text:s/></text:span></text:p>
      <text:p text:style-name="Normale">Nel corso degli ultimi anni, tuttavia, questa scelta ha mostrato i propri limiti, nella misura in cui si è tradotta in un pregiudizio a carico dei soggetti esclusi. Le procedure concorsuali determinano effetti “invasivi” sulla sfera patrimoniale e personale del debitore (si pensi, in particolare, allo spossessamento), ma, allo stesso tempo, consentono a determinate condizioni al debitore di beneficiare dell’effetto esdebitatorio. Cosa<text:s/><text:soft-page-break/>significa effetto esdebitatorio? Significa che, una volta che il patrimonio del debitore sia stato messo a disposizione dei creditori per la loro soddisfazione nell’ambito della procedura, il debitore stesso è liberato dai propri debiti esistenti al momento dell’apertura della procedura concorsuale, anche se i creditori sono stati soddisfatti solo in parte. Questo effetto esdebitatorio viene a rappresentare un beneficio per il debitore, che può liberarsi dei propri debiti e viene messo al riparo da ulteriori azioni dei creditori che siano rimasti eventualmente insoddisfatti. La liberazione dai debiti consente poi al debitore, se piccolo imprenditore, di poter riavviare una nuova attività economico, con beneficio per la collettività. La consapevolezza di questi effetti ha portato diversi ordinamenti stranieri a superare la tradizionale limitazione delle procedure concorsuali ai soli imprenditori commerciali, consentendo anche a tutti gli altri debitori di poter accedere a procedure concorsuali con effetto esdebitatorio. E’ il caso, ad esempio, degli Stati Uniti (dove sono molto noti i “fallimenti” delle persone fisiche non imprenditori), ma anche, in tempi più recenti, della Francia, Germania e Spagna. Giacomo D’Attorre “Le procedure di composizione della crisi da sovraindebitamento. Caratteri generali” Attenzione! Questo materiale didattico è per uso personale dello studente ed è coperto da copyright. Ne è severamente vietata la riproduzione o il riutilizzo anche parziale, ai sensi e per gli effetti della legge sul diritto d’autore (L. 22.04.1941/n. 633) Pag. 6 di 9 Alla base di questa scelta progressivamente compiuta dagli ordinamenti occidentali vi è anche il fenomeno, che ha assunto nel tempo contorni sempre più preoccupanti, dell’eccessivo indebitamento dei consumatori e delle famiglie, conseguenza della bolla immobiliare e del più facile accesso al credito al consumo. La possibilità di accedere alle procedure concorsuali e di beneficiare dell’effetto esdebitatorio ha rappresentato in questo modo anche la risposta ad una domanda latu sensu sociale di mezzo per consentire alle famiglie di potersi liberare – a determinate condizioni ovviamente – di un eccessivo indebitamento che le “opprimeva” in conseguenza di scelte finanziarie non accolte. Raccogliendo gli esempi degli altri ordinamenti, anche il nostro legislatore è intervenuto, introducendo le procedure di composizione delle crisi da sovraindebitamento con la legge n. 3 del 2012, successivamente riformata dal d.l. 16 ottobre 2012 n. 179, convertito con l. 17 dicembre 221. Giacomo D’Attorre “Le procedure di composizione della crisi da sovraindebitamento. Caratteri generali” Attenzione! Questo materiale didattico è per uso personale dello studente ed è coperto da copyright. Ne è severamente vietata la riproduzione o il riutilizzo anche parziale, ai sensi e per gli effetti della legge sul diritto d’autore (L. 22.04.1941/n. 633) Pag. 7 di 9</text:p>
      <text:p text:style-name="Normale"><text:s/><text:span text:style-name="T245">3. LE TRE PROCEDURE</text:span><text:s/></text:p>
      <text:p text:style-name="Normale">Le procedure di composizione delle crisi da sovraindebitamento introdotte dal nostro legislatore sono tre: a) l’accordo di composizione della crisi; b) il piano del consumatore; c) la liquidazione del patrimonio. Si tratta di vere e proprie procedure concorsuali, perché ne presentano i tratti caratterizzanti ed essenziali: (i) la presenza di un organo pubblico; (ii) l’apposizione di un vincolo di varia intensità al patrimonio del debitore; (iii) la sostituzione della tutela individuale dei singoli creditori con la tutela collettiva a vantaggio della massa dei creditori. Tutte e tre le procedure, poi, consentono di realizzare quello che era l’obiettivo primario e centrale perseguito dal legislatore attraverso l’introduzione di procedure concorsuali destinate a soggetti non assoggettabili ad altre procedure: consentire al debitore di liberarsi dei propri debiti e di essere messo al riparo di future azioni dei creditori attraverso la messa a disposizione, con modalità diverse, del proprio patrimonio al fine della soddisfazione collettiva della massa dei creditori. Questo effetto esdebitatorio, che costituisce certamente un beneficio ed un vantaggio per il debitore, spiega anche perché tutte e tre le procedure concorsuali si configurino come procedure di tipo volontario, nel senso che la scelta della loro apertura è rimessa in via esclusiva al debitore stesso, che può decidervi se chiederne l’ammissione o meno, senza che l’apertura possa essere chiesta da altri senza il proprio consenso. E’ il debitore, quindi, a decidere se accedere ad una delle tre procedure di composizione delle crisi da sovraindebitamento, subendone gli effetti patrimoniali, ma potendo Giacomo D’Attorre “Le procedure di composizione della crisi da sovraindebitamento. Caratteri generali” Attenzione! Questo materiale didattico è per uso personale dello studente ed è coperto da copyright. Ne è severamente vietata la riproduzione o il riutilizzo anche parziale, ai sensi e per gli effetti della legge sul diritto d’autore (L. 22.04.1941/n. 633) Pag. 8 di 9 giovarsi dell’effetto<text:s/><text:soft-page-break/>esdebitatorio, oppure se non accedere alle stesse, restando esposto alle azioni esecutive che i creditori potranno porre in essere fino all’integrale soddisfazione dei propri crediti, ma senza subire gli effetti patrimoniali delle proced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715in" text:min-label-width="0.25in" text:list-level-position-and-space-mode="label-alignment">
          <style:list-level-label-alignment text:label-followed-by="listtab" fo:margin-left="2.0215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4.2326in" text:min-label-width="0.25in" text:list-level-position-and-space-mode="label-alignment">
          <style:list-level-label-alignment text:label-followed-by="listtab" fo:margin-left="4.4826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loni Leonardo</meta:initial-creator>
    <dc:creator>Meloni Leonardo</dc:creator>
    <meta:creation-date>2023-05-22T16:08:00Z</meta:creation-date>
    <dc:date>2023-05-31T09:31:00Z</dc:date>
    <meta:print-date>2023-05-31T09:31:00Z</meta:print-date>
    <meta:template xlink:href="Normal.dotm" xlink:type="simple"/>
    <meta:editing-cycles>4</meta:editing-cycles>
    <meta:editing-duration>PT702000S</meta:editing-duration>
    <meta:document-statistic meta:page-count="99" meta:paragraph-count="956" meta:word-count="71491" meta:character-count="478036" meta:row-count="3395" meta:non-whitespace-character-count="407501"/>
  </office:meta>
</office:document-meta>
</file>